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4.0313in" fo:margin-left="0.4729in" fo:margin-top="0in" fo:margin-bottom="0in" table:align="left"/>
    </style:style>
    <style:style style:name="Table2.A" style:family="table-column">
      <style:table-column-properties style:column-width="1.0306in"/>
    </style:style>
    <style:style style:name="Table2.B" style:family="table-column">
      <style:table-column-properties style:column-width="0.9896in"/>
    </style:style>
    <style:style style:name="Table2.C" style:family="table-column">
      <style:table-column-properties style:column-width="1.0208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5.0625in" fo:margin-left="0.4729in" fo:margin-top="0in" fo:margin-bottom="0in" table:align="left"/>
    </style:style>
    <style:style style:name="Table3.A" style:family="table-column">
      <style:table-column-properties style:column-width="1.0097in"/>
    </style:style>
    <style:style style:name="Table3.C" style:family="table-column">
      <style:table-column-properties style:column-width="1.0208in"/>
    </style:style>
    <style:style style:name="Table3.D" style:family="table-column">
      <style:table-column-properties style:column-width="0.9896in"/>
    </style:style>
    <style:style style:name="Table3.E" style:family="table-column">
      <style:table-column-properties style:column-width="1.032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4.0313in" fo:margin-left="0.4729in" fo:margin-top="0in" fo:margin-bottom="0in" table:align="left"/>
    </style:style>
    <style:style style:name="Table5.A" style:family="table-column">
      <style:table-column-properties style:column-width="1.0306in"/>
    </style:style>
    <style:style style:name="Table5.B" style:family="table-column">
      <style:table-column-properties style:column-width="0.9896in"/>
    </style:style>
    <style:style style:name="Table5.C" style:family="table-column">
      <style:table-column-properties style:column-width="1.020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5.0625in" fo:margin-left="0.4729in" fo:margin-top="0in" fo:margin-bottom="0in" table:align="left"/>
    </style:style>
    <style:style style:name="Table6.A" style:family="table-column">
      <style:table-column-properties style:column-width="1.0097in"/>
    </style:style>
    <style:style style:name="Table6.C" style:family="table-column">
      <style:table-column-properties style:column-width="1.0208in"/>
    </style:style>
    <style:style style:name="Table6.D" style:family="table-column">
      <style:table-column-properties style:column-width="0.9896in"/>
    </style:style>
    <style:style style:name="Table6.E" style:family="table-column">
      <style:table-column-properties style:column-width="1.032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7" style:family="table">
      <style:table-properties style:width="5.5125in" fo:margin-left="0.4729in" fo:margin-top="0in" fo:margin-bottom="0in" table:align="left"/>
    </style:style>
    <style:style style:name="Table7.A" style:family="table-column">
      <style:table-column-properties style:column-width="1.0292in"/>
    </style:style>
    <style:style style:name="Table7.B" style:family="table-column">
      <style:table-column-properties style:column-width="4.48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4.3333in" fo:margin-left="0.5382in" fo:margin-top="0in" fo:margin-bottom="0in" table:align="left"/>
    </style:style>
    <style:style style:name="Table8.A" style:family="table-column">
      <style:table-column-properties style:column-width="0.6188in"/>
    </style:style>
    <style:style style:name="Table8.B" style:family="table-column">
      <style:table-column-properties style:column-width="0.6194in"/>
    </style:style>
    <style:style style:name="Table8.G" style:family="table-column">
      <style:table-column-properties style:column-width="0.6174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2" style:family="table-row">
      <style:table-row-properties style:min-row-height="0.3056in" fo:keep-together="auto"/>
    </style:style>
    <style:style style:name="Table9" style:family="table">
      <style:table-properties style:width="5.5097in" fo:margin-left="0.5486in" fo:margin-top="0in" fo:margin-bottom="0in" table:align="left"/>
    </style:style>
    <style:style style:name="Table9.A" style:family="table-column">
      <style:table-column-properties style:column-width="0.6118in"/>
    </style:style>
    <style:style style:name="Table9.C" style:family="table-column">
      <style:table-column-properties style:column-width="0.61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1.9792in" fo:margin-left="1.1396in" fo:margin-top="0in" fo:margin-bottom="0in" table:align="left"/>
    </style:style>
    <style:style style:name="Table10.A" style:family="table-column">
      <style:table-column-properties style:column-width="0.7417in"/>
    </style:style>
    <style:style style:name="Table10.B" style:family="table-column">
      <style:table-column-properties style:column-width="1.236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1.4972in" fo:margin-left="0.9833in" fo:margin-top="0in" fo:margin-bottom="0in" table:align="left"/>
    </style:style>
    <style:style style:name="Table11.A" style:family="table-column">
      <style:table-column-properties style:column-width="0.3507in"/>
    </style:style>
    <style:style style:name="Table11.B" style:family="table-column">
      <style:table-column-properties style:column-width="1.1458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2.266in" fo:margin-left="0.9833in" fo:margin-top="0in" fo:margin-bottom="0in" table:align="left"/>
    </style:style>
    <style:style style:name="Table12.A" style:family="table-column">
      <style:table-column-properties style:column-width="0.3507in"/>
    </style:style>
    <style:style style:name="Table12.B" style:family="table-column">
      <style:table-column-properties style:column-width="1.9146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4.2451in" fo:margin-left="0.9833in" fo:margin-top="0in" fo:margin-bottom="0in" table:align="left"/>
    </style:style>
    <style:style style:name="Table13.A" style:family="table-column">
      <style:table-column-properties style:column-width="0.3493in"/>
    </style:style>
    <style:style style:name="Table13.B" style:family="table-column">
      <style:table-column-properties style:column-width="3.8951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1.2104in" fo:margin-left="0.9833in" fo:margin-top="0in" fo:margin-bottom="0in" table:align="left"/>
    </style:style>
    <style:style style:name="Table14.A" style:family="table-column">
      <style:table-column-properties style:column-width="0.3486in"/>
    </style:style>
    <style:style style:name="Table14.B" style:family="table-column">
      <style:table-column-properties style:column-width="0.861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4.0313in" fo:margin-left="0.4729in" fo:margin-top="0in" fo:margin-bottom="0in" table:align="left"/>
    </style:style>
    <style:style style:name="Table15.A" style:family="table-column">
      <style:table-column-properties style:column-width="1.0306in"/>
    </style:style>
    <style:style style:name="Table15.B" style:family="table-column">
      <style:table-column-properties style:column-width="0.9896in"/>
    </style:style>
    <style:style style:name="Table15.C" style:family="table-column">
      <style:table-column-properties style:column-width="1.0208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D1" style:family="table-cell">
      <style:table-cell-properties fo:padding-left="0.0785in" fo:padding-right="0.075in" fo:padding-top="0in" fo:padding-bottom="0in" fo:border="0.5pt solid #000000"/>
    </style:style>
    <style:style style:name="Table16" style:family="table">
      <style:table-properties style:width="5.0625in" fo:margin-left="0.4729in" fo:margin-top="0in" fo:margin-bottom="0in" table:align="left"/>
    </style:style>
    <style:style style:name="Table16.A" style:family="table-column">
      <style:table-column-properties style:column-width="1.0097in"/>
    </style:style>
    <style:style style:name="Table16.C" style:family="table-column">
      <style:table-column-properties style:column-width="1.0208in"/>
    </style:style>
    <style:style style:name="Table16.D" style:family="table-column">
      <style:table-column-properties style:column-width="0.9896in"/>
    </style:style>
    <style:style style:name="Table16.E" style:family="table-column">
      <style:table-column-properties style:column-width="1.0326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E1" style:family="table-cell">
      <style:table-cell-properties fo:padding-left="0.0785in" fo:padding-right="0.075in" fo:padding-top="0in" fo:padding-bottom="0in" fo:border="0.5pt solid #000000"/>
    </style:style>
    <style:style style:name="Table17" style:family="table">
      <style:table-properties style:width="5.0625in" fo:margin-left="0.4729in" fo:margin-top="0in" fo:margin-bottom="0in" table:align="left"/>
    </style:style>
    <style:style style:name="Table17.A" style:family="table-column">
      <style:table-column-properties style:column-width="1.0097in"/>
    </style:style>
    <style:style style:name="Table17.C" style:family="table-column">
      <style:table-column-properties style:column-width="1.0208in"/>
    </style:style>
    <style:style style:name="Table17.D" style:family="table-column">
      <style:table-column-properties style:column-width="0.9896in"/>
    </style:style>
    <style:style style:name="Table17.E" style:family="table-column">
      <style:table-column-properties style:column-width="1.0326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E1" style:family="table-cell">
      <style:table-cell-properties fo:padding-left="0.0785in" fo:padding-right="0.075in" fo:padding-top="0in" fo:padding-bottom="0in" fo:border="0.5pt solid #000000"/>
    </style:style>
    <style:style style:name="Table18" style:family="table">
      <style:table-properties style:width="2.3958in" fo:margin-left="0.9833in" fo:margin-top="0in" fo:margin-bottom="0in" table:align="left"/>
    </style:style>
    <style:style style:name="Table18.A" style:family="table-column">
      <style:table-column-properties style:column-width="0.3479in"/>
    </style:style>
    <style:style style:name="Table18.B" style:family="table-column">
      <style:table-column-properties style:column-width="2.0472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B1" style:family="table-cell">
      <style:table-cell-properties fo:padding-left="0.0785in" fo:padding-right="0.075in" fo:padding-top="0in" fo:padding-bottom="0in" fo:border="0.5pt solid #000000"/>
    </style:style>
    <style:style style:name="Table19" style:family="table">
      <style:table-properties style:width="4.0313in" fo:margin-left="0.4729in" fo:margin-top="0in" fo:margin-bottom="0in" table:align="left"/>
    </style:style>
    <style:style style:name="Table19.A" style:family="table-column">
      <style:table-column-properties style:column-width="1.0306in"/>
    </style:style>
    <style:style style:name="Table19.B" style:family="table-column">
      <style:table-column-properties style:column-width="0.9896in"/>
    </style:style>
    <style:style style:name="Table19.C" style:family="table-column">
      <style:table-column-properties style:column-width="1.0208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D1" style:family="table-cell">
      <style:table-cell-properties fo:padding-left="0.0785in" fo:padding-right="0.075in" fo:padding-top="0in" fo:padding-bottom="0in" fo:border="0.5pt solid #000000"/>
    </style:style>
    <style:style style:name="Table20" style:family="table">
      <style:table-properties style:width="5.0625in" fo:margin-left="0.4729in" fo:margin-top="0in" fo:margin-bottom="0in" table:align="left"/>
    </style:style>
    <style:style style:name="Table20.A" style:family="table-column">
      <style:table-column-properties style:column-width="1.0097in"/>
    </style:style>
    <style:style style:name="Table20.C" style:family="table-column">
      <style:table-column-properties style:column-width="1.0208in"/>
    </style:style>
    <style:style style:name="Table20.D" style:family="table-column">
      <style:table-column-properties style:column-width="0.9896in"/>
    </style:style>
    <style:style style:name="Table20.E" style:family="table-column">
      <style:table-column-properties style:column-width="1.0326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E1" style:family="table-cell">
      <style:table-cell-properties fo:padding-left="0.0785in" fo:padding-right="0.075in" fo:padding-top="0in" fo:padding-bottom="0in" fo:border="0.5pt solid #000000"/>
    </style:style>
    <style:style style:name="Table21" style:family="table">
      <style:table-properties style:width="5.0521in" fo:margin-left="0.4889in" fo:margin-top="0in" fo:margin-bottom="0in" table:align="left"/>
    </style:style>
    <style:style style:name="Table21.A" style:family="table-column">
      <style:table-column-properties style:column-width="1.0542in"/>
    </style:style>
    <style:style style:name="Table21.B" style:family="table-column">
      <style:table-column-properties style:column-width="1.1979in"/>
    </style:style>
    <style:style style:name="Table21.C" style:family="table-column">
      <style:table-column-properties style:column-width="2.8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C1" style:family="table-cell">
      <style:table-cell-properties fo:padding-left="0.0785in" fo:padding-right="0.075in" fo:padding-top="0in" fo:padding-bottom="0in" fo:border="0.5pt solid #000000"/>
    </style:style>
    <style:style style:name="Table22" style:family="table">
      <style:table-properties style:width="6.6771in" fo:margin-left="0in" fo:margin-top="0in" fo:margin-bottom="0in" table:align="left"/>
    </style:style>
    <style:style style:name="Table22.A" style:family="table-column">
      <style:table-column-properties style:column-width="1.3125in"/>
    </style:style>
    <style:style style:name="Table22.B" style:family="table-column">
      <style:table-column-properties style:column-width="1.4375in"/>
    </style:style>
    <style:style style:name="Table22.C" style:family="table-column">
      <style:table-column-properties style:column-width="3.9271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924in" fo:margin-left="0in" fo:margin-top="0in" fo:margin-bottom="0in" table:align="left"/>
    </style:style>
    <style:style style:name="Table23.A" style:family="table-column">
      <style:table-column-properties style:column-width="1.7563in"/>
    </style:style>
    <style:style style:name="Table23.B" style:family="table-column">
      <style:table-column-properties style:column-width="0.7167in"/>
    </style:style>
    <style:style style:name="Table23.C" style:family="table-column">
      <style:table-column-properties style:column-width="0.4292in"/>
    </style:style>
    <style:style style:name="Table23.D" style:family="table-column">
      <style:table-column-properties style:column-width="0.4694in"/>
    </style:style>
    <style:style style:name="Table23.E" style:family="table-column">
      <style:table-column-properties style:column-width="3.32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E1" style:family="table-cell">
      <style:table-cell-properties fo:padding-left="0.0785in" fo:padding-right="0.075in" fo:padding-top="0in" fo:padding-bottom="0in" fo:border="0.5pt solid #000000"/>
    </style:style>
    <style:style style:name="Table24" style:family="table">
      <style:table-properties style:width="6.6924in" fo:margin-left="0in" fo:margin-top="0in" fo:margin-bottom="0in" table:align="left"/>
    </style:style>
    <style:style style:name="Table24.A" style:family="table-column">
      <style:table-column-properties style:column-width="1.7694in"/>
    </style:style>
    <style:style style:name="Table24.B" style:family="table-column">
      <style:table-column-properties style:column-width="0.7167in"/>
    </style:style>
    <style:style style:name="Table24.C" style:family="table-column">
      <style:table-column-properties style:column-width="0.4292in"/>
    </style:style>
    <style:style style:name="Table24.D" style:family="table-column">
      <style:table-column-properties style:column-width="0.4694in"/>
    </style:style>
    <style:style style:name="Table24.E" style:family="table-column">
      <style:table-column-properties style:column-width="3.3076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E1" style:family="table-cell">
      <style:table-cell-properties fo:padding-left="0.0785in" fo:padding-right="0.075in" fo:padding-top="0in" fo:padding-bottom="0in" fo:border="0.5pt solid #000000"/>
    </style:style>
    <style:style style:name="Table25" style:family="table">
      <style:table-properties style:width="6.9264in" fo:margin-left="0in" fo:margin-top="0in" fo:margin-bottom="0in" table:align="left"/>
    </style:style>
    <style:style style:name="Table25.A" style:family="table-column">
      <style:table-column-properties style:column-width="1.8104in"/>
    </style:style>
    <style:style style:name="Table25.B" style:family="table-column">
      <style:table-column-properties style:column-width="1.7715in"/>
    </style:style>
    <style:style style:name="Table25.C" style:family="table-column">
      <style:table-column-properties style:column-width="1.6722in"/>
    </style:style>
    <style:style style:name="Table25.D" style:family="table-column">
      <style:table-column-properties style:column-width="1.6715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list-style-name="WWNum4">
      <style:text-properties style:font-name="Courier New" fo:font-size="12pt" fo:font-weight="normal" style:font-name-asian="Courier New1" style:font-size-asian="12pt" style:font-weight-asian="normal" style:font-name-complex="Courier New1" style:font-size-complex="12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4">
      <style:text-properties style:font-name="Courier New" style:font-name-asian="Courier New1" style:font-name-complex="Courier New1"/>
    </style:style>
    <style:style style:name="P5" style:family="paragraph" style:parent-style-name="Standard" style:list-style-name="WWNum4">
      <style:text-properties style:font-name="Courier New" style:text-underline-style="none" style:font-name-asian="Courier New1" style:font-name-complex="Courier New1"/>
    </style:style>
    <style:style style:name="P6"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7" style:family="paragraph" style:parent-style-name="Standard" style:list-style-name="WWNum4">
      <style:text-properties style:font-name="Times New Roman" fo:font-size="12pt" fo:font-weight="normal" style:font-name-asian="Times New Roman1" style:font-size-asian="12pt" style:font-weight-asian="normal" style:font-name-complex="Times New Roman1" style:font-size-complex="12pt"/>
    </style:style>
    <style:style style:name="P8" style:family="paragraph" style:parent-style-name="Standard" style:list-style-name="WWNum4"/>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margin-left="0in" fo:margin-right="0in" fo:margin-top="0in" fo:margin-bottom="0.0835in" loext:contextual-spacing="false" fo:line-height="100%" fo:text-indent="0in" style:auto-text-indent="false"/>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23"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4"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25"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left="0in" fo:margin-right="0in" fo:margin-top="0in" fo:margin-bottom="0.0835in" loext:contextual-spacing="false" fo:line-height="100%" fo:text-indent="0in" style:auto-text-indent="false"/>
    </style:style>
    <style:style style:name="P34" style:family="paragraph" style:parent-style-name="Standard">
      <style:paragraph-properties fo:margin-left="0in" fo:margin-right="0in" fo:margin-top="0in" fo:margin-bottom="0.0835in" loext:contextual-spacing="false" fo:line-height="100%" fo:text-indent="0in" style:auto-text-indent="false"/>
      <style:text-properties style:font-name="Courier New" style:font-name-asian="Courier New1" style:font-name-complex="Courier New1"/>
    </style:style>
    <style:style style:name="P35"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6"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9" style:family="paragraph" style:parent-style-name="Standard">
      <style:paragraph-properties fo:margin-left="0.5in" fo:margin-right="0in" fo:margin-top="0in" fo:margin-bottom="0.0835in" loext:contextual-spacing="false" fo:line-height="100%" fo:text-indent="0in" style:auto-text-indent="false"/>
    </style:style>
    <style:style style:name="P40" style:family="paragraph" style:parent-style-name="Standard">
      <style:paragraph-properties fo:margin-top="0in" fo:margin-bottom="0.0835in" loext:contextual-spacing="false" fo:line-height="100%"/>
    </style:style>
    <style:style style:name="P41" style:family="paragraph" style:parent-style-name="Standard">
      <style:paragraph-properties fo:margin-left="0.4902in" fo:margin-right="0in" fo:text-indent="0in" style:auto-text-indent="false"/>
    </style:style>
    <style:style style:name="P42"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43"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44"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45"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7" style:family="paragraph" style:parent-style-name="Standard" style:list-style-name="WWNum5">
      <style:paragraph-properties fo:margin-left="0.5in" fo:margin-right="0in" fo:text-indent="-0.25in" style:auto-text-indent="false"/>
    </style:style>
    <style:style style:name="P48" style:family="paragraph" style:parent-style-name="Standard" style:list-style-name="WWNum6">
      <style:paragraph-properties fo:margin-left="0.5in" fo:margin-right="0in" fo:text-indent="-0.25in" style:auto-text-indent="false"/>
    </style:style>
    <style:style style:name="P49" style:family="paragraph" style:parent-style-name="Standard" style:list-style-name="WWNum10">
      <style:paragraph-properties fo:margin-left="0.5in" fo:margin-right="0in" fo:text-indent="-0.25in" style:auto-text-indent="false"/>
    </style:style>
    <style:style style:name="P50" style:family="paragraph" style:parent-style-name="Standard" style:list-style-name="WWNum1">
      <style:paragraph-properties fo:margin-left="0.5in" fo:margin-right="0in" fo:text-indent="-0.25in" style:auto-text-indent="false"/>
    </style:style>
    <style:style style:name="P51" style:family="paragraph" style:parent-style-name="Standard" style:list-style-name="WWNum8">
      <style:paragraph-properties fo:margin-left="0.5in" fo:margin-right="0in" fo:text-indent="-0.25in" style:auto-text-indent="false"/>
    </style:style>
    <style:style style:name="P52" style:family="paragraph" style:parent-style-name="Standard" style:list-style-name="WWNum12">
      <style:paragraph-properties fo:margin-left="0.5in" fo:margin-right="0in" fo:text-indent="-0.25in" style:auto-text-indent="false"/>
    </style:style>
    <style:style style:name="P53" style:family="paragraph" style:parent-style-name="Standard" style:list-style-name="WWNum2">
      <style:paragraph-properties fo:margin-left="0.5in" fo:margin-right="0in" fo:text-indent="-0.25in" style:auto-text-indent="false"/>
    </style:style>
    <style:style style:name="P54" style:family="paragraph" style:parent-style-name="Standard" style:list-style-name="WWNum15">
      <style:paragraph-properties fo:margin-left="0.5in" fo:margin-right="0in" fo:text-indent="-0.25in" style:auto-text-indent="false"/>
    </style:style>
    <style:style style:name="P55"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6" style:family="paragraph" style:parent-style-name="Standard">
      <style:paragraph-properties fo:margin-left="0in" fo:margin-right="0in" fo:text-indent="0.5in" style:auto-text-indent="false"/>
    </style:style>
    <style:style style:name="P57"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58" style:family="paragraph" style:parent-style-name="Standard">
      <style:paragraph-properties fo:margin-left="0in" fo:margin-right="0in" fo:margin-top="0in" fo:margin-bottom="0.0835in" loext:contextual-spacing="false" fo:line-height="100%" fo:text-indent="0.5in" style:auto-text-indent="false"/>
    </style:style>
    <style:style style:name="P59"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60" style:family="paragraph" style:parent-style-name="Standard">
      <style:paragraph-properties fo:margin-left="0.5in" fo:margin-right="0in" fo:margin-top="0in" fo:margin-bottom="0.0835in" loext:contextual-spacing="false" fo:line-height="100%" fo:text-indent="0in" style:auto-text-indent="false"/>
    </style:style>
    <style:style style:name="P61" style:family="paragraph" style:parent-style-name="Standard">
      <style:paragraph-properties fo:margin-left="0in" fo:margin-right="0in" fo:margin-top="0in" fo:margin-bottom="0.0835in" loext:contextual-spacing="false" fo:line-height="100%" fo:text-indent="0.5in" style:auto-text-indent="false"/>
    </style:style>
    <style:style style:name="P6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3" style:family="paragraph" style:parent-style-name="Standard">
      <style:paragraph-properties fo:margin-left="0in" fo:margin-right="0in" fo:text-indent="0.5in" style:auto-text-indent="false"/>
    </style:style>
    <style:style style:name="P64" style:family="paragraph" style:parent-style-name="Standard">
      <style:paragraph-properties fo:margin-left="0.4902in" fo:margin-right="0in" fo:text-indent="0in" style:auto-text-indent="false"/>
    </style:style>
    <style:style style:name="P65"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66" style:family="paragraph" style:parent-style-name="Standard" style:list-style-name="WWNum4">
      <style:paragraph-properties fo:margin-left="0in" fo:margin-right="0in" fo:margin-top="0in" fo:margin-bottom="0.0835in" loext:contextual-spacing="false" fo:line-height="100%" fo:text-indent="-0.5in" style:auto-text-indent="false"/>
    </style:style>
    <style:style style:name="P67" style:family="paragraph" style:parent-style-name="Standard" style:list-style-name="WWNum4">
      <style:paragraph-properties fo:margin-left="0in" fo:margin-right="0in" fo:text-indent="-0.5in" style:auto-text-indent="false"/>
    </style:style>
    <style:style style:name="P6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in" fo:margin-right="0in" fo:margin-top="0in" fo:margin-bottom="0.0835in" loext:contextual-spacing="false" fo:line-height="100%" fo:text-indent="0in" style:auto-text-indent="false"/>
    </style:style>
    <style:style style:name="P7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71" style:family="paragraph" style:parent-style-name="Standard">
      <style:paragraph-properties fo:margin-left="0in" fo:margin-right="0in" fo:margin-top="0in" fo:margin-bottom="0.0835in" loext:contextual-spacing="false" fo:line-height="100%" fo:text-indent="0.5in" style:auto-text-indent="false"/>
    </style:style>
    <style:style style:name="P7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4"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5"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6"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7" style:family="paragraph" style:parent-style-name="Standard" style:list-style-name="WWNum7">
      <style:paragraph-properties fo:margin-left="0.5in" fo:margin-right="0in" fo:margin-top="0in" fo:margin-bottom="0.0835in" loext:contextual-spacing="false" fo:line-height="100%" fo:text-indent="-0.25in" style:auto-text-indent="false"/>
    </style:style>
    <style:style style:name="P78" style:family="paragraph" style:parent-style-name="Standard" style:list-style-name="WWNum11">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list-style-name="WWNum9">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0" style:family="paragraph" style:parent-style-name="Standard" style:list-style-name="WWNum14">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2" style:family="paragraph" style:parent-style-name="Standard">
      <style:paragraph-properties fo:margin-left="0in" fo:margin-right="0in" fo:margin-top="0in" fo:margin-bottom="0.0835in" loext:contextual-spacing="false" fo:line-height="100%" fo:text-indent="0.5in" style:auto-text-indent="false"/>
    </style:style>
    <style:style style:name="P83" style:family="paragraph" style:parent-style-name="Standard">
      <style:paragraph-properties fo:margin-left="0in" fo:margin-right="0in" fo:margin-top="0in" fo:margin-bottom="0.0835in" loext:contextual-spacing="false" fo:line-height="100%" fo:text-indent="0.5in" style:auto-text-indent="false"/>
      <style:text-properties style:font-name="Courier New" style:font-name-asian="Courier New1" style:font-name-complex="Courier New1"/>
    </style:style>
    <style:style style:name="P84" style:family="paragraph" style:parent-style-name="Heading_20_1" style:list-style-name="WWNum4" style:master-page-name="First_20_Page">
      <style:paragraph-properties fo:margin-left="0.3in" fo:margin-right="0in" fo:margin-top="0.1665in" fo:margin-bottom="0.0835in" loext:contextual-spacing="false" fo:line-height="100%" fo:text-indent="-0.3in" style:auto-text-indent="false" style:page-number="1"/>
    </style:style>
    <style:style style:name="P85" style:family="paragraph" style:parent-style-name="Heading_20_1">
      <style:paragraph-properties fo:margin-left="0in" fo:margin-right="0in" fo:text-indent="-0.0102in" style:auto-text-indent="false" fo:break-before="page"/>
    </style:style>
    <style:style style:name="P86" style:family="paragraph" style:parent-style-name="Heading_20_2" style:list-style-name="WWNum4"/>
    <style:style style:name="P87" style:family="paragraph" style:parent-style-name="Heading_20_2" style:list-style-name="WWNum4">
      <style:paragraph-properties fo:margin-left="0in" fo:margin-right="0in" fo:text-indent="-0.3957in" style:auto-text-indent="false"/>
    </style:style>
    <style:style style:name="P88" style:family="paragraph" style:parent-style-name="Heading_20_2" style:list-style-name="WWNum4">
      <style:paragraph-properties fo:margin-left="0in" fo:margin-right="0in" fo:text-indent="-0.3957in" style:auto-text-indent="false" fo:break-before="page"/>
    </style:style>
    <style:style style:name="P89" style:family="paragraph" style:parent-style-name="Heading_20_2">
      <style:paragraph-properties fo:margin-left="0in" fo:margin-right="0in" fo:text-indent="0in" style:auto-text-indent="false"/>
    </style:style>
    <style:style style:name="P90" style:family="paragraph" style:parent-style-name="Heading_20_2">
      <style:paragraph-properties fo:margin-left="0in" fo:margin-right="0in" fo:text-indent="0in" style:auto-text-indent="false" fo:break-before="page"/>
    </style:style>
    <style:style style:name="P91" style:family="paragraph" style:parent-style-name="Heading_20_2">
      <style:paragraph-properties fo:margin-left="0in" fo:margin-right="0in" fo:margin-top="0.1665in" fo:margin-bottom="0.0835in" loext:contextual-spacing="false" fo:line-height="100%" fo:text-indent="0in" style:auto-text-indent="false"/>
    </style:style>
    <style:style style:name="P92" style:family="paragraph" style:parent-style-name="Heading_20_2">
      <style:paragraph-properties fo:margin-left="0in" fo:margin-right="0in" fo:text-indent="0in" style:auto-text-indent="false"/>
    </style:style>
    <style:style style:name="P93" style:family="paragraph" style:parent-style-name="Heading_20_2" style:list-style-name="WWNum4">
      <style:paragraph-properties fo:margin-left="0.4in" fo:margin-right="0in" fo:text-indent="-0.4in" style:auto-text-indent="false"/>
    </style:style>
    <style:style style:name="P94" style:family="paragraph" style:parent-style-name="Heading_20_3">
      <style:paragraph-properties fo:margin-left="0in" fo:margin-right="0in" fo:text-indent="-0.5in" style:auto-text-indent="false"/>
    </style:style>
    <style:style style:name="P95" style:family="paragraph" style:parent-style-name="Heading_20_3" style:list-style-name="WWNum4">
      <style:paragraph-properties fo:margin-left="0in" fo:margin-right="0in" fo:text-indent="-0.5in" style:auto-text-indent="false"/>
    </style:style>
    <style:style style:name="P96" style:family="paragraph" style:parent-style-name="Heading_20_3" style:list-style-name="WWNum13">
      <style:paragraph-properties fo:margin-left="0in" fo:margin-right="0in" fo:text-indent="-0.5in" style:auto-text-indent="false"/>
    </style:style>
    <style:style style:name="P97" style:family="paragraph" style:parent-style-name="Heading_20_3" style:list-style-name="WWNum4">
      <style:paragraph-properties fo:margin-left="0in" fo:margin-right="0in" fo:text-indent="-0.5in" style:auto-text-indent="false">
        <style:tab-stops>
          <style:tab-stop style:position="0.0043in"/>
        </style:tab-stops>
      </style:paragraph-properties>
    </style:style>
    <style:style style:name="P98" style:family="paragraph" style:parent-style-name="Heading_20_3" style:list-style-name="WWNum4">
      <style:paragraph-properties fo:margin-left="0in" fo:margin-right="0in" fo:margin-top="0.1665in" fo:margin-bottom="0.0835in" loext:contextual-spacing="false" fo:line-height="100%" fo:text-indent="-0.5in" style:auto-text-indent="false" fo:keep-with-next="always"/>
    </style:style>
    <style:style style:name="P99" style:family="paragraph" style:parent-style-name="Heading_20_3" style:list-style-name="WWNum4">
      <style:paragraph-properties fo:margin-left="0in" fo:margin-right="0in" fo:text-indent="0in" style:auto-text-indent="false"/>
    </style:style>
    <style:style style:name="P100"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style:font-name="Courier New" style:font-name-asian="Courier New1" style:font-name-complex="Courier New1"/>
    </style:style>
    <style:style style:name="T16" style:family="text">
      <style:text-properties style:font-name="Courier New" fo:font-size="12pt" fo:font-weight="normal" style:font-name-asian="Courier New1" style:font-size-asian="12pt" style:font-weight-asian="normal" style:font-name-complex="Courier New1" style:font-size-complex="12pt"/>
    </style:style>
    <style:style style:name="T17"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8" style:family="text">
      <style:text-properties style:font-name="Courier New" fo:font-size="12pt" fo:font-weight="bold" style:font-name-asian="Courier New1" style:font-size-asian="12pt" style:font-weight-asian="bold" style:font-name-complex="Courier New1" style:font-size-complex="12pt"/>
    </style:style>
    <style:style style:name="T19" style:family="text">
      <style:text-properties style:font-name="Courier New" fo:font-size="12pt" style:font-name-asian="Courier New1" style:font-size-asian="12pt" style:font-name-complex="Courier New1" style:font-size-complex="12pt"/>
    </style:style>
    <style:style style:name="T20" style:family="text">
      <style:text-properties style:font-name="Courier New" fo:font-weight="bold" style:font-name-asian="Courier New1" style:font-weight-asian="bold" style:font-name-complex="Courier New1"/>
    </style:style>
    <style:style style:name="T21" style:family="text">
      <style:text-properties style:font-name="Courier New" fo:font-size="14pt" fo:font-weight="bold" style:font-name-asian="Courier New1" style:font-size-asian="14pt" style:font-weight-asian="bold" style:font-name-complex="Courier New1" style:font-size-complex="14pt"/>
    </style:style>
    <style:style style:name="T22" style:family="text">
      <style:text-properties fo:font-size="12pt" fo:font-weight="normal" style:font-size-asian="12pt" style:font-weight-asian="normal" style:font-size-complex="12pt"/>
    </style:style>
    <style:style style:name="T23" style:family="text">
      <style:text-properties fo:font-size="12pt" style:text-underline-style="none" fo:font-weight="normal" style:font-size-asian="12pt" style:font-weight-asian="normal" style:font-size-complex="12pt"/>
    </style:style>
    <style:style style:name="T24" style:family="text">
      <style:text-properties fo:font-size="12pt" style:font-size-asian="12pt" style:font-size-complex="12pt"/>
    </style:style>
    <style:style style:name="T25" style:family="text">
      <style:text-properties fo:font-size="14pt" fo:font-weight="bold" style:font-size-asian="14pt" style:font-weight-asian="bold" style:font-size-complex="14pt"/>
    </style:style>
    <style:style style:name="T2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style:font-name-asian="Times New Roman1" style:font-name-complex="Times New Roman1"/>
    </style:style>
    <style:style style:name="T29" style:family="text">
      <style:text-properties style:text-underline-style="none"/>
    </style:style>
    <style:style style:name="T30" style:family="text">
      <style:text-properties style:font-name="Arial" style:font-name-asian="Arial1" style:font-name-complex="Arial1"/>
    </style:style>
    <style:style style:name="T31" style:family="text">
      <style:text-properties style:font-name="Arial" fo:font-size="14pt" fo:font-weight="bold" style:font-name-asian="Arial1" style:font-size-asian="14pt" style:font-weight-asian="bold" style:font-name-complex="Arial1" style:font-size-complex="14pt"/>
    </style:style>
    <style:style style:name="T32"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9129510" text:style-name="WWNum4">
        <text:list-item>
          <text:p text:style-name="P84"/>
        </text:list-item>
      </text:list>
      <text:p text:style-name="P10"/>
      <text:p text:style-name="P10"/>
      <text:p text:style-name="P10"/>
      <text:p text:style-name="P10"/>
      <text:p text:style-name="P10"/>
      <text:p text:style-name="P10"/>
      <text:p text:style-name="P10"/>
      <text:p text:style-name="P10"/>
      <text:p text:style-name="P14"><text:span text:style-name="T1">ZIL Reference Guide</text:span></text:p>
      <text:p text:style-name="P14"><text:span text:style-name="T2">Henrik Åsman et al.</text:span></text:p>
      <text:p text:style-name="P19"/>
      <text:p text:style-name="P17">Copyright (C) 2020 Henrik Åsman</text:p>
      <text:p text:style-name="P15">Copying and distribution of this file, with or without modification, are permitted in any medium without royalty provided the copyright notice and this notice are preserved. This file is offered as-is, without any warranty.</text:p>
      <text:p text:style-name="P19"/>
      <text:p text:style-name="P19"/>
      <text:p text:style-name="P20"><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12">ZIL Reference Guide</text:span></text:a><text:span text:style-name="T12"><text:tab/></text:span><text:span text:style-name="T13">13</text:span></text:p>
          <text:p text:style-name="P36"><text:a xlink:type="simple" xlink:href="#_mywnxf3fiu70" text:style-name="Index_20_Link" text:visited-style-name="Index_20_Link"><text:span text:style-name="T3">Introduction</text:span></text:a><text:span text:style-name="T3"><text:tab/>13</text:span></text:p>
          <text:p text:style-name="P36"><text:a xlink:type="simple" xlink:href="#_1fob9te" text:style-name="Index_20_Link" text:visited-style-name="Index_20_Link"><text:span text:style-name="T12">Syntax</text:span></text:a><text:span text:style-name="T12"><text:tab/>13</text:span></text:p>
          <text:p text:style-name="P36"><text:a xlink:type="simple" xlink:href="#_3znysh7" text:style-name="Index_20_Link" text:visited-style-name="Index_20_Link"><text:span text:style-name="T12">Regarding TRUE and FALSE</text:span></text:a><text:span text:style-name="T12"><text:tab/>14</text:span></text:p>
          <text:p text:style-name="P36"><text:a xlink:type="simple" xlink:href="#_dl0605y5f1ij" text:style-name="Index_20_Link" text:visited-style-name="Index_20_Link"><text:span text:style-name="T3">Regarding ATOMs</text:span></text:a><text:span text:style-name="T3"><text:tab/>14</text:span></text:p>
          <text:p text:style-name="P36"><text:a xlink:type="simple" xlink:href="#_gp9igrt1kzaz" text:style-name="Index_20_Link" text:visited-style-name="Index_20_Link"><text:span text:style-name="T3">FIX</text:span></text:a><text:span text:style-name="T3"><text:tab/>14</text:span></text:p>
          <text:p text:style-name="P36"><text:a xlink:type="simple" xlink:href="#_abjaximl47uh" text:style-name="Index_20_Link" text:visited-style-name="Index_20_Link"><text:span text:style-name="T3">DECL and ADECL</text:span></text:a><text:span text:style-name="T3"><text:tab/>14</text:span></text:p>
          <text:p text:style-name="P36"><text:a xlink:type="simple" xlink:href="#_1oqmf530yxtw" text:style-name="Index_20_Link" text:visited-style-name="Index_20_Link"><text:span text:style-name="T3">Regarding OBLISTs</text:span></text:a><text:span text:style-name="T3"><text:tab/>14</text:span></text:p>
          <text:p text:style-name="P36"><text:a xlink:type="simple" xlink:href="#_sk75egzk7fk" text:style-name="Index_20_Link" text:visited-style-name="Index_20_Link"><text:span text:style-name="T3">% and %%</text:span></text:a><text:span text:style-name="T3"><text:tab/>14</text:span></text:p>
          <text:p text:style-name="P36"><text:a xlink:type="simple" xlink:href="#_9p1vu0r47dql" text:style-name="Index_20_Link" text:visited-style-name="Index_20_Link"><text:span text:style-name="T3">Segments</text:span></text:a><text:span text:style-name="T3"><text:tab/>14</text:span></text:p>
          <text:p text:style-name="P36"><text:a xlink:type="simple" xlink:href="#_2et92p0" text:style-name="Index_20_Link" text:visited-style-name="Index_20_Link"><text:span text:style-name="T12">MDL built-ins and ZIL library (use outside ROUTINE)</text:span></text:a><text:span text:style-name="T12"><text:tab/>15</text:span></text:p>
          <text:p text:style-name="P38"><text:a xlink:type="simple" xlink:href="#_tyjcwt" text:style-name="Index_20_Link" text:visited-style-name="Index_20_Link"><text:span text:style-name="T12">* (multiply)</text:span></text:a><text:span text:style-name="T12"><text:tab/>15</text:span></text:p>
          <text:p text:style-name="P38"><text:a xlink:type="simple" xlink:href="#_3dy6vkm" text:style-name="Index_20_Link" text:visited-style-name="Index_20_Link"><text:span text:style-name="T12">+ (add)</text:span></text:a><text:span text:style-name="T12"><text:tab/>15</text:span></text:p>
          <text:p text:style-name="P38"><text:a xlink:type="simple" xlink:href="#_1t3h5sf" text:style-name="Index_20_Link" text:visited-style-name="Index_20_Link"><text:span text:style-name="T12">- (subtract)</text:span></text:a><text:span text:style-name="T12"><text:tab/>15</text:span></text:p>
          <text:p text:style-name="P38"><text:a xlink:type="simple" xlink:href="#_4d34og8" text:style-name="Index_20_Link" text:visited-style-name="Index_20_Link"><text:span text:style-name="T12">/ (divide)</text:span></text:a><text:span text:style-name="T12"><text:tab/>16</text:span></text:p>
          <text:p text:style-name="P38"><text:a xlink:type="simple" xlink:href="#_2s8eyo1" text:style-name="Index_20_Link" text:visited-style-name="Index_20_Link"><text:span text:style-name="T12">0?</text:span></text:a><text:span text:style-name="T12"><text:tab/>16</text:span></text:p>
          <text:p text:style-name="P38"><text:a xlink:type="simple" xlink:href="#_17dp8vu" text:style-name="Index_20_Link" text:visited-style-name="Index_20_Link"><text:span text:style-name="T12">1?</text:span></text:a><text:span text:style-name="T12"><text:tab/>16</text:span></text:p>
          <text:p text:style-name="P38"><text:a xlink:type="simple" xlink:href="#_3rdcrjn" text:style-name="Index_20_Link" text:visited-style-name="Index_20_Link"><text:span text:style-name="T12">==?</text:span></text:a><text:span text:style-name="T12"><text:tab/>16</text:span></text:p>
          <text:p text:style-name="P38"><text:a xlink:type="simple" xlink:href="#_26in1rg" text:style-name="Index_20_Link" text:visited-style-name="Index_20_Link"><text:span text:style-name="T12">=?</text:span></text:a><text:span text:style-name="T12"><text:tab/>17</text:span></text:p>
          <text:p text:style-name="P38"><text:a xlink:type="simple" xlink:href="#_lnxbz9" text:style-name="Index_20_Link" text:visited-style-name="Index_20_Link"><text:span text:style-name="T12">ADD-TELL-TOKENS</text:span></text:a><text:span text:style-name="T12"><text:tab/>17</text:span></text:p>
          <text:p text:style-name="P38"><text:a xlink:type="simple" xlink:href="#_35nkun2" text:style-name="Index_20_Link" text:visited-style-name="Index_20_Link"><text:span text:style-name="T12">ADD-WORD</text:span></text:a><text:span text:style-name="T12"><text:tab/>18</text:span></text:p>
          <text:p text:style-name="P38"><text:a xlink:type="simple" xlink:href="#_1ksv4uv" text:style-name="Index_20_Link" text:visited-style-name="Index_20_Link"><text:span text:style-name="T12">ADJ-SYNONYM</text:span></text:a><text:span text:style-name="T12"><text:tab/>20</text:span></text:p>
          <text:p text:style-name="P38"><text:a xlink:type="simple" xlink:href="#_44sinio" text:style-name="Index_20_Link" text:visited-style-name="Index_20_Link"><text:span text:style-name="T12">AGAIN</text:span></text:a><text:span text:style-name="T12"><text:tab/>20</text:span></text:p>
          <text:p text:style-name="P38"><text:a xlink:type="simple" xlink:href="#_2jxsxqh" text:style-name="Index_20_Link" text:visited-style-name="Index_20_Link"><text:span text:style-name="T12">ALLTYPES</text:span></text:a><text:span text:style-name="T12"><text:tab/>21</text:span></text:p>
          <text:p text:style-name="P38"><text:a xlink:type="simple" xlink:href="#_z337ya" text:style-name="Index_20_Link" text:visited-style-name="Index_20_Link"><text:span text:style-name="T12">AND</text:span></text:a><text:span text:style-name="T12"><text:tab/>21</text:span></text:p>
          <text:p text:style-name="P38"><text:a xlink:type="simple" xlink:href="#_3j2qqm3" text:style-name="Index_20_Link" text:visited-style-name="Index_20_Link"><text:span text:style-name="T12">AND?</text:span></text:a><text:span text:style-name="T12"><text:tab/>22</text:span></text:p>
          <text:p text:style-name="P38"><text:a xlink:type="simple" xlink:href="#_1y810tw" text:style-name="Index_20_Link" text:visited-style-name="Index_20_Link"><text:span text:style-name="T12">ANDB</text:span></text:a><text:span text:style-name="T12"><text:tab/>22</text:span></text:p>
          <text:p text:style-name="P38"><text:a xlink:type="simple" xlink:href="#_4i7ojhp" text:style-name="Index_20_Link" text:visited-style-name="Index_20_Link"><text:span text:style-name="T12">APPLICABLE?</text:span></text:a><text:span text:style-name="T12"><text:tab/>22</text:span></text:p>
          <text:p text:style-name="P38"><text:a xlink:type="simple" xlink:href="#_2xcytpi" text:style-name="Index_20_Link" text:visited-style-name="Index_20_Link"><text:span text:style-name="T12">APPLY</text:span></text:a><text:span text:style-name="T12"><text:tab/>23</text:span></text:p>
          <text:p text:style-name="P38"><text:a xlink:type="simple" xlink:href="#_1ci93xb" text:style-name="Index_20_Link" text:visited-style-name="Index_20_Link"><text:span text:style-name="T12">APPLYTYPE</text:span></text:a><text:span text:style-name="T12"><text:tab/>23</text:span></text:p>
          <text:p text:style-name="P38"><text:a xlink:type="simple" xlink:href="#_3whwml4" text:style-name="Index_20_Link" text:visited-style-name="Index_20_Link"><text:span text:style-name="T12">ASCII</text:span></text:a><text:span text:style-name="T12"><text:tab/>23</text:span></text:p>
          <text:p text:style-name="P38"><text:a xlink:type="simple" xlink:href="#_vvnecpubmg7n" text:style-name="Index_20_Link" text:visited-style-name="Index_20_Link"><text:span text:style-name="T12">ASK-FOR-PICTURE-FILE?</text:span></text:a><text:span text:style-name="T12"><text:tab/>24</text:span></text:p>
          <text:p text:style-name="P38"><text:a xlink:type="simple" xlink:href="#_26v3ex3ch09u" text:style-name="Index_20_Link" text:visited-style-name="Index_20_Link"><text:span text:style-name="T12">ASSIGNED?</text:span></text:a><text:span text:style-name="T12"><text:tab/>24</text:span></text:p>
          <text:p text:style-name="P38"><text:a xlink:type="simple" xlink:href="#_qsh70q" text:style-name="Index_20_Link" text:visited-style-name="Index_20_Link"><text:span text:style-name="T12">ASSOCIATIONS</text:span></text:a><text:span text:style-name="T12"><text:tab/>24</text:span></text:p>
          <text:p text:style-name="P38"><text:a xlink:type="simple" xlink:href="#_3as4poj" text:style-name="Index_20_Link" text:visited-style-name="Index_20_Link"><text:span text:style-name="T12">ATOM</text:span></text:a><text:span text:style-name="T12"><text:tab/>24</text:span></text:p>
          <text:p text:style-name="P38"><text:soft-page-break/><text:a xlink:type="simple" xlink:href="#_1pxezwc" text:style-name="Index_20_Link" text:visited-style-name="Index_20_Link"><text:span text:style-name="T12">AVALUE</text:span></text:a><text:span text:style-name="T12"><text:tab/>25</text:span></text:p>
          <text:p text:style-name="P38"><text:a xlink:type="simple" xlink:href="#_49x2ik5" text:style-name="Index_20_Link" text:visited-style-name="Index_20_Link"><text:span text:style-name="T12">BACK</text:span></text:a><text:span text:style-name="T12"><text:tab/>25</text:span></text:p>
          <text:p text:style-name="P38"><text:a xlink:type="simple" xlink:href="#_hwuj8ctfid25" text:style-name="Index_20_Link" text:visited-style-name="Index_20_Link"><text:span text:style-name="T12">BEGIN-SEGMENT</text:span></text:a><text:span text:style-name="T12"><text:tab/>25</text:span></text:p>
          <text:p text:style-name="P38"><text:a xlink:type="simple" xlink:href="#_2p2csry" text:style-name="Index_20_Link" text:visited-style-name="Index_20_Link"><text:span text:style-name="T12">BIND</text:span></text:a><text:span text:style-name="T12"><text:tab/>25</text:span></text:p>
          <text:p text:style-name="P38"><text:a xlink:type="simple" xlink:href="#_147n2zr" text:style-name="Index_20_Link" text:visited-style-name="Index_20_Link"><text:span text:style-name="T12">BIT-SYNONYM</text:span></text:a><text:span text:style-name="T12"><text:tab/>26</text:span></text:p>
          <text:p text:style-name="P38"><text:a xlink:type="simple" xlink:href="#_hmbjnz9x3847" text:style-name="Index_20_Link" text:visited-style-name="Index_20_Link"><text:span text:style-name="T12">BLOAT</text:span></text:a><text:span text:style-name="T12"><text:tab/>26</text:span></text:p>
          <text:p text:style-name="P38"><text:a xlink:type="simple" xlink:href="#_8lrb54otx54z" text:style-name="Index_20_Link" text:visited-style-name="Index_20_Link"><text:span text:style-name="T12">BLOCK</text:span></text:a><text:span text:style-name="T12"><text:tab/>26</text:span></text:p>
          <text:p text:style-name="P38"><text:a xlink:type="simple" xlink:href="#_23ckvvd" text:style-name="Index_20_Link" text:visited-style-name="Index_20_Link"><text:span text:style-name="T12">BOUND?</text:span></text:a><text:span text:style-name="T12"><text:tab/>27</text:span></text:p>
          <text:p text:style-name="P38"><text:a xlink:type="simple" xlink:href="#_ihv636" text:style-name="Index_20_Link" text:visited-style-name="Index_20_Link"><text:span text:style-name="T12">BUZZ</text:span></text:a><text:span text:style-name="T12"><text:tab/>27</text:span></text:p>
          <text:p text:style-name="P38"><text:a xlink:type="simple" xlink:href="#_32hioqz" text:style-name="Index_20_Link" text:visited-style-name="Index_20_Link"><text:span text:style-name="T12">BYTE</text:span></text:a><text:span text:style-name="T12"><text:tab/>27</text:span></text:p>
          <text:p text:style-name="P38"><text:a xlink:type="simple" xlink:href="#_1hmsyys" text:style-name="Index_20_Link" text:visited-style-name="Index_20_Link"><text:span text:style-name="T12">CHECK-VERSION?</text:span></text:a><text:span text:style-name="T12"><text:tab/>28</text:span></text:p>
          <text:p text:style-name="P38"><text:a xlink:type="simple" xlink:href="#_wjue849k3fn1" text:style-name="Index_20_Link" text:visited-style-name="Index_20_Link"><text:span text:style-name="T12">CHECKPOINT</text:span></text:a><text:span text:style-name="T12"><text:tab/>28</text:span></text:p>
          <text:p text:style-name="P38"><text:a xlink:type="simple" xlink:href="#_41mghml" text:style-name="Index_20_Link" text:visited-style-name="Index_20_Link"><text:span text:style-name="T12">CHRSET</text:span></text:a><text:span text:style-name="T12"><text:tab/>28</text:span></text:p>
          <text:p text:style-name="P38"><text:a xlink:type="simple" xlink:href="#_2grqrue" text:style-name="Index_20_Link" text:visited-style-name="Index_20_Link"><text:span text:style-name="T12">CHTYPE</text:span></text:a><text:span text:style-name="T12"><text:tab/>28</text:span></text:p>
          <text:p text:style-name="P38"><text:a xlink:type="simple" xlink:href="#_vx1227" text:style-name="Index_20_Link" text:visited-style-name="Index_20_Link"><text:span text:style-name="T12">CLOSE</text:span></text:a><text:span text:style-name="T12"><text:tab/>29</text:span></text:p>
          <text:p text:style-name="P38"><text:a xlink:type="simple" xlink:href="#_3fwokq0" text:style-name="Index_20_Link" text:visited-style-name="Index_20_Link"><text:span text:style-name="T12">COMPILATION-FLAG</text:span></text:a><text:span text:style-name="T12"><text:tab/>29</text:span></text:p>
          <text:p text:style-name="P38"><text:a xlink:type="simple" xlink:href="#_1v1yuxt" text:style-name="Index_20_Link" text:visited-style-name="Index_20_Link"><text:span text:style-name="T12">COMPILATION-FLAG-DEFAULT</text:span></text:a><text:span text:style-name="T12"><text:tab/>29</text:span></text:p>
          <text:p text:style-name="P38"><text:a xlink:type="simple" xlink:href="#_4f1mdlm" text:style-name="Index_20_Link" text:visited-style-name="Index_20_Link"><text:span text:style-name="T12">COMPILATION-FLAG-VALUE</text:span></text:a><text:span text:style-name="T12"><text:tab/>30</text:span></text:p>
          <text:p text:style-name="P38"><text:a xlink:type="simple" xlink:href="#_2u6wntf" text:style-name="Index_20_Link" text:visited-style-name="Index_20_Link"><text:span text:style-name="T12">COMPILING?</text:span></text:a><text:span text:style-name="T12"><text:tab/>30</text:span></text:p>
          <text:p text:style-name="P38"><text:a xlink:type="simple" xlink:href="#_xlwhh4mde7i8" text:style-name="Index_20_Link" text:visited-style-name="Index_20_Link"><text:span text:style-name="T3">COND</text:span></text:a><text:span text:style-name="T3"><text:tab/>30</text:span></text:p>
          <text:p text:style-name="P38"><text:a xlink:type="simple" xlink:href="#_19c6y18" text:style-name="Index_20_Link" text:visited-style-name="Index_20_Link"><text:span text:style-name="T12">CONS</text:span></text:a><text:span text:style-name="T12"><text:tab/>31</text:span></text:p>
          <text:p text:style-name="P38"><text:a xlink:type="simple" xlink:href="#_3tbugp1" text:style-name="Index_20_Link" text:visited-style-name="Index_20_Link"><text:span text:style-name="T12">CONSTANT</text:span></text:a><text:span text:style-name="T12"><text:tab/>31</text:span></text:p>
          <text:p text:style-name="P38"><text:a xlink:type="simple" xlink:href="#_28h4qwu" text:style-name="Index_20_Link" text:visited-style-name="Index_20_Link"><text:span text:style-name="T12">CRLF</text:span></text:a><text:span text:style-name="T12"><text:tab/>32</text:span></text:p>
          <text:p text:style-name="P38"><text:a xlink:type="simple" xlink:href="#_nmf14n" text:style-name="Index_20_Link" text:visited-style-name="Index_20_Link"><text:span text:style-name="T12">DECL-CHECK</text:span></text:a><text:span text:style-name="T12"><text:tab/>32</text:span></text:p>
          <text:p text:style-name="P38"><text:a xlink:type="simple" xlink:href="#_37m2jsg" text:style-name="Index_20_Link" text:visited-style-name="Index_20_Link"><text:span text:style-name="T12">DECL?</text:span></text:a><text:span text:style-name="T12"><text:tab/>32</text:span></text:p>
          <text:p text:style-name="P38"><text:a xlink:type="simple" xlink:href="#_1mrcu09" text:style-name="Index_20_Link" text:visited-style-name="Index_20_Link"><text:span text:style-name="T12">DEFAULT-DEFINITION</text:span></text:a><text:span text:style-name="T12"><text:tab/>34</text:span></text:p>
          <text:p text:style-name="P38"><text:a xlink:type="simple" xlink:href="#_x17krqkxj4m" text:style-name="Index_20_Link" text:visited-style-name="Index_20_Link"><text:span text:style-name="T12">DEFAULTS-DEFINED</text:span></text:a><text:span text:style-name="T12"><text:tab/>35</text:span></text:p>
          <text:p text:style-name="P38"><text:a xlink:type="simple" xlink:href="#_440mph5j49mp" text:style-name="Index_20_Link" text:visited-style-name="Index_20_Link"><text:span text:style-name="T12">DEFINE</text:span></text:a><text:span text:style-name="T12"><text:tab/>35</text:span></text:p>
          <text:p text:style-name="P38"><text:a xlink:type="simple" xlink:href="#_2lwamvv" text:style-name="Index_20_Link" text:visited-style-name="Index_20_Link"><text:span text:style-name="T12">DEFINE-GLOBALS</text:span></text:a><text:span text:style-name="T12"><text:tab/>36</text:span></text:p>
          <text:p text:style-name="P38"><text:a xlink:type="simple" xlink:href="#_ezen0wv867do" text:style-name="Index_20_Link" text:visited-style-name="Index_20_Link"><text:span text:style-name="T12">DEFINE-SEGMENT</text:span></text:a><text:span text:style-name="T12"><text:tab/>36</text:span></text:p>
          <text:p text:style-name="P38"><text:a xlink:type="simple" xlink:href="#_fp08y1wku28e" text:style-name="Index_20_Link" text:visited-style-name="Index_20_Link"><text:span text:style-name="T12">DEFINE20</text:span></text:a><text:span text:style-name="T12"><text:tab/>36</text:span></text:p>
          <text:p text:style-name="P38"><text:a xlink:type="simple" xlink:href="#_3l18frh" text:style-name="Index_20_Link" text:visited-style-name="Index_20_Link"><text:span text:style-name="T12">DEFINITIONS</text:span></text:a><text:span text:style-name="T12"><text:tab/>37</text:span></text:p>
          <text:p text:style-name="P38"><text:a xlink:type="simple" xlink:href="#_206ipza" text:style-name="Index_20_Link" text:visited-style-name="Index_20_Link"><text:span text:style-name="T12">DEFMAC</text:span></text:a><text:span text:style-name="T12"><text:tab/>37</text:span></text:p>
          <text:p text:style-name="P38"><text:a xlink:type="simple" xlink:href="#_4k668n3" text:style-name="Index_20_Link" text:visited-style-name="Index_20_Link"><text:span text:style-name="T12">DEFSTRUCT</text:span></text:a><text:span text:style-name="T12"><text:tab/>37</text:span></text:p>
          <text:p text:style-name="P38"><text:a xlink:type="simple" xlink:href="#_2zbgiuw" text:style-name="Index_20_Link" text:visited-style-name="Index_20_Link"><text:span text:style-name="T12">DELAY-DEFINITION</text:span></text:a><text:span text:style-name="T12"><text:tab/>37</text:span></text:p>
          <text:p text:style-name="P38"><text:a xlink:type="simple" xlink:href="#_1egqt2p" text:style-name="Index_20_Link" text:visited-style-name="Index_20_Link"><text:span text:style-name="T12">DIR-SYNONYM</text:span></text:a><text:span text:style-name="T12"><text:tab/>38</text:span></text:p>
          <text:p text:style-name="P38"><text:soft-page-break/><text:a xlink:type="simple" xlink:href="#_3ygebqi" text:style-name="Index_20_Link" text:visited-style-name="Index_20_Link"><text:span text:style-name="T12">DIRECTIONS</text:span></text:a><text:span text:style-name="T12"><text:tab/>38</text:span></text:p>
          <text:p text:style-name="P38"><text:a xlink:type="simple" xlink:href="#_2dlolyb" text:style-name="Index_20_Link" text:visited-style-name="Index_20_Link"><text:span text:style-name="T12">EMPTY?</text:span></text:a><text:span text:style-name="T12"><text:tab/>38</text:span></text:p>
          <text:p text:style-name="P38"><text:a xlink:type="simple" xlink:href="#_sqyw64" text:style-name="Index_20_Link" text:visited-style-name="Index_20_Link"><text:span text:style-name="T12">END-DEFINITIONS</text:span></text:a><text:span text:style-name="T12"><text:tab/>39</text:span></text:p>
          <text:p text:style-name="P38"><text:a xlink:type="simple" xlink:href="#_bu3e0bvulku" text:style-name="Index_20_Link" text:visited-style-name="Index_20_Link"><text:span text:style-name="T12">END-SEGMENT</text:span></text:a><text:span text:style-name="T12"><text:tab/>39</text:span></text:p>
          <text:p text:style-name="P38"><text:a xlink:type="simple" xlink:href="#_fnw3xztabu65" text:style-name="Index_20_Link" text:visited-style-name="Index_20_Link"><text:span text:style-name="T12">ENDBLOCK</text:span></text:a><text:span text:style-name="T12"><text:tab/>39</text:span></text:p>
          <text:p text:style-name="P38"><text:a xlink:type="simple" xlink:href="#_icufndfo5bds" text:style-name="Index_20_Link" text:visited-style-name="Index_20_Link"><text:span text:style-name="T12">ENDLOAD</text:span></text:a><text:span text:style-name="T12"><text:tab/>39</text:span></text:p>
          <text:p text:style-name="P38"><text:a xlink:type="simple" xlink:href="#_1rvwp1q" text:style-name="Index_20_Link" text:visited-style-name="Index_20_Link"><text:span text:style-name="T12">ENDPACKAGE</text:span></text:a><text:span text:style-name="T12"><text:tab/>39</text:span></text:p>
          <text:p text:style-name="P38"><text:a xlink:type="simple" xlink:href="#_4bvk7pj" text:style-name="Index_20_Link" text:visited-style-name="Index_20_Link"><text:span text:style-name="T12">ENDSECTION</text:span></text:a><text:span text:style-name="T12"><text:tab/>40</text:span></text:p>
          <text:p text:style-name="P38"><text:a xlink:type="simple" xlink:href="#_2r0uhxc" text:style-name="Index_20_Link" text:visited-style-name="Index_20_Link"><text:span text:style-name="T12">ENTRY</text:span></text:a><text:span text:style-name="T12"><text:tab/>40</text:span></text:p>
          <text:p text:style-name="P38"><text:a xlink:type="simple" xlink:href="#_1664s55" text:style-name="Index_20_Link" text:visited-style-name="Index_20_Link"><text:span text:style-name="T12">EQVB</text:span></text:a><text:span text:style-name="T12"><text:tab/>40</text:span></text:p>
          <text:p text:style-name="P38"><text:a xlink:type="simple" xlink:href="#_3q5sasy" text:style-name="Index_20_Link" text:visited-style-name="Index_20_Link"><text:span text:style-name="T12">ERROR</text:span></text:a><text:span text:style-name="T12"><text:tab/>40</text:span></text:p>
          <text:p text:style-name="P38"><text:a xlink:type="simple" xlink:href="#_25b2l0r" text:style-name="Index_20_Link" text:visited-style-name="Index_20_Link"><text:span text:style-name="T12">EVAL</text:span></text:a><text:span text:style-name="T12"><text:tab/>41</text:span></text:p>
          <text:p text:style-name="P38"><text:a xlink:type="simple" xlink:href="#_bpmjvni0hgho" text:style-name="Index_20_Link" text:visited-style-name="Index_20_Link"><text:span text:style-name="T3">EVAL-IN-SEGMENT</text:span></text:a><text:span text:style-name="T3"><text:tab/>41</text:span></text:p>
          <text:p text:style-name="P38"><text:a xlink:type="simple" xlink:href="#_ftm493ovourk" text:style-name="Index_20_Link" text:visited-style-name="Index_20_Link"><text:span text:style-name="T3">EVALTYPE</text:span></text:a><text:span text:style-name="T3"><text:tab/>42</text:span></text:p>
          <text:p text:style-name="P38"><text:a xlink:type="simple" xlink:href="#_34g0dwd" text:style-name="Index_20_Link" text:visited-style-name="Index_20_Link"><text:span text:style-name="T12">EXPAND</text:span></text:a><text:span text:style-name="T12"><text:tab/>42</text:span></text:p>
          <text:p text:style-name="P38"><text:a xlink:type="simple" xlink:href="#_1jlao46" text:style-name="Index_20_Link" text:visited-style-name="Index_20_Link"><text:span text:style-name="T12">FILE-FLAGS</text:span></text:a><text:span text:style-name="T12"><text:tab/>42</text:span></text:p>
          <text:p text:style-name="P38"><text:a xlink:type="simple" xlink:href="#_43ky6rz" text:style-name="Index_20_Link" text:visited-style-name="Index_20_Link"><text:span text:style-name="T12">FILE-LENGTH</text:span></text:a><text:span text:style-name="T12"><text:tab/>43</text:span></text:p>
          <text:p text:style-name="P38"><text:a xlink:type="simple" xlink:href="#_2iq8gzs" text:style-name="Index_20_Link" text:visited-style-name="Index_20_Link"><text:span text:style-name="T12">FLOAD</text:span></text:a><text:span text:style-name="T12"><text:tab/>43</text:span></text:p>
          <text:p text:style-name="P38"><text:a xlink:type="simple" xlink:href="#_xvir7l" text:style-name="Index_20_Link" text:visited-style-name="Index_20_Link"><text:span text:style-name="T12">FORM</text:span></text:a><text:span text:style-name="T12"><text:tab/>43</text:span></text:p>
          <text:p text:style-name="P38"><text:a xlink:type="simple" xlink:href="#_rvdiawa60ol4" text:style-name="Index_20_Link" text:visited-style-name="Index_20_Link"><text:span text:style-name="T12">FREQUENT-WORDS?</text:span></text:a><text:span text:style-name="T12"><text:tab/>44</text:span></text:p>
          <text:p text:style-name="P38"><text:a xlink:type="simple" xlink:href="#_m3e5asphu6rd" text:style-name="Index_20_Link" text:visited-style-name="Index_20_Link"><text:span text:style-name="T12">FUNCTION</text:span></text:a><text:span text:style-name="T12"><text:tab/>44</text:span></text:p>
          <text:p text:style-name="P38"><text:a xlink:type="simple" xlink:href="#_1x0gk37" text:style-name="Index_20_Link" text:visited-style-name="Index_20_Link"><text:span text:style-name="T12">FUNNY-GLOBALS?</text:span></text:a><text:span text:style-name="T12"><text:tab/>45</text:span></text:p>
          <text:p text:style-name="P38"><text:a xlink:type="simple" xlink:href="#_4h042r0" text:style-name="Index_20_Link" text:visited-style-name="Index_20_Link"><text:span text:style-name="T12">G=?</text:span></text:a><text:span text:style-name="T12"><text:tab/>45</text:span></text:p>
          <text:p text:style-name="P38"><text:a xlink:type="simple" xlink:href="#_2w5ecyt" text:style-name="Index_20_Link" text:visited-style-name="Index_20_Link"><text:span text:style-name="T12">G?</text:span></text:a><text:span text:style-name="T12"><text:tab/>46</text:span></text:p>
          <text:p text:style-name="P38"><text:a xlink:type="simple" xlink:href="#_1baon6m" text:style-name="Index_20_Link" text:visited-style-name="Index_20_Link"><text:span text:style-name="T12">GASSIGNED?</text:span></text:a><text:span text:style-name="T12"><text:tab/>46</text:span></text:p>
          <text:p text:style-name="P38"><text:a xlink:type="simple" xlink:href="#_3vac5uf" text:style-name="Index_20_Link" text:visited-style-name="Index_20_Link"><text:span text:style-name="T12">GBOUND?</text:span></text:a><text:span text:style-name="T12"><text:tab/>46</text:span></text:p>
          <text:p text:style-name="P38"><text:a xlink:type="simple" xlink:href="#_2afmg28" text:style-name="Index_20_Link" text:visited-style-name="Index_20_Link"><text:span text:style-name="T12">GC</text:span></text:a><text:span text:style-name="T12"><text:tab/>46</text:span></text:p>
          <text:p text:style-name="P38"><text:a xlink:type="simple" xlink:href="#_pkwqa1" text:style-name="Index_20_Link" text:visited-style-name="Index_20_Link"><text:span text:style-name="T12">GC-MON</text:span></text:a><text:span text:style-name="T12"><text:tab/>47</text:span></text:p>
          <text:p text:style-name="P38"><text:a xlink:type="simple" xlink:href="#_k62wjra3zbsy" text:style-name="Index_20_Link" text:visited-style-name="Index_20_Link"><text:span text:style-name="T12">GDECL</text:span></text:a><text:span text:style-name="T12"><text:tab/>47</text:span></text:p>
          <text:p text:style-name="P38"><text:a xlink:type="simple" xlink:href="#_39kk8xu" text:style-name="Index_20_Link" text:visited-style-name="Index_20_Link"><text:span text:style-name="T12">GET-DECL</text:span></text:a><text:span text:style-name="T12"><text:tab/>48</text:span></text:p>
          <text:p text:style-name="P38"><text:a xlink:type="simple" xlink:href="#_1opuj5n" text:style-name="Index_20_Link" text:visited-style-name="Index_20_Link"><text:span text:style-name="T12">GETB</text:span></text:a><text:span text:style-name="T12"><text:tab/>48</text:span></text:p>
          <text:p text:style-name="P38"><text:a xlink:type="simple" xlink:href="#_48pi1tg" text:style-name="Index_20_Link" text:visited-style-name="Index_20_Link"><text:span text:style-name="T12">GETPROP</text:span></text:a><text:span text:style-name="T12"><text:tab/>49</text:span></text:p>
          <text:p text:style-name="P38"><text:a xlink:type="simple" xlink:href="#_2nusc19" text:style-name="Index_20_Link" text:visited-style-name="Index_20_Link"><text:span text:style-name="T12">GLOBAL</text:span></text:a><text:span text:style-name="T12"><text:tab/>49</text:span></text:p>
          <text:p text:style-name="P38"><text:a xlink:type="simple" xlink:href="#_1302m92" text:style-name="Index_20_Link" text:visited-style-name="Index_20_Link"><text:span text:style-name="T12">GROW</text:span></text:a><text:span text:style-name="T12"><text:tab/>49</text:span></text:p>
          <text:p text:style-name="P38"><text:a xlink:type="simple" xlink:href="#_3mzq4wv" text:style-name="Index_20_Link" text:visited-style-name="Index_20_Link"><text:span text:style-name="T12">GUNASSIGN</text:span></text:a><text:span text:style-name="T12"><text:tab/>49</text:span></text:p>
          <text:p text:style-name="P38"><text:a xlink:type="simple" xlink:href="#_2250f4o" text:style-name="Index_20_Link" text:visited-style-name="Index_20_Link"><text:span text:style-name="T12">GVAL</text:span></text:a><text:span text:style-name="T12"><text:tab/>50</text:span></text:p>
          <text:p text:style-name="P38"><text:soft-page-break/><text:a xlink:type="simple" xlink:href="#_haapch" text:style-name="Index_20_Link" text:visited-style-name="Index_20_Link"><text:span text:style-name="T12">IFFLAG</text:span></text:a><text:span text:style-name="T12"><text:tab/>50</text:span></text:p>
          <text:p text:style-name="P38"><text:a xlink:type="simple" xlink:href="#_319y80a" text:style-name="Index_20_Link" text:visited-style-name="Index_20_Link"><text:span text:style-name="T12">ILIST</text:span></text:a><text:span text:style-name="T12"><text:tab/>51</text:span></text:p>
          <text:p text:style-name="P38"><text:a xlink:type="simple" xlink:href="#_1gf8i83" text:style-name="Index_20_Link" text:visited-style-name="Index_20_Link"><text:span text:style-name="T12">IMAGE</text:span></text:a><text:span text:style-name="T12"><text:tab/>51</text:span></text:p>
          <text:p text:style-name="P38"><text:a xlink:type="simple" xlink:href="#_40ew0vw" text:style-name="Index_20_Link" text:visited-style-name="Index_20_Link"><text:span text:style-name="T12">INCLUDE</text:span></text:a><text:span text:style-name="T12"><text:tab/>51</text:span></text:p>
          <text:p text:style-name="P38"><text:a xlink:type="simple" xlink:href="#_2fk6b3p" text:style-name="Index_20_Link" text:visited-style-name="Index_20_Link"><text:span text:style-name="T12">INCLUDE-WHEN</text:span></text:a><text:span text:style-name="T12"><text:tab/>52</text:span></text:p>
          <text:p text:style-name="P38"><text:a xlink:type="simple" xlink:href="#_upglbi" text:style-name="Index_20_Link" text:visited-style-name="Index_20_Link"><text:span text:style-name="T12">INDENT-TO</text:span></text:a><text:span text:style-name="T12"><text:tab/>52</text:span></text:p>
          <text:p text:style-name="P38"><text:a xlink:type="simple" xlink:href="#_3ep43zb" text:style-name="Index_20_Link" text:visited-style-name="Index_20_Link"><text:span text:style-name="T12">INDEX</text:span></text:a><text:span text:style-name="T12"><text:tab/>53</text:span></text:p>
          <text:p text:style-name="P38"><text:a xlink:type="simple" xlink:href="#_1tuee74" text:style-name="Index_20_Link" text:visited-style-name="Index_20_Link"><text:span text:style-name="T12">INDICATOR</text:span></text:a><text:span text:style-name="T12"><text:tab/>53</text:span></text:p>
          <text:p text:style-name="P38"><text:a xlink:type="simple" xlink:href="#_4du1wux" text:style-name="Index_20_Link" text:visited-style-name="Index_20_Link"><text:span text:style-name="T12">INSERT</text:span></text:a><text:span text:style-name="T12"><text:tab/>53</text:span></text:p>
          <text:p text:style-name="P38"><text:a xlink:type="simple" xlink:href="#_2szc72q" text:style-name="Index_20_Link" text:visited-style-name="Index_20_Link"><text:span text:style-name="T12">INSERT-FILE</text:span></text:a><text:span text:style-name="T12"><text:tab/>53</text:span></text:p>
          <text:p text:style-name="P38"><text:a xlink:type="simple" xlink:href="#_184mhaj" text:style-name="Index_20_Link" text:visited-style-name="Index_20_Link"><text:span text:style-name="T12">ISTRING</text:span></text:a><text:span text:style-name="T12"><text:tab/>54</text:span></text:p>
          <text:p text:style-name="P38"><text:a xlink:type="simple" xlink:href="#_3s49zyc" text:style-name="Index_20_Link" text:visited-style-name="Index_20_Link"><text:span text:style-name="T12">ITABLE</text:span></text:a><text:span text:style-name="T12"><text:tab/>54</text:span></text:p>
          <text:p text:style-name="P38"><text:a xlink:type="simple" xlink:href="#_279ka65" text:style-name="Index_20_Link" text:visited-style-name="Index_20_Link"><text:span text:style-name="T12">ITEM</text:span></text:a><text:span text:style-name="T12"><text:tab/>55</text:span></text:p>
          <text:p text:style-name="P38"><text:a xlink:type="simple" xlink:href="#_meukdy" text:style-name="Index_20_Link" text:visited-style-name="Index_20_Link"><text:span text:style-name="T12">IVECTOR</text:span></text:a><text:span text:style-name="T12"><text:tab/>55</text:span></text:p>
          <text:p text:style-name="P38"><text:a xlink:type="simple" xlink:href="#_36ei31r" text:style-name="Index_20_Link" text:visited-style-name="Index_20_Link"><text:span text:style-name="T12">L=?</text:span></text:a><text:span text:style-name="T12"><text:tab/>55</text:span></text:p>
          <text:p text:style-name="P38"><text:a xlink:type="simple" xlink:href="#_1ljsd9k" text:style-name="Index_20_Link" text:visited-style-name="Index_20_Link"><text:span text:style-name="T12">L?</text:span></text:a><text:span text:style-name="T12"><text:tab/>55</text:span></text:p>
          <text:p text:style-name="P38"><text:a xlink:type="simple" xlink:href="#_45jfvxd" text:style-name="Index_20_Link" text:visited-style-name="Index_20_Link"><text:span text:style-name="T12">LANGUAGE</text:span></text:a><text:span text:style-name="T12"><text:tab/>55</text:span></text:p>
          <text:p text:style-name="P38"><text:a xlink:type="simple" xlink:href="#_2koq656" text:style-name="Index_20_Link" text:visited-style-name="Index_20_Link"><text:span text:style-name="T12">LEGAL?</text:span></text:a><text:span text:style-name="T12"><text:tab/>56</text:span></text:p>
          <text:p text:style-name="P38"><text:a xlink:type="simple" xlink:href="#_zu0gcz" text:style-name="Index_20_Link" text:visited-style-name="Index_20_Link"><text:span text:style-name="T12">LENGTH</text:span></text:a><text:span text:style-name="T12"><text:tab/>56</text:span></text:p>
          <text:p text:style-name="P38"><text:a xlink:type="simple" xlink:href="#_3jtnz0s" text:style-name="Index_20_Link" text:visited-style-name="Index_20_Link"><text:span text:style-name="T12">LENGTH?</text:span></text:a><text:span text:style-name="T12"><text:tab/>57</text:span></text:p>
          <text:p text:style-name="P38"><text:a xlink:type="simple" xlink:href="#_1yyy98l" text:style-name="Index_20_Link" text:visited-style-name="Index_20_Link"><text:span text:style-name="T12">LINK</text:span></text:a><text:span text:style-name="T12"><text:tab/>57</text:span></text:p>
          <text:p text:style-name="P38"><text:a xlink:type="simple" xlink:href="#_4iylrwe" text:style-name="Index_20_Link" text:visited-style-name="Index_20_Link"><text:span text:style-name="T12">LIST</text:span></text:a><text:span text:style-name="T12"><text:tab/>57</text:span></text:p>
          <text:p text:style-name="P38"><text:a xlink:type="simple" xlink:href="#_2y3w247" text:style-name="Index_20_Link" text:visited-style-name="Index_20_Link"><text:span text:style-name="T12">LONG-WORDS?</text:span></text:a><text:span text:style-name="T12"><text:tab/>58</text:span></text:p>
          <text:p text:style-name="P38"><text:a xlink:type="simple" xlink:href="#_1d96cc0" text:style-name="Index_20_Link" text:visited-style-name="Index_20_Link"><text:span text:style-name="T12">LOOKUP</text:span></text:a><text:span text:style-name="T12"><text:tab/>58</text:span></text:p>
          <text:p text:style-name="P38"><text:a xlink:type="simple" xlink:href="#_3x8tuzt" text:style-name="Index_20_Link" text:visited-style-name="Index_20_Link"><text:span text:style-name="T12">LPARSE</text:span></text:a><text:span text:style-name="T12"><text:tab/>58</text:span></text:p>
          <text:p text:style-name="P38"><text:a xlink:type="simple" xlink:href="#_2ce457m" text:style-name="Index_20_Link" text:visited-style-name="Index_20_Link"><text:span text:style-name="T12">LSH</text:span></text:a><text:span text:style-name="T12"><text:tab/>59</text:span></text:p>
          <text:p text:style-name="P38"><text:a xlink:type="simple" xlink:href="#_rjefff" text:style-name="Index_20_Link" text:visited-style-name="Index_20_Link"><text:span text:style-name="T12">LTABLE</text:span></text:a><text:span text:style-name="T12"><text:tab/>59</text:span></text:p>
          <text:p text:style-name="P38"><text:a xlink:type="simple" xlink:href="#_3bj1y38" text:style-name="Index_20_Link" text:visited-style-name="Index_20_Link"><text:span text:style-name="T12">LVAL</text:span></text:a><text:span text:style-name="T12"><text:tab/>59</text:span></text:p>
          <text:p text:style-name="P38"><text:a xlink:type="simple" xlink:href="#_1qoc8b1" text:style-name="Index_20_Link" text:visited-style-name="Index_20_Link"><text:span text:style-name="T12">M-HPOS</text:span></text:a><text:span text:style-name="T12"><text:tab/>60</text:span></text:p>
          <text:p text:style-name="P38"><text:a xlink:type="simple" xlink:href="#_i66rqxfsowd5" text:style-name="Index_20_Link" text:visited-style-name="Index_20_Link"><text:span text:style-name="T3">MAKE-GVAL</text:span></text:a><text:span text:style-name="T3"><text:tab/>60</text:span></text:p>
          <text:p text:style-name="P38"><text:a xlink:type="simple" xlink:href="#_vq8v1tpbcqxn" text:style-name="Index_20_Link" text:visited-style-name="Index_20_Link"><text:span text:style-name="T3">MAPF</text:span></text:a><text:span text:style-name="T3"><text:tab/>60</text:span></text:p>
          <text:p text:style-name="P38"><text:a xlink:type="simple" xlink:href="#_2pta16n" text:style-name="Index_20_Link" text:visited-style-name="Index_20_Link"><text:span text:style-name="T12">MAPLEAVE</text:span></text:a><text:span text:style-name="T12"><text:tab/>60</text:span></text:p>
          <text:p text:style-name="P38"><text:a xlink:type="simple" xlink:href="#_14ykbeg" text:style-name="Index_20_Link" text:visited-style-name="Index_20_Link"><text:span text:style-name="T12">MAPR</text:span></text:a><text:span text:style-name="T12"><text:tab/>60</text:span></text:p>
          <text:p text:style-name="P38"><text:a xlink:type="simple" xlink:href="#_3oy7u29" text:style-name="Index_20_Link" text:visited-style-name="Index_20_Link"><text:span text:style-name="T12">MAPRET</text:span></text:a><text:span text:style-name="T12"><text:tab/>60</text:span></text:p>
          <text:p text:style-name="P38"><text:a xlink:type="simple" xlink:href="#_243i4a2" text:style-name="Index_20_Link" text:visited-style-name="Index_20_Link"><text:span text:style-name="T12">MAPSTOP</text:span></text:a><text:span text:style-name="T12"><text:tab/>60</text:span></text:p>
          <text:p text:style-name="P38"><text:a xlink:type="simple" xlink:href="#_j8sehv" text:style-name="Index_20_Link" text:visited-style-name="Index_20_Link"><text:span text:style-name="T12">MAX</text:span></text:a><text:span text:style-name="T12"><text:tab/>61</text:span></text:p>
          <text:p text:style-name="P38"><text:soft-page-break/><text:a xlink:type="simple" xlink:href="#_338fx5o" text:style-name="Index_20_Link" text:visited-style-name="Index_20_Link"><text:span text:style-name="T12">MEMBER</text:span></text:a><text:span text:style-name="T12"><text:tab/>61</text:span></text:p>
          <text:p text:style-name="P38"><text:a xlink:type="simple" xlink:href="#_1idq7dh" text:style-name="Index_20_Link" text:visited-style-name="Index_20_Link"><text:span text:style-name="T12">MEMQ</text:span></text:a><text:span text:style-name="T12"><text:tab/>61</text:span></text:p>
          <text:p text:style-name="P38"><text:a xlink:type="simple" xlink:href="#_42ddq1a" text:style-name="Index_20_Link" text:visited-style-name="Index_20_Link"><text:span text:style-name="T12">MIN</text:span></text:a><text:span text:style-name="T12"><text:tab/>61</text:span></text:p>
          <text:p text:style-name="P38"><text:a xlink:type="simple" xlink:href="#_2hio093" text:style-name="Index_20_Link" text:visited-style-name="Index_20_Link"><text:span text:style-name="T12">MOBLIST</text:span></text:a><text:span text:style-name="T12"><text:tab/>62</text:span></text:p>
          <text:p text:style-name="P38"><text:a xlink:type="simple" xlink:href="#_wnyagw" text:style-name="Index_20_Link" text:visited-style-name="Index_20_Link"><text:span text:style-name="T12">MOD</text:span></text:a><text:span text:style-name="T12"><text:tab/>62</text:span></text:p>
          <text:p text:style-name="P38"><text:a xlink:type="simple" xlink:href="#_3gnlt4p" text:style-name="Index_20_Link" text:visited-style-name="Index_20_Link"><text:span text:style-name="T12">MSETG</text:span></text:a><text:span text:style-name="T12"><text:tab/>62</text:span></text:p>
          <text:p text:style-name="P38"><text:a xlink:type="simple" xlink:href="#_1vsw3ci" text:style-name="Index_20_Link" text:visited-style-name="Index_20_Link"><text:span text:style-name="T12">N==?</text:span></text:a><text:span text:style-name="T12"><text:tab/>62</text:span></text:p>
          <text:p text:style-name="P38"><text:a xlink:type="simple" xlink:href="#_4fsjm0b" text:style-name="Index_20_Link" text:visited-style-name="Index_20_Link"><text:span text:style-name="T12">N=?</text:span></text:a><text:span text:style-name="T12"><text:tab/>63</text:span></text:p>
          <text:p text:style-name="P38"><text:a xlink:type="simple" xlink:href="#_2uxtw84" text:style-name="Index_20_Link" text:visited-style-name="Index_20_Link"><text:span text:style-name="T12">NEVER-ZAP-TO-SOURCE-DIRECTORY?</text:span></text:a><text:span text:style-name="T12"><text:tab/>63</text:span></text:p>
          <text:p text:style-name="P38"><text:a xlink:type="simple" xlink:href="#_w6kncfyhc9ue" text:style-name="Index_20_Link" text:visited-style-name="Index_20_Link"><text:span text:style-name="T12">NEW-ADD-WORD</text:span></text:a><text:span text:style-name="T12"><text:tab/>63</text:span></text:p>
          <text:p text:style-name="P38"><text:a xlink:type="simple" xlink:href="#_1a346fx" text:style-name="Index_20_Link" text:visited-style-name="Index_20_Link"><text:span text:style-name="T12">NEWTYPE</text:span></text:a><text:span text:style-name="T12"><text:tab/>63</text:span></text:p>
          <text:p text:style-name="P38"><text:a xlink:type="simple" xlink:href="#_3u2rp3q" text:style-name="Index_20_Link" text:visited-style-name="Index_20_Link"><text:span text:style-name="T12">NEXT</text:span></text:a><text:span text:style-name="T12"><text:tab/>64</text:span></text:p>
          <text:p text:style-name="P38"><text:a xlink:type="simple" xlink:href="#_2981zbj" text:style-name="Index_20_Link" text:visited-style-name="Index_20_Link"><text:span text:style-name="T12">NOT</text:span></text:a><text:span text:style-name="T12"><text:tab/>64</text:span></text:p>
          <text:p text:style-name="P38"><text:a xlink:type="simple" xlink:href="#_odc9jc" text:style-name="Index_20_Link" text:visited-style-name="Index_20_Link"><text:span text:style-name="T12">NTH</text:span></text:a><text:span text:style-name="T12"><text:tab/>64</text:span></text:p>
          <text:p text:style-name="P38"><text:a xlink:type="simple" xlink:href="#_38czs75" text:style-name="Index_20_Link" text:visited-style-name="Index_20_Link"><text:span text:style-name="T12">OBJECT</text:span></text:a><text:span text:style-name="T12"><text:tab/>65</text:span></text:p>
          <text:p text:style-name="P38"><text:a xlink:type="simple" xlink:href="#_1nia2ey" text:style-name="Index_20_Link" text:visited-style-name="Index_20_Link"><text:span text:style-name="T12">OBLIST?</text:span></text:a><text:span text:style-name="T12"><text:tab/>65</text:span></text:p>
          <text:p text:style-name="P38"><text:a xlink:type="simple" xlink:href="#_47hxl2r" text:style-name="Index_20_Link" text:visited-style-name="Index_20_Link"><text:span text:style-name="T12">OFFSET</text:span></text:a><text:span text:style-name="T12"><text:tab/>65</text:span></text:p>
          <text:p text:style-name="P38"><text:a xlink:type="simple" xlink:href="#_2mn7vak" text:style-name="Index_20_Link" text:visited-style-name="Index_20_Link"><text:span text:style-name="T12">OPEN</text:span></text:a><text:span text:style-name="T12"><text:tab/>65</text:span></text:p>
          <text:p text:style-name="P38"><text:a xlink:type="simple" xlink:href="#_11si5id" text:style-name="Index_20_Link" text:visited-style-name="Index_20_Link"><text:span text:style-name="T12">OR</text:span></text:a><text:span text:style-name="T12"><text:tab/>65</text:span></text:p>
          <text:p text:style-name="P38"><text:a xlink:type="simple" xlink:href="#_3ls5o66" text:style-name="Index_20_Link" text:visited-style-name="Index_20_Link"><text:span text:style-name="T12">OR?</text:span></text:a><text:span text:style-name="T12"><text:tab/>66</text:span></text:p>
          <text:p text:style-name="P38"><text:a xlink:type="simple" xlink:href="#_20xfydz" text:style-name="Index_20_Link" text:visited-style-name="Index_20_Link"><text:span text:style-name="T12">ORB</text:span></text:a><text:span text:style-name="T12"><text:tab/>66</text:span></text:p>
          <text:p text:style-name="P38"><text:a xlink:type="simple" xlink:href="#_4kx3h1s" text:style-name="Index_20_Link" text:visited-style-name="Index_20_Link"><text:span text:style-name="T12">ORDER-FLAGS?</text:span></text:a><text:span text:style-name="T12"><text:tab/>66</text:span></text:p>
          <text:p text:style-name="P38"><text:a xlink:type="simple" xlink:href="#_302dr9l" text:style-name="Index_20_Link" text:visited-style-name="Index_20_Link"><text:span text:style-name="T12">ORDER-OBJECTS?</text:span></text:a><text:span text:style-name="T12"><text:tab/>67</text:span></text:p>
          <text:p text:style-name="P38"><text:a xlink:type="simple" xlink:href="#_1f7o1he" text:style-name="Index_20_Link" text:visited-style-name="Index_20_Link"><text:span text:style-name="T12">ORDER-TREE?</text:span></text:a><text:span text:style-name="T12"><text:tab/>67</text:span></text:p>
          <text:p text:style-name="P38"><text:a xlink:type="simple" xlink:href="#_3z7bk57" text:style-name="Index_20_Link" text:visited-style-name="Index_20_Link"><text:span text:style-name="T12">PACKAGE</text:span></text:a><text:span text:style-name="T12"><text:tab/>68</text:span></text:p>
          <text:p text:style-name="P38"><text:a xlink:type="simple" xlink:href="#_2eclud0" text:style-name="Index_20_Link" text:visited-style-name="Index_20_Link"><text:span text:style-name="T12">PARSE</text:span></text:a><text:span text:style-name="T12"><text:tab/>69</text:span></text:p>
          <text:p text:style-name="P38"><text:a xlink:type="simple" xlink:href="#_uagkh4g68sm4" text:style-name="Index_20_Link" text:visited-style-name="Index_20_Link"><text:span text:style-name="T12">PICFILE</text:span></text:a><text:span text:style-name="T12"><text:tab/>70</text:span></text:p>
          <text:p text:style-name="P38"><text:a xlink:type="simple" xlink:href="#_yoal25lo9g0s" text:style-name="Index_20_Link" text:visited-style-name="Index_20_Link"><text:span text:style-name="T12">PLTABLE</text:span></text:a><text:span text:style-name="T12"><text:tab/>70</text:span></text:p>
          <text:p text:style-name="P38"><text:a xlink:type="simple" xlink:href="#_3dhjn8m" text:style-name="Index_20_Link" text:visited-style-name="Index_20_Link"><text:span text:style-name="T12">PNAME</text:span></text:a><text:span text:style-name="T12"><text:tab/>70</text:span></text:p>
          <text:p text:style-name="P38"><text:a xlink:type="simple" xlink:href="#_1smtxgf" text:style-name="Index_20_Link" text:visited-style-name="Index_20_Link"><text:span text:style-name="T12">PREP-SYNONYM</text:span></text:a><text:span text:style-name="T12"><text:tab/>71</text:span></text:p>
          <text:p text:style-name="P38"><text:a xlink:type="simple" xlink:href="#_4cmhg48" text:style-name="Index_20_Link" text:visited-style-name="Index_20_Link"><text:span text:style-name="T12">PRIMTYPE</text:span></text:a><text:span text:style-name="T12"><text:tab/>71</text:span></text:p>
          <text:p text:style-name="P38"><text:a xlink:type="simple" xlink:href="#_2rrrqc1" text:style-name="Index_20_Link" text:visited-style-name="Index_20_Link"><text:span text:style-name="T12">PRIN1</text:span></text:a><text:span text:style-name="T12"><text:tab/>71</text:span></text:p>
          <text:p text:style-name="P38"><text:a xlink:type="simple" xlink:href="#_16x20ju" text:style-name="Index_20_Link" text:visited-style-name="Index_20_Link"><text:span text:style-name="T12">PRINC</text:span></text:a><text:span text:style-name="T12"><text:tab/>71</text:span></text:p>
          <text:p text:style-name="P38"><text:a xlink:type="simple" xlink:href="#_3qwpj7n" text:style-name="Index_20_Link" text:visited-style-name="Index_20_Link"><text:span text:style-name="T12">PRINT</text:span></text:a><text:span text:style-name="T12"><text:tab/>72</text:span></text:p>
          <text:p text:style-name="P38"><text:a xlink:type="simple" xlink:href="#_261ztfg" text:style-name="Index_20_Link" text:visited-style-name="Index_20_Link"><text:span text:style-name="T12">PRINT-MANY</text:span></text:a><text:span text:style-name="T12"><text:tab/>72</text:span></text:p>
          <text:p text:style-name="P38"><text:a xlink:type="simple" xlink:href="#_l7a3n9" text:style-name="Index_20_Link" text:visited-style-name="Index_20_Link"><text:span text:style-name="T12">PRINTTYPE</text:span></text:a><text:span text:style-name="T12"><text:tab/>72</text:span></text:p>
          <text:p text:style-name="P38"><text:soft-page-break/><text:a xlink:type="simple" xlink:href="#_356xmb2" text:style-name="Index_20_Link" text:visited-style-name="Index_20_Link"><text:span text:style-name="T12">PROG</text:span></text:a><text:span text:style-name="T12"><text:tab/>73</text:span></text:p>
          <text:p text:style-name="P38"><text:a xlink:type="simple" xlink:href="#_1kc7wiv" text:style-name="Index_20_Link" text:visited-style-name="Index_20_Link"><text:span text:style-name="T12">PROPDEF</text:span></text:a><text:span text:style-name="T12"><text:tab/>74</text:span></text:p>
          <text:p text:style-name="P38"><text:a xlink:type="simple" xlink:href="#_44bvf6o" text:style-name="Index_20_Link" text:visited-style-name="Index_20_Link"><text:span text:style-name="T12">PTABLE</text:span></text:a><text:span text:style-name="T12"><text:tab/>74</text:span></text:p>
          <text:p text:style-name="P38"><text:a xlink:type="simple" xlink:href="#_2jh5peh" text:style-name="Index_20_Link" text:visited-style-name="Index_20_Link"><text:span text:style-name="T12">PUT</text:span></text:a><text:span text:style-name="T12"><text:tab/>74</text:span></text:p>
          <text:p text:style-name="P38"><text:a xlink:type="simple" xlink:href="#_ymfzma" text:style-name="Index_20_Link" text:visited-style-name="Index_20_Link"><text:span text:style-name="T12">PUT-DECL</text:span></text:a><text:span text:style-name="T12"><text:tab/>75</text:span></text:p>
          <text:p text:style-name="P38"><text:a xlink:type="simple" xlink:href="#_ioyxaf8hq901" text:style-name="Index_20_Link" text:visited-style-name="Index_20_Link"><text:span text:style-name="T12">PUT-PURE-HERE</text:span></text:a><text:span text:style-name="T12"><text:tab/>75</text:span></text:p>
          <text:p text:style-name="P38"><text:a xlink:type="simple" xlink:href="#_3im3ia3" text:style-name="Index_20_Link" text:visited-style-name="Index_20_Link"><text:span text:style-name="T12">PUTB</text:span></text:a><text:span text:style-name="T12"><text:tab/>75</text:span></text:p>
          <text:p text:style-name="P38"><text:a xlink:type="simple" xlink:href="#_1xrdshw" text:style-name="Index_20_Link" text:visited-style-name="Index_20_Link"><text:span text:style-name="T12">PUTPROP</text:span></text:a><text:span text:style-name="T12"><text:tab/>76</text:span></text:p>
          <text:p text:style-name="P38"><text:a xlink:type="simple" xlink:href="#_4hr1b5p" text:style-name="Index_20_Link" text:visited-style-name="Index_20_Link"><text:span text:style-name="T12">PUTREST</text:span></text:a><text:span text:style-name="T12"><text:tab/>76</text:span></text:p>
          <text:p text:style-name="P38"><text:a xlink:type="simple" xlink:href="#_2wwbldi" text:style-name="Index_20_Link" text:visited-style-name="Index_20_Link"><text:span text:style-name="T12">QUIT</text:span></text:a><text:span text:style-name="T12"><text:tab/>76</text:span></text:p>
          <text:p text:style-name="P38"><text:a xlink:type="simple" xlink:href="#_1c1lvlb" text:style-name="Index_20_Link" text:visited-style-name="Index_20_Link"><text:span text:style-name="T12">QUOTE</text:span></text:a><text:span text:style-name="T12"><text:tab/>76</text:span></text:p>
          <text:p text:style-name="P38"><text:a xlink:type="simple" xlink:href="#_3w19e94" text:style-name="Index_20_Link" text:visited-style-name="Index_20_Link"><text:span text:style-name="T12">READSTRING</text:span></text:a><text:span text:style-name="T12"><text:tab/>76</text:span></text:p>
          <text:p text:style-name="P38"><text:a xlink:type="simple" xlink:href="#_2b6jogx" text:style-name="Index_20_Link" text:visited-style-name="Index_20_Link"><text:span text:style-name="T12">REMOVE</text:span></text:a><text:span text:style-name="T12"><text:tab/>77</text:span></text:p>
          <text:p text:style-name="P38"><text:a xlink:type="simple" xlink:href="#_qbtyoq" text:style-name="Index_20_Link" text:visited-style-name="Index_20_Link"><text:span text:style-name="T12">RENTRY</text:span></text:a><text:span text:style-name="T12"><text:tab/>77</text:span></text:p>
          <text:p text:style-name="P38"><text:a xlink:type="simple" xlink:href="#_3abhhcj" text:style-name="Index_20_Link" text:visited-style-name="Index_20_Link"><text:span text:style-name="T12">REPEAT</text:span></text:a><text:span text:style-name="T12"><text:tab/>78</text:span></text:p>
          <text:p text:style-name="P38"><text:a xlink:type="simple" xlink:href="#_1pgrrkc" text:style-name="Index_20_Link" text:visited-style-name="Index_20_Link"><text:span text:style-name="T12">REPLACE-DEFINITION</text:span></text:a><text:span text:style-name="T12"><text:tab/>78</text:span></text:p>
          <text:p text:style-name="P38"><text:a xlink:type="simple" xlink:href="#_49gfa85" text:style-name="Index_20_Link" text:visited-style-name="Index_20_Link"><text:span text:style-name="T12">REST</text:span></text:a><text:span text:style-name="T12"><text:tab/>79</text:span></text:p>
          <text:p text:style-name="P38"><text:a xlink:type="simple" xlink:href="#_2olpkfy" text:style-name="Index_20_Link" text:visited-style-name="Index_20_Link"><text:span text:style-name="T12">RETURN</text:span></text:a><text:span text:style-name="T12"><text:tab/>79</text:span></text:p>
          <text:p text:style-name="P38"><text:a xlink:type="simple" xlink:href="#_13qzunr" text:style-name="Index_20_Link" text:visited-style-name="Index_20_Link"><text:span text:style-name="T12">ROOM</text:span></text:a><text:span text:style-name="T12"><text:tab/>79</text:span></text:p>
          <text:p text:style-name="P38"><text:a xlink:type="simple" xlink:href="#_3nqndbk" text:style-name="Index_20_Link" text:visited-style-name="Index_20_Link"><text:span text:style-name="T12">ROOT</text:span></text:a><text:span text:style-name="T12"><text:tab/>80</text:span></text:p>
          <text:p text:style-name="P38"><text:a xlink:type="simple" xlink:href="#_22vxnjd" text:style-name="Index_20_Link" text:visited-style-name="Index_20_Link"><text:span text:style-name="T12">ROUTINE</text:span></text:a><text:span text:style-name="T12"><text:tab/>80</text:span></text:p>
          <text:p text:style-name="P38"><text:a xlink:type="simple" xlink:href="#_i17xr6" text:style-name="Index_20_Link" text:visited-style-name="Index_20_Link"><text:span text:style-name="T12">ROUTINE-FLAGS</text:span></text:a><text:span text:style-name="T12"><text:tab/>80</text:span></text:p>
          <text:p text:style-name="P38"><text:a xlink:type="simple" xlink:href="#_320vgez" text:style-name="Index_20_Link" text:visited-style-name="Index_20_Link"><text:span text:style-name="T12">SET</text:span></text:a><text:span text:style-name="T12"><text:tab/>80</text:span></text:p>
          <text:p text:style-name="P38"><text:a xlink:type="simple" xlink:href="#_1h65qms" text:style-name="Index_20_Link" text:visited-style-name="Index_20_Link"><text:span text:style-name="T12">SET-DEFSTRUCT-FILE-DEFAULTS</text:span></text:a><text:span text:style-name="T12"><text:tab/>80</text:span></text:p>
          <text:p text:style-name="P38"><text:a xlink:type="simple" xlink:href="#_415t9al" text:style-name="Index_20_Link" text:visited-style-name="Index_20_Link"><text:span text:style-name="T12">SETG</text:span></text:a><text:span text:style-name="T12"><text:tab/>80</text:span></text:p>
          <text:p text:style-name="P38"><text:a xlink:type="simple" xlink:href="#_2gb3jie" text:style-name="Index_20_Link" text:visited-style-name="Index_20_Link"><text:span text:style-name="T12">SETG20</text:span></text:a><text:span text:style-name="T12"><text:tab/>81</text:span></text:p>
          <text:p text:style-name="P38"><text:a xlink:type="simple" xlink:href="#_vgdtq7" text:style-name="Index_20_Link" text:visited-style-name="Index_20_Link"><text:span text:style-name="T12">SORT</text:span></text:a><text:span text:style-name="T12"><text:tab/>81</text:span></text:p>
          <text:p text:style-name="P38"><text:a xlink:type="simple" xlink:href="#_3fg1ce0" text:style-name="Index_20_Link" text:visited-style-name="Index_20_Link"><text:span text:style-name="T12">SPNAME</text:span></text:a><text:span text:style-name="T12"><text:tab/>81</text:span></text:p>
          <text:p text:style-name="P38"><text:a xlink:type="simple" xlink:href="#_1ulbmlt" text:style-name="Index_20_Link" text:visited-style-name="Index_20_Link"><text:span text:style-name="T12">STRING</text:span></text:a><text:span text:style-name="T12"><text:tab/>81</text:span></text:p>
          <text:p text:style-name="P38"><text:a xlink:type="simple" xlink:href="#_4ekz59m" text:style-name="Index_20_Link" text:visited-style-name="Index_20_Link"><text:span text:style-name="T12">STRUCTURED?</text:span></text:a><text:span text:style-name="T12"><text:tab/>82</text:span></text:p>
          <text:p text:style-name="P38"><text:a xlink:type="simple" xlink:href="#_2tq9fhf" text:style-name="Index_20_Link" text:visited-style-name="Index_20_Link"><text:span text:style-name="T12">SUBSTRUC</text:span></text:a><text:span text:style-name="T12"><text:tab/>82</text:span></text:p>
          <text:p text:style-name="P38"><text:a xlink:type="simple" xlink:href="#_18vjpp8" text:style-name="Index_20_Link" text:visited-style-name="Index_20_Link"><text:span text:style-name="T12">SUPPRESS-WARNINGS?</text:span></text:a><text:span text:style-name="T12"><text:tab/>83</text:span></text:p>
          <text:p text:style-name="P38"><text:a xlink:type="simple" xlink:href="#_s1gwiysqrg1z" text:style-name="Index_20_Link" text:visited-style-name="Index_20_Link"><text:span text:style-name="T3">SYNONYM</text:span></text:a><text:span text:style-name="T3"><text:tab/>83</text:span></text:p>
          <text:p text:style-name="P38"><text:a xlink:type="simple" xlink:href="#_3sv78d1" text:style-name="Index_20_Link" text:visited-style-name="Index_20_Link"><text:span text:style-name="T12">SYNTAX</text:span></text:a><text:span text:style-name="T12"><text:tab/>83</text:span></text:p>
          <text:p text:style-name="P36"><text:a xlink:type="simple" xlink:href="#_p6ra8x7xj7ul" text:style-name="Index_20_Link" text:visited-style-name="Index_20_Link"><text:span text:style-name="T3">TABLE</text:span></text:a><text:span text:style-name="T3"><text:tab/>85</text:span></text:p>
          <text:p text:style-name="P38"><text:a xlink:type="simple" xlink:href="#_n5rssn" text:style-name="Index_20_Link" text:visited-style-name="Index_20_Link"><text:span text:style-name="T12">TELL-TOKENS</text:span></text:a><text:span text:style-name="T12"><text:tab/>86</text:span></text:p>
          <text:p text:style-name="P38"><text:soft-page-break/><text:a xlink:type="simple" xlink:href="#_375fbgg" text:style-name="Index_20_Link" text:visited-style-name="Index_20_Link"><text:span text:style-name="T12">TIME</text:span></text:a><text:span text:style-name="T12"><text:tab/>86</text:span></text:p>
          <text:p text:style-name="P38"><text:a xlink:type="simple" xlink:href="#_tvejozqi61yf" text:style-name="Index_20_Link" text:visited-style-name="Index_20_Link"><text:span text:style-name="T3">TOP</text:span></text:a><text:span text:style-name="T3"><text:tab/>86</text:span></text:p>
          <text:p text:style-name="P38"><text:a xlink:type="simple" xlink:href="#_1maplo9" text:style-name="Index_20_Link" text:visited-style-name="Index_20_Link"><text:span text:style-name="T12">TUPLE</text:span></text:a><text:span text:style-name="T12"><text:tab/>87</text:span></text:p>
          <text:p text:style-name="P38"><text:a xlink:type="simple" xlink:href="#_46ad4c2" text:style-name="Index_20_Link" text:visited-style-name="Index_20_Link"><text:span text:style-name="T12">TYPE</text:span></text:a><text:span text:style-name="T12"><text:tab/>87</text:span></text:p>
          <text:p text:style-name="P38"><text:a xlink:type="simple" xlink:href="#_2lfnejv" text:style-name="Index_20_Link" text:visited-style-name="Index_20_Link"><text:span text:style-name="T12">TYPE?</text:span></text:a><text:span text:style-name="T12"><text:tab/>88</text:span></text:p>
          <text:p text:style-name="P38"><text:a xlink:type="simple" xlink:href="#_10kxoro" text:style-name="Index_20_Link" text:visited-style-name="Index_20_Link"><text:span text:style-name="T12">TYPEPRIM</text:span></text:a><text:span text:style-name="T12"><text:tab/>88</text:span></text:p>
          <text:p text:style-name="P38"><text:a xlink:type="simple" xlink:href="#_3kkl7fh" text:style-name="Index_20_Link" text:visited-style-name="Index_20_Link"><text:span text:style-name="T12">UNASSIGN</text:span></text:a><text:span text:style-name="T12"><text:tab/>88</text:span></text:p>
          <text:p text:style-name="P38"><text:a xlink:type="simple" xlink:href="#_1zpvhna" text:style-name="Index_20_Link" text:visited-style-name="Index_20_Link"><text:span text:style-name="T12">UNPARSE</text:span></text:a><text:span text:style-name="T12"><text:tab/>89</text:span></text:p>
          <text:p text:style-name="P38"><text:a xlink:type="simple" xlink:href="#_4jpj0b3" text:style-name="Index_20_Link" text:visited-style-name="Index_20_Link"><text:span text:style-name="T12">USE</text:span></text:a><text:span text:style-name="T12"><text:tab/>89</text:span></text:p>
          <text:p text:style-name="P38"><text:a xlink:type="simple" xlink:href="#_2yutaiw" text:style-name="Index_20_Link" text:visited-style-name="Index_20_Link"><text:span text:style-name="T12">USE-WHEN</text:span></text:a><text:span text:style-name="T12"><text:tab/>89</text:span></text:p>
          <text:p text:style-name="P38"><text:a xlink:type="simple" xlink:href="#_1e03kqp" text:style-name="Index_20_Link" text:visited-style-name="Index_20_Link"><text:span text:style-name="T12">VALID-TYPE?</text:span></text:a><text:span text:style-name="T12"><text:tab/>90</text:span></text:p>
          <text:p text:style-name="P38"><text:a xlink:type="simple" xlink:href="#_3xzr3ei" text:style-name="Index_20_Link" text:visited-style-name="Index_20_Link"><text:span text:style-name="T12">VALUE</text:span></text:a><text:span text:style-name="T12"><text:tab/>90</text:span></text:p>
          <text:p text:style-name="P38"><text:a xlink:type="simple" xlink:href="#_2d51dmb" text:style-name="Index_20_Link" text:visited-style-name="Index_20_Link"><text:span text:style-name="T12">VECTOR</text:span></text:a><text:span text:style-name="T12"><text:tab/>90</text:span></text:p>
          <text:p text:style-name="P38"><text:a xlink:type="simple" xlink:href="#_sabnu4" text:style-name="Index_20_Link" text:visited-style-name="Index_20_Link"><text:span text:style-name="T12">VERB-SYNONYM</text:span></text:a><text:span text:style-name="T12"><text:tab/>91</text:span></text:p>
          <text:p text:style-name="P38"><text:a xlink:type="simple" xlink:href="#_3c9z6hx" text:style-name="Index_20_Link" text:visited-style-name="Index_20_Link"><text:span text:style-name="T12">VERSION</text:span></text:a><text:span text:style-name="T12"><text:tab/>91</text:span></text:p>
          <text:p text:style-name="P38"><text:a xlink:type="simple" xlink:href="#_1rf9gpq" text:style-name="Index_20_Link" text:visited-style-name="Index_20_Link"><text:span text:style-name="T12">VERSION?</text:span></text:a><text:span text:style-name="T12"><text:tab/>92</text:span></text:p>
          <text:p text:style-name="P38"><text:a xlink:type="simple" xlink:href="#_4bewzdj" text:style-name="Index_20_Link" text:visited-style-name="Index_20_Link"><text:span text:style-name="T12">VOC</text:span></text:a><text:span text:style-name="T12"><text:tab/>92</text:span></text:p>
          <text:p text:style-name="P38"><text:a xlink:type="simple" xlink:href="#_3x3pvmcunlrd" text:style-name="Index_20_Link" text:visited-style-name="Index_20_Link"><text:span text:style-name="T3">WARN-AS-ERROR?</text:span></text:a><text:span text:style-name="T3"><text:tab/>95</text:span></text:p>
          <text:p text:style-name="P38"><text:a xlink:type="simple" xlink:href="#_m3ye0kwa1dbk" text:style-name="Index_20_Link" text:visited-style-name="Index_20_Link"><text:span text:style-name="T3">XFLOAD</text:span></text:a><text:span text:style-name="T3"><text:tab/>95</text:span></text:p>
          <text:p text:style-name="P38"><text:a xlink:type="simple" xlink:href="#_61qomf484he5" text:style-name="Index_20_Link" text:visited-style-name="Index_20_Link"><text:span text:style-name="T3">XORB</text:span></text:a><text:span text:style-name="T3"><text:tab/>95</text:span></text:p>
          <text:p text:style-name="P38"><text:a xlink:type="simple" xlink:href="#_15phjt5" text:style-name="Index_20_Link" text:visited-style-name="Index_20_Link"><text:span text:style-name="T12">ZGET</text:span></text:a><text:span text:style-name="T12"><text:tab/>96</text:span></text:p>
          <text:p text:style-name="P38"><text:a xlink:type="simple" xlink:href="#_3pp52gy" text:style-name="Index_20_Link" text:visited-style-name="Index_20_Link"><text:span text:style-name="T12">ZIP-OPTIONS</text:span></text:a><text:span text:style-name="T12"><text:tab/>96</text:span></text:p>
          <text:p text:style-name="P38"><text:a xlink:type="simple" xlink:href="#_ywjsywklgkdy" text:style-name="Index_20_Link" text:visited-style-name="Index_20_Link"><text:span text:style-name="T3">ZPACKAGE</text:span></text:a><text:span text:style-name="T3"><text:tab/>96</text:span></text:p>
          <text:p text:style-name="P38"><text:a xlink:type="simple" xlink:href="#_t3zlmykriflu" text:style-name="Index_20_Link" text:visited-style-name="Index_20_Link"><text:span text:style-name="T3">ZPUT</text:span></text:a><text:span text:style-name="T3"><text:tab/>96</text:span></text:p>
          <text:p text:style-name="P38"><text:a xlink:type="simple" xlink:href="#_jzpmwk" text:style-name="Index_20_Link" text:visited-style-name="Index_20_Link"><text:span text:style-name="T12">ZREST</text:span></text:a><text:span text:style-name="T12"><text:tab/>96</text:span></text:p>
          <text:p text:style-name="P38"><text:a xlink:type="simple" xlink:href="#_33zd5kd" text:style-name="Index_20_Link" text:visited-style-name="Index_20_Link"><text:span text:style-name="T12">ZSECTION</text:span></text:a><text:span text:style-name="T12"><text:tab/>97</text:span></text:p>
          <text:p text:style-name="P38"><text:a xlink:type="simple" xlink:href="#_pz3bxyvddut7" text:style-name="Index_20_Link" text:visited-style-name="Index_20_Link"><text:span text:style-name="T3">ZSTART</text:span></text:a><text:span text:style-name="T3"><text:tab/>97</text:span></text:p>
          <text:p text:style-name="P38"><text:a xlink:type="simple" xlink:href="#_bszx47zazyks" text:style-name="Index_20_Link" text:visited-style-name="Index_20_Link"><text:span text:style-name="T12">ZSTR-OFF</text:span></text:a><text:span text:style-name="T12"><text:tab/>97</text:span></text:p>
          <text:p text:style-name="P38"><text:a xlink:type="simple" xlink:href="#_iulduu9el473" text:style-name="Index_20_Link" text:visited-style-name="Index_20_Link"><text:span text:style-name="T12">ZSTR-ON</text:span></text:a><text:span text:style-name="T12"><text:tab/>97</text:span></text:p>
          <text:p text:style-name="P38"><text:a xlink:type="simple" xlink:href="#_e8lte2wqvsv9" text:style-name="Index_20_Link" text:visited-style-name="Index_20_Link"><text:span text:style-name="T3">ZZPACKAGE</text:span></text:a><text:span text:style-name="T3"><text:tab/>98</text:span></text:p>
          <text:p text:style-name="P38"><text:a xlink:type="simple" xlink:href="#_x1gn6x1zsmpw" text:style-name="Index_20_Link" text:visited-style-name="Index_20_Link"><text:span text:style-name="T3">ZZSECTION</text:span></text:a><text:span text:style-name="T3"><text:tab/>98</text:span></text:p>
          <text:p text:style-name="P36"><text:a xlink:type="simple" xlink:href="#_1j4nfs6" text:style-name="Index_20_Link" text:visited-style-name="Index_20_Link"><text:span text:style-name="T12">Z-code built-ins (use inside ROUTINE)</text:span></text:a><text:span text:style-name="T12"><text:tab/>99</text:span></text:p>
          <text:p text:style-name="P38"><text:a xlink:type="simple" xlink:href="#_434ayfz" text:style-name="Index_20_Link" text:visited-style-name="Index_20_Link"><text:span text:style-name="T12">*, MUL</text:span></text:a><text:span text:style-name="T12"><text:tab/>99</text:span></text:p>
          <text:p text:style-name="P38"><text:a xlink:type="simple" xlink:href="#_2i9l8ns" text:style-name="Index_20_Link" text:visited-style-name="Index_20_Link"><text:span text:style-name="T12">+, ADD</text:span></text:a><text:span text:style-name="T12"><text:tab/>99</text:span></text:p>
          <text:p text:style-name="P38"><text:a xlink:type="simple" xlink:href="#_xevivl" text:style-name="Index_20_Link" text:visited-style-name="Index_20_Link"><text:span text:style-name="T12">-, SUB</text:span></text:a><text:span text:style-name="T12"><text:tab/>99</text:span></text:p>
          <text:p text:style-name="P38"><text:a xlink:type="simple" xlink:href="#_3hej1je" text:style-name="Index_20_Link" text:visited-style-name="Index_20_Link"><text:span text:style-name="T12">/, DIV</text:span></text:a><text:span text:style-name="T12"><text:tab/>100</text:span></text:p>
          <text:p text:style-name="P38"><text:soft-page-break/><text:a xlink:type="simple" xlink:href="#_1wjtbr7" text:style-name="Index_20_Link" text:visited-style-name="Index_20_Link"><text:span text:style-name="T12">0?, ZERO?</text:span></text:a><text:span text:style-name="T12"><text:tab/>100</text:span></text:p>
          <text:p text:style-name="P38"><text:a xlink:type="simple" xlink:href="#_4gjguf0" text:style-name="Index_20_Link" text:visited-style-name="Index_20_Link"><text:span text:style-name="T12">1?</text:span></text:a><text:span text:style-name="T12"><text:tab/>100</text:span></text:p>
          <text:p text:style-name="P38"><text:a xlink:type="simple" xlink:href="#_2vor4mt" text:style-name="Index_20_Link" text:visited-style-name="Index_20_Link"><text:span text:style-name="T12">=?, ==?, EQUAL?</text:span></text:a><text:span text:style-name="T12"><text:tab/>100</text:span></text:p>
          <text:p text:style-name="P38"><text:a xlink:type="simple" xlink:href="#_1au1eum" text:style-name="Index_20_Link" text:visited-style-name="Index_20_Link"><text:span text:style-name="T12">AGAIN</text:span></text:a><text:span text:style-name="T12"><text:tab/>101</text:span></text:p>
          <text:p text:style-name="P38"><text:a xlink:type="simple" xlink:href="#_3utoxif" text:style-name="Index_20_Link" text:visited-style-name="Index_20_Link"><text:span text:style-name="T12">AND</text:span></text:a><text:span text:style-name="T12"><text:tab/>102</text:span></text:p>
          <text:p text:style-name="P38"><text:a xlink:type="simple" xlink:href="#_29yz7q8" text:style-name="Index_20_Link" text:visited-style-name="Index_20_Link"><text:span text:style-name="T12">APPLY</text:span></text:a><text:span text:style-name="T12"><text:tab/>102</text:span></text:p>
          <text:p text:style-name="P38"><text:a xlink:type="simple" xlink:href="#_p49hy1" text:style-name="Index_20_Link" text:visited-style-name="Index_20_Link"><text:span text:style-name="T12">ASH, ASHIFT</text:span></text:a><text:span text:style-name="T12"><text:tab/>102</text:span></text:p>
          <text:p text:style-name="P38"><text:a xlink:type="simple" xlink:href="#_393x0lu" text:style-name="Index_20_Link" text:visited-style-name="Index_20_Link"><text:span text:style-name="T12">ASSIGNED?</text:span></text:a><text:span text:style-name="T12"><text:tab/>103</text:span></text:p>
          <text:p text:style-name="P38"><text:a xlink:type="simple" xlink:href="#_1o97atn" text:style-name="Index_20_Link" text:visited-style-name="Index_20_Link"><text:span text:style-name="T12">BACK</text:span></text:a><text:span text:style-name="T12"><text:tab/>103</text:span></text:p>
          <text:p text:style-name="P38"><text:a xlink:type="simple" xlink:href="#_488uthg" text:style-name="Index_20_Link" text:visited-style-name="Index_20_Link"><text:span text:style-name="T12">BAND, ANDB</text:span></text:a><text:span text:style-name="T12"><text:tab/>103</text:span></text:p>
          <text:p text:style-name="P38"><text:a xlink:type="simple" xlink:href="#_2ne53p9" text:style-name="Index_20_Link" text:visited-style-name="Index_20_Link"><text:span text:style-name="T12">BCOM</text:span></text:a><text:span text:style-name="T12"><text:tab/>104</text:span></text:p>
          <text:p text:style-name="P38"><text:a xlink:type="simple" xlink:href="#_12jfdx2" text:style-name="Index_20_Link" text:visited-style-name="Index_20_Link"><text:span text:style-name="T12">BIND</text:span></text:a><text:span text:style-name="T12"><text:tab/>104</text:span></text:p>
          <text:p text:style-name="P38"><text:a xlink:type="simple" xlink:href="#_3mj2wkv" text:style-name="Index_20_Link" text:visited-style-name="Index_20_Link"><text:span text:style-name="T12">BOR, ORB</text:span></text:a><text:span text:style-name="T12"><text:tab/>105</text:span></text:p>
          <text:p text:style-name="P38"><text:a xlink:type="simple" xlink:href="#_21od6so" text:style-name="Index_20_Link" text:visited-style-name="Index_20_Link"><text:span text:style-name="T12">BTST</text:span></text:a><text:span text:style-name="T12"><text:tab/>105</text:span></text:p>
          <text:p text:style-name="P38"><text:a xlink:type="simple" xlink:href="#_gtnh0h" text:style-name="Index_20_Link" text:visited-style-name="Index_20_Link"><text:span text:style-name="T12">BUFOUT</text:span></text:a><text:span text:style-name="T12"><text:tab/>105</text:span></text:p>
          <text:p text:style-name="P38"><text:a xlink:type="simple" xlink:href="#_30tazoa" text:style-name="Index_20_Link" text:visited-style-name="Index_20_Link"><text:span text:style-name="T12">CATCH</text:span></text:a><text:span text:style-name="T12"><text:tab/>106</text:span></text:p>
          <text:p text:style-name="P38"><text:a xlink:type="simple" xlink:href="#_1fyl9w3" text:style-name="Index_20_Link" text:visited-style-name="Index_20_Link"><text:span text:style-name="T12">CHECKU</text:span></text:a><text:span text:style-name="T12"><text:tab/>106</text:span></text:p>
          <text:p text:style-name="P38"><text:a xlink:type="simple" xlink:href="#_3zy8sjw" text:style-name="Index_20_Link" text:visited-style-name="Index_20_Link"><text:span text:style-name="T12">CLEAR</text:span></text:a><text:span text:style-name="T12"><text:tab/>107</text:span></text:p>
          <text:p text:style-name="P38"><text:a xlink:type="simple" xlink:href="#_2f3j2rp" text:style-name="Index_20_Link" text:visited-style-name="Index_20_Link"><text:span text:style-name="T12">COLOR</text:span></text:a><text:span text:style-name="T12"><text:tab/>107</text:span></text:p>
          <text:p text:style-name="P38"><text:a xlink:type="simple" xlink:href="#_u8tczi" text:style-name="Index_20_Link" text:visited-style-name="Index_20_Link"><text:span text:style-name="T12">COND</text:span></text:a><text:span text:style-name="T12"><text:tab/>107</text:span></text:p>
          <text:p text:style-name="P38"><text:a xlink:type="simple" xlink:href="#_3e8gvnb" text:style-name="Index_20_Link" text:visited-style-name="Index_20_Link"><text:span text:style-name="T12">CRLF</text:span></text:a><text:span text:style-name="T12"><text:tab/>109</text:span></text:p>
          <text:p text:style-name="P38"><text:a xlink:type="simple" xlink:href="#_1tdr5v4" text:style-name="Index_20_Link" text:visited-style-name="Index_20_Link"><text:span text:style-name="T12">CURGET</text:span></text:a><text:span text:style-name="T12"><text:tab/>109</text:span></text:p>
          <text:p text:style-name="P38"><text:a xlink:type="simple" xlink:href="#_4ddeoix" text:style-name="Index_20_Link" text:visited-style-name="Index_20_Link"><text:span text:style-name="T12">CURSET</text:span></text:a><text:span text:style-name="T12"><text:tab/>109</text:span></text:p>
          <text:p text:style-name="P38"><text:a xlink:type="simple" xlink:href="#_2sioyqq" text:style-name="Index_20_Link" text:visited-style-name="Index_20_Link"><text:span text:style-name="T12">DCLEAR</text:span></text:a><text:span text:style-name="T12"><text:tab/>110</text:span></text:p>
          <text:p text:style-name="P38"><text:a xlink:type="simple" xlink:href="#_17nz8yj" text:style-name="Index_20_Link" text:visited-style-name="Index_20_Link"><text:span text:style-name="T12">DEC</text:span></text:a><text:span text:style-name="T12"><text:tab/>110</text:span></text:p>
          <text:p text:style-name="P38"><text:a xlink:type="simple" xlink:href="#_3rnmrmc" text:style-name="Index_20_Link" text:visited-style-name="Index_20_Link"><text:span text:style-name="T12">DIRIN</text:span></text:a><text:span text:style-name="T12"><text:tab/>111</text:span></text:p>
          <text:p text:style-name="P38"><text:a xlink:type="simple" xlink:href="#_26sx1u5" text:style-name="Index_20_Link" text:visited-style-name="Index_20_Link"><text:span text:style-name="T12">DIROUT</text:span></text:a><text:span text:style-name="T12"><text:tab/>111</text:span></text:p>
          <text:p text:style-name="P38"><text:a xlink:type="simple" xlink:href="#_ly7c1y" text:style-name="Index_20_Link" text:visited-style-name="Index_20_Link"><text:span text:style-name="T12">DISPLAY</text:span></text:a><text:span text:style-name="T12"><text:tab/>111</text:span></text:p>
          <text:p text:style-name="P38"><text:a xlink:type="simple" xlink:href="#_35xuupr" text:style-name="Index_20_Link" text:visited-style-name="Index_20_Link"><text:span text:style-name="T12">DLESS?</text:span></text:a><text:span text:style-name="T12"><text:tab/>112</text:span></text:p>
          <text:p text:style-name="P38"><text:a xlink:type="simple" xlink:href="#_1l354xk" text:style-name="Index_20_Link" text:visited-style-name="Index_20_Link"><text:span text:style-name="T12">DO</text:span></text:a><text:span text:style-name="T12"><text:tab/>112</text:span></text:p>
          <text:p text:style-name="P38"><text:a xlink:type="simple" xlink:href="#_452snld" text:style-name="Index_20_Link" text:visited-style-name="Index_20_Link"><text:span text:style-name="T12">ERASE</text:span></text:a><text:span text:style-name="T12"><text:tab/>116</text:span></text:p>
          <text:p text:style-name="P38"><text:a xlink:type="simple" xlink:href="#_2k82xt6" text:style-name="Index_20_Link" text:visited-style-name="Index_20_Link"><text:span text:style-name="T12">F?</text:span></text:a><text:span text:style-name="T12"><text:tab/>116</text:span></text:p>
          <text:p text:style-name="P38"><text:a xlink:type="simple" xlink:href="#_zdd80z" text:style-name="Index_20_Link" text:visited-style-name="Index_20_Link"><text:span text:style-name="T12">FCLEAR</text:span></text:a><text:span text:style-name="T12"><text:tab/>117</text:span></text:p>
          <text:p text:style-name="P38"><text:a xlink:type="simple" xlink:href="#_3jd0qos" text:style-name="Index_20_Link" text:visited-style-name="Index_20_Link"><text:span text:style-name="T12">FIRST?</text:span></text:a><text:span text:style-name="T12"><text:tab/>117</text:span></text:p>
          <text:p text:style-name="P38"><text:a xlink:type="simple" xlink:href="#_1yib0wl" text:style-name="Index_20_Link" text:visited-style-name="Index_20_Link"><text:span text:style-name="T12">FONT</text:span></text:a><text:span text:style-name="T12"><text:tab/>117</text:span></text:p>
          <text:p text:style-name="P38"><text:a xlink:type="simple" xlink:href="#_4ihyjke" text:style-name="Index_20_Link" text:visited-style-name="Index_20_Link"><text:span text:style-name="T12">FSET</text:span></text:a><text:span text:style-name="T12"><text:tab/>118</text:span></text:p>
          <text:p text:style-name="P38"><text:soft-page-break/><text:a xlink:type="simple" xlink:href="#_2xn8ts7" text:style-name="Index_20_Link" text:visited-style-name="Index_20_Link"><text:span text:style-name="T12">FSET?</text:span></text:a><text:span text:style-name="T12"><text:tab/>118</text:span></text:p>
          <text:p text:style-name="P38"><text:a xlink:type="simple" xlink:href="#_1csj400" text:style-name="Index_20_Link" text:visited-style-name="Index_20_Link"><text:span text:style-name="T12">FSTACK</text:span></text:a><text:span text:style-name="T12"><text:tab/>118</text:span></text:p>
          <text:p text:style-name="P38"><text:a xlink:type="simple" xlink:href="#_3ws6mnt" text:style-name="Index_20_Link" text:visited-style-name="Index_20_Link"><text:span text:style-name="T12">G?, GRTR?</text:span></text:a><text:span text:style-name="T12"><text:tab/>119</text:span></text:p>
          <text:p text:style-name="P38"><text:a xlink:type="simple" xlink:href="#_2bxgwvm" text:style-name="Index_20_Link" text:visited-style-name="Index_20_Link"><text:span text:style-name="T12">G=?</text:span></text:a><text:span text:style-name="T12"><text:tab/>119</text:span></text:p>
          <text:p text:style-name="P38"><text:a xlink:type="simple" xlink:href="#_r2r73f" text:style-name="Index_20_Link" text:visited-style-name="Index_20_Link"><text:span text:style-name="T12">GET</text:span></text:a><text:span text:style-name="T12"><text:tab/>119</text:span></text:p>
          <text:p text:style-name="P38"><text:a xlink:type="simple" xlink:href="#_3b2epr8" text:style-name="Index_20_Link" text:visited-style-name="Index_20_Link"><text:span text:style-name="T12">GETB</text:span></text:a><text:span text:style-name="T12"><text:tab/>119</text:span></text:p>
          <text:p text:style-name="P38"><text:a xlink:type="simple" xlink:href="#_1q7ozz1" text:style-name="Index_20_Link" text:visited-style-name="Index_20_Link"><text:span text:style-name="T12">GETP</text:span></text:a><text:span text:style-name="T12"><text:tab/>120</text:span></text:p>
          <text:p text:style-name="P38"><text:a xlink:type="simple" xlink:href="#_4a7cimu" text:style-name="Index_20_Link" text:visited-style-name="Index_20_Link"><text:span text:style-name="T12">GETPT</text:span></text:a><text:span text:style-name="T12"><text:tab/>120</text:span></text:p>
          <text:p text:style-name="P38"><text:a xlink:type="simple" xlink:href="#_2pcmsun" text:style-name="Index_20_Link" text:visited-style-name="Index_20_Link"><text:span text:style-name="T12">GVAL</text:span></text:a><text:span text:style-name="T12"><text:tab/>120</text:span></text:p>
          <text:p text:style-name="P38"><text:a xlink:type="simple" xlink:href="#_14hx32g" text:style-name="Index_20_Link" text:visited-style-name="Index_20_Link"><text:span text:style-name="T12">HLIGHT</text:span></text:a><text:span text:style-name="T12"><text:tab/>121</text:span></text:p>
          <text:p text:style-name="P38"><text:a xlink:type="simple" xlink:href="#_3ohklq9" text:style-name="Index_20_Link" text:visited-style-name="Index_20_Link"><text:span text:style-name="T12">IFFLAG</text:span></text:a><text:span text:style-name="T12"><text:tab/>121</text:span></text:p>
          <text:p text:style-name="P38"><text:a xlink:type="simple" xlink:href="#_23muvy2" text:style-name="Index_20_Link" text:visited-style-name="Index_20_Link"><text:span text:style-name="T12">IGRTR?</text:span></text:a><text:span text:style-name="T12"><text:tab/>121</text:span></text:p>
          <text:p text:style-name="P38"><text:a xlink:type="simple" xlink:href="#_is565v" text:style-name="Index_20_Link" text:visited-style-name="Index_20_Link"><text:span text:style-name="T12">IN?</text:span></text:a><text:span text:style-name="T12"><text:tab/>122</text:span></text:p>
          <text:p text:style-name="P38"><text:a xlink:type="simple" xlink:href="#_32rsoto" text:style-name="Index_20_Link" text:visited-style-name="Index_20_Link"><text:span text:style-name="T12">INC</text:span></text:a><text:span text:style-name="T12"><text:tab/>122</text:span></text:p>
          <text:p text:style-name="P38"><text:a xlink:type="simple" xlink:href="#_1hx2z1h" text:style-name="Index_20_Link" text:visited-style-name="Index_20_Link"><text:span text:style-name="T12">INPUT</text:span></text:a><text:span text:style-name="T12"><text:tab/>122</text:span></text:p>
          <text:p text:style-name="P38"><text:a xlink:type="simple" xlink:href="#_41wqhpa" text:style-name="Index_20_Link" text:visited-style-name="Index_20_Link"><text:span text:style-name="T12">INTBL?</text:span></text:a><text:span text:style-name="T12"><text:tab/>123</text:span></text:p>
          <text:p text:style-name="P38"><text:a xlink:type="simple" xlink:href="#_2h20rx3" text:style-name="Index_20_Link" text:visited-style-name="Index_20_Link"><text:span text:style-name="T12">IRESTORE</text:span></text:a><text:span text:style-name="T12"><text:tab/>123</text:span></text:p>
          <text:p text:style-name="P38"><text:a xlink:type="simple" xlink:href="#_w7b24w" text:style-name="Index_20_Link" text:visited-style-name="Index_20_Link"><text:span text:style-name="T12">ISAVE</text:span></text:a><text:span text:style-name="T12"><text:tab/>124</text:span></text:p>
          <text:p text:style-name="P38"><text:a xlink:type="simple" xlink:href="#_3g6yksp" text:style-name="Index_20_Link" text:visited-style-name="Index_20_Link"><text:span text:style-name="T12">ITABLE</text:span></text:a><text:span text:style-name="T12"><text:tab/>124</text:span></text:p>
          <text:p text:style-name="P38"><text:a xlink:type="simple" xlink:href="#_1vc8v0i" text:style-name="Index_20_Link" text:visited-style-name="Index_20_Link"><text:span text:style-name="T12">L?, LESS?</text:span></text:a><text:span text:style-name="T12"><text:tab/>124</text:span></text:p>
          <text:p text:style-name="P38"><text:a xlink:type="simple" xlink:href="#_4fbwdob" text:style-name="Index_20_Link" text:visited-style-name="Index_20_Link"><text:span text:style-name="T12">L=?</text:span></text:a><text:span text:style-name="T12"><text:tab/>125</text:span></text:p>
          <text:p text:style-name="P38"><text:a xlink:type="simple" xlink:href="#_2uh6nw4" text:style-name="Index_20_Link" text:visited-style-name="Index_20_Link"><text:span text:style-name="T12">LEX</text:span></text:a><text:span text:style-name="T12"><text:tab/>125</text:span></text:p>
          <text:p text:style-name="P38"><text:a xlink:type="simple" xlink:href="#_19mgy3x" text:style-name="Index_20_Link" text:visited-style-name="Index_20_Link"><text:span text:style-name="T12">LOC</text:span></text:a><text:span text:style-name="T12"><text:tab/>125</text:span></text:p>
          <text:p text:style-name="P38"><text:a xlink:type="simple" xlink:href="#_3tm4grq" text:style-name="Index_20_Link" text:visited-style-name="Index_20_Link"><text:span text:style-name="T12">LOWCORE-TABLE</text:span></text:a><text:span text:style-name="T12"><text:tab/>126</text:span></text:p>
          <text:p text:style-name="P38"><text:a xlink:type="simple" xlink:href="#_28reqzj" text:style-name="Index_20_Link" text:visited-style-name="Index_20_Link"><text:span text:style-name="T12">LOWCORE</text:span></text:a><text:span text:style-name="T12"><text:tab/>126</text:span></text:p>
          <text:p text:style-name="P38"><text:a xlink:type="simple" xlink:href="#_nwp17c" text:style-name="Index_20_Link" text:visited-style-name="Index_20_Link"><text:span text:style-name="T12">LSH, SHIFT</text:span></text:a><text:span text:style-name="T12"><text:tab/>126</text:span></text:p>
          <text:p text:style-name="P38"><text:a xlink:type="simple" xlink:href="#_37wcjv5" text:style-name="Index_20_Link" text:visited-style-name="Index_20_Link"><text:span text:style-name="T12">LTABLE</text:span></text:a><text:span text:style-name="T12"><text:tab/>127</text:span></text:p>
          <text:p text:style-name="P38"><text:a xlink:type="simple" xlink:href="#_1n1mu2y" text:style-name="Index_20_Link" text:visited-style-name="Index_20_Link"><text:span text:style-name="T12">LVAL</text:span></text:a><text:span text:style-name="T12"><text:tab/>127</text:span></text:p>
          <text:p text:style-name="P38"><text:a xlink:type="simple" xlink:href="#_471acqr" text:style-name="Index_20_Link" text:visited-style-name="Index_20_Link"><text:span text:style-name="T12">MAP-CONTENTS</text:span></text:a><text:span text:style-name="T12"><text:tab/>127</text:span></text:p>
          <text:p text:style-name="P38"><text:a xlink:type="simple" xlink:href="#_2m6kmyk" text:style-name="Index_20_Link" text:visited-style-name="Index_20_Link"><text:span text:style-name="T12">MAP-DIRECTIONS</text:span></text:a><text:span text:style-name="T12"><text:tab/>128</text:span></text:p>
          <text:p text:style-name="P38"><text:a xlink:type="simple" xlink:href="#_11bux6d" text:style-name="Index_20_Link" text:visited-style-name="Index_20_Link"><text:span text:style-name="T12">MARGIN</text:span></text:a><text:span text:style-name="T12"><text:tab/>129</text:span></text:p>
          <text:p text:style-name="P38"><text:a xlink:type="simple" xlink:href="#_3lbifu6" text:style-name="Index_20_Link" text:visited-style-name="Index_20_Link"><text:span text:style-name="T12">MENU</text:span></text:a><text:span text:style-name="T12"><text:tab/>129</text:span></text:p>
          <text:p text:style-name="P38"><text:a xlink:type="simple" xlink:href="#_20gsq1z" text:style-name="Index_20_Link" text:visited-style-name="Index_20_Link"><text:span text:style-name="T12">MOD</text:span></text:a><text:span text:style-name="T12"><text:tab/>130</text:span></text:p>
          <text:p text:style-name="P38"><text:a xlink:type="simple" xlink:href="#_4kgg8ps" text:style-name="Index_20_Link" text:visited-style-name="Index_20_Link"><text:span text:style-name="T12">MOUSE-INFO</text:span></text:a><text:span text:style-name="T12"><text:tab/>130</text:span></text:p>
          <text:p text:style-name="P38"><text:a xlink:type="simple" xlink:href="#_2zlqixl" text:style-name="Index_20_Link" text:visited-style-name="Index_20_Link"><text:span text:style-name="T12">MOUSE-LIMIT</text:span></text:a><text:span text:style-name="T12"><text:tab/>130</text:span></text:p>
          <text:p text:style-name="P38"><text:a xlink:type="simple" xlink:href="#_1er0t5e" text:style-name="Index_20_Link" text:visited-style-name="Index_20_Link"><text:span text:style-name="T12">MOVE</text:span></text:a><text:span text:style-name="T12"><text:tab/>131</text:span></text:p>
          <text:p text:style-name="P38"><text:soft-page-break/><text:a xlink:type="simple" xlink:href="#_3yqobt7" text:style-name="Index_20_Link" text:visited-style-name="Index_20_Link"><text:span text:style-name="T12">N=?, N==?</text:span></text:a><text:span text:style-name="T12"><text:tab/>131</text:span></text:p>
          <text:p text:style-name="P38"><text:a xlink:type="simple" xlink:href="#_2dvym10" text:style-name="Index_20_Link" text:visited-style-name="Index_20_Link"><text:span text:style-name="T12">NEXT?</text:span></text:a><text:span text:style-name="T12"><text:tab/>131</text:span></text:p>
          <text:p text:style-name="P38"><text:a xlink:type="simple" xlink:href="#_t18w8t" text:style-name="Index_20_Link" text:visited-style-name="Index_20_Link"><text:span text:style-name="T12">NEXTP</text:span></text:a><text:span text:style-name="T12"><text:tab/>132</text:span></text:p>
          <text:p text:style-name="P38"><text:a xlink:type="simple" xlink:href="#_3d0wewm" text:style-name="Index_20_Link" text:visited-style-name="Index_20_Link"><text:span text:style-name="T12">NOT</text:span></text:a><text:span text:style-name="T12"><text:tab/>132</text:span></text:p>
          <text:p text:style-name="P38"><text:a xlink:type="simple" xlink:href="#_1s66p4f" text:style-name="Index_20_Link" text:visited-style-name="Index_20_Link"><text:span text:style-name="T12">OR</text:span></text:a><text:span text:style-name="T12"><text:tab/>132</text:span></text:p>
          <text:p text:style-name="P38"><text:a xlink:type="simple" xlink:href="#_4c5u7s8" text:style-name="Index_20_Link" text:visited-style-name="Index_20_Link"><text:span text:style-name="T12">ORIGINAL?</text:span></text:a><text:span text:style-name="T12"><text:tab/>132</text:span></text:p>
          <text:p text:style-name="P38"><text:a xlink:type="simple" xlink:href="#_2rb4i01" text:style-name="Index_20_Link" text:visited-style-name="Index_20_Link"><text:span text:style-name="T12">PICINF</text:span></text:a><text:span text:style-name="T12"><text:tab/>133</text:span></text:p>
          <text:p text:style-name="P38"><text:a xlink:type="simple" xlink:href="#_16ges7u" text:style-name="Index_20_Link" text:visited-style-name="Index_20_Link"><text:span text:style-name="T12">PICSET</text:span></text:a><text:span text:style-name="T12"><text:tab/>133</text:span></text:p>
          <text:p text:style-name="P38"><text:a xlink:type="simple" xlink:href="#_3qg2avn" text:style-name="Index_20_Link" text:visited-style-name="Index_20_Link"><text:span text:style-name="T12">PLTABLE</text:span></text:a><text:span text:style-name="T12"><text:tab/>133</text:span></text:p>
          <text:p text:style-name="P38"><text:a xlink:type="simple" xlink:href="#_25lcl3g" text:style-name="Index_20_Link" text:visited-style-name="Index_20_Link"><text:span text:style-name="T12">POP</text:span></text:a><text:span text:style-name="T12"><text:tab/>133</text:span></text:p>
          <text:p text:style-name="P38"><text:a xlink:type="simple" xlink:href="#_kqmvb9" text:style-name="Index_20_Link" text:visited-style-name="Index_20_Link"><text:span text:style-name="T12">PRINT</text:span></text:a><text:span text:style-name="T12"><text:tab/>134</text:span></text:p>
          <text:p text:style-name="P38"><text:a xlink:type="simple" xlink:href="#_34qadz2" text:style-name="Index_20_Link" text:visited-style-name="Index_20_Link"><text:span text:style-name="T12">PRINTB</text:span></text:a><text:span text:style-name="T12"><text:tab/>134</text:span></text:p>
          <text:p text:style-name="P38"><text:a xlink:type="simple" xlink:href="#_1jvko6v" text:style-name="Index_20_Link" text:visited-style-name="Index_20_Link"><text:span text:style-name="T12">PRINTC</text:span></text:a><text:span text:style-name="T12"><text:tab/>134</text:span></text:p>
          <text:p text:style-name="P38"><text:a xlink:type="simple" xlink:href="#_43v86uo" text:style-name="Index_20_Link" text:visited-style-name="Index_20_Link"><text:span text:style-name="T12">PRINTD</text:span></text:a><text:span text:style-name="T12"><text:tab/>135</text:span></text:p>
          <text:p text:style-name="P38"><text:a xlink:type="simple" xlink:href="#_2j0ih2h" text:style-name="Index_20_Link" text:visited-style-name="Index_20_Link"><text:span text:style-name="T12">PRINTF</text:span></text:a><text:span text:style-name="T12"><text:tab/>135</text:span></text:p>
          <text:p text:style-name="P38"><text:a xlink:type="simple" xlink:href="#_y5sraa" text:style-name="Index_20_Link" text:visited-style-name="Index_20_Link"><text:span text:style-name="T12">PRINTI</text:span></text:a><text:span text:style-name="T12"><text:tab/>135</text:span></text:p>
          <text:p text:style-name="P38"><text:a xlink:type="simple" xlink:href="#_3i5g9y3" text:style-name="Index_20_Link" text:visited-style-name="Index_20_Link"><text:span text:style-name="T12">PRINTN</text:span></text:a><text:span text:style-name="T12"><text:tab/>136</text:span></text:p>
          <text:p text:style-name="P38"><text:a xlink:type="simple" xlink:href="#_1xaqk5w" text:style-name="Index_20_Link" text:visited-style-name="Index_20_Link"><text:span text:style-name="T12">PRINTR</text:span></text:a><text:span text:style-name="T12"><text:tab/>136</text:span></text:p>
          <text:p text:style-name="P38"><text:a xlink:type="simple" xlink:href="#_4hae2tp" text:style-name="Index_20_Link" text:visited-style-name="Index_20_Link"><text:span text:style-name="T12">PRINTT</text:span></text:a><text:span text:style-name="T12"><text:tab/>136</text:span></text:p>
          <text:p text:style-name="P38"><text:a xlink:type="simple" xlink:href="#_2wfod1i" text:style-name="Index_20_Link" text:visited-style-name="Index_20_Link"><text:span text:style-name="T12">PRINTU</text:span></text:a><text:span text:style-name="T12"><text:tab/>136</text:span></text:p>
          <text:p text:style-name="P38"><text:a xlink:type="simple" xlink:href="#_1bkyn9b" text:style-name="Index_20_Link" text:visited-style-name="Index_20_Link"><text:span text:style-name="T12">PROG</text:span></text:a><text:span text:style-name="T12"><text:tab/>137</text:span></text:p>
          <text:p text:style-name="P38"><text:a xlink:type="simple" xlink:href="#_3vkm5x4" text:style-name="Index_20_Link" text:visited-style-name="Index_20_Link"><text:span text:style-name="T12">PTABLE</text:span></text:a><text:span text:style-name="T12"><text:tab/>137</text:span></text:p>
          <text:p text:style-name="P38"><text:a xlink:type="simple" xlink:href="#_2apwg4x" text:style-name="Index_20_Link" text:visited-style-name="Index_20_Link"><text:span text:style-name="T12">PTSIZE</text:span></text:a><text:span text:style-name="T12"><text:tab/>138</text:span></text:p>
          <text:p text:style-name="P38"><text:a xlink:type="simple" xlink:href="#_pv6qcq" text:style-name="Index_20_Link" text:visited-style-name="Index_20_Link"><text:span text:style-name="T12">PUSH</text:span></text:a><text:span text:style-name="T12"><text:tab/>139</text:span></text:p>
          <text:p text:style-name="P38"><text:a xlink:type="simple" xlink:href="#_39uu90j" text:style-name="Index_20_Link" text:visited-style-name="Index_20_Link"><text:span text:style-name="T12">PUT</text:span></text:a><text:span text:style-name="T12"><text:tab/>139</text:span></text:p>
          <text:p text:style-name="P38"><text:a xlink:type="simple" xlink:href="#_1p04j8c" text:style-name="Index_20_Link" text:visited-style-name="Index_20_Link"><text:span text:style-name="T12">PUTB</text:span></text:a><text:span text:style-name="T12"><text:tab/>139</text:span></text:p>
          <text:p text:style-name="P38"><text:a xlink:type="simple" xlink:href="#_48zs1w5" text:style-name="Index_20_Link" text:visited-style-name="Index_20_Link"><text:span text:style-name="T12">PUTP</text:span></text:a><text:span text:style-name="T12"><text:tab/>140</text:span></text:p>
          <text:p text:style-name="P38"><text:a xlink:type="simple" xlink:href="#_2o52c3y" text:style-name="Index_20_Link" text:visited-style-name="Index_20_Link"><text:span text:style-name="T12">QUIT</text:span></text:a><text:span text:style-name="T12"><text:tab/>140</text:span></text:p>
          <text:p text:style-name="P38"><text:a xlink:type="simple" xlink:href="#_13acmbr" text:style-name="Index_20_Link" text:visited-style-name="Index_20_Link"><text:span text:style-name="T12">RANDOM</text:span></text:a><text:span text:style-name="T12"><text:tab/>140</text:span></text:p>
          <text:p text:style-name="P38"><text:a xlink:type="simple" xlink:href="#_3na04zk" text:style-name="Index_20_Link" text:visited-style-name="Index_20_Link"><text:span text:style-name="T12">READ</text:span></text:a><text:span text:style-name="T12"><text:tab/>140</text:span></text:p>
          <text:p text:style-name="P38"><text:a xlink:type="simple" xlink:href="#_22faf7d" text:style-name="Index_20_Link" text:visited-style-name="Index_20_Link"><text:span text:style-name="T12">REMOVE</text:span></text:a><text:span text:style-name="T12"><text:tab/>142</text:span></text:p>
          <text:p text:style-name="P38"><text:a xlink:type="simple" xlink:href="#_hkkpf6" text:style-name="Index_20_Link" text:visited-style-name="Index_20_Link"><text:span text:style-name="T12">REPEAT</text:span></text:a><text:span text:style-name="T12"><text:tab/>142</text:span></text:p>
          <text:p text:style-name="P38"><text:a xlink:type="simple" xlink:href="#_31k882z" text:style-name="Index_20_Link" text:visited-style-name="Index_20_Link"><text:span text:style-name="T12">REST</text:span></text:a><text:span text:style-name="T12"><text:tab/>142</text:span></text:p>
          <text:p text:style-name="P38"><text:a xlink:type="simple" xlink:href="#_1gpiias" text:style-name="Index_20_Link" text:visited-style-name="Index_20_Link"><text:span text:style-name="T12">RESTART</text:span></text:a><text:span text:style-name="T12"><text:tab/>143</text:span></text:p>
          <text:p text:style-name="P38"><text:a xlink:type="simple" xlink:href="#_40p60yl" text:style-name="Index_20_Link" text:visited-style-name="Index_20_Link"><text:span text:style-name="T12">RESTORE</text:span></text:a><text:span text:style-name="T12"><text:tab/>143</text:span></text:p>
          <text:p text:style-name="P38"><text:a xlink:type="simple" xlink:href="#_2fugb6e" text:style-name="Index_20_Link" text:visited-style-name="Index_20_Link"><text:span text:style-name="T12">RETURN</text:span></text:a><text:span text:style-name="T12"><text:tab/>144</text:span></text:p>
          <text:p text:style-name="P38"><text:soft-page-break/><text:a xlink:type="simple" xlink:href="#_uzqle7" text:style-name="Index_20_Link" text:visited-style-name="Index_20_Link"><text:span text:style-name="T12">RFALSE</text:span></text:a><text:span text:style-name="T12"><text:tab/>144</text:span></text:p>
          <text:p text:style-name="P38"><text:a xlink:type="simple" xlink:href="#_3eze420" text:style-name="Index_20_Link" text:visited-style-name="Index_20_Link"><text:span text:style-name="T12">RFATAL</text:span></text:a><text:span text:style-name="T12"><text:tab/>145</text:span></text:p>
          <text:p text:style-name="P38"><text:a xlink:type="simple" xlink:href="#_1u4oe9t" text:style-name="Index_20_Link" text:visited-style-name="Index_20_Link"><text:span text:style-name="T12">RSTACK</text:span></text:a><text:span text:style-name="T12"><text:tab/>145</text:span></text:p>
          <text:p text:style-name="P38"><text:a xlink:type="simple" xlink:href="#_4e4bwxm" text:style-name="Index_20_Link" text:visited-style-name="Index_20_Link"><text:span text:style-name="T12">RTRUE</text:span></text:a><text:span text:style-name="T12"><text:tab/>145</text:span></text:p>
          <text:p text:style-name="P38"><text:a xlink:type="simple" xlink:href="#_2t9m75f" text:style-name="Index_20_Link" text:visited-style-name="Index_20_Link"><text:span text:style-name="T12">SAVE</text:span></text:a><text:span text:style-name="T12"><text:tab/>145</text:span></text:p>
          <text:p text:style-name="P38"><text:a xlink:type="simple" xlink:href="#_18ewhd8" text:style-name="Index_20_Link" text:visited-style-name="Index_20_Link"><text:span text:style-name="T12">SCREEN</text:span></text:a><text:span text:style-name="T12"><text:tab/>146</text:span></text:p>
          <text:p text:style-name="P38"><text:a xlink:type="simple" xlink:href="#_3sek011" text:style-name="Index_20_Link" text:visited-style-name="Index_20_Link"><text:span text:style-name="T12">SCROLL</text:span></text:a><text:span text:style-name="T12"><text:tab/>146</text:span></text:p>
          <text:p text:style-name="P38"><text:a xlink:type="simple" xlink:href="#_27jua8u" text:style-name="Index_20_Link" text:visited-style-name="Index_20_Link"><text:span text:style-name="T12">SET</text:span></text:a><text:span text:style-name="T12"><text:tab/>146</text:span></text:p>
          <text:p text:style-name="P38"><text:a xlink:type="simple" xlink:href="#_mp4kgn" text:style-name="Index_20_Link" text:visited-style-name="Index_20_Link"><text:span text:style-name="T12">SETG</text:span></text:a><text:span text:style-name="T12"><text:tab/>147</text:span></text:p>
          <text:p text:style-name="P38"><text:a xlink:type="simple" xlink:href="#_36os34g" text:style-name="Index_20_Link" text:visited-style-name="Index_20_Link"><text:span text:style-name="T12">SOUND</text:span></text:a><text:span text:style-name="T12"><text:tab/>147</text:span></text:p>
          <text:p text:style-name="P38"><text:a xlink:type="simple" xlink:href="#_1lu2dc9" text:style-name="Index_20_Link" text:visited-style-name="Index_20_Link"><text:span text:style-name="T12">SPLIT</text:span></text:a><text:span text:style-name="T12"><text:tab/>147</text:span></text:p>
          <text:p text:style-name="P38"><text:a xlink:type="simple" xlink:href="#_45tpw02" text:style-name="Index_20_Link" text:visited-style-name="Index_20_Link"><text:span text:style-name="T12">T?</text:span></text:a><text:span text:style-name="T12"><text:tab/>148</text:span></text:p>
          <text:p text:style-name="P38"><text:a xlink:type="simple" xlink:href="#_2kz067v" text:style-name="Index_20_Link" text:visited-style-name="Index_20_Link"><text:span text:style-name="T12">TABLE</text:span></text:a><text:span text:style-name="T12"><text:tab/>148</text:span></text:p>
          <text:p text:style-name="P38"><text:a xlink:type="simple" xlink:href="#_104agfo" text:style-name="Index_20_Link" text:visited-style-name="Index_20_Link"><text:span text:style-name="T12">TELL</text:span></text:a><text:span text:style-name="T12"><text:tab/>149</text:span></text:p>
          <text:p text:style-name="P38"><text:a xlink:type="simple" xlink:href="#_3k3xz3h" text:style-name="Index_20_Link" text:visited-style-name="Index_20_Link"><text:span text:style-name="T12">THROW</text:span></text:a><text:span text:style-name="T12"><text:tab/>149</text:span></text:p>
          <text:p text:style-name="P38"><text:a xlink:type="simple" xlink:href="#_1z989ba" text:style-name="Index_20_Link" text:visited-style-name="Index_20_Link"><text:span text:style-name="T12">USL</text:span></text:a><text:span text:style-name="T12"><text:tab/>150</text:span></text:p>
          <text:p text:style-name="P38"><text:a xlink:type="simple" xlink:href="#_4j8vrz3" text:style-name="Index_20_Link" text:visited-style-name="Index_20_Link"><text:span text:style-name="T12">VALUE</text:span></text:a><text:span text:style-name="T12"><text:tab/>150</text:span></text:p>
          <text:p text:style-name="P38"><text:a xlink:type="simple" xlink:href="#_2ye626w" text:style-name="Index_20_Link" text:visited-style-name="Index_20_Link"><text:span text:style-name="T12">VERIFY</text:span></text:a><text:span text:style-name="T12"><text:tab/>150</text:span></text:p>
          <text:p text:style-name="P38"><text:a xlink:type="simple" xlink:href="#_1djgcep" text:style-name="Index_20_Link" text:visited-style-name="Index_20_Link"><text:span text:style-name="T12">VERSION?</text:span></text:a><text:span text:style-name="T12"><text:tab/>150</text:span></text:p>
          <text:p text:style-name="P38"><text:a xlink:type="simple" xlink:href="#_3xj3v2i" text:style-name="Index_20_Link" text:visited-style-name="Index_20_Link"><text:span text:style-name="T12">WINATTR</text:span></text:a><text:span text:style-name="T12"><text:tab/>151</text:span></text:p>
          <text:p text:style-name="P38"><text:a xlink:type="simple" xlink:href="#_2coe5ab" text:style-name="Index_20_Link" text:visited-style-name="Index_20_Link"><text:span text:style-name="T12">WINGET</text:span></text:a><text:span text:style-name="T12"><text:tab/>151</text:span></text:p>
          <text:p text:style-name="P38"><text:a xlink:type="simple" xlink:href="#_rtofi4" text:style-name="Index_20_Link" text:visited-style-name="Index_20_Link"><text:span text:style-name="T12">WINPOS</text:span></text:a><text:span text:style-name="T12"><text:tab/>151</text:span></text:p>
          <text:p text:style-name="P38"><text:a xlink:type="simple" xlink:href="#_3btby5x" text:style-name="Index_20_Link" text:visited-style-name="Index_20_Link"><text:span text:style-name="T12">WINPUT</text:span></text:a><text:span text:style-name="T12"><text:tab/>152</text:span></text:p>
          <text:p text:style-name="P38"><text:a xlink:type="simple" xlink:href="#_1qym8dq" text:style-name="Index_20_Link" text:visited-style-name="Index_20_Link"><text:span text:style-name="T12">WINSIZE</text:span></text:a><text:span text:style-name="T12"><text:tab/>152</text:span></text:p>
          <text:p text:style-name="P38"><text:a xlink:type="simple" xlink:href="#_4ay9r1j" text:style-name="Index_20_Link" text:visited-style-name="Index_20_Link"><text:span text:style-name="T12">XPUSH</text:span></text:a><text:span text:style-name="T12"><text:tab/>152</text:span></text:p>
          <text:p text:style-name="P38"><text:a xlink:type="simple" xlink:href="#_2q3k19c" text:style-name="Index_20_Link" text:visited-style-name="Index_20_Link"><text:span text:style-name="T12">ZWSTR</text:span></text:a><text:span text:style-name="T12"><text:tab/>152</text:span></text:p>
          <text:p text:style-name="P36"><text:a xlink:type="simple" xlink:href="#_hg55qag1kvng" text:style-name="Index_20_Link" text:visited-style-name="Index_20_Link"><text:span text:style-name="T12">Appendix A: Other Z-machine OP-codes</text:span></text:a><text:span text:style-name="T12"><text:tab/>154</text:span></text:p>
          <text:p text:style-name="P36"><text:a xlink:type="simple" xlink:href="#_3p8hu4y" text:style-name="Index_20_Link" text:visited-style-name="Index_20_Link"><text:span text:style-name="T12">Appendix B – Field-spec for header</text:span></text:a><text:span text:style-name="T12"><text:tab/>154</text:span></text:p>
          <text:p text:style-name="P38"><text:a xlink:type="simple" xlink:href="#_24ds4cr" text:style-name="Index_20_Link" text:visited-style-name="Index_20_Link"><text:span text:style-name="T12">Ordinary header</text:span></text:a><text:span text:style-name="T12"><text:tab/>154</text:span></text:p>
          <text:p text:style-name="P38"><text:a xlink:type="simple" xlink:href="#_jj2ekk" text:style-name="Index_20_Link" text:visited-style-name="Index_20_Link"><text:span text:style-name="T12">Extended header</text:span></text:a><text:span text:style-name="T12"><text:tab/>157</text:span></text:p>
          <text:p text:style-name="P37"><text:a xlink:type="simple" xlink:href="#_lzl71kiszlvw" text:style-name="Index_20_Link" text:visited-style-name="Index_20_Link"><text:span text:style-name="T12">Appendix C - Reserved constants, globals &amp; locals</text:span></text:a><text:span text:style-name="T12"><text:tab/>158</text:span></text:p>
        </text:index-body>
      </text:table-of-content>
      <text:p text:style-name="P10"/>
      <text:p text:style-name="P85"><text:bookmark text:name="_gjdgxs"/>ZIL Reference Guide</text:p>
      <text:list xml:id="list61316463046013" text:continue-numbering="true" text:style-name="WWNum4">
        <text:list-item>
          <text:list>
            <text:list-item>
              <text:p text:style-name="P87"><text:bookmark text:name="_mywnxf3fiu70"/>Introduction</text:p>
            </text:list-item>
          </text:list>
        </text:list-item>
      </text:list>
      <text:p text:style-name="P15"><text:span text:style-name="T3">Historically Zork (the mainframe version) was developed in MDL at M.I.T. On an PDP-10 ITS. When Infocom faced the task of moving Zork to 8-bit computers they created a virtual machine that was able to run a subset of MDL (just enough to get a stripped down version of Zork to </text:span>run Zork<text:span text:style-name="T3"> I). This virtual machine is now often called a "Z-Machine", and exists in many versions on many platforms.</text:span></text:p>
      <text:p text:style-name="P15"><text:span text:style-name="T3">The Z-machine runs this subset of commands and reads the game data from a formatted data-structure suited from Interactive Fiction. <text:s/></text:span></text:p>
      <text:p text:style-name="P15"><text:span text:style-name="T3">On Infocom the developing environment always was in MDL on PDP-10 <text:s/>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o a format that the Z-machine could understand. <text:s/></text:span></text:p>
      <text:p text:style-name="P15"><text:span text:style-name="T3">This means that everything that is inside a ROUTINE is code that compiles to instructions that the Z-machine understands and everything that is outside the ROUTINE is MDL that is used to build the data-structure There are two </text:span>classes<text:span text:style-name="T3"> of commands. And some instructions to ZILCH, the compiler</text:span></text:p>
      <text:p text:style-name="P15"><text:span text:style-name="T3">The full developing environment for Infocom doesn't </text:span>exist<text:span text:style-name="T3"> today, even though parts </text:span>exist<text:span text:style-name="T3"> in a PDP-10 ITS emulation project. As of today there is a MDL interpreter and some code of ZILCH, but primarily the MDL compiler is still missing. Efforts are made to piece together the PDP-10 ITS environment from old tapes and eventually it </text:span>may<text:span text:style-name="T3"> succeed.</text:span></text:p>
      <text:p text:style-name="P15"><text:span text:style-name="T3">Luckily there is now </text:span>another<text:span text:style-name="T3"> way to write and compile ZIL, ZILF.</text:span></text:p>
      <text:p text:style-name="P15"><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5"><text:span text:style-name="T3">This document is divided in basically two parts.</text:span></text:p>
      <text:p text:style-name="P15"><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5"><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5"><text:span text:style-name="T3">Sources:</text:span></text:p>
      <text:p text:style-name="P15"><text:span text:style-name="T2"><text:tab/>Learning ZIL, Steve E. Meretzky</text:span></text:p>
      <text:p text:style-name="P15"><text:span text:style-name="T2"><text:tab/>ZIL Course, Marc S. Blank</text:span></text:p>
      <text:list xml:id="list61316644153371" text:continue-numbering="true" text:style-name="WWNum4">
        <text:list-item>
          <text:list>
            <text:list-item>
              <text:p text:style-name="P86"><text:bookmark text:name="_1fob9te"/>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4">Typename</text:span></text:p>
          </table:table-cell>
          <table:table-cell table:style-name="Table1.A1" office:value-type="string">
            <text:p text:style-name="P15"><text:span text:style-name="T4">Size</text:span></text:p>
          </table:table-cell>
          <table:table-cell table:style-name="Table1.A1" office:value-type="string">
            <text:p text:style-name="P15"><text:span text:style-name="T4">Min-Max</text:span></text:p>
          </table:table-cell>
          <table:table-cell table:style-name="Table1.D1" office:value-type="string">
            <text:p text:style-name="P15"><text:span text:style-name="T4">Examples</text:span></text:p>
          </table:table-cell>
        </table:table-row>
        <table:table-row table:style-name="Table1.1">
          <table:table-cell table:style-name="Table1.A1" office:value-type="string">
            <text:p text:style-name="P15"><text:span text:style-name="T3">FIX</text:span></text:p>
          </table:table-cell>
          <table:table-cell table:style-name="Table1.A1" office:value-type="string">
            <text:p text:style-name="P15"><text:span text:style-name="T3">32-bit signed integer</text:span></text:p>
          </table:table-cell>
          <table:table-cell table:style-name="Table1.A1" office:value-type="string">
            <text:p text:style-name="P15"><text:span text:style-name="T3">-2147483648 to 2147483648</text:span></text:p>
          </table:table-cell>
          <table:table-cell table:style-name="Table1.D1" office:value-type="string">
            <text:p text:style-name="P15"><text:span text:style-name="T7">616<text:line-break/>*747*<text:line-break/>#2 10110111</text:span></text:p>
          </table:table-cell>
        </table:table-row>
        <table:table-row table:style-name="Table1.1">
          <table:table-cell table:style-name="Table1.A1" office:value-type="string">
            <text:p text:style-name="P15"><text:span text:style-name="T3">CHARACTER</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A</text:span></text:p>
          </table:table-cell>
        </table:table-row>
        <table:table-row table:style-name="Table1.1">
          <table:table-cell table:style-name="Table1.A1" office:value-type="string">
            <text:p text:style-name="P15"><text:span text:style-name="T3">BYTE</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65</text:span></text:p>
          </table:table-cell>
        </table:table-row>
        <table:table-row table:style-name="Table1.1">
          <table:table-cell table:style-name="Table1.A1" office:value-type="string">
            <text:p text:style-name="P15"><text:span text:style-name="T3">FALSE</text:span></text:p>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5"><text:span text:style-name="T7">&lt;&gt;</text:span></text:p>
          </table:table-cell>
        </table:table-row>
        <table:table-row table:style-name="Table1.1">
          <table:table-cell table:style-name="Table1.A1" office:value-type="string">
            <text:p text:style-name="P15"><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5"><text:span text:style-name="T7">#type value<text:line-break/>,value<text:line-break/>(values ...)<text:line-break/>.value<text:line-break/>[values ...]<text:line-break/>'value</text:span></text:p>
          </table:table-cell>
          <table:table-cell table:style-name="Table1.A1" office:value-type="string">
            <text:p text:style-name="P12"/>
          </table:table-cell>
          <table:table-cell table:style-name="Table1.D1" office:value-type="string">
            <text:p text:style-name="P12"/>
          </table:table-cell>
        </table:table-row>
      </table:table>
      <text:p text:style-name="P89"><text:bookmark text:name="_3znysh7"/>Regarding TRUE and FALSE</text:p>
      <text:p text:style-name="P15"><text:span text:style-name="T3">True and false are handled </text:span>differently<text:span text:style-name="T3"> depending on if you are "outside" or "inside" routines. </text:span></text:p>
      <text:p text:style-name="P15"><text:span text:style-name="T3">Outside routines </text:span><text:span text:style-name="T8">FALSE</text:span><text:span text:style-name="T3"> is </text:span>its own<text:span text:style-name="T3"> TYPE which evaluates to an empty list &lt;&gt;.</text:span></text:p>
      <text:p text:style-name="P15"><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15"><text:span text:style-name="T3">Example:</text:span></text:p>
      <text:p text:style-name="P15"><text:span text:style-name="T7"><text:tab/>&lt;=? &lt;&gt; 0&gt;<text:tab/><text:tab/>--&gt; <text:tab/>FALSE "outside", but TRUE "inside"</text:span></text:p>
      <text:p text:style-name="P91"><text:bookmark text:name="_dl0605y5f1ij"/>Regarding ATOMs</text:p>
      <text:p text:style-name="Standard">[<text:span text:style-name="T14">Short text explaining ATOMs</text:span>]</text:p>
      <text:p text:style-name="P89"><text:bookmark text:name="_gp9igrt1kzaz"/>FIX</text:p>
      <text:p text:style-name="P89"><text:bookmark text:name="_abjaximl47uh"/>DECL and ADECL</text:p>
      <text:p text:style-name="P91"><text:bookmark text:name="_1oqmf530yxtw"/>Regarding OBLISTs</text:p>
      <text:p text:style-name="P40">[<text:span text:style-name="T14">Short text explaining how OBLISTs are used for “Lexical Blocking”, mostly from The MDL Programming Language, chapter 15. All references in the document to chapter 15 should refer to here instead.</text:span>]</text:p>
      <text:p text:style-name="P91"><text:bookmark text:name="_sk75egzk7fk"/>% and %%</text:p>
      <text:p text:style-name="P40">[<text:span text:style-name="T14">Explain …</text:span>]</text:p>
      <text:p text:style-name="P91"><text:bookmark text:name="_9p1vu0r47dql"/><text:soft-page-break/>Segments</text:p>
      <text:p text:style-name="P40">[<text:span text:style-name="T14">Short text explaining segments and the ! syntax from The MDL Programming Language, chapter 7.</text:span>]</text:p>
      <text:p text:style-name="Standard"/>
      <text:list xml:id="list61317015800855" text:continue-numbering="true" text:style-name="WWNum4">
        <text:list-item>
          <text:list>
            <text:list-item>
              <text:p text:style-name="P93"/>
            </text:list-item>
          </text:list>
        </text:list-item>
      </text:list>
      <text:p text:style-name="P90"><text:bookmark text:name="_2et92p0"/>MDL built-ins and ZIL library (use outside ROUTINE)</text:p>
      <text:p text:style-name="P15"><text:span text:style-name="T3">The syntax for most of these commands are much like the syntax in MDL.</text:span></text:p>
      <text:p text:style-name="P15"><text:span text:style-name="T3">All these commands </text:span>are possible<text:span text:style-name="T3"> to run, test and debug during the interactive mode of ZILF (start ZILF without any options).</text:span></text:p>
      <text:p text:style-name="P15">Sources:</text:p>
      <text:p text:style-name="P15"><text:tab/><text:span text:style-name="T15">MDL built-in<text:tab/></text:span><text:tab/>MDL built-in function. Part of MUDDLE.56 on ITS. <text:line-break/><text:tab/><text:tab/><text:tab/><text:tab/><text:tab/><text:span text:style-name="T14">The MDL Programming Language, <text:line-break/><text:tab/><text:tab/><text:tab/><text:tab/><text:tab/><text:tab/>S. W. Galley and Greg Pfister<text:line-break/><text:tab/><text:tab/><text:tab/><text:tab/><text:tab/>MUDDLE F/SUBRS (MUDMAN for MUDDLE 55), <text:line-break/><text:tab/><text:tab/><text:tab/><text:tab/><text:tab/><text:tab/>P. David Lebling and S. W. Galley</text:span></text:p>
      <text:p text:style-name="P15"><text:span text:style-name="T14"><text:tab/></text:span><text:span text:style-name="T15">MDL package system<text:tab/></text:span>Support for lexical blocking.<text:line-break/><text:tab/><text:tab/><text:tab/><text:tab/><text:tab/><text:span text:style-name="T14">The MDL Programming Environment, P. David Lebling</text:span></text:p>
      <text:p text:style-name="P15"><text:span text:style-name="T14"><text:tab/></text:span><text:span text:style-name="T15">ZIL library<text:tab/><text:tab/></text:span>Functions added through ZIL/ZILCH at Infocom to support<text:line-break/><text:tab/><text:tab/><text:tab/><text:tab/><text:tab/>building of interactive fiction.<text:line-break/><text:tab/><text:tab/><text:tab/><text:tab/><text:tab/><text:span text:style-name="T14">ZIL Language Guide, Jesse McGrew<text:line-break/><text:tab/><text:tab/><text:tab/><text:tab/><text:tab/>ZILF source code and test cases, Jesse McGrew<text:line-break/><text:tab/><text:tab/><text:tab/><text:tab/><text:tab/>Learning ZIL, Steven E. Meretzky<text:line-break/><text:tab/><text:tab/><text:tab/><text:tab/><text:tab/>ZIL, Marc S. Blank</text:span></text:p>
      <text:p text:style-name="P15"><text:span text:style-name="T14"><text:tab/></text:span><text:span text:style-name="T15">ZILF compiler<text:tab/><text:tab/></text:span><text:span text:style-name="T14">ZILF source code and test cases, Jesse McGrew</text:span><text:span text:style-name="T15"> <text:line-break/><text:tab/>directive</text:span></text:p>
      <text:list xml:id="list61316355405174" text:continue-numbering="true" text:style-name="WWNum4">
        <text:list-item>
          <text:list>
            <text:list-item>
              <text:list>
                <text:list-item>
                  <text:p text:style-name="P95"><text:bookmark text:name="_tyjcwt"/>* (multiply)</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Multiply </text:span><text:span text:style-name="T7">numbers</text:span><text:span text:style-name="T3">.</text:span></text:p>
      <text:p text:style-name="P15"><text:span text:style-name="T3">Example:</text:span></text:p>
      <text:p text:style-name="P21"><text:span text:style-name="T22"><text:tab/></text:span><text:span text:style-name="T16">&lt;* 2 3 4&gt;<text:tab/>--&gt;<text:tab/>24</text:span></text:p>
      <text:list xml:id="list61316578851125" text:continue-numbering="true" text:style-name="WWNum4">
        <text:list-item>
          <text:list>
            <text:list-item>
              <text:list>
                <text:list-item>
                  <text:p text:style-name="P98"><text:bookmark text:name="_3dy6vkm"/><text:span text:style-name="T25">+ (add) <text:s text:c="2"/></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Add </text:span><text:span text:style-name="T7">numbers</text:span><text:span text:style-name="T3">.</text:span></text:p>
      <text:p text:style-name="P15"><text:span text:style-name="T3">Example:</text:span></text:p>
      <text:p text:style-name="P21"><text:span text:style-name="T22"><text:tab/></text:span><text:span text:style-name="T16">&lt;+ 2 3 4&gt;<text:tab/>--&gt;<text:tab/>7</text:span></text:p>
      <text:list xml:id="list61316221491284" text:continue-numbering="true" text:style-name="WWNum4">
        <text:list-item>
          <text:list>
            <text:list-item>
              <text:list>
                <text:list-item>
                  <text:p text:style-name="P95"><text:bookmark text:name="_1t3h5sf"/><text:span text:style-name="T25">- (subtract)</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Subtract first </text:span><text:span text:style-name="T7">number</text:span><text:span text:style-name="T3"> by subsequent </text:span><text:span text:style-name="T7">numbers</text:span></text:p>
      <text:p text:style-name="P15"><text:span text:style-name="T3">If only one </text:span><text:span text:style-name="T7">number</text:span><text:span text:style-name="T3"> is provided, it's subtracted from zero (i.e. negated). </text:span></text:p>
      <text:p text:style-name="P15"><text:span text:style-name="T3">Examples:</text:span></text:p>
      <text:p text:style-name="P21"><text:span text:style-name="T22"><text:tab/></text:span><text:span text:style-name="T16">&lt;- 8 3 4&gt;<text:tab/>--&gt;<text:tab/>1<text:line-break/><text:tab/>&lt;- 5&gt;<text:tab/>--&gt;<text:tab/>-5</text:span></text:p>
      <text:list xml:id="list61315968279215" text:continue-numbering="true" text:style-name="WWNum4">
        <text:list-item>
          <text:list>
            <text:list-item>
              <text:list>
                <text:list-item>
                  <text:p text:style-name="P99"><text:bookmark text:name="_4d34og8"/><text:span text:style-name="T25">/ (divide)</text:span></text:p>
                </text:list-item>
              </text:list>
            </text:list-item>
          </text:list>
        </text:list-item>
      </text:list>
      <text:p text:style-name="P41"><text:span text:style-name="T16">&lt;/ numbers ...&gt;</text:span></text:p>
      <text:p text:style-name="P42"/>
      <text:p text:style-name="P41"><text:soft-page-break/><text:span text:style-name="T16">MDL </text:span><text:span text:style-name="T15">built-in</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1"><text:span text:style-name="T22"><text:tab/></text:span><text:span text:style-name="T16">&lt;* 20 5 2&gt;<text:tab/>--&gt;<text:tab/>2</text:span></text:p>
      <text:list xml:id="list61316455559288" text:continue-numbering="true" text:style-name="WWNum4">
        <text:list-item>
          <text:list>
            <text:list-item>
              <text:list>
                <text:list-item>
                  <text:p text:style-name="P99"><text:bookmark text:name="_2s8eyo1"/><text:span text:style-name="T25">0?</text:span></text:p>
                </text:list-item>
              </text:list>
            </text:list-item>
          </text:list>
        </text:list-item>
      </text:list>
      <text:p text:style-name="P41"><text:span text:style-name="T16">&lt;0? value&gt;</text:span></text:p>
      <text:p text:style-name="P42"/>
      <text:p text:style-name="P41"><text:span text:style-name="T16">MDL </text:span><text:span text:style-name="T15">built-in</text:span><text:span text:style-name="T16"><text:line-break/></text:span></text:p>
      <text:p text:style-name="P21"><text:span text:style-name="T22">Predicate. True if </text:span><text:span text:style-name="T16">value</text:span><text:span text:style-name="T22"> is 0 otherwise false.</text:span></text:p>
      <text:list xml:id="list61316869879818" text:continue-numbering="true" text:style-name="WWNum4">
        <text:list-item>
          <text:list>
            <text:list-item>
              <text:list>
                <text:list-item>
                  <text:p text:style-name="P99"><text:bookmark text:name="_17dp8vu"/><text:span text:style-name="T25">1?</text:span></text:p>
                </text:list-item>
              </text:list>
            </text:list-item>
          </text:list>
        </text:list-item>
      </text:list>
      <text:p text:style-name="P41"><text:span text:style-name="T16">&lt;1? value&gt;</text:span></text:p>
      <text:p text:style-name="P42"/>
      <text:p text:style-name="P41"><text:span text:style-name="T16">MDL </text:span><text:span text:style-name="T15">built-in</text:span></text:p>
      <text:p text:style-name="P42"/>
      <text:p text:style-name="P21"><text:span text:style-name="T22">Predicate. True if </text:span><text:span text:style-name="T16">value</text:span><text:span text:style-name="T22"> is 1 otherwise false.</text:span></text:p>
      <text:list xml:id="list61316507713898" text:continue-numbering="true" text:style-name="WWNum4">
        <text:list-item>
          <text:list>
            <text:list-item>
              <text:list>
                <text:list-item>
                  <text:p text:style-name="P99"><text:bookmark text:name="_3rdcrjn"/><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
      <text:p text:style-name="P15"><text:span text:style-name="T3">Predicate. True if </text:span><text:span text:style-name="T7">value1</text:span><text:span text:style-name="T3"> and </text:span><text:span text:style-name="T7">value2</text:span><text:span text:style-name="T3"> <text:s/>is the same object, otherwise false.</text:span></text:p>
      <text:p text:style-name="P15"><text:span text:style-name="T3">ZILF defines "the same object" more loosely than MDL did:</text:span></text:p>
      <text:list xml:id="list1494477147" text:style-name="WWNum5">
        <text:list-item>
          <text:p text:style-name="P47"><text:span text:style-name="T16">STRING</text:span><text:span text:style-name="T22">s are considered </text:span><text:span text:style-name="T16">==?</text:span><text:span text:style-name="T22"> if they contain the same text.</text:span></text:p>
        </text:list-item>
        <text:list-item>
          <text:p text:style-name="P47"><text:span text:style-name="T16">LVAL</text:span><text:span text:style-name="T22">s and </text:span><text:span text:style-name="T16">GVAL</text:span><text:span text:style-name="T22">s are considered </text:span><text:span text:style-name="T16">==?</text:span><text:span text:style-name="T22"> if they refer to the same ATOMs.</text:span></text:p>
        </text:list-item>
      </text:list>
      <text:p text:style-name="P6"/>
      <text:p text:style-name="P15"><text:span text:style-name="T3">Examples:</text:span></text:p>
      <text:p text:style-name="P15"><text:span text:style-name="T7"><text:tab/>&lt;SET X 1&gt;<text:line-break/><text:tab/>&lt;==? .X 1&gt;<text:tab/><text:tab/><text:tab/>--&gt;<text:tab/>True</text:span></text:p>
      <text:p text:style-name="P15"><text:span text:style-name="T7"><text:tab/>&lt;SET X (1 2 3)&gt;<text:line-break/><text:tab/>&lt;==? .X (1 2 3)&gt;<text:tab/><text:tab/>--&gt;<text:tab/>False</text:span></text:p>
      <text:p text:style-name="P15"><text:span text:style-name="T7"><text:tab/>&lt;==? "Hello" "Hello"&gt;<text:tab/>--&gt;<text:tab/>True (ZILF not in MDL)</text:span></text:p>
      <text:list xml:id="list61317497150538" text:continue-list="list61316507713898" text:style-name="WWNum4">
        <text:list-item>
          <text:list>
            <text:list-item>
              <text:list>
                <text:list-item>
                  <text:p text:style-name="P99"><text:bookmark text:name="_26in1rg"/><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
      <text:p text:style-name="P15"><text:span text:style-name="T3">Predicate. True if </text:span><text:span text:style-name="T7">value1</text:span><text:span text:style-name="T3"> and </text:span><text:span text:style-name="T7">value2</text:span><text:span text:style-name="T3"> <text:s/>is of the same </text:span><text:span text:style-name="T7">TYPE</text:span><text:span text:style-name="T3"> and structurally equal, otherwise false.</text:span></text:p>
      <text:p text:style-name="P15"><text:soft-page-break/><text:span text:style-name="T3">Examples:</text:span></text:p>
      <text:p text:style-name="P15"><text:span text:style-name="T7"><text:tab/>&lt;SET X 1&gt;<text:line-break/><text:tab/>&lt;=?<text:tab/>.X 1&gt;<text:tab/><text:tab/>--&gt;<text:tab/>True</text:span></text:p>
      <text:p text:style-name="P41"><text:span text:style-name="T16">&lt;SET X (1 2 3)&gt;<text:line-break/>&lt;=? .X (1 2 3)&gt;<text:tab/><text:tab/>--&gt;<text:tab/>True</text:span></text:p>
      <text:list xml:id="list61316215095712" text:continue-numbering="true" text:style-name="WWNum4">
        <text:list-item>
          <text:list>
            <text:list-item>
              <text:list>
                <text:list-item>
                  <text:p text:style-name="P99"><text:bookmark text:name="_lnxbz9"/><text:span text:style-name="T25">ADD-TELL-TOKENS</text:span></text:p>
                </text:list-item>
              </text:list>
            </text:list-item>
          </text:list>
        </text:list-item>
      </text:list>
      <text:p text:style-name="P41"><text:span text:style-name="T16">&lt;ADD-TELL-TOKENS {pattern form} ...&gt;</text:span></text:p>
      <text:p text:style-name="P42"/>
      <text:p text:style-name="P41"><text:span text:style-name="T16">ZIL library</text:span></text:p>
      <text:p text:style-name="P22"/>
      <text:p text:style-name="P15"><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5"><text:span text:style-name="T3">Each </text:span><text:span text:style-name="T7">pattern</text:span><text:span text:style-name="T3"> starts with either:</text:span></text:p>
      <text:list xml:id="list4010852681" text:style-name="WWNum6">
        <text:list-item>
          <text:p text:style-name="P48"><text:span text:style-name="T22">Any single </text:span><text:span text:style-name="T16">ATOM</text:span><text:span text:style-name="T22"> except * (asterisk)</text:span></text:p>
        </text:list-item>
        <text:list-item>
          <text:p text:style-name="P48"><text:span text:style-name="T22">A </text:span><text:span text:style-name="T16">LIST</text:span><text:span text:style-name="T22"> of </text:span><text:span text:style-name="T16">ATOM</text:span><text:span text:style-name="T22">s, which will define them as synonyms</text:span></text:p>
        </text:list-item>
      </text:list>
      <text:p text:style-name="P6"/>
      <text:p text:style-name="P15"><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2727851464" text:style-name="WWNum10">
        <text:list-item>
          <text:p text:style-name="P49"><text:span text:style-name="T22">An asterisk ( * ), to match and capture any value.</text:span></text:p>
        </text:list-item>
        <text:list-item>
          <text:p text:style-name="P49"><text:span text:style-name="T22">An </text:span><text:span text:style-name="T16">ADECL</text:span><text:span text:style-name="T22"> whose left side is an asterisk (like *:</text:span><text:span text:style-name="T16">FIX</text:span><text:span text:style-name="T22"> ), to match and capture any value that matches the </text:span><text:span text:style-name="T16">DECL</text:span><text:span text:style-name="T22"> pattern on the right side.</text:span></text:p>
        </text:list-item>
        <text:list-item>
          <text:p text:style-name="P49"><text:span text:style-name="T22">A </text:span><text:span text:style-name="T16">GVAL</text:span><text:span text:style-name="T22"> (like </text:span><text:span text:style-name="T16">,PRSO</text:span><text:span text:style-name="T22"> or equivalently </text:span><text:span text:style-name="T16">&lt;GVAL PRSO&gt;</text:span><text:span text:style-name="T22"> ), to match that exact </text:span><text:span text:style-name="T16">GVAL</text:span><text:span text:style-name="T22"> without capturing it.</text:span></text:p>
        </text:list-item>
      </text:list>
      <text:p text:style-name="P6"/>
      <text:p text:style-name="P15"><text:span text:style-name="T3">Each pattern is followed by a form that will be copied and inserted in place of the TELL when the pattern is matched. Each element of the form must be either:</text:span></text:p>
      <text:list xml:id="list1416905102" text:style-name="WWNum1">
        <text:list-item>
          <text:p text:style-name="P50"><text:span text:style-name="T22">An </text:span><text:span text:style-name="T16">ATOM</text:span><text:span text:style-name="T22">, </text:span><text:span text:style-name="T16">FIX</text:span><text:span text:style-name="T22">, </text:span><text:span text:style-name="T16">STRING</text:span><text:span text:style-name="T22">, or </text:span><text:span text:style-name="T16">FALSE</text:span><text:span text:style-name="T22">.</text:span></text:p>
        </text:list-item>
        <text:list-item>
          <text:p text:style-name="P50"><text:span text:style-name="T22">An </text:span><text:span text:style-name="T16">LVAL</text:span><text:span text:style-name="T22"> or </text:span><text:span text:style-name="T16">GVAL</text:span></text:p>
        </text:list-item>
        <text:list-item>
          <text:p text:style-name="P50"><text:span text:style-name="T22">An empty </text:span><text:span text:style-name="T16">FORM</text:span></text:p>
        </text:list-item>
      </text:list>
      <text:p text:style-name="P55"/>
      <text:p text:style-name="P15"><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5"><text:span text:style-name="T3">Example (zillib 0.9 adds these tokens):</text:span></text:p>
      <text:p text:style-name="P45"><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61316888875259" text:continue-list="list61316215095712" text:style-name="WWNum4">
        <text:list-item>
          <text:list>
            <text:list-item>
              <text:list>
                <text:list-item>
                  <text:p text:style-name="P99"><text:bookmark text:name="_35nkun2"/><text:span text:style-name="T25">ADD-WORD</text:span></text:p>
                </text:list-item>
              </text:list>
            </text:list-item>
          </text:list>
        </text:list-item>
      </text:list>
      <text:p text:style-name="P41"><text:span text:style-name="T16">&lt;ADD-WORD atom-or-string [part-of-speech] [value] [flags]&gt;</text:span></text:p>
      <text:p text:style-name="P43"/>
      <text:p text:style-name="P41"><text:span text:style-name="T15">ZIL parser library</text:span></text:p>
      <text:p text:style-name="P43"/>
      <text:p text:style-name="P40"><text:span text:style-name="T15">ADD-WORD</text:span> requires the new parser (<text:span text:style-name="T15">&lt;SETG NEW-PARSER? T&gt;</text:span>). Note that the standard library that's included with ZILF, zillib, doesn't support the new parser.</text:p>
      <text:p text:style-name="P40">The new parser needs a couple of boot-strap <text:span text:style-name="T15">FUNCTION</text:span>s, <text:span text:style-name="T15">GVAL</text:span>s and <text:span text:style-name="T15">DEFSTRUCT</text:span>s to work.</text:p>
      <text:p text:style-name="P40"><text:tab/><text:span text:style-name="T15">CLASSIFIED</text:span><text:tab/><text:tab/>A global <text:span text:style-name="T15">LIST</text:span> that defines the <text:span text:style-name="T15">part-of-speech</text:span> <text:line-break/><text:tab/><text:tab/><text:tab/><text:tab/><text:tab/>and its value.<text:line-break/><text:tab/><text:span text:style-name="T15">GET-CLASSIFICATION</text:span><text:tab/>A <text:span text:style-name="T15">FUNCTION</text:span> that can return the <text:span text:style-name="T15">part-of-speech</text:span> from <text:line-break/><text:tab/><text:tab/><text:tab/><text:tab/><text:tab/><text:span text:style-name="T15">CLASSIFIED</text:span>.<text:line-break/><text:tab/><text:span text:style-name="T15">VERB-DATA</text:span><text:tab/><text:tab/><text:tab/>A <text:span text:style-name="T15">DEFSTRUCT</text:span>.<text:line-break/><text:tab/><text:span text:style-name="T15">VWORD</text:span><text:tab/><text:tab/><text:tab/>A <text:span text:style-name="T15">DEFSTRUCT</text:span>.</text:p>
      <text:p text:style-name="P40">There also needs to be a call to <text:span text:style-name="T15">SET-DEFSTRUCT-FILE-DEFAULTS</text:span> to set up the <text:span text:style-name="T15">DEFSTRUCT</text:span>s.</text:p>
      <text:p text:style-name="P40">There’s also two <text:span text:style-name="T15">COMPILATION-FLAG</text:span>s that control how the vocabulary is set up.</text:p>
      <text:p text:style-name="P40"><text:soft-page-break/><text:tab/><text:span text:style-name="T15">WORD-FLAGS-IN-TABLE<text:tab/><text:tab/></text:span>Creates the <text:span text:style-name="T15">GVAL WORD-FLAG-TABLE</text:span>.<text:span text:style-name="T15"><text:line-break/><text:tab/>ONE-BYTE-PARTS-OF-SPEECH<text:tab/></text:span>Control if the <text:span text:style-name="T15">part-of-speech</text:span> value should <text:line-break/><text:tab/><text:tab/><text:tab/><text:tab/><text:tab/><text:tab/>occupy a byte or a word (If the size of each entry in the<text:line-break/><text:tab/><text:tab/><text:tab/><text:tab/><text:tab/><text:tab/> vocabulary is 9 or 10 bytes)</text:p>
      <text:p text:style-name="P40">INFOCOM only used the new parser in three published games (Arthur, Shogun and Zork Zero) and two unpublished projects (Abyss and Restaurant). ADD-WORD and NEW-ADD-WORD is in these games called with these values</text:p>
      <text:p text:style-name="P56"><text:span text:style-name="T20">part-of-speech<text:tab/>value<text:tab/><text:tab/>flags<text:tab/><text:tab/>flag-value</text:span></text:p>
      <text:p text:style-name="Standard"><text:span text:style-name="T15"><text:tab/>ADJ<text:tab/><text:tab/><text:tab/>&lt;&gt;<text:tab/><text:tab/><text:tab/>FIRST-PERSON <text:s text:c="6"/>8<text:line-break/><text:tab/>ADV<text:tab/><text:tab/><text:tab/>&lt;VOC string&gt;<text:tab/>PLURAL-FLAG<text:tab/> <text:s text:c="2"/>16<text:line-break/><text:tab/>APOSTR<text:tab/><text:tab/><text:tab/><text:tab/><text:tab/>SECOND-PERSON<text:tab/> <text:s text:c="2"/>32<text:line-break/><text:tab/>ARTICLE<text:tab/><text:tab/><text:tab/><text:tab/><text:tab/>THIRD-PERSON <text:s text:c="5"/>64<text:line-break/><text:tab/>ASKWORD<text:tab/><text:tab/><text:tab/><text:tab/><text:tab/>PRESENT-TENSE <text:s text:c="3"/>256<text:line-break/><text:tab/>CANDO<text:tab/><text:tab/><text:tab/><text:tab/><text:tab/>PAST-TENSE <text:s text:c="6"/>512<text:line-break/><text:tab/>COMMA<text:tab/><text:tab/><text:tab/><text:tab/><text:tab/>FUTURE-TENSE<text:tab/> 1024<text:line-break/><text:tab/>END-OF-INPUT<text:tab/><text:tab/><text:tab/><text:tab/>POSSESSIVE<text:tab/>16384<text:line-break/><text:tab/>MISCWORD<text:line-break/><text:tab/>NOUN<text:line-break/><text:tab/>OFWORD<text:line-break/><text:tab/>PARTICLE<text:line-break/><text:tab/>PREP<text:line-break/><text:tab/>QUANT<text:line-break/><text:tab/>QUOTE<text:line-break/><text:tab/>QWORD</text:span></text:p>
      <text:p text:style-name="Standard"><text:span text:style-name="T15"><text:tab/>TOBE</text:span></text:p>
      <text:p text:style-name="P56"><text:span text:style-name="T15">VERB</text:span></text:p>
      <text:p text:style-name="P57"/>
      <text:p text:style-name="P18">Examples:</text:p>
      <text:p text:style-name="P18"><text:span text:style-name="T15"><text:tab/>&lt;VERSION 5&gt;</text:span></text:p>
      <text:p text:style-name="P18"><text:span text:style-name="T15"><text:tab/>&lt;COMPILATION-FLAG WORD-FLAGS-IN-TABLE T&gt;<text:line-break/><text:tab/>&lt;COMPILATION-FLAG ONE-BYTE-PARTS-OF-SPEECH &lt;&gt;&gt;</text:span></text:p>
      <text:p text:style-name="P18"><text:span text:style-name="T15"><text:tab/>&lt;SETG NEW-PARSER? T&gt;</text:span></text:p>
      <text:p text:style-name="P18"><text:span text:style-name="T15"><text:tab/>&lt;SETG CLASSIFICATIONS '(ADJ 1 BUZZ 2 DIR 4 NOUN 8 PREP 16<text:line-break/><text:tab/><text:tab/><text:tab/><text:tab/><text:tab/> <text:s text:c="3"/>VERB 32 PARTICLE 64 ARTICLE 128<text:line-break/><text:tab/><text:tab/><text:tab/><text:tab/><text:tab/> <text:s text:c="3"/>ASKWORD 256 QUOTE 512)&gt;</text:span></text:p>
      <text:p text:style-name="P18"><text:span text:style-name="T15"><text:tab/>&lt;DEFINE GET-CLASSIFICATION (TYPE "AUX" P)<text:line-break/><text:tab/> <text:s text:c="3"/>&lt;COND (&lt;SET P &lt;MEMQ .TYPE ,CLASSIFICATIONS&gt;&gt; &lt;2 .P&gt;)<text:line-break/><text:tab/><text:tab/> <text:s text:c="9"/>(T &lt;ERROR NO-SUCH-WORD-TYPE!-ERRORS&gt;)&gt;&gt;</text:span></text:p>
      <text:p text:style-name="P18"><text:span text:style-name="T15"><text:tab/>&lt;SET-DEFSTRUCT-FILE-DEFAULTS ('START-OFFSET 0) <text:line-break/><text:tab/><text:tab/><text:tab/><text:tab/><text:tab/><text:tab/> <text:s text:c="3"/>('PUT ZPUT) <text:line-break/><text:tab/><text:tab/><text:tab/><text:tab/><text:tab/><text:tab/> <text:s text:c="3"/>('NTH ZGET)&gt;</text:span></text:p>
      <text:p text:style-name="P18"><text:span text:style-name="T15"><text:tab/>&lt;DEFSTRUCT VERB-DATA (TABLE ('INIT-ARGS (TEMP-TABLE)))<text:line-break/><text:tab/> <text:s text:c="3"/>(VERB-ZERO ANY -1)<text:line-break/><text:tab/> <text:s text:c="3"/>(VERB-RESERVED FALSE)<text:line-break/><text:tab/> <text:s text:c="3"/>(VERB-ONE &lt;OR FALSE TABLE&gt;)<text:line-break/><text:tab/> <text:s text:c="3"/>(VERB-TWO &lt;OR FALSE TABLE&gt;)&gt;</text:span></text:p>
      <text:p text:style-name="P18"><text:span text:style-name="T15"><text:tab/>&lt;DEFSTRUCT VWORD (TABLE ('INIT-ARGS (TEMP-TABLE)))<text:line-break/><text:tab/> <text:s text:c="3"/>(WORD-LEXICAL-WORD ANY)<text:line-break/><text:tab/> <text:s text:c="3"/>(WORD-CLASSIFICATION-NUMBER FIX) <text:line-break/><text:tab/> <text:s text:c="3"/>(WORD-FLAGS FIX)<text:line-break/><text:tab/> <text:s text:c="3"/>(WORD-SEMANTIC-STUFF ANY)<text:line-break/><text:tab/> <text:s text:c="3"/>(WORD-VERB-STUFF ANY)<text:line-break/><text:tab/> <text:s text:c="3"/>(WORD-ADJ-ID ANY)<text:line-break/><text:tab/> <text:s text:c="3"/>(WORD-DIR-ID ANY)&gt;</text:span></text:p>
      <text:p text:style-name="P18"><text:span text:style-name="T15"><text:tab/>&lt;SYNTAX SING = V-SING&gt;<text:line-break/><text:tab/>&lt;ROUTINE V-SING () &lt;&gt;&gt;</text:span></text:p>
      <text:p text:style-name="P18"><text:span text:style-name="T15"><text:tab/>&lt;SYNTAX ATTACK OBJECT WITH OBJECT = V-ATTACK&gt;<text:line-break/><text:tab/>&lt;ROUTINE V-ATTACK () &lt;&gt;&gt;</text:span></text:p>
      <text:p text:style-name="P18"><text:span text:style-name="T15"><text:tab/>&lt;ADD-WORD FOO NOUN &lt;&gt; 12345&gt;<text:line-break/><text:tab/>&lt;ADD-WORD BAR PREP&gt;<text:line-break/><text:tab/>&lt;SYNONYM BAR BAZ&gt;</text:span></text:p>
      <text:p text:style-name="P18"><text:span text:style-name="T15"><text:tab/>&lt;ROUTINE GO () &lt;TEST-NEW-PARSER&gt;&gt;</text:span></text:p>
      <text:p text:style-name="P18"><text:span text:style-name="T15"><text:tab/>&lt;ROUTINE TEST-NEW-PARSER ("AUX" S)<text:line-break/><text:tab/><text:tab/>;"Should affect VOCAB word size"<text:line-break/><text:tab/><text:tab/>&lt;SET S &lt;GETB ,VOCAB &lt;+ 1 &lt;GETB ,VOCAB 0&gt;&gt;&gt;&gt;<text:line-break/><text:tab/><text:tab/>&lt;TELL "VOCAB word-size = " N .S CR&gt;</text:span></text:p>
      <text:p text:style-name="P18"><text:span text:style-name="T15"><text:tab/><text:tab/>;"Verbs should have verb data"<text:line-break/><text:tab/><text:tab/>&lt;TELL "Verb data = " N &lt;GET ,W?SING 3&gt; CR&gt;</text:span></text:p>
      <text:p text:style-name="P18"><text:span text:style-name="T15"><text:tab/><text:tab/>;"Should affect syntax format"<text:line-break/><text:tab/><text:tab/>&lt;TELL "Verb WORD 3 (Byte 6-7) in VOCAB is pointer:" CR&gt;<text:line-break/><text:tab/><text:tab/>&lt;TELL " <text:s text:c="2"/>WORD 0 = " N &lt;GET &lt;GET ,W?ATTACK 3&gt; 0&gt; CR&gt;<text:line-break/><text:tab/><text:tab/>&lt;TELL " <text:s text:c="2"/>WORD 1 = " N &lt;GET &lt;GET ,W?ATTACK 3&gt; 1&gt; CR&gt;<text:line-break/><text:tab/><text:tab/>&lt;TELL " <text:s text:c="2"/>WORD 2 = " N &lt;GET &lt;GET ,W?ATTACK 3&gt; 2&gt; CR&gt;<text:line-break/><text:tab/><text:tab/>&lt;TELL " <text:s text:c="2"/>WORD 3 = " N &lt;GET &lt;GET ,W?ATTACK 3&gt; 3&gt; CR&gt;</text:span></text:p>
      <text:p text:style-name="P18"><text:span text:style-name="T15"><text:tab/><text:tab/>;"WORD-FLAG-TABLE should list words and flags"<text:line-break/><text:tab/><text:tab/>&lt;TELL "WORD-FLAG-TABLE contain words and flags" CR&gt;<text:line-break/><text:tab/><text:tab/>&lt;TELL " <text:s text:c="2"/>Entry size = " N &lt;GET ,WORD-FLAG-TABLE 0&gt; CR&gt;<text:line-break/><text:tab/><text:tab/>&lt;TELL " <text:s text:c="2"/>W?FOO = " N ,W?FOO CR&gt;<text:line-break/><text:tab/><text:tab/>&lt;TELL " <text:s text:c="2"/>Word = " N &lt;GET ,WORD-FLAG-TABLE 1&gt; CR&gt;<text:line-break/><text:tab/><text:tab/>&lt;TELL " <text:s text:c="2"/>Flag = " N &lt;GET ,WORD-FLAG-TABLE 2&gt; CR&gt;</text:span></text:p>
      <text:p text:style-name="P18"><text:span text:style-name="T15"><text:tab/><text:tab/>;"Synonyms should use pointers, part-of-speech = 0"<text:line-break/><text:tab/><text:tab/>&lt;TELL "SYNONYM points to parent" CR&gt;<text:line-break/><text:tab/><text:tab/>&lt;TELL " <text:s text:c="2"/>W?BAR = " N ,W?BAR CR&gt;<text:line-break/><text:tab/><text:tab/>&lt;TELL " <text:s text:c="2"/>W?BAZ = " N ,W?BAR CR&gt;<text:line-break/><text:tab/><text:tab/>&lt;TELL " <text:s text:c="2"/>WORD 3 in W?BAR = " N &lt;GET ,W?BAR 3&gt; CR&gt;<text:line-break/><text:tab/><text:tab/>&lt;TELL " <text:s text:c="2"/>WORD 3 in W?BAZ = " N &lt;GET ,W?BAZ 3&gt; CR&gt;<text:line-break/><text:tab/><text:tab/>&lt;TELL " <text:s text:c="2"/>WORD 4 (PoS) in W?BAR = " N &lt;GET ,W?BAR 4&gt; CR&gt;<text:line-break/><text:tab/><text:tab/>&lt;TELL " <text:s text:c="2"/>WORD 4 (PoS) in W?BAZ = " N &lt;GET ,W?BAZ 4&gt; CR&gt;</text:span></text:p>
      <text:p text:style-name="P18"><text:span text:style-name="T15"><text:tab/>&gt;</text:span></text:p>
      <text:list xml:id="list61317446263289" text:continue-numbering="true" text:style-name="WWNum4">
        <text:list-item>
          <text:list>
            <text:list-item>
              <text:list>
                <text:list-item>
                  <text:p text:style-name="P99"><text:bookmark text:name="_1ksv4uv"/><text:span text:style-name="T25">ADJ-SYNONYM</text:span></text:p>
                </text:list-item>
              </text:list>
            </text:list-item>
          </text:list>
        </text:list-item>
      </text:list>
      <text:p text:style-name="P41"><text:span text:style-name="T16">&lt;ADJ-SYNONYM original synonyms ...&gt;</text:span></text:p>
      <text:p text:style-name="P43"/>
      <text:p text:style-name="P41"><text:span text:style-name="T15">ZIL parser library</text:span></text:p>
      <text:p text:style-name="P43"/>
      <text:p text:style-name="P18"><text:span text:style-name="T15">ADJ-SYNONYM</text:span> creates one or more <text:span text:style-name="T15">synonyms</text:span> to the <text:span text:style-name="T15">original</text:span> adjective.</text:p>
      <text:p text:style-name="P18">ZILF treats <text:span text:style-name="T15">ADJ-SYNONYM</text:span> as an alias to <text:span text:style-name="T15">SYNONYM</text:span>.</text:p>
      <text:p text:style-name="P18">Note that due to the way words, especially adjectives and nouns, <text:s/>are stored in the vocabulary synonyms for adjectives only work in version 3 (ZIP) games.</text:p>
      <text:list xml:id="list61317774441555" text:continue-numbering="true" text:style-name="WWNum4">
        <text:list-item>
          <text:list>
            <text:list-item>
              <text:list>
                <text:list-item>
                  <text:p text:style-name="P99"><text:bookmark text:name="_44sinio"/><text:span text:style-name="T25">AGAIN</text:span></text:p>
                </text:list-item>
              </text:list>
            </text:list-item>
          </text:list>
        </text:list-item>
      </text:list>
      <text:p text:style-name="P41"><text:span text:style-name="T16">&lt;AGAIN [activation]&gt;</text:span></text:p>
      <text:p text:style-name="P42"><text:soft-page-break/></text:p>
      <text:p text:style-name="P41"><text:span text:style-name="T16">MDL </text:span><text:span text:style-name="T15">built-in</text:span></text:p>
      <text:p text:style-name="P42"/>
      <text:p text:style-name="P15"><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5"><text:span text:style-name="T3">Examples:</text:span></text:p>
      <text:p text:style-name="P59"><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61316928848804" text:continue-numbering="true" text:style-name="WWNum4">
        <text:list-item>
          <text:list>
            <text:list-item>
              <text:list>
                <text:list-item>
                  <text:p text:style-name="P99"><text:bookmark text:name="_2jxsxqh"/><text:span text:style-name="T25">ALLTYPES</text:span></text:p>
                </text:list-item>
              </text:list>
            </text:list-item>
          </text:list>
        </text:list-item>
      </text:list>
      <text:p text:style-name="P41"><text:span text:style-name="T16">&lt;ALLTYPES&gt;</text:span></text:p>
      <text:p text:style-name="P42"/>
      <text:p text:style-name="P41"><text:span text:style-name="T16">MDL </text:span><text:span text:style-name="T15">built-in</text:span></text:p>
      <text:p text:style-name="P42"/>
      <text:p text:style-name="P15"><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61317370460734" text:continue-numbering="true" text:style-name="WWNum4">
        <text:list-item>
          <text:list>
            <text:list-item>
              <text:list>
                <text:list-item>
                  <text:p text:style-name="P99"><text:bookmark text:name="_z337ya"/><text:span text:style-name="T25">AND</text:span></text:p>
                </text:list-item>
              </text:list>
            </text:list-item>
          </text:list>
        </text:list-item>
      </text:list>
      <text:p text:style-name="P41"><text:span text:style-name="T15">&lt;AND expressions...&gt;</text:span></text:p>
      <text:p text:style-name="P43"/>
      <text:p text:style-name="P41"><text:span text:style-name="T15">MDL built-in</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45"><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61318123965747" text:continue-numbering="true" text:style-name="WWNum4">
        <text:list-item>
          <text:list>
            <text:list-item>
              <text:list>
                <text:list-item>
                  <text:p text:style-name="P99"><text:bookmark text:name="_3j2qqm3"/><text:span text:style-name="T25">AND?</text:span></text:p>
                </text:list-item>
              </text:list>
            </text:list-item>
          </text:list>
        </text:list-item>
      </text:list>
      <text:p text:style-name="P41"><text:span text:style-name="T16">&lt;AND?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AND</text:span><text:span text:style-name="T3"> with the difference that all </text:span><text:span text:style-name="T7">exressions</text:span><text:span text:style-name="T3"> are evaluated.</text:span></text:p>
      <text:p text:style-name="P15"><text:span text:style-name="T3">Examples:</text:span></text:p>
      <text:p text:style-name="P45"><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61318136919745" text:continue-numbering="true" text:style-name="WWNum4">
        <text:list-item>
          <text:list>
            <text:list-item>
              <text:list>
                <text:list-item>
                  <text:p text:style-name="P99"><text:bookmark text:name="_1y810tw"/><text:span text:style-name="T25">ANDB</text:span></text:p>
                </text:list-item>
              </text:list>
            </text:list-item>
          </text:list>
        </text:list-item>
      </text:list>
      <text:p text:style-name="P41"><text:span text:style-name="T16">&lt;ANDB numbers ...&gt;</text:span></text:p>
      <text:p text:style-name="P42"/>
      <text:p text:style-name="P41"><text:span text:style-name="T16">MDL </text:span><text:span text:style-name="T15">built-in</text:span></text:p>
      <text:p text:style-name="P42"/>
      <text:p text:style-name="P15"><text:span text:style-name="T3">Bitwise AND. </text:span></text:p>
      <text:p text:style-name="P15"><text:soft-page-break/><text:span text:style-name="T3">Examples: </text:span></text:p>
      <text:p text:style-name="P15"><text:span text:style-name="T3"><text:tab/></text:span><text:span text:style-name="T7">&lt;ANDB 33 96&gt;<text:tab/><text:tab/>--&gt;<text:tab/>32<text:line-break/><text:tab/>&lt;ANDB 33 96 64&gt;<text:tab/>--&gt;<text:tab/>0</text:span></text:p>
      <text:list xml:id="list61317810994662" text:continue-numbering="true" text:style-name="WWNum4">
        <text:list-item>
          <text:list>
            <text:list-item>
              <text:list>
                <text:list-item>
                  <text:p text:style-name="P99"><text:bookmark text:name="_4i7ojhp"/><text:span text:style-name="T25">APPLICABLE?</text:span></text:p>
                </text:list-item>
              </text:list>
            </text:list-item>
          </text:list>
        </text:list-item>
      </text:list>
      <text:p text:style-name="P41"><text:span text:style-name="T16">&lt;APPLICABLE? value&gt;</text:span></text:p>
      <text:p text:style-name="P42"/>
      <text:p text:style-name="P41"><text:span text:style-name="T16">MDL </text:span><text:span text:style-name="T15">built-in</text:span></text:p>
      <text:p text:style-name="P22"/>
      <text:p text:style-name="P15"><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5"><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5"><text:span text:style-name="T3">Example:</text:span></text:p>
      <text:p text:style-name="P15"><text:span text:style-name="T7"><text:tab/>&lt;DEFINE SQR (X) &lt;* .X .X&gt;&gt;<text:line-break/><text:line-break/><text:tab/>&lt;APPLICABLE? ,SQR&gt;<text:tab/><text:tab/><text:tab/><text:tab/>--&gt;<text:tab/>True</text:span></text:p>
      <text:list xml:id="list61316422970072" text:continue-numbering="true" text:style-name="WWNum4">
        <text:list-item>
          <text:list>
            <text:list-item>
              <text:list>
                <text:list-item>
                  <text:p text:style-name="P99"><text:bookmark text:name="_2xcytpi"/><text:span text:style-name="T25">APPLY</text:span></text:p>
                </text:list-item>
              </text:list>
            </text:list-item>
          </text:list>
        </text:list-item>
      </text:list>
      <text:p text:style-name="P41"><text:span text:style-name="T16">&lt;APPLY applicable args ...&gt;</text:span></text:p>
      <text:p text:style-name="P42"/>
      <text:p text:style-name="P41"><text:span text:style-name="T16">MDL </text:span><text:span text:style-name="T15">built-in</text:span></text:p>
      <text:p text:style-name="P43"/>
      <text:p text:style-name="P15"><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5"><text:span text:style-name="T3">Examples:</text:span></text:p>
      <text:p text:style-name="P15"><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61316475301008" text:continue-numbering="true" text:style-name="WWNum4">
        <text:list-item>
          <text:list>
            <text:list-item>
              <text:list>
                <text:list-item>
                  <text:p text:style-name="P99"><text:bookmark text:name="_1ci93xb"/><text:span text:style-name="T25">APPLYTYPE</text:span></text:p>
                </text:list-item>
              </text:list>
            </text:list-item>
          </text:list>
        </text:list-item>
      </text:list>
      <text:p text:style-name="P41"><text:span text:style-name="T16">&lt;APPLYTYPE atom [handler]&gt;</text:span></text:p>
      <text:p text:style-name="P43"/>
      <text:p text:style-name="P41"><text:span text:style-name="T15">MDL built-in</text:span></text:p>
      <text:p text:style-name="P43"/>
      <text:p text:style-name="P18"><text:span text:style-name="T15">APPLYTYPE</text:span> tells the <text:span text:style-name="T15">TYPE</text:span> <text:span text:style-name="T15">atom</text:span> how it should be applied in a <text:span text:style-name="T15">FORM</text:span>. If <text:span text:style-name="T15">APPLY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18">Note that it is possible to replace the <text:span text:style-name="T15">handler</text:span> with a new <text:span text:style-name="T15">handler</text:span>, even on the predefined <text:span text:style-name="T15">TYPE</text:span>s (see <text:span text:style-name="T15">EVALTYPE</text:span> for example on this).</text:p>
      <text:p text:style-name="P18">See <text:span text:style-name="T15">EVALTYPE</text:span>, <text:span text:style-name="T15">NEWTYPE</text:span> and <text:span text:style-name="T15">PRINTTYPE</text:span>.</text:p>
      <text:p text:style-name="P18">Example:</text:p>
      <text:p text:style-name="P39"><text:span text:style-name="T15">&lt;NEWTYPE WINNER LIST&gt;<text:line-break/>&lt;APPLYTYPE WINNER&gt;<text:tab/><text:tab/><text:tab/><text:tab/><text:tab/>--&gt;<text:tab/>#FALSE<text:line-break/>&lt;APPLYTYPE WINNER &lt;FUNCTION (W "TUPLE" T) (!.W !.T)&gt;&gt;<text:line-break/>&lt;#WINNER (A B C) &lt;+ 1 2&gt; q&gt;<text:tab/><text:tab/><text:tab/>--&gt; <text:tab/>(A B C 3 q)</text:span></text:p>
      <text:list xml:id="list61316341267552" text:continue-numbering="true" text:style-name="WWNum4">
        <text:list-item>
          <text:list>
            <text:list-item>
              <text:list>
                <text:list-item>
                  <text:p text:style-name="P99"><text:bookmark text:name="_3whwml4"/><text:span text:style-name="T25">ASCII</text:span></text:p>
                </text:list-item>
              </text:list>
            </text:list-item>
          </text:list>
        </text:list-item>
      </text:list>
      <text:p text:style-name="P41"><text:span text:style-name="T16">&lt;ASCII {number | character}&gt;</text:span></text:p>
      <text:p text:style-name="P42"/>
      <text:p text:style-name="P41"><text:span text:style-name="T16">MDL </text:span><text:span text:style-name="T15">built-in</text:span></text:p>
      <text:p text:style-name="P42"/>
      <text:p text:style-name="P15"><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5"><text:span text:style-name="T3">Examples:</text:span></text:p>
      <text:p text:style-name="P21"><text:soft-page-break/><text:span text:style-name="T16"><text:tab/>&lt;ASCII !\A&gt;<text:tab/><text:tab/>--&gt;<text:tab/>65</text:span></text:p>
      <text:p text:style-name="P21"><text:span text:style-name="T16"><text:tab/>&lt;ASCII 65&gt;<text:tab/><text:tab/>--&gt;<text:tab/>!\A</text:span></text:p>
      <text:p text:style-name="P94"><text:bookmark text:name="_vvnecpubmg7n"/>ASK-FOR-PICTURE-FILE?</text:p>
      <text:list xml:id="list61317772537210" text:continue-numbering="true" text:style-name="WWNum4">
        <text:list-item>
          <text:list>
            <text:list-item>
              <text:list>
                <text:list-item>
                  <text:p text:style-name="P8"><text:span text:style-name="T15">&lt;ASK-FOR-PICTURE-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1316445505038" text:continue-numbering="true" text:style-name="WWNum4">
        <text:list-item>
          <text:list>
            <text:list-item>
              <text:list>
                <text:list-item>
                  <text:p text:style-name="P99"><text:bookmark text:name="_26v3ex3ch09u"/><text:span text:style-name="T25">ASSIGNED?</text:span></text:p>
                </text:list-item>
              </text:list>
            </text:list-item>
          </text:list>
        </text:list-item>
      </text:list>
      <text:p text:style-name="P41"><text:span text:style-name="T16">&lt;ASSIGNED? atom [environment]&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7">LVAL</text:span><text:span text:style-name="T3"> (local value).</text:span></text:p>
      <text:p text:style-name="P15"><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3"><text:tab/>&lt;</text:span><text:span text:style-name="T7">ASSIGNED? X&gt;<text:tab/>--&gt;<text:tab/>False<text:line-break/><text:tab/>&lt;SET X 1&gt;<text:line-break/><text:tab/>&lt;ASSIGNED? X&gt;<text:tab/>--&gt;<text:tab/>True</text:span></text:p>
      <text:list xml:id="list61317052378185" text:continue-numbering="true" text:style-name="WWNum4">
        <text:list-item>
          <text:list>
            <text:list-item>
              <text:list>
                <text:list-item>
                  <text:p text:style-name="P99"><text:bookmark text:name="_qsh70q"/><text:span text:style-name="T25">ASSOCIATIONS</text:span></text:p>
                </text:list-item>
              </text:list>
            </text:list-item>
          </text:list>
        </text:list-item>
      </text:list>
      <text:p text:style-name="P41"><text:span text:style-name="T16">&lt;ASSOCIATIONS&gt;</text:span></text:p>
      <text:list xml:id="list61316279699690" text:continue-numbering="true" text:style-name="WWNum4">
        <text:list-item>
          <text:list>
            <text:list-item>
              <text:list>
                <text:list-item>
                  <text:p text:style-name="P99"><text:bookmark text:name="_3as4poj"/><text:span text:style-name="T25">ATOM</text:span></text:p>
                </text:list-item>
              </text:list>
            </text:list-item>
          </text:list>
        </text:list-item>
      </text:list>
      <text:p text:style-name="P41"><text:span text:style-name="T16">&lt;ATOM pname&gt;</text:span></text:p>
      <text:p text:style-name="P43"/>
      <text:p text:style-name="P41"><text:span text:style-name="T15">MDL built-in</text:span></text:p>
      <text:p text:style-name="P43"/>
      <text:p text:style-name="P18"><text:span text:style-name="T15">ATOM</text:span> returns a newly created <text:span text:style-name="T15">ATOM</text:span> with <text:span text:style-name="T15">pname</text:span> (string). The <text:span text:style-name="T15">ATOM</text:span> is not on any <text:span text:style-name="T15">OBLIST</text:span> and therefore have the trailer <text:span text:style-name="T15">!-#FALSE ()</text:span> attached to it.</text:p>
      <text:p text:style-name="P18">See <text:span text:style-name="T14">The MDL Programming Language, chapter 15</text:span>.</text:p>
      <text:p text:style-name="P18">Examples:</text:p>
      <text:p text:style-name="P18"><text:tab/><text:span text:style-name="T15">&lt;ATOM "FOO"&gt;<text:tab/><text:tab/><text:tab/><text:tab/><text:tab/>--&gt;<text:tab/>FOO!-#FALSE ()</text:span></text:p>
      <text:p text:style-name="P58"><text:span text:style-name="T15">&lt;==? &lt;ATOM "FOO"&gt; &lt;ATOM "FOO"&gt;&gt;<text:tab/>--&gt;<text:tab/>#FALSE</text:span></text:p>
      <text:list xml:id="list61318095501448" text:continue-numbering="true" text:style-name="WWNum4">
        <text:list-item>
          <text:list>
            <text:list-item>
              <text:list>
                <text:list-item>
                  <text:p text:style-name="P99"><text:bookmark text:name="_1pxezwc"/><text:span text:style-name="T25">AVALUE</text:span></text:p>
                </text:list-item>
              </text:list>
            </text:list-item>
          </text:list>
        </text:list-item>
      </text:list>
      <text:p text:style-name="P41"><text:span text:style-name="T16">&lt;AVALUE asoc&gt;</text:span></text:p>
      <text:list xml:id="list61316728091657" text:continue-numbering="true" text:style-name="WWNum4">
        <text:list-item>
          <text:list>
            <text:list-item>
              <text:list>
                <text:list-item>
                  <text:p text:style-name="P99"><text:bookmark text:name="_49x2ik5"/><text:span text:style-name="T25">BACK</text:span></text:p>
                </text:list-item>
              </text:list>
            </text:list-item>
          </text:list>
        </text:list-item>
      </text:list>
      <text:p text:style-name="P41"><text:span text:style-name="T16">&lt;BACK array [count]&gt;</text:span></text:p>
      <text:p text:style-name="P42"/>
      <text:p text:style-name="P41"><text:span text:style-name="T16">MDL </text:span><text:span text:style-name="T15">built-in</text:span></text:p>
      <text:p text:style-name="P42"/>
      <text:p text:style-name="P15"><text:soft-page-break/><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5"><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94"><text:bookmark text:name="_hwuj8ctfid25"/>BEGIN-SEGMENT</text:p>
      <text:list xml:id="list61318034969424" text:continue-numbering="true" text:style-name="WWNum4">
        <text:list-item>
          <text:p text:style-name="P8"><text:span text:style-name="T15">&lt;BEGIN-SEGMENT&gt;</text:span></text:p>
        </text:list-item>
        <text:list-item>
          <text:p text:style-name="P8"/>
        </text:list-item>
        <text:list-item>
          <text:p text:style-name="P8"><text:span text:style-name="T15">ZIL library</text:span></text:p>
        </text:list-item>
        <text:list-item>
          <text:p text:style-name="P5"/>
        </text:list-item>
      </text:list>
      <text:p text:style-name="P18">ZILF ignores this and always returns <text:span text:style-name="T15">FALSE</text:span>.</text:p>
      <text:list xml:id="list61317806374493" text:continue-numbering="true" text:style-name="WWNum4">
        <text:list-item>
          <text:list>
            <text:list-item>
              <text:list>
                <text:list-item>
                  <text:p text:style-name="P99"><text:bookmark text:name="_2p2csry"/><text:span text:style-name="T25">BIND</text:span></text:p>
                </text:list-item>
              </text:list>
            </text:list-item>
          </text:list>
        </text:list-item>
      </text:list>
      <text:p text:style-name="P41"><text:span text:style-name="T16">&lt;BIND [activation] (bindings ...) [decl] expressions ...&gt;</text:span></text:p>
      <text:p text:style-name="P21"><text:span text:style-name="T16"><text:tab/></text:span></text:p>
      <text:p text:style-name="P21"><text:span text:style-name="T16"><text:tab/>MDL </text:span><text:span text:style-name="T15">built-in</text:span></text:p>
      <text:p text:style-name="P22"/>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BIND ((X 1)) #DECL ((X) FIX) <text:line-break/><text:tab/><text:tab/>&lt;BIND ((X 2)) &lt;PRIN1 .X&gt;&gt; &lt;PRIN1 .X&gt;&gt;<text:line-break/><text:tab/>--&gt; "21"</text:span></text:p>
      <text:p text:style-name="P15"><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5"> </text:span><text:span text:style-name="T7">block"<text:line-break/><text:tab/><text:tab/><text:tab/>&lt;AGAIN .ACT&gt; <text:s text:c="20"/><text:tab/>;"--&gt; repeat"<text:line-break/><text:tab/><text:tab/>&gt;<text:line-break/><text:tab/><text:tab/>&lt;PRINC " END"&gt;<text:line-break/><text:tab/>&gt;<text:line-break/><text:tab/>&lt;TEST-BIND-AS-REPEAT&gt;<text:tab/>--&gt; "START 123 END"</text:span></text:p>
      <text:list xml:id="list61317147340505" text:continue-numbering="true" text:style-name="WWNum4">
        <text:list-item>
          <text:list>
            <text:list-item>
              <text:list>
                <text:list-item>
                  <text:p text:style-name="P99"><text:bookmark text:name="_147n2zr"/><text:span text:style-name="T25">BIT-SYNONYM</text:span></text:p>
                </text:list-item>
              </text:list>
            </text:list-item>
          </text:list>
        </text:list-item>
      </text:list>
      <text:p text:style-name="P41"><text:span text:style-name="T16">&lt;BIT-SYNONYM first synonyms ...&gt;</text:span></text:p>
      <text:p text:style-name="P43"/>
      <text:p text:style-name="P41"><text:span text:style-name="T15">ZIL parser library</text:span></text:p>
      <text:p text:style-name="P43"/>
      <text:p text:style-name="P18"><text:span text:style-name="T15">BIT-SYNONYM</text:span> creates synonyms to flag-bits.</text:p>
      <text:p text:style-name="P18">Example:</text:p>
      <text:p text:style-name="P18"><text:span text:style-name="T15"><text:tab/>&lt;BIT-SYNONYM TAKEBIT GETBIT PICKBIT&gt;<text:line-break/><text:tab/>&lt;BIT-SYNONYM LIGHTBIT DAYBIT&gt;</text:span></text:p>
      <text:p text:style-name="P100"><text:bookmark text:name="_hmbjnz9x3847"/>BLOAT</text:p>
      <text:p text:style-name="P41"><text:span text:style-name="T15">&lt;BLOAT&gt;</text:span></text:p>
      <text:p text:style-name="P43"/>
      <text:p text:style-name="P41"><text:span text:style-name="T15">MDL built-in</text:span></text:p>
      <text:p text:style-name="P43"/>
      <text:list xml:id="list61317255307777" text:continue-numbering="true" text:style-name="WWNum4">
        <text:list-item>
          <text:list>
            <text:list-item>
              <text:list>
                <text:list-item>
                  <text:p text:style-name="P66"><text:soft-page-break/>ZILF ignores this and always returns <text:span text:style-name="T15">FALSE</text:span>.</text:p>
                </text:list-item>
                <text:list-item>
                  <text:p text:style-name="P99"><text:bookmark text:name="_8lrb54otx54z"/><text:span text:style-name="T25">BLOCK</text:span></text:p>
                </text:list-item>
              </text:list>
            </text:list-item>
          </text:list>
        </text:list-item>
      </text:list>
      <text:p text:style-name="P41"><text:span text:style-name="T16">&lt;BLOCK (oblist ...)&gt;</text:span></text:p>
      <text:p text:style-name="P43"/>
      <text:p text:style-name="P41"><text:span text:style-name="T15">MDL built-in</text:span></text:p>
      <text:p text:style-name="P43"/>
      <text:p text:style-name="P18"><text:span text:style-name="T15">BLOCK</text:span> pushes current binding of the local <text:span text:style-name="T15">ATOM</text:span> <text:span text:style-name="T15">OBLIST</text:span> and rebinds it with the <text:span text:style-name="T15">LIST</text:span> of <text:span text:style-name="T15">oblist </text:span>supplied as argument and returns the new <text:span text:style-name="T15">&lt;LVAL OBLIST&gt;</text:span>.. Usually you want <text:span text:style-name="T15">&lt;ROOT&gt;</text:span> as the last <text:span text:style-name="T15">oblist</text:span> in<text:span text:style-name="T15"> LIST</text:span>. <text:s/><text:span text:style-name="T15">&lt;ENDBLOCK&gt;</text:span> then restores the local <text:span text:style-name="T15">ATOM</text:span> <text:span text:style-name="T15">OBLIST</text:span> to its previous value. </text:p>
      <text:p text:style-name="P18">See <text:span text:style-name="T14">The MDL Programming Language, chapter 15</text:span>.</text:p>
      <text:p text:style-name="P18">Example:</text:p>
      <text:p text:style-name="P18"><text:span text:style-name="T15"><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61317093298548" text:continue-numbering="true" text:style-name="WWNum4">
        <text:list-item>
          <text:list>
            <text:list-item>
              <text:list>
                <text:list-item>
                  <text:p text:style-name="P99"><text:bookmark text:name="_23ckvvd"/><text:span text:style-name="T25">BOUND?</text:span></text:p>
                </text:list-item>
              </text:list>
            </text:list-item>
          </text:list>
        </text:list-item>
      </text:list>
      <text:p text:style-name="P41"><text:span text:style-name="T16">&lt;BOUND? atom [environment]&gt;</text:span></text:p>
      <text:p text:style-name="P42"/>
      <text:p text:style-name="P41"><text:span text:style-name="T16">MDL </text:span><text:span text:style-name="T15">built-in</text:span></text:p>
      <text:p text:style-name="P42"/>
      <text:p text:style-name="P15"><text:span text:style-name="T7">BOUND?</text:span><text:span text:style-name="T3"> is a predicate that returns true </text:span>if the <text:span text:style-name="T15">atom</text:span><text:span text:style-name="T3"> ever had a local value in the </text:span><text:span text:style-name="T7">environment</text:span><text:span text:style-name="T3">.</text:span></text:p>
      <text:p text:style-name="P15"><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5"><text:span text:style-name="T3">Examples:</text:span></text:p>
      <text:p text:style-name="P21"><text:span text:style-name="T16"><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61317178958187" text:continue-numbering="true" text:style-name="WWNum4">
        <text:list-item>
          <text:list>
            <text:list-item>
              <text:list>
                <text:list-item>
                  <text:p text:style-name="P99"><text:bookmark text:name="_ihv636"/><text:span text:style-name="T25">BUZZ</text:span></text:p>
                </text:list-item>
              </text:list>
            </text:list-item>
          </text:list>
        </text:list-item>
      </text:list>
      <text:p text:style-name="P41"><text:span text:style-name="T16">&lt;BUZZ atoms ...&gt;</text:span></text:p>
      <text:p text:style-name="P43"/>
      <text:p text:style-name="P41"><text:span text:style-name="T15">ZIL parser library</text:span></text:p>
      <text:p text:style-name="P43"/>
      <text:p text:style-name="P18"><text:span text:style-name="T15">BUZZ</text:span> creates words in the vocabulary with the <text:span text:style-name="T15">part-of-speech</text:span> <text:span text:style-name="T15">BUZZ</text:span>. These are words that can be ignored by the parser or have special handling in the parser.</text:p>
      <text:p text:style-name="P18">Example:</text:p>
      <text:p text:style-name="P58"><text:span text:style-name="T15">&lt;BUZZ A AN AND ANY ALL EVERY EVERYTHING BUT EXCEPT OF ONE <text:line-break/><text:tab/><text:tab/> THE THEN UNDO OOPS \. \, \"&gt; <text:s/></text:span></text:p>
      <text:list xml:id="list61317222156909" text:continue-numbering="true" text:style-name="WWNum4">
        <text:list-item>
          <text:list>
            <text:list-item>
              <text:list>
                <text:list-item>
                  <text:p text:style-name="P99"><text:bookmark text:name="_32hioqz"/><text:span text:style-name="T25">BYTE</text:span></text:p>
                </text:list-item>
              </text:list>
            </text:list-item>
          </text:list>
        </text:list-item>
      </text:list>
      <text:p text:style-name="P41"><text:span text:style-name="T16">&lt;BYTE number&gt;<text:line-break/>#BYTE number<text:tab/><text:tab/><text:tab/>;"Alternative syntax (MDL </text:span><text:span text:style-name="T15">built-in</text:span><text:span text:style-name="T16">)"<text:line-break/>&lt;CHTYPE number BYTE&gt;<text:tab/><text:tab/>;"Alternative syntax (MDL </text:span><text:span text:style-name="T15">built-in</text:span><text:span text:style-name="T16">)"</text:span></text:p>
      <text:p text:style-name="P42"/>
      <text:p text:style-name="P41"><text:span text:style-name="T16">ZIL library</text:span></text:p>
      <text:p text:style-name="P22"/>
      <text:p text:style-name="P15"><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5"><text:span text:style-name="T3">Examples:</text:span></text:p>
      <text:p text:style-name="P15"><text:span text:style-name="T7"><text:tab/>&lt;BYTE 42&gt;<text:tab/><text:tab/><text:tab/>--&gt;<text:tab/>#BYTE 42<text:line-break/><text:tab/>#BYTE 42<text:tab/><text:tab/><text:tab/>--&gt;<text:tab/>#BYTE 42<text:line-break/><text:tab/>&lt;CHTYPE 42 BYTE&gt;<text:tab/>--&gt;<text:tab/>#BYTE 42</text:span></text:p>
      <text:list xml:id="list61316547625119" text:continue-numbering="true" text:style-name="WWNum4">
        <text:list-item>
          <text:list>
            <text:list-item>
              <text:list>
                <text:list-item>
                  <text:p text:style-name="P99"><text:bookmark text:name="_1hmsyys"/><text:span text:style-name="T25">CHECK-VERSION?</text:span></text:p>
                </text:list-item>
              </text:list>
            </text:list-item>
          </text:list>
        </text:list-item>
      </text:list>
      <text:p text:style-name="P41"><text:soft-page-break/><text:span text:style-name="T16">&lt;CHECK-VERSION? </text:span><text:span text:style-name="T15">v</text:span><text:span text:style-name="T16">ersion-spec&gt;</text:span></text:p>
      <text:p text:style-name="P43"/>
      <text:p text:style-name="P41"><text:span text:style-name="T15">ZIL library</text:span></text:p>
      <text:p text:style-name="P43"/>
      <text:p text:style-name="P18"><text:span text:style-name="T15">CHECK-VERSION?</text:span> is a predicate that returns <text:span text:style-name="T15">TRUE</text:span> if current setting of<text:span text:style-name="T15"> VERSION</text:span> is <text:span text:style-name="T15">version-spec</text:span>. Valid values for <text:span text:style-name="T15">version-spec</text:span> are <text:span text:style-name="T15">ZIP</text:span>, <text:span text:style-name="T15">EZIP</text:span>, <text:span text:style-name="T15">XZIP</text:span>, <text:span text:style-name="T15">YZIP </text:span>and the values 3-8.</text:p>
      <text:p text:style-name="P21">Examples:</text:p>
      <text:p text:style-name="P21"><text:span text:style-name="T15"><text:tab/>&lt;VERSION XZIP&gt;<text:line-break/><text:tab/>&lt;CHECK-VERSION? ZIP&gt;<text:tab/>--&gt;<text:tab/>#FALSE<text:line-break/><text:tab/>&lt;CHECK-VERSION? 5&gt;<text:tab/><text:tab/>--&gt;<text:tab/>T</text:span></text:p>
      <text:p text:style-name="P94"><text:bookmark text:name="_wjue849k3fn1"/>CHECKPOINT</text:p>
      <text:list xml:id="list61318188712247" text:continue-numbering="true" text:style-name="WWNum4">
        <text:list-item>
          <text:p text:style-name="P8"><text:span text:style-name="T15">&lt;CHECKPOINT&gt;</text:span></text:p>
        </text:list-item>
        <text:list-item>
          <text:p text:style-name="P8"/>
        </text:list-item>
        <text:list-item>
          <text:p text:style-name="P8"><text:span text:style-name="T15">ZIL library</text:span></text:p>
        </text:list-item>
        <text:list-item>
          <text:p text:style-name="P5"/>
        </text:list-item>
      </text:list>
      <text:p text:style-name="P18">ZILF ignores this and always returns <text:span text:style-name="T15">FALSE</text:span>.</text:p>
      <text:list xml:id="list61316673338363" text:continue-numbering="true" text:style-name="WWNum4">
        <text:list-item>
          <text:list>
            <text:list-item>
              <text:list>
                <text:list-item>
                  <text:p text:style-name="P99"><text:bookmark text:name="_41mghml"/><text:span text:style-name="T25">CHRSET</text:span></text:p>
                </text:list-item>
              </text:list>
            </text:list-item>
          </text:list>
        </text:list-item>
      </text:list>
      <text:p text:style-name="P41"><text:span text:style-name="T16">&lt;CHRSET alphabet-number {string | character | </text:span></text:p>
      <text:p text:style-name="P41"><text:span text:style-name="T16"><text:tab/><text:tab/><text:tab/><text:tab/><text:tab/>number | byte} ...&gt;</text:span></text:p>
      <text:list xml:id="list61317322951723" text:continue-numbering="true" text:style-name="WWNum4">
        <text:list-item>
          <text:list>
            <text:list-item>
              <text:list>
                <text:list-item>
                  <text:p text:style-name="P99"><text:bookmark text:name="_2grqrue"/><text:span text:style-name="T25">CHTYPE</text:span></text:p>
                </text:list-item>
              </text:list>
            </text:list-item>
          </text:list>
        </text:list-item>
      </text:list>
      <text:p text:style-name="P41"><text:span text:style-name="T16">&lt;CHTYPE value type&gt;<text:line-break/>#type value<text:tab/><text:tab/><text:tab/>;"Alternative syntax"<text:line-break/><text:line-break/>MDL </text:span><text:span text:style-name="T15">built-in</text:span></text:p>
      <text:p text:style-name="P42"/>
      <text:p text:style-name="P15"><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5"><text:span text:style-name="T3">There is a abbreviated form to change type by typing </text:span><text:span text:style-name="T7">#type value </text:span><text:span text:style-name="T3">instead.</text:span></text:p>
      <text:p text:style-name="P15"><text:span text:style-name="T3">Examples:</text:span></text:p>
      <text:p text:style-name="P41"><text:span text:style-name="T16">&lt;CHTYPE !\A FIX&gt;</text:span><text:tab/><text:span text:style-name="T16">--&gt; 65</text:span></text:p>
      <text:p text:style-name="P41"><text:span text:style-name="T16">#FIX !\A</text:span><text:tab/><text:tab/><text:tab/><text:span text:style-name="T16">--&gt; 65</text:span></text:p>
      <text:p text:style-name="P41"><text:span text:style-name="T16">#LIST [1 2 3]</text:span><text:tab/><text:tab/><text:span text:style-name="T16">--&gt; ERROR</text:span></text:p>
      <text:list xml:id="list61317060952044" text:continue-numbering="true" text:style-name="WWNum4">
        <text:list-item>
          <text:list>
            <text:list-item>
              <text:list>
                <text:list-item>
                  <text:p text:style-name="P99"><text:bookmark text:name="_vx1227"/><text:span text:style-name="T25">CLOSE</text:span></text:p>
                </text:list-item>
              </text:list>
            </text:list-item>
          </text:list>
        </text:list-item>
      </text:list>
      <text:p text:style-name="P41"><text:span text:style-name="T16">&lt;CLOSE channel&gt;</text:span></text:p>
      <text:p text:style-name="P43"/>
      <text:p text:style-name="P41"><text:span text:style-name="T15">MDL built-in</text:span></text:p>
      <text:p text:style-name="P43"/>
      <text:p text:style-name="P18"><text:span text:style-name="T15">CLOSE</text:span> the <text:span text:style-name="T15">channel</text:span> opened by <text:span text:style-name="T15">OPEN</text:span> and returns the <text:span text:style-name="T15">channel</text:span>.</text:p>
      <text:p text:style-name="P18">See <text:span text:style-name="T15">READSTRING</text:span> for example.</text:p>
      <text:list xml:id="list61316207121573" text:continue-numbering="true" text:style-name="WWNum4">
        <text:list-item>
          <text:list>
            <text:list-item>
              <text:list>
                <text:list-item>
                  <text:p text:style-name="P95"><text:bookmark text:name="_3fwokq0"/><text:span text:style-name="T25">COMPILATION-FLAG</text:span></text:p>
                </text:list-item>
              </text:list>
            </text:list-item>
          </text:list>
        </text:list-item>
      </text:list>
      <text:p text:style-name="P41"><text:span text:style-name="T16">&lt;COMPILATION-FLAG atom-or-string [value]&gt;</text:span></text:p>
      <text:p text:style-name="P43"/>
      <text:p text:style-name="P41"><text:span text:style-name="T15">ZIL library</text:span></text:p>
      <text:p text:style-name="P23"><text:soft-page-break/></text:p>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text:span> with an already defined <text:span text:style-name="T15">ATOM</text:span> changes the value of the <text:span text:style-name="T15">ATOM</text:span>.</text:p>
      <text:p text:style-name="P40">Examples:</text:p>
      <text:p text:style-name="P40"><text:span text:style-name="T15"><text:s/><text:tab/>&lt;COMPILATION-FLAG MYFLAG&gt;<text:line-break/><text:tab/>&lt;COMPILATION-FLAG-VALUE MYFLAG&gt;<text:tab/>--&gt;<text:tab/>T<text:line-break/><text:tab/>&lt;COMPILATION-FLAG “MYFLAG” 123&gt;<text:line-break/><text:tab/>&lt;COMPILATION-FLAG-VALUE MYFLAG&gt;<text:tab/>--&gt;<text:tab/>123</text:span></text:p>
      <text:list xml:id="list61316352669946" text:continue-numbering="true" text:style-name="WWNum4">
        <text:list-item>
          <text:list>
            <text:list-item>
              <text:list>
                <text:list-item>
                  <text:p text:style-name="P99"><text:bookmark text:name="_1v1yuxt"/><text:span text:style-name="T25">COMPILATION-FLAG-DEFAULT</text:span></text:p>
                </text:list-item>
              </text:list>
            </text:list-item>
          </text:list>
        </text:list-item>
      </text:list>
      <text:p text:style-name="P41"><text:span text:style-name="T16">&lt;COMPILATION-FLAG-DEFAULT atom-or-string value&gt;</text:span></text:p>
      <text:p text:style-name="P43"/>
      <text:p text:style-name="P41"><text:span text:style-name="T15">ZIL library</text:span></text:p>
      <text:p text:style-name="P3"/>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DEFAULT</text:span> with an already defined <text:span text:style-name="T15">ATOM</text:span> doesn't change the value of the <text:span text:style-name="T15">ATOM</text:span>.</text:p>
      <text:p text:style-name="P40">Examples:</text:p>
      <text:p text:style-name="P40"><text:span text:style-name="T15"><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61317269151366" text:continue-numbering="true" text:style-name="WWNum4">
        <text:list-item>
          <text:list>
            <text:list-item>
              <text:list>
                <text:list-item>
                  <text:p text:style-name="P99"><text:bookmark text:name="_4f1mdlm"/><text:span text:style-name="T25">COMPILATION-FLAG-VALUE</text:span></text:p>
                </text:list-item>
              </text:list>
            </text:list-item>
          </text:list>
        </text:list-item>
      </text:list>
      <text:p text:style-name="P41"><text:span text:style-name="T16">&lt;COMPILATION-FLAG-VALUE atom-or-string&gt;</text:span></text:p>
      <text:p text:style-name="P43"/>
      <text:p text:style-name="P41"><text:span text:style-name="T15">ZIL library</text:span></text:p>
      <text:p text:style-name="P43"/>
      <text:p text:style-name="P18">This returns the value of the <text:span text:style-name="T15">COMPILATION-FLAG</text:span> <text:span text:style-name="T15">atom-or-string</text:span>. If no <text:span text:style-name="T15">atom-or-string</text:span> is defined it returns <text:span text:style-name="T15">FALSE</text:span>.</text:p>
      <text:p text:style-name="P18">Examples:</text:p>
      <text:p text:style-name="P18"><text:span text:style-name="T15"><text:tab/>&lt;COMPILATION-FLAG MYFLAG 123&gt;<text:line-break/><text:tab/>&lt;COMPILATION-FLAG-VALUE MYFLAG&gt;<text:tab/><text:tab/>--&gt;<text:tab/>123</text:span></text:p>
      <text:p text:style-name="P18"><text:span text:style-name="T15"><text:tab/>&lt;COMPILATION-FLAG-VALUE ASDFGHJKL&gt;<text:tab/><text:tab/>--&gt;<text:tab/>#FALSE</text:span></text:p>
      <text:list xml:id="list61316813661332" text:continue-numbering="true" text:style-name="WWNum4">
        <text:list-item>
          <text:list>
            <text:list-item>
              <text:list>
                <text:list-item>
                  <text:p text:style-name="P99"><text:bookmark text:name="_2u6wntf"/>COMPILING?</text:p>
                </text:list-item>
                <text:list-item>
                  <text:p text:style-name="P8"><text:span text:style-name="T15">&lt;COMPILING?&gt;<text:line-break/><text:line-break/>ZIL library</text:span></text:p>
                </text:list-item>
              </text:list>
            </text:list-item>
          </text:list>
        </text:list-item>
      </text:list>
      <text:p text:style-name="P3"/>
      <text:p text:style-name="P40">ZILF ignores this and always returns <text:span text:style-name="T15">TRUE</text:span>.</text:p>
      <text:list xml:id="list61317389434671" text:continue-numbering="true" text:style-name="WWNum4">
        <text:list-item>
          <text:list>
            <text:list-item>
              <text:list>
                <text:list-item>
                  <text:p text:style-name="P99"><text:bookmark text:name="_xlwhh4mde7i8"/><text:span text:style-name="T25">COND</text:span></text:p>
                </text:list-item>
              </text:list>
            </text:list-item>
          </text:list>
        </text:list-item>
      </text:list>
      <text:p text:style-name="P41"><text:span text:style-name="T16">&lt;COND (condition body ...) ...&gt;</text:span></text:p>
      <text:p text:style-name="P43"/>
      <text:p text:style-name="P41"><text:span text:style-name="T15">MDL built-in</text:span></text:p>
      <text:p text:style-name="P43"/>
      <text:p text:style-name="P18"><text:span text:style-name="T15">COND</text:span> (“conditional“) evaluates <text:span text:style-name="T15">condition</text:span> in each<text:span text:style-name="T15">(condition body ...)</text:span> and if the <text:span text:style-name="T15">condition</text:span> is not <text:span text:style-name="T15">FALSE</text:span> it continues to evaluate all the <text:span text:style-name="T15">body</text:span>-parts in this <text:span text:style-name="T15">LIST</text:span>. <text:span text:style-name="T15">COND</text:span> only evaluates the first non-<text:span text:style-name="T15">FALSE</text:span> <text:span text:style-name="T15">condition</text:span> (it ignores the rest) and returns the value of the last performed evaluation.</text:p>
      <text:p text:style-name="P18">Examples:</text:p>
      <text:p text:style-name="P58"><text:soft-page-break/>;<text:span text:style-name="T15">"IF-THEN..."<text:line-break/></text:span><text:tab/><text:span text:style-name="T15">&lt;COND (&lt;AND &lt;=? 1 1&gt; &lt;=? 2 2&gt;&gt; &lt;PRINC "IF-THEN ..."&gt; &lt;CRLF&gt;)&gt;</text:span></text:p>
      <text:p text:style-name="P58">;<text:span text:style-name="T15">"IF-THEN-ELSE..."<text:line-break/></text:span><text:tab/><text:span text:style-name="T15">&lt;COND (&lt;AND &lt;=? 1 1&gt; &lt;=? 2 2&gt;&gt;<text:line-break/><text:tab/><text:tab/>&lt;PRINC "THEN ..."&gt;<text:line-break/><text:tab/><text:tab/>&lt;CRLF&gt;<text:line-break/><text:tab/>)<text:line-break/><text:tab/>(ELSE<text:tab/><text:tab/><text:tab/><text:tab/><text:tab/><text:tab/>;"ELSE = T, Catch-all"<text:line-break/><text:tab/><text:tab/>&lt;TELL "ELSE ..."&gt;<text:line-break/><text:tab/><text:tab/>&lt;CRLF&gt;<text:line-break/><text:tab/>)&gt;</text:span></text:p>
      <text:p text:style-name="P58">;<text:span text:style-name="T15">"IF-THEN-ELSEIF-ELSEIF-ELSE... or SWITCH"<text:line-break/><text:tab/>&lt;SET SWITCH 2&gt;<text:line-break/></text:span><text:tab/><text:span text:style-name="T15">&lt;COND<text:line-break/><text:tab/><text:tab/>(&lt;=? .SWITCH 1&gt;<text:line-break/><text:tab/><text:tab/><text:tab/>&lt;PRINC "Variable SWITCH = 1"&gt; &lt;CRLF&gt;)<text:line-break/><text:tab/><text:tab/>(&lt;=? .SWITCH 2&gt;<text:line-break/><text:tab/><text:tab/><text:tab/>&lt;PRINC "Variable SWITCH = 2"&gt; &lt;CRLF&gt;)<text:line-break/><text:tab/><text:tab/>(&lt;=? .SWITCH 3&gt;<text:line-break/><text:tab/><text:tab/><text:tab/>&lt;PRINC "Variable SWITCH = 3"&gt; &lt;CRLF&gt;)<text:line-break/><text:tab/><text:tab/>(T<text:line-break/><text:tab/><text:tab/><text:tab/>&lt;PRINC "Variable SWITCH not in (1 2 3)"&gt; &lt;CRLF&gt;)<text:line-break/><text:tab/>&gt;</text:span></text:p>
      <text:p text:style-name="P58">;<text:span text:style-name="T15">"Trigger on FIRST non-FALSE"<text:line-break/><text:tab/>&lt;COND (&lt;SET A &lt;&gt;&gt; &lt;PRINC "Won’t execute (always FALSE)"&gt;)<text:line-break/><text:tab/><text:tab/> (&lt;SET A 3&gt; &lt;PRINC "Execute (SET returns non-FALSE)"&gt;)&gt;</text:span></text:p>
      <text:list xml:id="list61316433353040" text:continue-numbering="true" text:style-name="WWNum4">
        <text:list-item>
          <text:list>
            <text:list-item>
              <text:list>
                <text:list-item>
                  <text:p text:style-name="P99"><text:bookmark text:name="_19c6y18"/><text:span text:style-name="T25">CONS</text:span></text:p>
                </text:list-item>
              </text:list>
            </text:list-item>
          </text:list>
        </text:list-item>
      </text:list>
      <text:p text:style-name="P41"><text:span text:style-name="T16">&lt;CONS first list&gt;</text:span></text:p>
      <text:p text:style-name="P42"/>
      <text:p text:style-name="P41"><text:span text:style-name="T16">MDL </text:span><text:span text:style-name="T15">built-in </text:span></text:p>
      <text:p text:style-name="P42"/>
      <text:p text:style-name="P15"><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5"><text:span text:style-name="T3">Examples:</text:span></text:p>
      <text:p text:style-name="P15"><text:span text:style-name="T3"><text:tab/></text:span><text:span text:style-name="T7">&lt;CONS 1 (2 3)&gt;<text:tab/><text:tab/><text:tab/>--&gt;<text:tab/>(1 2 3)</text:span></text:p>
      <text:p text:style-name="P15"><text:span text:style-name="T7"><text:tab/>&lt;SET S1 (!\B !\C)&gt;<text:line-break/><text:tab/>&lt;SET S2 &lt;CONS !\A .S1&gt;&gt;<text:line-break/><text:tab/>&lt;PUT .S1 2 !\D&gt;<text:line-break/><text:tab/>.S2<text:tab/><text:tab/><text:tab/><text:tab/><text:tab/>--&gt;<text:tab/>(!\A !\B !\D)</text:span></text:p>
      <text:list xml:id="list61316787080763" text:continue-numbering="true" text:style-name="WWNum4">
        <text:list-item>
          <text:list>
            <text:list-item>
              <text:list>
                <text:list-item>
                  <text:p text:style-name="P99"><text:bookmark text:name="_3tbugp1"/><text:span text:style-name="T25">CONSTANT</text:span></text:p>
                </text:list-item>
              </text:list>
            </text:list-item>
          </text:list>
        </text:list-item>
      </text:list>
      <text:p text:style-name="P41"><text:span text:style-name="T16">&lt;CONSTANT atom value&gt;<text:line-break/><text:line-break/>ZIL library</text:span></text:p>
      <text:p text:style-name="P42"/>
      <text:p text:style-name="P15"><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7">MSETG</text:span><text:span text:style-name="T3"> is an alias for </text:span><text:span text:style-name="T7">CONSTANT</text:span><text:span text:style-name="T3">. </text:span></text:p>
      <text:p text:style-name="P15"><text:span text:style-name="T3">Example:</text:span></text:p>
      <text:p text:style-name="P15"><text:span text:style-name="T7"><text:tab/>&lt;CONSTANT MSG-CANT-DO-THAT "You can't do that!"&gt;<text:line-break/><text:tab/>...<text:line-break/><text:tab/>&lt;TELL ,MSG-CANT-DO-THAT CR&gt;</text:span></text:p>
      <text:list xml:id="list61317596134191" text:continue-numbering="true" text:style-name="WWNum4">
        <text:list-item>
          <text:list>
            <text:list-item>
              <text:list>
                <text:list-item>
                  <text:p text:style-name="P99"><text:bookmark text:name="_28h4qwu"/><text:span text:style-name="T25">CRLF</text:span></text:p>
                </text:list-item>
              </text:list>
            </text:list-item>
          </text:list>
        </text:list-item>
      </text:list>
      <text:p text:style-name="P41"><text:span text:style-name="T16">&lt;CRLF [channel]&gt;</text:span></text:p>
      <text:p text:style-name="P42"/>
      <text:p text:style-name="P41"><text:span text:style-name="T16">MDL </text:span><text:span text:style-name="T15">built-in</text:span></text:p>
      <text:p text:style-name="P42"/>
      <text:p text:style-name="P15"><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5"><text:span text:style-name="T3">Example:</text:span></text:p>
      <text:p text:style-name="P21"><text:span text:style-name="T16"><text:tab/>&lt;CRLF&gt;<text:tab/>--&gt;<text:tab/>"\n"</text:span></text:p>
      <text:list xml:id="list61317016174584" text:continue-numbering="true" text:style-name="WWNum4">
        <text:list-item>
          <text:list>
            <text:list-item>
              <text:list>
                <text:list-item>
                  <text:p text:style-name="P99"><text:bookmark text:name="_nmf14n"/><text:span text:style-name="T25">DECL-CHECK</text:span></text:p>
                </text:list-item>
              </text:list>
            </text:list-item>
          </text:list>
        </text:list-item>
      </text:list>
      <text:p text:style-name="P41"><text:span text:style-name="T16">&lt;DECL-CHECK boolean&gt;</text:span></text:p>
      <text:p text:style-name="P43"/>
      <text:p text:style-name="P41"><text:span text:style-name="T15">MDL built-in</text:span></text:p>
      <text:p text:style-name="P43"/>
      <text:p text:style-name="P18"><text:span text:style-name="T15">DECL-CHECK</text:span> turns off or on type declaration checking. It is initially on.</text:p>
      <text:p text:style-name="P18">Examples:</text:p>
      <text:p text:style-name="P18"><text:tab/><text:span text:style-name="T15">&lt;DECL-CHECK &lt;&gt;&gt;<text:line-break/><text:tab/>&lt;GDECL (FOO) FIX&gt;<text:line-break/><text:tab/>&lt;SETG FOO &lt;&gt;&gt;<text:tab/><text:tab/><text:tab/><text:tab/>--&gt;<text:tab/>Ok!</text:span></text:p>
      <text:p text:style-name="P18"><text:soft-page-break/><text:span text:style-name="T15"><text:tab/>&lt;DECL-CHECK T&gt;<text:line-break/><text:tab/>&lt;SETG FOO &lt;&gt;&gt;<text:tab/><text:tab/><text:tab/><text:tab/>--&gt;<text:tab/>Error</text:span></text:p>
      <text:list xml:id="list61316548080597" text:continue-numbering="true" text:style-name="WWNum4">
        <text:list-item>
          <text:list>
            <text:list-item>
              <text:list>
                <text:list-item>
                  <text:p text:style-name="P99"><text:bookmark text:name="_37m2jsg"/><text:span text:style-name="T25">DECL?</text:span></text:p>
                </text:list-item>
              </text:list>
            </text:list-item>
          </text:list>
        </text:list-item>
      </text:list>
      <text:p text:style-name="P41"><text:span text:style-name="T16">&lt;DECL? value pattern&gt;</text:span></text:p>
      <text:p text:style-name="P43"/>
      <text:p text:style-name="P41"><text:span text:style-name="T15">MDL built-in</text:span></text:p>
      <text:p text:style-name="P23"/>
      <text:p text:style-name="P18">Predicate. <text:span text:style-name="T15">DECL?</text:span> returns <text:span text:style-name="T15">TRUE</text:span> if <text:span text:style-name="T15">value</text:span> checks against <text:span text:style-name="T15">pattern</text:span>, otherwise <text:span text:style-name="T15">FALSE</text:span>. For the format of the <text:span text:style-name="T15">pattern</text:span>, see <text:span text:style-name="T15">GDECL</text:span>.</text:p>
      <text:p text:style-name="P18">Examples:<text:line-break/><text:tab/><text:span text:style-name="T15">;"Simple DECL"</text:span><text:line-break/><text:tab/><text:span text:style-name="T15">&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tab/></text:span></text:p>
      <text:list xml:id="list61316888886284" text:continue-numbering="true" text:style-name="WWNum4">
        <text:list-item>
          <text:list>
            <text:list-item>
              <text:list>
                <text:list-item>
                  <text:p text:style-name="P99"><text:bookmark text:name="_1mrcu09"/><text:span text:style-name="T25">DEFAULT-DEFINITION</text:span></text:p>
                </text:list-item>
              </text:list>
            </text:list-item>
          </text:list>
        </text:list-item>
      </text:list>
      <text:p text:style-name="P41"><text:span text:style-name="T16">&lt;DEFAULT-DEFINITION name body ...&gt;</text:span></text:p>
      <text:p text:style-name="P42"/>
      <text:p text:style-name="P41"><text:span text:style-name="T16">ZIL library</text:span></text:p>
      <text:p text:style-name="P42"/>
      <text:p text:style-name="P15"><text:span text:style-name="T3">This defines a “replaceable” block with the given </text:span><text:span text:style-name="T7">name</text:span><text:span text:style-name="T3">. </text:span></text:p>
      <text:p text:style-name="P15"><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5"><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5"><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See <text:span text:style-name="T15">DELAY-DEFINITION</text:span> and <text:span text:style-name="T15">REPLACE-DEFINITION</text:span>.</text:p>
      <text:p text:style-name="P15"><text:span text:style-name="T3">Examples:</text:span></text:p>
      <text:p text:style-name="P15"><text:span text:style-name="T7"><text:tab/>&lt;REPLACE-DEFINITION MY-ROUTINE<text:line-break/><text:tab/><text:tab/>&lt;ROUTINE MY-ROUTINE () <text:line-break/><text:tab/><text:tab/><text:tab/>&lt;TELL "Replaced version of MY-ROUTINE" CR&gt;<text:line-break/><text:tab/><text:tab/>&gt;<text:line-break/><text:tab/>&gt;</text:span></text:p>
      <text:p text:style-name="P15"><text:span text:style-name="T7"><text:tab/>&lt;DEFAULT-DEFINITION MY-ROUTINE<text:line-break/><text:tab/><text:tab/>&lt;ROUTINE MY-ROUTINE () <text:line-break/><text:tab/><text:tab/><text:tab/>&lt;TELL "Original version of MY-ROUTINE" CR&gt;<text:line-break/><text:tab/><text:tab/>&gt;<text:line-break/><text:tab/>&gt;</text:span></text:p>
      <text:p text:style-name="P15"><text:span text:style-name="T7"><text:tab/>&lt;MY-ROUTINE&gt;<text:tab/><text:tab/>--&gt;<text:tab/>"Replaced version of MY-ROUTINE"</text:span></text:p>
      <text:p text:style-name="P15"><text:span text:style-name="T7"><text:tab/></text:span></text:p>
      <text:p text:style-name="P15"><text:span text:style-name="T7"><text:tab/>;"Alternative way"<text:line-break/><text:tab/>&lt;ROUTINE MY-ROUTINE () <text:line-break/><text:tab/><text:tab/>&lt;TELL "Original version of MY-ROUTINE" CR&gt;<text:line-break/><text:tab/>&gt;</text:span></text:p>
      <text:p text:style-name="P15"><text:span text:style-name="T7"><text:tab/>&lt;SET REDEFINE T&gt;<text:line-break/><text:tab/><text:tab/>&lt;ROUTINE MY-ROUTINE () <text:line-break/><text:tab/><text:tab/><text:tab/>&lt;TELL "Replaced version of MY-ROUTINE" CR&gt;<text:line-break/><text:tab/><text:tab/>&gt;<text:line-break/><text:tab/>&lt;SET REDEFINE &lt;&gt;&gt;</text:span></text:p>
      <text:p text:style-name="P15"><text:span text:style-name="T7"><text:tab/>&lt;MY-ROUTINE&gt;<text:tab/><text:tab/>--&gt;<text:tab/>"Replaced version of MY-ROUTINE"</text:span></text:p>
      <text:p text:style-name="P100"><text:bookmark text:name="_x17krqkxj4m"/>DEFAULTS-DEFINED</text:p>
      <text:list xml:id="list61316363437109" text:continue-numbering="true" text:style-name="WWNum4">
        <text:list-item>
          <text:list>
            <text:list-item>
              <text:list>
                <text:list-item>
                  <text:p text:style-name="P8"><text:span text:style-name="T15">&lt;DEFAULTS-DEFINED&gt;</text:span></text:p>
                </text:list-item>
                <text:list-item>
                  <text:p text:style-name="P8"/>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1317137355123" text:continue-numbering="true" text:style-name="WWNum4">
        <text:list-item>
          <text:list>
            <text:list-item>
              <text:list>
                <text:list-item>
                  <text:p text:style-name="P99"><text:bookmark text:name="_440mph5j49mp"/><text:span text:style-name="T25">DEFINE</text:span></text:p>
                </text:list-item>
              </text:list>
            </text:list-item>
          </text:list>
        </text:list-item>
      </text:list>
      <text:p text:style-name="P41"><text:span text:style-name="T16">&lt;DEFINE name [activation] arg-list [decl] expressions ...&gt;</text:span></text:p>
      <text:p text:style-name="P42"/>
      <text:p text:style-name="P41"><text:soft-page-break/><text:span text:style-name="T16">MDL </text:span><text:span text:style-name="T15">built-in</text:span></text:p>
      <text:p text:style-name="P42"/>
      <text:p text:style-name="P15"><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5"><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overwriting name with a new </text:span><text:span text:style-name="T7">FUNCTION</text:span><text:span text:style-name="T3"> (this behaviour can be changed by setting </text:span><text:span text:style-name="T7">REDEFINE</text:span><text:span text:style-name="T3"> to true, instead of false).</text:span></text:p>
      <text:p text:style-name="P15"><text:span text:style-name="T3">Example:</text:span></text:p>
      <text:p text:style-name="P15"><text:span text:style-name="T3"><text:s/><text:tab/></text:span><text:span text:style-name="T7">&lt;DEFINE MYADD (X1 X2) &lt;+ .X1 .X2&gt;&gt;<text:line-break/><text:tab/>&lt;MYADD 4 5&gt;<text:tab/><text:tab/><text:tab/><text:tab/><text:tab/><text:tab/>--&gt;<text:tab/>9</text:span></text:p>
      <text:p text:style-name="P15"><text:span text:style-name="T7"><text:tab/>&lt;DEFINE SQUARE (X) &lt;* .X .X&gt;&gt;<text:line-break/><text:tab/>&lt;SQUARE 5&gt;<text:tab/><text:tab/><text:tab/><text:tab/><text:tab/><text:tab/>--&gt;<text:tab/>25</text:span></text:p>
      <text:p text:style-name="P15"><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61317308482109" text:continue-numbering="true" text:style-name="WWNum4">
        <text:list-item>
          <text:list>
            <text:list-item>
              <text:list>
                <text:list-item>
                  <text:p text:style-name="P99"><text:bookmark text:name="_2lwamvv"/><text:span text:style-name="T25">DEFINE-GLOBALS</text:span></text:p>
                </text:list-item>
              </text:list>
            </text:list-item>
          </text:list>
        </text:list-item>
      </text:list>
      <text:p text:style-name="P41"><text:span text:style-name="T16">&lt;DEFINE-GLOBALS group-name</text:span></text:p>
      <text:p text:style-name="P41"><text:span text:style-name="T16"><text:s text:c="4"/>(atom-or-adecl [{BYTE | WORD}] [initializer]) ...&gt;</text:span></text:p>
      <text:p text:style-name="P42"/>
      <text:p text:style-name="P41"><text:span text:style-name="T16">ZIL libary</text:span></text:p>
      <text:p text:style-name="P42"/>
      <text:p text:style-name="P15"><text:span text:style-name="T3">Defines a set of macros that can be used for global storage in Z-code, similar to global variables.</text:span></text:p>
      <text:p text:style-name="P15"><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5"><text:span text:style-name="T3">ZILF ignores the </text:span><text:span text:style-name="T7">group-name</text:span><text:span text:style-name="T3">. </text:span></text:p>
      <text:p text:style-name="P15"><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94"><text:bookmark text:name="_ezen0wv867do"/>DEFINE-SEGMENT</text:p>
      <text:list xml:id="list61318037409580" text:continue-numbering="true" text:style-name="WWNum4">
        <text:list-item>
          <text:list>
            <text:list-item>
              <text:list>
                <text:list-item>
                  <text:p text:style-name="P8"><text:span text:style-name="T15">&lt;DEFINE-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1316920498462" text:continue-numbering="true" text:style-name="WWNum4">
        <text:list-item>
          <text:list>
            <text:list-item>
              <text:list>
                <text:list-item>
                  <text:p text:style-name="P99"><text:bookmark text:name="_fp08y1wku28e"/><text:span text:style-name="T25">DEFINE20</text:span></text:p>
                </text:list-item>
              </text:list>
            </text:list-item>
          </text:list>
        </text:list-item>
      </text:list>
      <text:p text:style-name="P41"><text:span text:style-name="T16">&lt;DEFINE20 name [activation] arg-list [decl] expressions ...&gt;</text:span></text:p>
      <text:p text:style-name="P42"/>
      <text:p text:style-name="P41"><text:span text:style-name="T16">ZIL library</text:span></text:p>
      <text:p text:style-name="P22"/>
      <text:p text:style-name="P15"><text:span text:style-name="T7">DEFINE20</text:span><text:span text:style-name="T3"> is an alias for </text:span><text:span text:style-name="T7">DEFINE</text:span><text:span text:style-name="T3"> except that it isn’t affected by MDL-ZIL mode: it always defines a MDL function. </text:span></text:p>
      <text:p text:style-name="P15"><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61317514776688" text:continue-numbering="true" text:style-name="WWNum4">
        <text:list-item>
          <text:list>
            <text:list-item>
              <text:list>
                <text:list-item>
                  <text:p text:style-name="P99"><text:bookmark text:name="_3l18frh"/><text:span text:style-name="T25">DEFINITIONS</text:span></text:p>
                </text:list-item>
              </text:list>
            </text:list-item>
          </text:list>
        </text:list-item>
      </text:list>
      <text:p text:style-name="P41"><text:span text:style-name="T16">&lt;DEFINITIONS package-name&gt;</text:span></text:p>
      <text:p text:style-name="P43"/>
      <text:p text:style-name="P41"><text:span text:style-name="T15">MDL package system</text:span></text:p>
      <text:p text:style-name="P43"/>
      <text:p text:style-name="P18"><text:soft-page-break/><text:span text:style-name="T15">DEFINITIONS</text:span> is exactly as <text:span text:style-name="T15">PACKAGE</text:span> except that there is no internal <text:span text:style-name="T15">OBLIST</text:span> with <text:span text:style-name="T15">DEFINITIONS</text:span>, every <text:span text:style-name="T15">ATOM</text:span> created inside the <text:span text:style-name="T15">DEFINITIONS</text:span> is on the external <text:span text:style-name="T15">OBLIST</text:span> automatically.</text:p>
      <text:p text:style-name="P18">To activate a package-name <text:span text:style-name="T15">INCLUDE</text:span> or <text:span text:style-name="T15">INCLUDE-WHEN</text:span> is used.</text:p>
      <text:p text:style-name="P18">See <text:span text:style-name="T15">END-DEFINITIONS</text:span>, <text:span text:style-name="T15">INCLUDE</text:span>, <text:span text:style-name="T15">INCLUDE-WHEN</text:span>, <text:span text:style-name="T15">PACKAGE</text:span> and <text:span text:style-name="T15">RENTRY</text:span>.</text:p>
      <text:p text:style-name="P18">Examples:</text:p>
      <text:p text:style-name="P18"><text:tab/><text:span text:style-name="T15">;"Define PACKAGE"<text:line-break/><text:tab/>&lt;REMOVE ANSWER&gt; ;"Secure that ATOM not on any OBLIST"</text:span> <text:line-break/><text:span text:style-name="T15"><text:tab/>&lt;DEFINITIONS "FOO"&gt;<text:line-break/><text:tab/>&lt;SETG ANSWER 42&gt;<text:line-break/><text:tab/>&lt;END-DEFINITIONS&gt;</text:span></text:p>
      <text:p text:style-name="P18"><text:span text:style-name="T15">&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8"><text:span text:style-name="T15">&lt;REMOVE ANSWER&gt; ;"Secure that ATOM not on any OBLIST"</text:span> <text:line-break/><text:span text:style-name="T15">&lt;INCLUDE "FOO"&gt;<text:line-break/>,ANSWER<text:tab/><text:tab/><text:tab/><text:tab/><text:tab/><text:tab/><text:tab/><text:tab/><text:tab/><text:tab/>--&gt;<text:tab/>42</text:span></text:p>
      <text:list xml:id="list61317058529812" text:continue-numbering="true" text:style-name="WWNum4">
        <text:list-item>
          <text:list>
            <text:list-item>
              <text:list>
                <text:list-item>
                  <text:p text:style-name="P99"><text:bookmark text:name="_206ipza"/><text:span text:style-name="T25">DEFMAC</text:span></text:p>
                </text:list-item>
              </text:list>
            </text:list-item>
          </text:list>
        </text:list-item>
      </text:list>
      <text:p text:style-name="P41"><text:span text:style-name="T16">&lt;DEFMAC name [activation-atom] arg-list [decl] body ...&gt; **F</text:span></text:p>
      <text:list xml:id="list61317834740632" text:continue-numbering="true" text:style-name="WWNum4">
        <text:list-item>
          <text:list>
            <text:list-item>
              <text:list>
                <text:list-item>
                  <text:p text:style-name="P99"><text:bookmark text:name="_4k668n3"/><text:span text:style-name="T25">DEFSTRUCT</text:span></text:p>
                </text:list-item>
              </text:list>
            </text:list-item>
          </text:list>
        </text:list-item>
      </text:list>
      <text:p text:style-name="P41"><text:span text:style-name="T16">&lt;DEFSTRUCT</text:span></text:p>
      <text:p text:style-name="P41"><text:span text:style-name="T16"><text:s text:c="4"/>type-name {base-type | (base-type struct-options ...)}</text:span></text:p>
      <text:p text:style-name="P41"><text:span text:style-name="T16"><text:s text:c="4"/>(field-name decl field-options ...) ...&gt; **F</text:span></text:p>
      <text:list xml:id="list61317975752203" text:continue-numbering="true" text:style-name="WWNum4">
        <text:list-item>
          <text:list>
            <text:list-item>
              <text:list>
                <text:list-item>
                  <text:p text:style-name="P99"><text:bookmark text:name="_2zbgiuw"/><text:span text:style-name="T25">DELAY-DEFINITION</text:span></text:p>
                </text:list-item>
              </text:list>
            </text:list-item>
          </text:list>
        </text:list-item>
      </text:list>
      <text:p text:style-name="P41"><text:span text:style-name="T16">&lt;DELAY-DEFINITION name&gt;</text:span></text:p>
      <text:p text:style-name="P43"/>
      <text:p text:style-name="P41"><text:span text:style-name="T15">ZIL library</text:span></text:p>
      <text:p text:style-name="P43"/>
      <text:p text:style-name="P18"><text:span text:style-name="T15">DELAY-DEFINITION</text:span> tells ZILF that a <text:span text:style-name="T15">REPLACE-DEFINITION</text:span> for <text:span text:style-name="T15">name</text:span> should be expected thus the <text:span text:style-name="T15">DEFAULT-DEFINITION</text:span> never is evaluated for the <text:span text:style-name="T15">name</text:span>. This means that <text:span text:style-name="T15">REPLACE-DEFINITION</text:span> can appear after the <text:span text:style-name="T15">DEFAULT-DEFINITION</text:span>. </text:p>
      <text:p text:style-name="P18"><text:span text:style-name="T15">DELAY-DEFINITION</text:span> also means that the <text:span text:style-name="T15">body</text:span> of <text:span text:style-name="T15">REPLACE-DEFINITION</text:span> will be evaluated at the place of <text:span text:style-name="T15">REPLACE-DEFINITION</text:span>.</text:p>
      <text:p text:style-name="P40">See <text:span text:style-name="T15">DEFAULT-DEFINITION</text:span> and <text:span text:style-name="T15">REPLACE-DEFINITION</text:span>.</text:p>
      <text:p text:style-name="P18">Examples:</text:p>
      <text:p text:style-name="P18"><text:tab/>;<text:span text:style-name="T15">"REPLACE can be defined after DEFAULT"<text:line-break/><text:tab/>&lt;DELAY-DEFINITION FOO-ROUTINE&gt;<text:line-break/><text:tab/>&lt;DEFAULT-DEFINITION FOO-ROUTINE &lt;DEFINE FOO () 123&gt;&gt;<text:line-break/><text:tab/>&lt;REPLACE-DEFINITION FOO-ROUTINE &lt;DEFINE FOO () 456&gt;&gt;</text:span></text:p>
      <text:p text:style-name="P18"><text:span text:style-name="T15"><text:tab/>&lt;FOO&gt;<text:tab/><text:tab/><text:tab/><text:tab/>--&gt;<text:tab/>456</text:span></text:p>
      <text:p text:style-name="P18"><text:span text:style-name="T15"><text:tab/></text:span>;<text:span text:style-name="T15">"DELAY means that REPLACE is evaluated at right place"<text:line-break/><text:tab/>&lt;DELAY-DEFINITION BAR-ROUTINE&gt;<text:line-break/><text:tab/>&lt;SETG BAR-RESULT 789&gt;<text:line-break/><text:tab/>&lt;REPLACE-DEFINITION BAR-ROUTINE<text:line-break/><text:tab/><text:tab/>&lt;EVAL &lt;FORM DEFINE BAR '() ,BAR-RESULT&gt;&gt;&gt;<text:line-break/><text:tab/>&lt;SETG BAR-RESULT 123&gt;<text:line-break/><text:tab/>&lt;DEFAULT-DEFINITION BAR-ROUTINE<text:line-break/><text:tab/><text:tab/>&lt;EVAL &lt;FORM DEFINE BAR '() ,BAR-RESULT&gt;&gt;&gt;</text:span></text:p>
      <text:p text:style-name="P58"><text:span text:style-name="T15">&lt;BAR&gt;<text:tab/><text:tab/><text:tab/><text:tab/>--&gt;<text:tab/>789 ;"123 without DELAY"</text:span></text:p>
      <text:list xml:id="list61318033274281" text:continue-numbering="true" text:style-name="WWNum4">
        <text:list-item>
          <text:list>
            <text:list-item>
              <text:list>
                <text:list-item>
                  <text:p text:style-name="P99"><text:bookmark text:name="_1egqt2p"/><text:span text:style-name="T25">DIR-SYNONYM</text:span></text:p>
                </text:list-item>
              </text:list>
            </text:list-item>
          </text:list>
        </text:list-item>
      </text:list>
      <text:p text:style-name="P41"><text:span text:style-name="T16">&lt;DIR-SYNONYM original synonyms ...&gt;</text:span></text:p>
      <text:p text:style-name="P43"/>
      <text:p text:style-name="P41"><text:span text:style-name="T15">ZIL parser library</text:span></text:p>
      <text:p text:style-name="P43"/>
      <text:p text:style-name="P40"><text:span text:style-name="T15">DIR-SYNONYM</text:span> creates one or more <text:span text:style-name="T15">synonyms</text:span> to the <text:span text:style-name="T15">original</text:span> direction.</text:p>
      <text:p text:style-name="P40">ZILF treats <text:span text:style-name="T15">DIR-SYNONYM</text:span> as an alias to <text:span text:style-name="T15">SYNONYM</text:span>.<text:span text:style-name="T15"> </text:span></text:p>
      <text:list xml:id="list61317777418972" text:continue-numbering="true" text:style-name="WWNum4">
        <text:list-item>
          <text:list>
            <text:list-item>
              <text:list>
                <text:list-item>
                  <text:p text:style-name="P99"><text:bookmark text:name="_3ygebqi"/><text:span text:style-name="T25">DIRECTIONS</text:span></text:p>
                </text:list-item>
              </text:list>
            </text:list-item>
          </text:list>
        </text:list-item>
      </text:list>
      <text:p text:style-name="P41"><text:span text:style-name="T16">&lt;DIRECTIONS atoms ...&gt;</text:span></text:p>
      <text:p text:style-name="P43"/>
      <text:p text:style-name="P41"><text:soft-page-break/><text:span text:style-name="T15">ZIL parser library</text:span></text:p>
      <text:p text:style-name="P43"/>
      <text:p text:style-name="P40"><text:span text:style-name="T15">DIRECTIONS</text:span> creates words in the vocabulary with the <text:span text:style-name="T15">part-of-speech</text:span> <text:span text:style-name="T15">DIRECTION</text:span>. <text:span text:style-name="T15">DIRECTIONS</text:span> are often defined in the parser and the order is usually tightly tied to the parser. Be careful if you change these. You can use <text:span text:style-name="T15">DIR-SYNONYM</text:span> if you, for example, want to add <text:span text:style-name="T15">FORE</text:span>, <text:span text:style-name="T15">AFT</text:span>, <text:span text:style-name="T15">PORT</text:span> and <text:span text:style-name="T15">STARBOARD</text:span>.</text:p>
      <text:p text:style-name="P40">Example:</text:p>
      <text:p text:style-name="P58"><text:span text:style-name="T15">&lt;DIRECTIONS NORTH SOUTH EAST WEST NE NW SE SW IN OUT UP DOWN&gt; </text:span></text:p>
      <text:list xml:id="list61316677878204" text:continue-numbering="true" text:style-name="WWNum4">
        <text:list-item>
          <text:list>
            <text:list-item>
              <text:list>
                <text:list-item>
                  <text:p text:style-name="P99"><text:bookmark text:name="_2dlolyb"/><text:span text:style-name="T25">EMPTY?</text:span></text:p>
                </text:list-item>
              </text:list>
            </text:list-item>
          </text:list>
        </text:list-item>
      </text:list>
      <text:p text:style-name="P41"><text:span text:style-name="T16">&lt;EMPTY? structure&gt;</text:span></text:p>
      <text:p text:style-name="P42"/>
      <text:p text:style-name="P41"><text:span text:style-name="T16">MDL </text:span><text:span text:style-name="T15">built-in</text:span></text:p>
      <text:p text:style-name="P42"/>
      <text:p text:style-name="P15"><text:span text:style-name="T3">Predicate. Returns true if </text:span><text:span text:style-name="T7">structure</text:span><text:span text:style-name="T3"> contains no elements, otherwise false.</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Examples:</text:span></text:p>
      <text:p text:style-name="P15"><text:span text:style-name="T7"><text:tab/>&lt;EMPTY? [1 2 3]&gt;<text:tab/>--&gt;<text:tab/>False<text:line-break/><text:tab/>&lt;EMPTY? []&gt;<text:tab/><text:tab/>--&gt;<text:tab/>True</text:span></text:p>
      <text:list xml:id="list61317018193196" text:continue-numbering="true" text:style-name="WWNum4">
        <text:list-item>
          <text:list>
            <text:list-item>
              <text:list>
                <text:list-item>
                  <text:p text:style-name="P99"><text:bookmark text:name="_sqyw64"/><text:span text:style-name="T25">END-DEFINITIONS</text:span></text:p>
                </text:list-item>
              </text:list>
            </text:list-item>
          </text:list>
        </text:list-item>
      </text:list>
      <text:p text:style-name="P41"><text:span text:style-name="T16">&lt;END-DEFINITIONS&gt;</text:span></text:p>
      <text:p text:style-name="P43"/>
      <text:p text:style-name="P41"><text:span text:style-name="T15">MDL package system</text:span></text:p>
      <text:p text:style-name="P23"/>
      <text:p text:style-name="P18"><text:span text:style-name="T15">END-DEFINITIONS</text:span> is an alias to <text:span text:style-name="T15">ENDBLOCK</text:span>.</text:p>
      <text:p text:style-name="P18">See <text:span text:style-name="T15">DEFINITIONS</text:span>.</text:p>
      <text:p text:style-name="P94"><text:bookmark text:name="_bu3e0bvulku"/>END-SEGMENT</text:p>
      <text:list xml:id="list61316977771076" text:continue-numbering="true" text:style-name="WWNum4">
        <text:list-item>
          <text:list>
            <text:list-item>
              <text:list>
                <text:list-item>
                  <text:p text:style-name="P8"><text:span text:style-name="T15">&lt;END-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1316879236935" text:continue-numbering="true" text:style-name="WWNum4">
        <text:list-item>
          <text:list>
            <text:list-item>
              <text:list>
                <text:list-item>
                  <text:p text:style-name="P99"><text:bookmark text:name="_fnw3xztabu65"/><text:span text:style-name="T25">ENDBLOCK</text:span></text:p>
                </text:list-item>
              </text:list>
            </text:list-item>
          </text:list>
        </text:list-item>
      </text:list>
      <text:p text:style-name="P41"><text:span text:style-name="T16">&lt;ENDBLOCK&gt;</text:span></text:p>
      <text:p text:style-name="P43"/>
      <text:p text:style-name="P41"><text:span text:style-name="T15">MDL built-in</text:span></text:p>
      <text:p text:style-name="P43"/>
      <text:p text:style-name="P18"><text:span text:style-name="T15">ENDBLOCK</text:span> pops back, rebinds and returns the local <text:span text:style-name="T15">ATOM</text:span> <text:span text:style-name="T15">OBLIST</text:span> to the state it had before the call to <text:span text:style-name="T15">BLOCK</text:span>. <text:span text:style-name="T15">ENDBLOCK</text:span> without previous <text:span text:style-name="T15">BLOCK</text:span> (or <text:span text:style-name="T15">PACKAGE</text:span>, <text:span text:style-name="T15">DEFINITIONS</text:span>, etc) results in an error.</text:p>
      <text:p text:style-name="P18">See <text:span text:style-name="T14">The MDL Programming Language, chapter 15</text:span>.</text:p>
      <text:p text:style-name="P21">Example:</text:p>
      <text:p text:style-name="P21"><text:tab/><text:span text:style-name="T15">XYZZY!-MY-OBLIST</text:span></text:p>
      <text:p text:style-name="P56"><text:soft-page-break/><text:span text:style-name="T15">&lt;SETG FIRST!- FOO&gt;</text:span></text:p>
      <text:p text:style-name="P56"><text:span text:style-name="T15">&lt;BLOCK (&lt;GETPROP MY-OBLIST OBLIST&gt; &lt;ROOT&gt;)&gt;</text:span></text:p>
      <text:p text:style-name="P56"><text:span text:style-name="T15">&lt;SETG SECOND!- FOO&gt;</text:span></text:p>
      <text:p text:style-name="P56"><text:span text:style-name="T15">&lt;ENDBLOCK&gt;</text:span></text:p>
      <text:p text:style-name="P56"><text:span text:style-name="T15">&lt;=? ,FIRST!- ,SECOND!-&gt;<text:tab/><text:tab/><text:tab/><text:tab/><text:tab/>--&gt;<text:tab/>#FALSE</text:span></text:p>
      <text:p text:style-name="P94"><text:bookmark text:name="_icufndfo5bds"/>ENDLOAD</text:p>
      <text:p text:style-name="P41"><text:span text:style-name="T15">&lt;ENDLOAD&gt;</text:span></text:p>
      <text:p text:style-name="P43"/>
      <text:p text:style-name="P41"><text:span text:style-name="T15">ZIL library</text:span></text:p>
      <text:p text:style-name="P43"/>
      <text:p text:style-name="P18">ZILF ignores this and always returns <text:span text:style-name="T15">FALSE</text:span>.</text:p>
      <text:list xml:id="list61317865423082" text:continue-numbering="true" text:style-name="WWNum4">
        <text:list-item>
          <text:list>
            <text:list-item>
              <text:list>
                <text:list-item>
                  <text:p text:style-name="P99"><text:bookmark text:name="_1rvwp1q"/><text:span text:style-name="T25">ENDPACKAGE</text:span></text:p>
                </text:list-item>
              </text:list>
            </text:list-item>
          </text:list>
        </text:list-item>
      </text:list>
      <text:p text:style-name="P41"><text:span text:style-name="T16">&lt;ENDPACKAGE&gt;</text:span></text:p>
      <text:p text:style-name="P43"/>
      <text:p text:style-name="P41"><text:span text:style-name="T15">MDL package system</text:span></text:p>
      <text:p text:style-name="P3"/>
      <text:p text:style-name="P40"><text:span text:style-name="T15">ENDPACKAGE</text:span> is an alias to <text:span text:style-name="T15">ENDBLOCK</text:span>.</text:p>
      <text:p text:style-name="P40">See <text:span text:style-name="T15">PACKAGE</text:span>.</text:p>
      <text:list xml:id="list61317366309003" text:continue-numbering="true" text:style-name="WWNum4">
        <text:list-item>
          <text:list>
            <text:list-item>
              <text:list>
                <text:list-item>
                  <text:p text:style-name="P99"><text:bookmark text:name="_4bvk7pj"/><text:span text:style-name="T25">ENDSECTION</text:span></text:p>
                </text:list-item>
              </text:list>
            </text:list-item>
          </text:list>
        </text:list-item>
      </text:list>
      <text:p text:style-name="P41"><text:span text:style-name="T16">&lt;ENDSECTION&gt;</text:span></text:p>
      <text:p text:style-name="P43"/>
      <text:p text:style-name="P41"><text:span text:style-name="T15">MDL package system</text:span></text:p>
      <text:p text:style-name="P3"/>
      <text:p text:style-name="P40"><text:span text:style-name="T15">ENDSECTION</text:span> is an alias to <text:span text:style-name="T15">ENDBLOCK</text:span>.</text:p>
      <text:p text:style-name="P40">See <text:span text:style-name="T15">DEFINITIONS</text:span>.</text:p>
      <text:list xml:id="list61316841873731" text:continue-numbering="true" text:style-name="WWNum4">
        <text:list-item>
          <text:list>
            <text:list-item>
              <text:list>
                <text:list-item>
                  <text:p text:style-name="P99"><text:bookmark text:name="_2r0uhxc"/><text:span text:style-name="T25">ENTRY</text:span></text:p>
                </text:list-item>
              </text:list>
            </text:list-item>
          </text:list>
        </text:list-item>
      </text:list>
      <text:p text:style-name="P41"><text:span text:style-name="T16">&lt;ENTRY atoms ...&gt;</text:span></text:p>
      <text:p text:style-name="P43"/>
      <text:p text:style-name="P41"><text:span text:style-name="T15">MDL package system</text:span></text:p>
      <text:p text:style-name="P43"/>
      <text:p text:style-name="P18"><text:span text:style-name="T15">ENTRY</text:span> creates/moves one or more <text:span text:style-name="T15">ATOM</text:span>s to the external <text:span text:style-name="T15">OBLIST</text:span> in a <text:span text:style-name="T15">PACKAGE</text:span>. <text:span text:style-name="T15">ENTRY</text:span> is only valid inside a <text:span text:style-name="T15">PACKAGE</text:span>, if it's used outside an error is raised.</text:p>
      <text:p text:style-name="P18">See <text:span text:style-name="T15">PACKAGE</text:span>, <text:span text:style-name="T15">RENTRY</text:span>, <text:span text:style-name="T15">USE</text:span>, <text:span text:style-name="T15">USE-WHEN</text:span>.</text:p>
      <text:p text:style-name="P18">Examples:</text:p>
      <text:p text:style-name="P58"><text:span text:style-name="T15">&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58"><text:span text:style-name="T15">,ANSWER<text:tab/><text:tab/>--&gt;<text:tab/>42</text:span></text:p>
      <text:list xml:id="list61316239150112" text:continue-numbering="true" text:style-name="WWNum4">
        <text:list-item>
          <text:list>
            <text:list-item>
              <text:list>
                <text:list-item>
                  <text:p text:style-name="P99"><text:bookmark text:name="_1664s55"/><text:span text:style-name="T25">EQVB</text:span></text:p>
                </text:list-item>
              </text:list>
            </text:list-item>
          </text:list>
        </text:list-item>
      </text:list>
      <text:p text:style-name="P41"><text:soft-page-break/><text:span text:style-name="T16">&lt;EQVB numbers ...&gt;</text:span></text:p>
      <text:p text:style-name="P42"/>
      <text:p text:style-name="P41"><text:span text:style-name="T16">MDL </text:span><text:span text:style-name="T15">built-in</text:span></text:p>
      <text:p text:style-name="P42"/>
      <text:p text:style-name="P15"><text:span text:style-name="T3">Bitwise equivalence (inverse of exclusive “or”). Uses 32-bit. </text:span></text:p>
      <text:p text:style-name="P15"><text:span text:style-name="T3">Examples:</text:span></text:p>
      <text:p text:style-name="P45"><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5"><text:tab/></text:span><text:span text:style-name="T7">11111111 11111111 11111111 11110000</text:span><text:span text:style-name="T15"> </text:span><text:span text:style-name="T7">=</text:span><text:span text:style-name="T15"> </text:span><text:span text:style-name="T7">-16 </text:span></text:p>
      <text:list xml:id="list61318348365520" text:continue-numbering="true" text:style-name="WWNum4">
        <text:list-item>
          <text:list>
            <text:list-item>
              <text:list>
                <text:list-item>
                  <text:p text:style-name="P99"><text:bookmark text:name="_3q5sasy"/><text:span text:style-name="T25">ERROR</text:span></text:p>
                </text:list-item>
              </text:list>
            </text:list-item>
          </text:list>
        </text:list-item>
      </text:list>
      <text:p text:style-name="P41"><text:span text:style-name="T16">&lt;ERROR values ...&gt;</text:span></text:p>
      <text:p text:style-name="P43"/>
      <text:p text:style-name="P41"><text:span text:style-name="T15">MDL built-in</text:span></text:p>
      <text:p text:style-name="P43"/>
      <text:p text:style-name="P18"><text:span text:style-name="T15">ERROR</text:span> raises an error (<text:span text:style-name="T15">[error MDL0001]</text:span>) and listing values as resources. The values are usually a text explaining the error, offending ATOM, routine where it occurred and last any other information.</text:p>
      <text:p text:style-name="P18">Example:</text:p>
      <text:p text:style-name="P18"><text:span text:style-name="T15"><text:tab/>&lt;SET A 616&gt;<text:line-break/><text:tab/>&lt;ERROR "MY TYPE OF ERROR." .A&gt;</text:span></text:p>
      <text:p text:style-name="P18"><text:span text:style-name="T15"><text:tab/>--&gt;<text:tab/><text:line-break/><text:tab/>[error MDL0001] &lt;stdin&gt;:1: ERROR: "MY TYPE OF ERROR." 616</text:span></text:p>
      <text:list xml:id="list61316992033917" text:continue-numbering="true" text:style-name="WWNum4">
        <text:list-item>
          <text:list>
            <text:list-item>
              <text:list>
                <text:list-item>
                  <text:p text:style-name="P99"><text:bookmark text:name="_25b2l0r"/><text:span text:style-name="T25">EVAL</text:span></text:p>
                </text:list-item>
              </text:list>
            </text:list-item>
          </text:list>
        </text:list-item>
      </text:list>
      <text:p text:style-name="P41"><text:span text:style-name="T16">&lt;EVAL value [environment]&gt;</text:span></text:p>
      <text:p text:style-name="P42"/>
      <text:p text:style-name="P41"><text:span text:style-name="T16">MDL </text:span><text:span text:style-name="T15">built-in</text:span></text:p>
      <text:p text:style-name="P42"/>
      <text:p text:style-name="P15"><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5"><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5">environment</text:span><text:span text:style-name="T3">.</text:span></text:p>
      <text:p text:style-name="P15"><text:span text:style-name="T3">Examples:</text:span></text:p>
      <text:p text:style-name="P15"><text:span text:style-name="T7"><text:tab/>&lt;SET F '&lt;+ 1 2&gt;&gt;</text:span></text:p>
      <text:p text:style-name="P15"><text:span text:style-name="T7"><text:tab/>.F<text:tab/><text:tab/><text:tab/><text:tab/><text:tab/>--&gt;<text:tab/>&lt;+ 1 2&gt;<text:line-break/><text:tab/>&lt;EVAL .F&gt;<text:tab/><text:tab/><text:tab/><text:tab/>--&gt;<text:tab/>3</text:span></text:p>
      <text:p text:style-name="P15"><text:span text:style-name="T7"><text:tab/>&lt;SET A 0&gt;<text:line-break/><text:tab/>&lt;DEFINE WRONG ('B "AUX" (A 1)) &lt;EVAL .B&gt;&gt;<text:line-break/><text:tab/>&lt;DEFINE RIGHT ("BIND" E 'B "AUX" (A 1)) &lt;EVAL .B .E&gt;&gt;</text:span></text:p>
      <text:p text:style-name="P15"><text:span text:style-name="T7"><text:tab/>&lt;WRONG .A&gt;<text:tab/><text:tab/><text:tab/>--&gt;<text:tab/>1<text:line-break/><text:tab/>&lt;RIGHT .A&gt;<text:tab/><text:tab/><text:tab/>--&gt;<text:tab/>0</text:span></text:p>
      <text:p text:style-name="P100"><text:bookmark text:name="_bpmjvni0hgho"/>EVAL-IN-SEGMENT</text:p>
      <text:list xml:id="list61317706671880" text:continue-numbering="true" text:style-name="WWNum4">
        <text:list-item>
          <text:list>
            <text:list-item>
              <text:list>
                <text:list-item>
                  <text:p text:style-name="P8"><text:span text:style-name="T15">&lt;EVAL-IN-SEGMENT dummy1 value[dummy2]&gt;<text:line-break/><text:line-break/>ZIL library</text:span></text:p>
                </text:list-item>
              </text:list>
            </text:list-item>
          </text:list>
        </text:list-item>
      </text:list>
      <text:p text:style-name="Standard"/>
      <text:p text:style-name="P40">ZILF ignores <text:span text:style-name="T15">dummy1</text:span> and the optional <text:span text:style-name="T15">dummy2</text:span>. ZILF then calls <text:span text:style-name="T15">EVAL</text:span> on the <text:span text:style-name="T15">value</text:span> and returns its result.</text:p>
      <text:p text:style-name="P40">Example:</text:p>
      <text:p text:style-name="P40"><text:span text:style-name="T15"><text:tab/>&lt;SET F '&lt;+ 1 2&gt;&gt;</text:span></text:p>
      <text:list xml:id="list61316695587256" text:continue-numbering="true" text:style-name="WWNum4">
        <text:list-item>
          <text:list>
            <text:list-item>
              <text:list>
                <text:list-item>
                  <text:p text:style-name="P67"><text:tab/>.F<text:tab/><text:tab/><text:tab/><text:tab/><text:tab/><text:tab/><text:tab/><text:tab/>--&gt;<text:tab/>&lt;+ 1 2&gt;<text:line-break/><text:tab/><text:span text:style-name="T15">&lt;EVAL-IN-SEGMENT "HINTS" .F (1 2 3)&gt;<text:tab/>--&gt;<text:tab/>3</text:span></text:p>
                </text:list-item>
                <text:list-item>
                  <text:p text:style-name="P99"><text:bookmark text:name="_ftm493ovourk"/><text:span text:style-name="T25">EVALTYPE</text:span></text:p>
                </text:list-item>
              </text:list>
            </text:list-item>
          </text:list>
        </text:list-item>
      </text:list>
      <text:p text:style-name="P41"><text:soft-page-break/><text:span text:style-name="T16">&lt;EVALTYPE atom [handler]&gt;</text:span></text:p>
      <text:p text:style-name="P43"/>
      <text:p text:style-name="P41"><text:span text:style-name="T15">MDL built-in</text:span></text:p>
      <text:p text:style-name="P43"/>
      <text:p text:style-name="P40"><text:span text:style-name="T15">EVALTYPE</text:span> tells the <text:span text:style-name="T15">TYPE</text:span> <text:span text:style-name="T15">atom</text:span> how it should be evaluated by <text:span text:style-name="T15">EVAL</text:span>. If <text:span text:style-name="T15">EVAL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NEWTYPE</text:span> and <text:span text:style-name="T15">PRINTTYPE</text:span>.</text:p>
      <text:p text:style-name="P40">Example:</text:p>
      <text:p text:style-name="P39"><text:span text:style-name="T15">&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9"><text:span text:style-name="T15">;"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61316359503140" text:continue-numbering="true" text:style-name="WWNum4">
        <text:list-item>
          <text:list>
            <text:list-item>
              <text:list>
                <text:list-item>
                  <text:p text:style-name="P99"><text:bookmark text:name="_34g0dwd"/><text:span text:style-name="T25">EXPAND</text:span></text:p>
                </text:list-item>
              </text:list>
            </text:list-item>
          </text:list>
        </text:list-item>
      </text:list>
      <text:p text:style-name="P41"><text:span text:style-name="T16">&lt;EXPAND value&gt;</text:span></text:p>
      <text:list xml:id="list61316306976286" text:continue-numbering="true" text:style-name="WWNum4">
        <text:list-item>
          <text:list>
            <text:list-item>
              <text:list>
                <text:list-item>
                  <text:p text:style-name="P99"><text:bookmark text:name="_1jlao46"/><text:span text:style-name="T25">FILE-FLAGS</text:span></text:p>
                </text:list-item>
              </text:list>
            </text:list-item>
          </text:list>
        </text:list-item>
      </text:list>
      <text:p text:style-name="P41"><text:span text:style-name="T16">&lt;FILE-FLAGS {CLEAN-STACK? | MDL-ZIL? | SEN</text:span><text:span text:style-name="T15">TENCE-ENDS? | <text:line-break/><text:tab/><text:tab/><text:tab/><text:tab/>ZAP-TO-SOURCE-DIRECTORY?</text:span><text:span text:style-name="T16">}</text:span><text:span text:style-name="T15"> ...</text:span><text:span text:style-name="T16">&gt;</text:span></text:p>
      <text:p text:style-name="P42"/>
      <text:p text:style-name="P41"><text:span text:style-name="T16">ZIL library</text:span></text:p>
      <text:p text:style-name="P42"/>
      <text:p text:style-name="P15">This sets flags to control how ZILF should compile. To clear, call FILE-FLAGS without any flags. The flags are:</text:p>
      <text:p text:style-name="P59"><text:span text:style-name="T7">CLEAN-STACK?</text:span><text:span text:style-name="T3"> <text:tab/><text:tab/><text:tab/></text:span>T<text:span text:style-name="T3">ells the compiler to generate extra code to remove<text:line-break/><text:tab/><text:tab/><text:tab/><text:tab/><text:tab/>unneeded values from the stack. Without it, the<text:line-break/></text:span><text:tab/><text:tab/><text:tab/><text:tab/><text:tab/><text:span text:style-name="T3">compiler will generate smaller code in some cases, at<text:line-break/></text:span><text:tab/><text:tab/><text:tab/><text:tab/><text:tab/><text:span text:style-name="T3">the risk of potentially causing stack overflow at<text:line-break/><text:tab/><text:tab/><text:tab/><text:tab/><text:tab/>runtime.<text:line-break/></text:span><text:span text:style-name="T15">MDL-ZIL?</text:span> <text:tab/><text:tab/><text:tab/><text:tab/>Tells the compiler to treat <text:span text:style-name="T15">SETG</text:span> (at top-level) as<text:line-break/><text:tab/><text:tab/><text:tab/><text:tab/><text:tab/><text:span text:style-name="T15">GLOBAL</text:span> and <text:span text:style-name="T15">DEFINE</text:span> as <text:span text:style-name="T15">ROUTINE</text:span> (<text:span text:style-name="T15">SETG20</text:span> and <text:line-break/><text:tab/><text:tab/><text:tab/><text:tab/><text:tab/><text:span text:style-name="T15">DEFINE20</text:span> always works as in MDL). Presumably<text:line-break/><text:tab/><text:tab/><text:tab/><text:tab/><text:tab/>that was a way to run the games in MDL during<text:line-break/><text:tab/><text:tab/><text:tab/><text:tab/><text:tab/>development without recompiling them.<text:line-break/><text:span text:style-name="T15">SENTENCE-ENDS?</text:span> <text:tab/><text:tab/><text:tab/>Tells the compiler (only version 6) to treat two spaces <text:line-break/><text:tab/><text:tab/><text:tab/><text:tab/><text:tab/>after a period or a question mark as the end of a<text:line-break/><text:tab/><text:tab/><text:tab/><text:tab/><text:tab/>sentence in TELL. <text:line-break/><text:tab/><text:tab/><text:tab/><text:tab/><text:tab/>Note: a space followed by an embedded newline wil<text:line-break/><text:tab/><text:tab/><text:tab/><text:tab/><text:tab/>produce two spaces instead of collapsing.<text:line-break/><text:span text:style-name="T15">ZAP-TO-SOURCE-DIRECTORY?</text:span> <text:tab/>ZILF ignores this.</text:p>
      <text:p text:style-name="P15">Examples:</text:p>
      <text:p text:style-name="P15"><text:span text:style-name="T15"><text:tab/>&lt;FILE-FLAGS CLEAN-STACK? MDL-ZIL?&gt;<text:tab/>--&gt; Set both flags</text:span></text:p>
      <text:p text:style-name="P62"><text:span text:style-name="T15">&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62"><text:span text:style-name="T15">&lt;FILE-FLAGS SENTENCE-ENDS?&gt;<text:line-break/><text:tab/>&lt;ROUTINE SENTENCE-ENDS-TEST ()<text:line-break/><text:tab/><text:tab/>&lt;TELL \"Hi. <text:s/>Hi. <text:s text:c="2"/>Hi.| <text:s/>Hi! <text:s/>Hi? <text:s/>Hi. \nHi.\" CR&gt;"&gt;<text:line-break/><text:tab/>--&gt;<text:tab/>"Hi.\u000bHi.\u000b Hi.\n <text:s/>Hi!\u000bHi?\u000bHi. <text:s/>Hi.\n"</text:span></text:p>
      <text:list xml:id="list61316316203728" text:continue-numbering="true" text:style-name="WWNum4">
        <text:list-item>
          <text:list>
            <text:list-item>
              <text:list>
                <text:list-item>
                  <text:p text:style-name="P99"><text:bookmark text:name="_43ky6rz"/><text:span text:style-name="T25">FILE-LENGTH</text:span></text:p>
                </text:list-item>
              </text:list>
            </text:list-item>
          </text:list>
        </text:list-item>
      </text:list>
      <text:p text:style-name="P41"><text:span text:style-name="T16">&lt;FILE-LENGTH channel&gt;</text:span></text:p>
      <text:p text:style-name="P43"/>
      <text:p text:style-name="P41"><text:span text:style-name="T15">MDL built-in</text:span></text:p>
      <text:p text:style-name="P43"/>
      <text:p text:style-name="P18"><text:span text:style-name="T15">FILE-LENGTH</text:span> returns the size, in bytes, of the file on <text:span text:style-name="T15">channel</text:span>. <text:span text:style-name="T15">FILE-LENGTH</text:span> returns <text:span text:style-name="T15">FALSE</text:span> if the file is closed.</text:p>
      <text:p text:style-name="P18">Example:</text:p>
      <text:p text:style-name="P18"><text:tab/>;<text:span text:style-name="T15">"ZILF ver 0.9"<text:line-break/><text:tab/>&lt;SET CH &lt;OPEN "READ" "../zillib/parser.zil"&gt;&gt;<text:line-break/><text:tab/>&lt;FILE-LENGTH .CH&gt;<text:tab/><text:tab/><text:tab/><text:tab/><text:tab/>--&gt;<text:tab/>115629<text:line-break/><text:tab/>&lt;CLOSE .CH&gt;</text:span></text:p>
      <text:list xml:id="list61316757999606" text:continue-numbering="true" text:style-name="WWNum4">
        <text:list-item>
          <text:list>
            <text:list-item>
              <text:list>
                <text:list-item>
                  <text:p text:style-name="P99"><text:bookmark text:name="_2iq8gzs"/><text:span text:style-name="T25">FLOAD</text:span></text:p>
                </text:list-item>
              </text:list>
            </text:list-item>
          </text:list>
        </text:list-item>
      </text:list>
      <text:p text:style-name="P41"><text:span text:style-name="T16">&lt;FLOAD filename&gt;</text:span></text:p>
      <text:p text:style-name="P43"/>
      <text:p text:style-name="P41"><text:span text:style-name="T15">MDL built-in</text:span></text:p>
      <text:p text:style-name="P43"/>
      <text:p text:style-name="P18"><text:soft-page-break/>ZILF ignores all but the first argument and treats <text:span text:style-name="T15">FLOAD</text:span> as an alias to <text:span text:style-name="T15">INSERT-FILE</text:span>.</text:p>
      <text:list xml:id="list61316812219415" text:continue-numbering="true" text:style-name="WWNum4">
        <text:list-item>
          <text:list>
            <text:list-item>
              <text:list>
                <text:list-item>
                  <text:p text:style-name="P99"><text:bookmark text:name="_xvir7l"/><text:span text:style-name="T25">FORM</text:span></text:p>
                </text:list-item>
              </text:list>
            </text:list-item>
          </text:list>
        </text:list-item>
      </text:list>
      <text:p text:style-name="P41"><text:span text:style-name="T16">&lt;FORM values ...&gt;</text:span></text:p>
      <text:p text:style-name="P42"/>
      <text:p text:style-name="P41"><text:span text:style-name="T16">MDL </text:span><text:span text:style-name="T15">built-in</text:span></text:p>
      <text:p text:style-name="P42"/>
      <text:p text:style-name="P15"><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5"><text:span text:style-name="T3">Examples:</text:span></text:p>
      <text:p text:style-name="P15"><text:span text:style-name="T3"><text:tab/></text:span><text:span text:style-name="T7">&lt;FORM + 1 2&gt;<text:tab/><text:tab/>--&gt;<text:tab/>&lt;+ 1 2&gt;</text:span></text:p>
      <text:p text:style-name="P15"><text:span text:style-name="T7"><text:tab/>&lt;DEFINE INC-FORM (A)<text:line-break/><text:tab/><text:tab/>&lt;FORM SET .A &lt;FORM + 1 &lt;FORM LVAL .A&gt;&gt;&gt;&gt;</text:span></text:p>
      <text:p text:style-name="P15"><text:span text:style-name="T7"><text:tab/>&lt;INC-FORM X&gt;<text:tab/><text:tab/>--&gt;<text:tab/>&lt;SET X &lt;+ 1 .X&gt;</text:span></text:p>
      <text:p text:style-name="P94"><text:bookmark text:name="_rvdiawa60ol4"/>FREQUENT-WORDS?</text:p>
      <text:list xml:id="list61316814309707" text:continue-numbering="true" text:style-name="WWNum4">
        <text:list-item>
          <text:list>
            <text:list-item>
              <text:list>
                <text:list-item>
                  <text:p text:style-name="P8"><text:span text:style-name="T15">&lt;FREQUENT-WORDS?&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 Frequent words table is built by ZAPF instead.</text:p>
      <text:list xml:id="list61317220092629" text:continue-numbering="true" text:style-name="WWNum4">
        <text:list-item>
          <text:list>
            <text:list-item>
              <text:list>
                <text:list-item>
                  <text:p text:style-name="P99"><text:bookmark text:name="_m3e5asphu6rd"/><text:span text:style-name="T25">FUNCTION</text:span></text:p>
                </text:list-item>
              </text:list>
            </text:list-item>
          </text:list>
        </text:list-item>
      </text:list>
      <text:p text:style-name="P41"><text:span text:style-name="T16">&lt;FUNCTION [activation] arg-list [decl] expressions ...&gt;</text:span></text:p>
      <text:p text:style-name="P41"><text:span text:style-name="T16">#FUNCTION ([activation] arg-list [decl] expressions ...)</text:span></text:p>
      <text:p text:style-name="P42"/>
      <text:p text:style-name="P41"><text:span text:style-name="T16">MDL </text:span><text:span text:style-name="T15">built-in</text:span></text:p>
      <text:p text:style-name="P42"/>
      <text:p text:style-name="P15"><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5"><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5"><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5"><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5"><text:span text:style-name="T3"><text:tab/></text:span><text:span text:style-name="T7">&lt;FUNCTION ("AUX" (X 1) (Y 2)) &lt;+ .X .Y&gt;&gt;</text:span></text:p>
      <text:p text:style-name="P15"><text:span text:style-name="T3">Means that the local variables </text:span><text:span text:style-name="T7">X</text:span><text:span text:style-name="T3"> and </text:span><text:span text:style-name="T7">Y</text:span><text:span text:style-name="T3"> are initially assigned 1 and 2.</text:span></text:p>
      <text:p text:style-name="P15">rogramm</text:p>
      <text:p text:style-name="P15"><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5"><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5"><text:span text:style-name="T3">Examples:</text:span></text:p>
      <text:p text:style-name="P15"><text:span text:style-name="T3"><text:tab/></text:span><text:span text:style-name="T7">&lt;&lt;FUNCTION (X1 X2) &lt;+ .X1 .X2&gt;&gt; 5 4&gt;<text:tab/>--&gt;<text:tab/>9</text:span></text:p>
      <text:p text:style-name="P15"><text:span text:style-name="T7"><text:tab/>&lt;SETG SQUARE &lt;FUNCTION (X) &lt;* .X .X&gt;&gt;&gt;<text:line-break/><text:tab/>&lt;SQUARE 5&gt;<text:tab/><text:tab/><text:tab/><text:tab/><text:tab/><text:tab/>--&gt;<text:tab/>25</text:span></text:p>
      <text:p text:style-name="P15"><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61317788211217" text:continue-numbering="true" text:style-name="WWNum4">
        <text:list-item>
          <text:list>
            <text:list-item>
              <text:list>
                <text:list-item>
                  <text:p text:style-name="P99"><text:bookmark text:name="_1x0gk37"/><text:soft-page-break/><text:span text:style-name="T25">FUNNY-GLOBALS?</text:span></text:p>
                </text:list-item>
              </text:list>
            </text:list-item>
          </text:list>
        </text:list-item>
      </text:list>
      <text:p text:style-name="P41"><text:span text:style-name="T16">&lt;FUNNY-GLOBALS? [boolean]&gt;</text:span></text:p>
      <text:p text:style-name="P42"/>
      <text:p text:style-name="P41"><text:span text:style-name="T16">ZIL library</text:span></text:p>
      <text:p text:style-name="P22"/>
      <text:p text:style-name="P15"><text:span text:style-name="T3">When enabled, “funny globals” mode lets the game define more than the usual 240 global variables.</text:span></text:p>
      <text:p text:style-name="P15"><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5"><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61316421559906" text:continue-numbering="true" text:style-name="WWNum4">
        <text:list-item>
          <text:list>
            <text:list-item>
              <text:list>
                <text:list-item>
                  <text:p text:style-name="P99"><text:bookmark text:name="_4h042r0"/><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greater or equal than </text:span><text:span text:style-name="T16">value2</text:span><text:span text:style-name="T22"> otherwise false.</text:span></text:p>
      <text:list xml:id="list61316901065502" text:continue-numbering="true" text:style-name="WWNum4">
        <text:list-item>
          <text:list>
            <text:list-item>
              <text:list>
                <text:list-item>
                  <text:p text:style-name="P99"><text:bookmark text:name="_2w5ecyt"/><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greater than </text:span><text:span text:style-name="T16">value2</text:span><text:span text:style-name="T22"> otherwise false.</text:span></text:p>
      <text:list xml:id="list61316796659215" text:continue-numbering="true" text:style-name="WWNum4">
        <text:list-item>
          <text:list>
            <text:list-item>
              <text:list>
                <text:list-item>
                  <text:p text:style-name="P99"><text:bookmark text:name="_1baon6m"/><text:span text:style-name="T25">GASSIGNED?</text:span></text:p>
                </text:list-item>
              </text:list>
            </text:list-item>
          </text:list>
        </text:list-item>
      </text:list>
      <text:p text:style-name="P41"><text:span text:style-name="T16">&lt;GASSIGNED? Atom&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8">G</text:span><text:span text:style-name="T7">VAL</text:span><text:span text:style-name="T3"> (global value).</text:span></text:p>
      <text:p text:style-name="P15"><text:span text:style-name="T3">Example:</text:span></text:p>
      <text:p text:style-name="P45"><text:span text:style-name="T3"><text:tab/>&lt;</text:span><text:span text:style-name="T7">GASSIGNED? X&gt;<text:tab/>--&gt;<text:tab/>False<text:line-break/><text:tab/>&lt;SETG X 1&gt;<text:line-break/><text:tab/>&lt;GASSIGNED? X&gt;<text:tab/>--&gt;<text:tab/>True</text:span></text:p>
      <text:list xml:id="list61317041340546" text:continue-numbering="true" text:style-name="WWNum4">
        <text:list-item>
          <text:list>
            <text:list-item>
              <text:list>
                <text:list-item>
                  <text:p text:style-name="P99"><text:bookmark text:name="_3vac5uf"/><text:span text:style-name="T25">GBOUND?</text:span></text:p>
                </text:list-item>
              </text:list>
            </text:list-item>
          </text:list>
        </text:list-item>
      </text:list>
      <text:p text:style-name="P41"><text:span text:style-name="T16">&lt;GBOUND? atom&gt;</text:span></text:p>
      <text:p text:style-name="P42"/>
      <text:p text:style-name="P41"><text:span text:style-name="T16">MDL </text:span><text:span text:style-name="T15">built-in</text:span></text:p>
      <text:p text:style-name="P42"/>
      <text:p text:style-name="P15"><text:span text:style-name="T7">GBOUND?</text:span><text:span text:style-name="T3"> Is a predicate that returns true if the </text:span><text:span text:style-name="T8">atom</text:span><text:span text:style-name="T3"> ever had a global value.</text:span></text:p>
      <text:p text:style-name="P15"><text:span text:style-name="T3">Examples:</text:span></text:p>
      <text:p text:style-name="P21"><text:span text:style-name="T16"><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61316844362094" text:continue-numbering="true" text:style-name="WWNum4">
        <text:list-item>
          <text:list>
            <text:list-item>
              <text:list>
                <text:list-item>
                  <text:p text:style-name="P99"><text:bookmark text:name="_2afmg28"/><text:soft-page-break/><text:span text:style-name="T25">GC</text:span></text:p>
                </text:list-item>
              </text:list>
            </text:list-item>
          </text:list>
        </text:list-item>
      </text:list>
      <text:p text:style-name="P41"><text:span text:style-name="T16">&lt;GC&gt;</text:span></text:p>
      <text:p text:style-name="P43"/>
      <text:p text:style-name="P41"><text:span text:style-name="T16">MDL </text:span><text:span text:style-name="T15">built-in</text:span></text:p>
      <text:p text:style-name="P42"/>
      <text:p text:style-name="P15"><text:span text:style-name="T3">This </text:span>causes garbage<text:span text:style-name="T3"> collection.</text:span></text:p>
      <text:p text:style-name="P15"><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5"><text:span text:style-name="T3">Examples:</text:span></text:p>
      <text:p text:style-name="P15"><text:span text:style-name="T7"><text:tab/>&lt;GC&gt;<text:tab/><text:tab/><text:tab/>--&gt;<text:tab/>T</text:span></text:p>
      <text:p text:style-name="P15"><text:span text:style-name="T7"><text:tab/>&lt;GC 0 T 5&gt;<text:tab/>--&gt;<text:tab/>T </text:span></text:p>
      <text:list xml:id="list61316846937534" text:continue-numbering="true" text:style-name="WWNum4">
        <text:list-item>
          <text:list>
            <text:list-item>
              <text:list>
                <text:list-item>
                  <text:p text:style-name="P99"><text:bookmark text:name="_pkwqa1"/>GC-MON</text:p>
                </text:list-item>
              </text:list>
            </text:list-item>
          </text:list>
        </text:list-item>
      </text:list>
      <text:p text:style-name="P41"><text:span text:style-name="T15">&lt;GC-MON&gt;</text:span></text:p>
      <text:p text:style-name="P43"/>
      <text:p text:style-name="P41"><text:span text:style-name="T15">MDL built-in</text:span></text:p>
      <text:p text:style-name="P43"/>
      <text:p text:style-name="P40">ZILF ignores this and always returns <text:span text:style-name="T15">FALSE</text:span>.</text:p>
      <text:list xml:id="list61317392593839" text:continue-numbering="true" text:style-name="WWNum4">
        <text:list-item>
          <text:list>
            <text:list-item>
              <text:list>
                <text:list-item>
                  <text:p text:style-name="P99"><text:bookmark text:name="_k62wjra3zbsy"/><text:span text:style-name="T25">GDECL</text:span></text:p>
                </text:list-item>
              </text:list>
            </text:list-item>
          </text:list>
        </text:list-item>
      </text:list>
      <text:p text:style-name="P41"><text:span text:style-name="T16">&lt;GDECL (atoms ...) decl ...&gt;</text:span></text:p>
      <text:p text:style-name="P43"/>
      <text:p text:style-name="P41"><text:span text:style-name="T15">MDL built-in</text:span></text:p>
      <text:p text:style-name="P43"/>
      <text:p text:style-name="P18"><text:span text:style-name="T15">GDECL</text:span> declares the type/structure of the global value of <text:span text:style-name="T15">ATOM</text:span>s. <text:span text:style-name="T15">GDECL</text:span> pairs a <text:span text:style-name="T15">LIST</text:span> of <text:span text:style-name="T15">atoms</text:span> with a <text:span text:style-name="T15">decl</text:span> pattern, this can then be repeated indefinitely. </text:p>
      <text:p text:style-name="P18">The <text:span text:style-name="T15">decl</text:span> pattern can contain the following:</text:p>
      <text:p text:style-name="P18"><text:tab/>A <text:span text:style-name="T15">TYPE</text:span> name<text:tab/><text:tab/>The <text:span text:style-name="T15">atoms</text:span> <text:span text:style-name="T15">TYPE</text:span> must be of this <text:span text:style-name="T15">TYPE</text:span>. This can be generalized<text:line-break/><text:tab/><text:tab/><text:tab/><text:tab/>slightly by using <text:span text:style-name="T15">&lt;PRIMTYPE type&gt;</text:span>, which means that the <text:span text:style-name="T15">atom</text:span>s<text:line-break/><text:tab/><text:tab/><text:tab/><text:tab/><text:span text:style-name="T15">TYPE</text:span> must have the same <text:span text:style-name="T15">PRIMTYPE</text:span> as <text:span text:style-name="T15">type</text:span>.<text:line-break/><text:tab/><text:span text:style-name="T15">ANY</text:span><text:tab/><text:tab/><text:tab/>The <text:span text:style-name="T15">atom</text:span> can be of any <text:span text:style-name="T15">TYPE</text:span>.<text:line-break/><text:tab/><text:span text:style-name="T15">STRUCTURED<text:tab/></text:span>Means that <text:span text:style-name="T15">&lt;STRUCTURED? atom&gt;</text:span> must be <text:span text:style-name="T15">TRUE</text:span> (<text:span text:style-name="T15">atom</text:span> is for<text:line-break/><text:tab/><text:tab/><text:tab/><text:tab/>example a <text:span text:style-name="T15">LIST</text:span>, <text:span text:style-name="T15">VECTOR</text:span> or <text:span text:style-name="T15">STRING</text:span>).<text:line-break/><text:tab/><text:span text:style-name="T15">APPLICABLE<text:tab/></text:span>Means that <text:span text:style-name="T15">&lt;APPLICABLE? atom&gt;</text:span> must be <text:span text:style-name="T15">TRUE</text:span> (<text:span text:style-name="T15">atom</text:span> is for<text:line-break/><text:tab/><text:tab/><text:tab/><text:tab/>example a <text:span text:style-name="T15">FIX</text:span>, <text:span text:style-name="T15">FUNCTION</text:span> or <text:span text:style-name="T15">MACRO</text:span>).<text:line-break/><text:tab/>A <text:span text:style-name="T15">QUOTE</text:span>d <text:span text:style-name="T15">ATOM<text:tab/></text:span>Means that the <text:span text:style-name="T15">atom</text:span> must be <text:span text:style-name="T15">=?</text:span> with the <text:span text:style-name="T15">QUOTE</text:span>d <text:span text:style-name="T15">ATOM</text:span>.</text:p>
      <text:p text:style-name="P18">If the <text:s/><text:span text:style-name="T15">decl</text:span> pattern is <text:span text:style-name="T15">STRUCTURED</text:span> it is possible to specify a pattern for the structure. This has the following syntax:</text:p>
      <text:p text:style-name="P18"><text:tab/><text:span text:style-name="T15">&lt;structure patterns ...&gt;<text:tab/></text:span>This means that the <text:span text:style-name="T15">structure</text:span> must follow the <text:line-break/><text:tab/><text:tab/><text:tab/><text:tab/><text:tab/><text:tab/>defined <text:span text:style-name="T15">pattern</text:span> (so long it is defined). Items in the <text:line-break/><text:tab/><text:tab/><text:tab/><text:tab/><text:tab/><text:tab/><text:span text:style-name="T15">structure</text:span> at positions beyond the defined <text:line-break/><text:tab/><text:tab/><text:tab/><text:tab/><text:tab/><text:tab/><text:span text:style-name="T15">pattern</text:span> can be of any <text:span text:style-name="T15">TYPE</text:span>.</text:p>
      <text:p text:style-name="P18">This means that, for example, <text:span text:style-name="T15">&lt;GDECL (X) &lt;LIST FIX ANY FIX&gt;&gt;</text:span> is declaring that <text:span text:style-name="T15">X</text:span> must be a <text:span text:style-name="T15">LIST</text:span> (at least of <text:span text:style-name="T15">LENGTH</text:span> 3), with a <text:span text:style-name="T15">FIX</text:span> in position 1 and 3 and any <text:span text:style-name="T15">TYPE</text:span> in position 2 and position 4 and beyond.</text:p>
      <text:p text:style-name="P18"><text:tab/><text:span text:style-name="T15">&lt;SETG X (1 2 3)&gt;</text:span><text:tab/><text:tab/>is legal<text:line-break/><text:tab/><text:span text:style-name="T15">&lt;SETG X (1 2 3 4)&gt;</text:span><text:tab/><text:tab/>is legal<text:line-break/><text:tab/><text:span text:style-name="T15">&lt;SETG X (1 2 3 !\A)&gt;</text:span><text:tab/>is legal<text:line-break/><text:tab/><text:span text:style-name="T15">&lt;SETG X (1 2)&gt;</text:span><text:tab/><text:tab/><text:tab/>is illegal<text:line-break/><text:tab/><text:span text:style-name="T15">&lt;SETG X (!\A 2 3)&gt;<text:tab/><text:tab/></text:span>is illegal</text:p>
      <text:p text:style-name="P40">Normally the pattern for structures defines that the structure should at least contain these elements, but it can contain additional items. If you want to disallow additional items , a <text:span text:style-name="T15">SEGMENT</text:span> is used instead of a <text:span text:style-name="T15">FORM</text:span>. <text:span text:style-name="T15">&lt;GDECL (X) !&lt;LIST FIX ANY FIX&gt;&gt;</text:span> means that the <text:span text:style-name="T15">LIST</text:span> must have exactly <text:span text:style-name="T15">LENGTH</text:span> 3. </text:p>
      <text:p text:style-name="P40"><text:tab/><text:span text:style-name="T15">&lt;SETG X (1 2 3)&gt;</text:span><text:tab/><text:tab/>is legal<text:line-break/><text:tab/><text:span text:style-name="T15">&lt;SETG X (1 2 3 4)&gt;</text:span><text:tab/><text:tab/>is illegal<text:line-break/><text:tab/><text:span text:style-name="T15">&lt;SETG X (1 2 3 !\A)&gt;</text:span><text:tab/>is illegal<text:line-break/><text:tab/><text:span text:style-name="T15">&lt;SETG X (1 2)&gt;</text:span><text:tab/><text:tab/><text:tab/>is illegal<text:line-break/><text:tab/><text:span text:style-name="T15">&lt;SETG X (!\A 2 3)&gt;<text:tab/><text:tab/></text:span>is illegal</text:p>
      <text:p text:style-name="P18">The pattern in this construction can in turn be defined to repeat itself by the syntax:</text:p>
      <text:p text:style-name="P18"><text:tab/><text:span text:style-name="T15">[number patterns ...]</text:span><text:tab/>Means that specified <text:span text:style-name="T15">pattern</text:span> should repeat itself <text:s/><text:line-break/><text:tab/><text:tab/><text:tab/><text:tab/><text:tab/><text:tab/><text:span text:style-name="T15">number</text:span> of times.<text:line-break/><text:tab/><text:span text:style-name="T15">[REST patterns ...]<text:tab/></text:span><text:tab/>Means that specified <text:span text:style-name="T15">pattern</text:span> should repeat itself<text:line-break/><text:tab/><text:tab/><text:tab/><text:tab/><text:tab/><text:tab/>indefinetly. If this is defined it must be the last <text:line-break/><text:tab/><text:tab/><text:tab/><text:tab/><text:tab/><text:tab/>in the structure declaration.<text:line-break/><text:tab/><text:span text:style-name="T15">[OPT patterns ...]</text:span><text:tab/><text:tab/>Means that this <text:span text:style-name="T15">structure</text:span> can either be empty or <text:line-break/><text:tab/><text:tab/><text:tab/><text:tab/><text:tab/><text:tab/>follow <text:tab/>the defined <text:span text:style-name="T15">pattern</text:span>. Only a <text:span text:style-name="T15">REST</text:span> <text:line-break/><text:tab/><text:tab/><text:tab/><text:tab/><text:tab/><text:tab/>construction can follow <text:span text:style-name="T15">OPT</text:span>.</text:p>
      <text:p text:style-name="P18">Finally, it is allowed to specify several possible <text:span text:style-name="T15">decl</text:span> to an atom with the compound <text:span text:style-name="T15">decl</text:span> <text:span text:style-name="T15">OR</text:span>.</text:p>
      <text:p text:style-name="P58"><text:span text:style-name="T15">&lt;OR decl ...&gt;</text:span> <text:tab/>This means that the <text:span text:style-name="T15">atoms</text:span> can be one of the specified <text:span text:style-name="T15">decl</text:span>. Each <text:line-break/><text:tab/><text:tab/><text:tab/><text:tab/>of the <text:span text:style-name="T15">decl</text:span> follow the same rules as above.</text:p>
      <text:p text:style-name="P18">Examples:</text:p>
      <text:p text:style-name="P18"><text:tab/><text:tab/><text:tab/><text:tab/><text:tab/><text:tab/><text:tab/><text:tab/><text:span text:style-name="T15">X must be:</text:span><text:line-break/><text:tab/><text:span text:style-name="T15">&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61317672615516" text:continue-numbering="true" text:style-name="WWNum4">
        <text:list-item>
          <text:list>
            <text:list-item>
              <text:list>
                <text:list-item>
                  <text:p text:style-name="P99"><text:bookmark text:name="_39kk8xu"/><text:soft-page-break/><text:span text:style-name="T25">GET-DECL</text:span></text:p>
                </text:list-item>
              </text:list>
            </text:list-item>
          </text:list>
        </text:list-item>
      </text:list>
      <text:p text:style-name="P41"><text:span text:style-name="T16">&lt;GET-DECL item&gt;</text:span></text:p>
      <text:p text:style-name="P43"/>
      <text:p text:style-name="P41"><text:span text:style-name="T15">MDL built-in</text:span></text:p>
      <text:p text:style-name="P43"/>
      <text:p text:style-name="P40"><text:span text:style-name="T15">GET-DECL</text:span> returns the <text:span text:style-name="T15">pattern</text:span> defined to the <text:span text:style-name="T15">item</text:span>. It returns <text:span text:style-name="T15">FALSE</text:span> if no <text:span text:style-name="T15">item</text:span> exists.</text:p>
      <text:p text:style-name="P40">See <text:span text:style-name="T15">DECL?</text:span>, <text:span text:style-name="T15">GDECL</text:span> and <text:span text:style-name="T15">PUT-DECL</text:span> for more on declaration patterns.</text:p>
      <text:p text:style-name="P40">Examples:</text:p>
      <text:p text:style-name="P40"><text:tab/><text:span text:style-name="T15">&lt;GET-DECL BOOLEAN&gt;<text:tab/><text:tab/><text:tab/><text:tab/><text:tab/>--&gt;<text:tab/>#FALSE</text:span></text:p>
      <text:p text:style-name="P40"><text:span text:style-name="T15"><text:tab/>&lt;PUT-DECL BOOLEAN '&lt;OR ATOM FALSE&gt;&gt;<text:line-break/><text:tab/>&lt;GET-DECL BOOLEAN&gt;<text:tab/><text:tab/><text:tab/><text:tab/><text:tab/>--&gt;<text:tab/>&lt;OR ATOM FALSE&gt;</text:span></text:p>
      <text:list xml:id="list61318178749568" text:continue-numbering="true" text:style-name="WWNum4">
        <text:list-item>
          <text:list>
            <text:list-item>
              <text:list>
                <text:list-item>
                  <text:p text:style-name="P99"><text:bookmark text:name="_1opuj5n"/><text:span text:style-name="T25">GETB</text:span></text:p>
                </text:list-item>
              </text:list>
            </text:list-item>
          </text:list>
        </text:list-item>
      </text:list>
      <text:p text:style-name="P41"><text:span text:style-name="T16">&lt;GETB table index&gt;</text:span></text:p>
      <text:p text:style-name="P42"/>
      <text:p text:style-name="P41"><text:span text:style-name="T16">ZIL library</text:span></text:p>
      <text:p text:style-name="P42"/>
      <text:p text:style-name="P15"><text:span text:style-name="T3">Returns BYTE-record (1 byte) stored at </text:span><text:span text:style-name="T7">index</text:span><text:span text:style-name="T3">.</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text:span>built-in<text:span text:style-name="T3"> </text:span><text:span text:style-name="T7">GETB</text:span><text:span text:style-name="T3">. </text:span></text:p>
      <text:p text:style-name="P15"><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45"><text:span text:style-name="T7">&lt;GETB &lt;TABLE (BYTE) !\A !\B !\C !\D&gt; 2&gt;<text:tab/><text:tab/>--&gt;<text:tab/>!\C</text:span></text:p>
      <text:list xml:id="list61317306621327" text:continue-numbering="true" text:style-name="WWNum4">
        <text:list-item>
          <text:list>
            <text:list-item>
              <text:list>
                <text:list-item>
                  <text:p text:style-name="P99"><text:bookmark text:name="_48pi1tg"/><text:span text:style-name="T25">GETPROP</text:span></text:p>
                </text:list-item>
              </text:list>
            </text:list-item>
          </text:list>
        </text:list-item>
      </text:list>
      <text:p text:style-name="P41"><text:span text:style-name="T16">&lt;GETPROP item indicator [default-value]&gt;</text:span></text:p>
      <text:list xml:id="list61317083218687" text:continue-numbering="true" text:style-name="WWNum4">
        <text:list-item>
          <text:list>
            <text:list-item>
              <text:list>
                <text:list-item>
                  <text:p text:style-name="P99"><text:bookmark text:name="_2nusc19"/><text:span text:style-name="T25">GLOBAL</text:span></text:p>
                </text:list-item>
              </text:list>
            </text:list-item>
          </text:list>
        </text:list-item>
      </text:list>
      <text:p text:style-name="P41"><text:span text:style-name="T16">&lt;GLOBAL atom default-value [decl] [size]&gt; </text:span></text:p>
      <text:p text:style-name="P42"/>
      <text:p text:style-name="P41"><text:span text:style-name="T16">ZIL library</text:span></text:p>
      <text:p text:style-name="P42"/>
      <text:p text:style-name="P15"><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5"><text:span text:style-name="T3">ZILF ignores the </text:span><text:span text:style-name="T7">decl</text:span><text:span text:style-name="T3">.</text:span></text:p>
      <text:p text:style-name="P15"><text:span text:style-name="T3">Example</text:span><text:span text:style-name="T2">:</text:span></text:p>
      <text:p text:style-name="P15"><text:span text:style-name="T7"><text:tab/>&lt;GLOBAL MYVAR 0&gt;</text:span></text:p>
      <text:list xml:id="list61317683514374" text:continue-numbering="true" text:style-name="WWNum4">
        <text:list-item>
          <text:list>
            <text:list-item>
              <text:list>
                <text:list-item>
                  <text:p text:style-name="P99"><text:bookmark text:name="_1302m92"/><text:span text:style-name="T25">GROW</text:span></text:p>
                </text:list-item>
              </text:list>
            </text:list-item>
          </text:list>
        </text:list-item>
      </text:list>
      <text:p text:style-name="P41"><text:span text:style-name="T16">&lt;GROW </text:span><text:span text:style-name="T15">vector</text:span><text:span text:style-name="T16"> end beginning&gt;</text:span></text:p>
      <text:p text:style-name="P43"/>
      <text:p text:style-name="P41"><text:span text:style-name="T15">MDL built-in</text:span></text:p>
      <text:p text:style-name="P43"/>
      <text:p text:style-name="P18"><text:soft-page-break/><text:span text:style-name="T15">GROW</text:span> expands the <text:span text:style-name="T15">vector</text:span> with <text:span text:style-name="T15">end</text:span> and/or <text:span text:style-name="T15">beginning</text:span> number of elements to respectively end of the <text:span text:style-name="T15">vector</text:span>. <text:s/>Only non-negative values for end and beginning are valid. The new elements have <text:span text:style-name="T15">FALSE</text:span> as an initial value.</text:p>
      <text:p text:style-name="P18">If elements are added to the <text:span text:style-name="T15">beginning</text:span> of a <text:span text:style-name="T15">vector</text:span> all old references to that <text:span text:style-name="T15">vector</text:span> have to use <text:span text:style-name="T15">TOP</text:span> or <text:span text:style-name="T15">BACK</text:span> to access the new elements.</text:p>
      <text:p text:style-name="P18">Examples:</text:p>
      <text:p text:style-name="P18"><text:span text:style-name="T15"><text:tab/>&lt;SET V1 [1 2 3]&gt;<text:line-break/><text:tab/>&lt;SET V2 &lt;GROW .V1 1 1&gt;&gt;<text:line-break/><text:tab/>&lt;LVAL V1&gt;<text:tab/><text:tab/><text:tab/><text:tab/>--&gt;<text:tab/>[1 2 3 #FALSE ()]<text:line-break/><text:tab/>&lt;LVAL V2&gt;<text:tab/><text:tab/><text:tab/><text:tab/>--&gt;<text:tab/>[#FALSE () 1 2 3 #FALSE ()]<text:line-break/><text:tab/>&lt;2 .V1 4&gt;<text:line-break/><text:tab/>&lt;LVAL V1&gt;<text:tab/><text:tab/><text:tab/><text:tab/>--&gt;<text:tab/>[1 4 3 #FALSE ()]<text:line-break/><text:tab/>&lt;LVAL V2&gt;<text:tab/><text:tab/><text:tab/><text:tab/>--&gt;<text:tab/>[#FALSE () 1 4 3 #FALSE ()]<text:line-break/><text:tab/>&lt;TOP .V1&gt;<text:tab/><text:tab/><text:tab/><text:tab/>--&gt;<text:tab/>[#FALSE () 1 4 3 #FALSE ()]<text:tab/></text:span></text:p>
      <text:list xml:id="list61316719593024" text:continue-numbering="true" text:style-name="WWNum4">
        <text:list-item>
          <text:list>
            <text:list-item>
              <text:list>
                <text:list-item>
                  <text:p text:style-name="P99"><text:bookmark text:name="_3mzq4wv"/><text:span text:style-name="T25">GUNASSIGN</text:span></text:p>
                </text:list-item>
              </text:list>
            </text:list-item>
          </text:list>
        </text:list-item>
      </text:list>
      <text:p text:style-name="P41"><text:span text:style-name="T16">&lt;GUNASSIGN atom&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Example:</text:span></text:p>
      <text:p text:style-name="P15"><text:span text:style-name="T7"><text:tab/>&lt;SETG X 1&gt;<text:line-break/><text:tab/>&lt;GASSIGNED? X&gt;<text:tab/><text:tab/>--&gt;<text:tab/>True<text:line-break/><text:tab/>&lt;GUNASSIGN X&gt;<text:line-break/><text:tab/>&lt;GASSIGNED? X&gt;<text:tab/><text:tab/>--&gt;<text:tab/>False</text:span></text:p>
      <text:list xml:id="list61317993175234" text:continue-numbering="true" text:style-name="WWNum4">
        <text:list-item>
          <text:list>
            <text:list-item>
              <text:list>
                <text:list-item>
                  <text:p text:style-name="P99"><text:bookmark text:name="_2250f4o"/><text:span text:style-name="T25">GVAL</text:span></text:p>
                </text:list-item>
              </text:list>
            </text:list-item>
          </text:list>
        </text:list-item>
      </text:list>
      <text:p text:style-name="P41"><text:span text:style-name="T16">&lt;GVAL atom&gt;<text:line-break/>,atom<text:tab/><text:tab/><text:tab/><text:tab/>;"Alternative syntax"</text:span></text:p>
      <text:p text:style-name="P42"/>
      <text:p text:style-name="P41"><text:span text:style-name="T16">MDL </text:span><text:span text:style-name="T15">built-in</text:span></text:p>
      <text:p text:style-name="P42"/>
      <text:p text:style-name="P15">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5"><text:span text:style-name="T3">Example:</text:span></text:p>
      <text:p text:style-name="P15"><text:span text:style-name="T7"><text:tab/>&lt;SETG X 5&gt;<text:line-break/><text:line-break/><text:tab/>&lt;GVAL X&gt;<text:tab/>--&gt;<text:tab/>5<text:line-break/><text:tab/>,X<text:tab/><text:tab/>--&gt;<text:tab/>5</text:span></text:p>
      <text:list xml:id="list61318380926267" text:continue-numbering="true" text:style-name="WWNum4">
        <text:list-item>
          <text:list>
            <text:list-item>
              <text:list>
                <text:list-item>
                  <text:p text:style-name="P99"><text:bookmark text:name="_haapch"/><text:span text:style-name="T25">IFFLAG</text:span></text:p>
                </text:list-item>
              </text:list>
            </text:list-item>
          </text:list>
        </text:list-item>
      </text:list>
      <text:p text:style-name="P41"><text:span text:style-name="T16">&lt;IFFLAG (condition body ...) ...&gt;</text:span></text:p>
      <text:p text:style-name="P42"/>
      <text:p text:style-name="P41"><text:span text:style-name="T16">ZIL library</text:span></text:p>
      <text:p text:style-name="P42"/>
      <text:p text:style-name="P15"><text:span text:style-name="T3">Each </text:span><text:span text:style-name="T7">condition</text:span><text:span text:style-name="T3"> is either:</text:span></text:p>
      <text:list xml:id="list1813895278" text:style-name="WWNum8">
        <text:list-item>
          <text:p text:style-name="P51"><text:span text:style-name="T22">A </text:span><text:span text:style-name="T16">STRING</text:span><text:span text:style-name="T22"> naming a compilation flag, to evaluate the corresponding </text:span><text:span text:style-name="T16">body</text:span><text:span text:style-name="T22"> if the flag’s value is true.</text:span></text:p>
        </text:list-item>
        <text:list-item>
          <text:p text:style-name="P51"><text:span text:style-name="T22">An </text:span><text:span text:style-name="T16">ATOM</text:span><text:span text:style-name="T22"> whose </text:span><text:span text:style-name="T16">PNAME</text:span><text:span text:style-name="T22"> names a compilation flag, to evaluate the corresponding </text:span><text:span text:style-name="T16">body</text:span><text:span text:style-name="T22"> if the flag’s value is true.</text:span></text:p>
        </text:list-item>
        <text:list-item>
          <text:p text:style-name="P51"><text:span text:style-name="T22">A </text:span><text:span text:style-name="T16">FORM</text:span><text:span text:style-name="T22">, to evaluate the </text:span><text:span text:style-name="T16">FORM</text:span><text:span text:style-name="T22"> after replacing any element </text:span><text:span text:style-name="T16">ATOM</text:span><text:span text:style-name="T22">s whose </text:span><text:span text:style-name="T16">PNAME</text:span><text:span text:style-name="T22">s name compilation flags with the flag values, and then evaluate the corresponding </text:span><text:span text:style-name="T16">body</text:span><text:span text:style-name="T22"> if the result is true.</text:span></text:p>
        </text:list-item>
        <text:list-item>
          <text:p text:style-name="P51"><text:span text:style-name="T22">Any other value, to evaluate the corresponding </text:span><text:span text:style-name="T16">body</text:span><text:span text:style-name="T22"> immediately.</text:span></text:p>
        </text:list-item>
      </text:list>
      <text:p text:style-name="P55"/>
      <text:p text:style-name="P15"><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5"><text:span text:style-name="T3">Note: as a consequence of the evaluation rules above, undefined compilation flags are effectively </text:span><text:span text:style-name="T15">TRUE</text:span><text:span text:style-name="T3">.</text:span></text:p>
      <text:p text:style-name="P15">Example:</text:p>
      <text:p text:style-name="P62"><text:span text:style-name="T15">&lt;COMPILATION-FLAG MYFLAG &lt;&gt;&gt;<text:line-break/><text:tab/>&lt;IFFLAG (MYFLAG &lt;SETG FOO "NOT OFF"&gt;) (T &lt;SETG FOO "OFF"&gt;)&gt;<text:line-break/><text:tab/>,FOO<text:tab/><text:tab/><text:tab/>--&gt;<text:tab/>"OFF"</text:span></text:p>
      <text:list xml:id="list61318175824018" text:continue-list="list61318380926267" text:style-name="WWNum4">
        <text:list-item>
          <text:list>
            <text:list-item>
              <text:list>
                <text:list-item>
                  <text:p text:style-name="P99"><text:bookmark text:name="_319y80a"/><text:span text:style-name="T25">ILIST</text:span></text:p>
                </text:list-item>
              </text:list>
            </text:list-item>
          </text:list>
        </text:list-item>
      </text:list>
      <text:p text:style-name="P41"><text:soft-page-break/><text:span text:style-name="T16">&lt;ILIST count [init]&gt;</text:span></text:p>
      <text:p text:style-name="P42"/>
      <text:p text:style-name="P41"><text:span text:style-name="T16">MDL </text:span><text:span text:style-name="T15">built-in</text:span></text:p>
      <text:p text:style-name="P42"/>
      <text:p text:style-name="P15"><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LIST 4 2&gt;<text:tab/><text:tab/><text:tab/><text:tab/><text:tab/>--&gt;<text:tab/>(2 2 2 2)</text:span></text:p>
      <text:p text:style-name="P45"><text:span text:style-name="T7">&lt;SET A 0&gt;<text:line-break/>&lt;ILIST 4 '&lt;SET A &lt;+ .A 1&gt;&gt;&gt;<text:tab/><text:tab/>--&gt;<text:tab/>(1 2 3 4)</text:span></text:p>
      <text:list xml:id="list61318463506729" text:continue-numbering="true" text:style-name="WWNum4">
        <text:list-item>
          <text:list>
            <text:list-item>
              <text:list>
                <text:list-item>
                  <text:p text:style-name="P99"><text:bookmark text:name="_1gf8i83"/><text:span text:style-name="T25">IMAGE</text:span></text:p>
                </text:list-item>
              </text:list>
            </text:list-item>
          </text:list>
        </text:list-item>
      </text:list>
      <text:p text:style-name="P41"><text:span text:style-name="T16">&lt;IMAGE ch [channel]&gt;</text:span></text:p>
      <text:p text:style-name="P43"/>
      <text:p text:style-name="P41"><text:span text:style-name="T15">MDL built-in</text:span></text:p>
      <text:p text:style-name="P43"/>
      <text:p text:style-name="P18"><text:span text:style-name="T15">IMAGE</text:span> prints the actual raw character with number <text:span text:style-name="T15">ch</text:span> to <text:span text:style-name="T15">channel</text:span>. No extra characters are ever printed. <text:span text:style-name="T15">IMAGE</text:span> returns <text:span text:style-name="T15">ch</text:span>.</text:p>
      <text:p text:style-name="P18">Example:</text:p>
      <text:p text:style-name="P18"><text:span text:style-name="T15"><text:tab/>&lt;DEFINE FOO ()<text:line-break/><text:tab/><text:tab/>&lt;IMAGE 70&gt;<text:line-break/><text:tab/><text:tab/>&lt;IMAGE 79&gt;<text:line-break/><text:tab/><text:tab/>&lt;IMAGE 79&gt;<text:line-break/><text:tab/><text:tab/>&lt;CRLF&gt;&gt;</text:span></text:p>
      <text:p text:style-name="P58"><text:span text:style-name="T15">&lt;FOO&gt;<text:tab/><text:tab/><text:tab/>--&gt;<text:tab/>"FOO" </text:span></text:p>
      <text:list xml:id="list61316937200217" text:continue-numbering="true" text:style-name="WWNum4">
        <text:list-item>
          <text:list>
            <text:list-item>
              <text:list>
                <text:list-item>
                  <text:p text:style-name="P99"><text:bookmark text:name="_40ew0vw"/><text:span text:style-name="T25">INCLUDE</text:span></text:p>
                </text:list-item>
              </text:list>
            </text:list-item>
          </text:list>
        </text:list-item>
      </text:list>
      <text:p text:style-name="P41"><text:span text:style-name="T16">&lt;INCLUDE package-name ...&gt;</text:span></text:p>
      <text:p text:style-name="P43"/>
      <text:p text:style-name="P41"><text:span text:style-name="T15">MDL package system</text:span></text:p>
      <text:p text:style-name="P43"/>
      <text:p text:style-name="P40"><text:span text:style-name="T15">INCLUDE</text:span> activates one or many <text:span text:style-name="T15">package-name</text:span>s and makes its content available in the current <text:span text:style-name="T15">OBLIST</text:span>-path. In practice <text:span text:style-name="T15">INCLUD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text:span text:style-name="T15">DEFINITIONS</text:span> <text:span text:style-name="T15">OBLIST</text:span> becomes available in current environment.</text:p>
      <text:p text:style-name="P40">If the <text:span text:style-name="T15">package-name</text:span> is not available in the current environment, <text:span text:style-name="T15">INCLUDE</text:span> tries to load “<text:span text:style-name="T15">package-name.zil</text:span>” from the current path.</text:p>
      <text:p text:style-name="P40"><text:span text:style-name="T15">INCLUDE</text:span> only works together with <text:span text:style-name="T15">DEFINITIONS</text:span> and if the definition of the <text:span text:style-name="T15">package-name</text:span> is missing from the environment or no file is found containing that definition is found, an error is raised.</text:p>
      <text:p text:style-name="P40">See <text:span text:style-name="T15">DEFINITIONS</text:span> and <text:span text:style-name="T15">INCLUDE-WHEN</text:span>.</text:p>
      <text:p text:style-name="P40">Example:</text:p>
      <text:p text:style-name="P40"><text:tab/><text:span text:style-name="T15">&lt;INCLUDE "FOOFOO"&gt;<text:tab/>;"Searches for file "foofoo.zil" which<text:line-break/> <text:tab/><text:tab/><text:tab/><text:tab/> <text:s/><text:tab/>contains the definition for <text:line-break/><text:tab/><text:tab/><text:tab/><text:tab/> <text:s/><text:tab/>&lt;DEFINITIONS "FOOFOO"&gt; ..."</text:span></text:p>
      <text:list xml:id="list61318013476069" text:continue-numbering="true" text:style-name="WWNum4">
        <text:list-item>
          <text:list>
            <text:list-item>
              <text:list>
                <text:list-item>
                  <text:p text:style-name="P99"><text:bookmark text:name="_2fk6b3p"/><text:span text:style-name="T25">INCLUDE-WHEN</text:span></text:p>
                </text:list-item>
              </text:list>
            </text:list-item>
          </text:list>
        </text:list-item>
      </text:list>
      <text:p text:style-name="P41"><text:span text:style-name="T16">&lt;INCLUDE-WHEN condition package-name ...&gt;</text:span></text:p>
      <text:p text:style-name="P43"/>
      <text:p text:style-name="P41"><text:span text:style-name="T15">MDL package system</text:span></text:p>
      <text:p text:style-name="P43"/>
      <text:p text:style-name="P40"><text:span text:style-name="T15">INCLUDE-WHEN</text:span> is exactly like <text:span text:style-name="T15">INCLUDE</text:span> but only activates the <text:span text:style-name="T15">package-name</text:span> if the <text:span text:style-name="T15">condition</text:span> evaluates to <text:span text:style-name="T15">TRUE</text:span>.</text:p>
      <text:p text:style-name="P40">See <text:span text:style-name="T15">DEFINITIONS</text:span> and <text:span text:style-name="T15">INCLUDE</text:span>.</text:p>
      <text:p text:style-name="P40">Example:</text:p>
      <text:p text:style-name="P40"><text:soft-page-break/><text:span text:style-name="T15"><text:tab/>&lt;DEFINITIONS "FOO"&gt;<text:line-break/><text:tab/>&lt;SETG AAAA 1234&gt;<text:line-break/><text:tab/>&lt;END-DEFINITIONS&gt;</text:span></text:p>
      <text:p text:style-name="P40"><text:span text:style-name="T15"><text:tab/>&lt;GASSIGNED? AAAA&gt;<text:tab/><text:tab/><text:tab/><text:tab/><text:tab/><text:tab/><text:tab/>--&gt;<text:tab/>#FALSE<text:line-break/><text:tab/>&lt;REMOVE AAAA&gt; ;"Secure that ATOM not on any OBLIST"<text:line-break/><text:tab/>&lt;INCLUDE-WHEN &lt;=? 1 2&gt; "FOO"&gt;<text:line-break/><text:tab/>&lt;GASSIGNED? AAAA&gt;<text:tab/><text:tab/><text:tab/><text:tab/><text:tab/><text:tab/><text:tab/>--&gt;<text:tab/>#FALSE<text:line-break/><text:tab/>&lt;REMOVE AAAA&gt; ;"Secure that ATOM not on any OBLIST"<text:line-break/><text:tab/>&lt;INCLUDE-WHEN &lt;=? 1 1&gt; "FOO"&gt;<text:line-break/><text:tab/>,AAAA<text:tab/><text:tab/><text:tab/><text:tab/><text:tab/><text:tab/><text:tab/><text:tab/><text:tab/>--&gt;<text:tab/>1234</text:span></text:p>
      <text:list xml:id="list61317414038138" text:continue-numbering="true" text:style-name="WWNum4">
        <text:list-item>
          <text:list>
            <text:list-item>
              <text:list>
                <text:list-item>
                  <text:p text:style-name="P99"><text:bookmark text:name="_upglbi"/><text:span text:style-name="T25">INDENT-TO</text:span></text:p>
                </text:list-item>
              </text:list>
            </text:list-item>
          </text:list>
        </text:list-item>
      </text:list>
      <text:p text:style-name="P41"><text:span text:style-name="T16">&lt;INDENT-TO position [channel]&gt;</text:span></text:p>
      <text:p text:style-name="P43"/>
      <text:p text:style-name="P41"><text:span text:style-name="T15">ZIL library</text:span></text:p>
      <text:p text:style-name="P43"/>
      <text:p text:style-name="P18"><text:span text:style-name="T15">INDENT-TO</text:span> places the cursor at the <text:span text:style-name="T15">position</text:span> on <text:span text:style-name="T15">channel</text:span>. Default value for the <text:span text:style-name="T15">channel</text:span> is <text:span text:style-name="T15">.OUTCHAN</text:span> (the console).</text:p>
      <text:p text:style-name="P18">Example:</text:p>
      <text:p text:style-name="P58"><text:span text:style-name="T15">&lt;DEFINE PRINT-2-COL (LST)<text:line-break/><text:tab/><text:tab/>&lt;REPEAT ((I 0))<text:line-break/><text:tab/><text:tab/><text:tab/>&lt;SET I &lt;+ .I 1&gt;&gt;<text:line-break/><text:tab/><text:tab/><text:tab/>&lt;COND (&lt;G? .I &lt;LENGTH .LST&gt;&gt; &lt;RETURN&gt;)&gt;<text:line-break/><text:tab/><text:tab/><text:tab/>&lt;COND (&lt;1? &lt;MOD .I 2&gt;&gt;<text:line-break/><text:tab/><text:tab/><text:tab/><text:tab/><text:tab/>&lt;INDENT-TO 3&gt; <text:line-break/><text:tab/><text:tab/><text:tab/><text:tab/><text:tab/>&lt;PRINC &lt;.I .LST&gt;&gt;)<text:line-break/><text:tab/><text:tab/><text:tab/><text:tab/> (T <text:s/>&lt;INDENT-TO 15&gt; <text:line-break/><text:tab/><text:tab/><text:tab/><text:tab/><text:tab/>&lt;PRINC &lt;.I .LST&gt;&gt; <text:line-break/><text:tab/><text:tab/><text:tab/><text:tab/><text:tab/>&lt;CRLF&gt;)&gt;&gt;<text:line-break/><text:tab/><text:tab/>&lt;CRLF&gt;&gt;</text:span></text:p>
      <text:p text:style-name="P58"><text:span text:style-name="T15">&lt;PRINT-2-COL ("Apple" "Banana" "Orange" "Lime")&gt;<text:line-break/><text:tab/><text:tab/>--&gt;<text:tab/> <text:s text:c="2"/>Apple <text:s text:c="6"/>Banana<text:line-break/><text:tab/><text:tab/><text:tab/> <text:s text:c="2"/>Orange<text:tab/><text:tab/>Lime</text:span></text:p>
      <text:list xml:id="list61317695048870" text:continue-numbering="true" text:style-name="WWNum4">
        <text:list-item>
          <text:list>
            <text:list-item>
              <text:list>
                <text:list-item>
                  <text:p text:style-name="P99"><text:bookmark text:name="_3ep43zb"/><text:span text:style-name="T25">INDEX</text:span></text:p>
                </text:list-item>
              </text:list>
            </text:list-item>
          </text:list>
        </text:list-item>
      </text:list>
      <text:p text:style-name="P41"><text:span text:style-name="T16">&lt;INDEX offset&gt;</text:span></text:p>
      <text:list xml:id="list61317226683671" text:continue-numbering="true" text:style-name="WWNum4">
        <text:list-item>
          <text:list>
            <text:list-item>
              <text:list>
                <text:list-item>
                  <text:p text:style-name="P99"><text:bookmark text:name="_1tuee74"/><text:span text:style-name="T25">INDICATOR</text:span></text:p>
                </text:list-item>
              </text:list>
            </text:list-item>
          </text:list>
        </text:list-item>
      </text:list>
      <text:p text:style-name="P41"><text:span text:style-name="T16">&lt;INDICATOR asoc&gt;</text:span></text:p>
      <text:list xml:id="list61316447840580" text:continue-numbering="true" text:style-name="WWNum4">
        <text:list-item>
          <text:list>
            <text:list-item>
              <text:list>
                <text:list-item>
                  <text:p text:style-name="P99"><text:bookmark text:name="_4du1wux"/><text:span text:style-name="T25">INSERT</text:span></text:p>
                </text:list-item>
              </text:list>
            </text:list-item>
          </text:list>
        </text:list-item>
      </text:list>
      <text:p text:style-name="P41"><text:span text:style-name="T16">&lt;INSERT </text:span><text:span text:style-name="T15">atom | pname</text:span><text:span text:style-name="T16"> oblist&gt;</text:span></text:p>
      <text:p text:style-name="P43"/>
      <text:p text:style-name="P41"><text:span text:style-name="T15">MDL built-in</text:span></text:p>
      <text:p text:style-name="P43"/>
      <text:p text:style-name="P18"><text:span text:style-name="T15">INSERT</text:span> creates an <text:span text:style-name="T15">ATOM</text:span> with the <text:span text:style-name="T15">pname</text:span> and inserts it into <text:span text:style-name="T15">oblist</text:span>. <text:span text:style-name="T15">INSERT</text:span> returns the newly created <text:span text:style-name="T15">ATOM</text:span> (or raises an error if the <text:span text:style-name="T15">ATOM</text:span> already was on the <text:span text:style-name="T15">oblis</text:span>t). First argument can also be an <text:span text:style-name="T15">atom</text:span> but this <text:span text:style-name="T15">ATOM</text:span> can not be on any <text:span text:style-name="T15">OBLIST</text:span> and therefore must be newly created by <text:span text:style-name="T15">ATOM</text:span> or recently <text:span text:style-name="T15">REMOVE</text:span>d.</text:p>
      <text:p text:style-name="P18"><text:span text:style-name="T15">INSERT</text:span> requires that you specify <text:span text:style-name="T15">oblist</text:span>, if you want to create an <text:span text:style-name="T15">ATOM</text:span> on the standard <text:span text:style-name="T15">OBLIST</text:span>, usually <text:span text:style-name="T15">&lt;1 .OBLIST&gt;</text:span>, you can use<text:span text:style-name="T15"> &lt;PARSE string&gt;</text:span> instead.</text:p>
      <text:p text:style-name="P18">Note that you also can use trailers to both create the <text:span text:style-name="T15">ATOM</text:span> and the <text:span text:style-name="T15">OBLIST</text:span> (or one of them). <text:span text:style-name="T15">atom!-oblist</text:span> inserts the <text:span text:style-name="T15">atom</text:span> on the <text:span text:style-name="T15">oblist</text:span> and if one of them or both don’t exist, they are created.</text:p>
      <text:p text:style-name="P18">See <text:span text:style-name="T14">The MDL Programming Language, chapter 15</text:span>.</text:p>
      <text:p text:style-name="P18">Examples:</text:p>
      <text:p text:style-name="P18"><text:tab/><text:span text:style-name="T15">&lt;INSERT "FOO-1" &lt;MOBLIST OB&gt;&gt;<text:tab/><text:tab/><text:tab/><text:tab/>--&gt;<text:tab/>FOO-1!-OB</text:span></text:p>
      <text:p text:style-name="P18"><text:span text:style-name="T15"><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8"><text:span text:style-name="T15"><text:tab/>&lt;INSERT FOO-3 &lt;MOBLIST OB&gt;&gt;<text:line-break/><text:tab/><text:tab/>--&gt; <text:tab/>Error (Interpreter already placed it on &lt;1 .OBLIST&gt;</text:span></text:p>
      <text:p text:style-name="P58"><text:span text:style-name="T15">;"Returns FOO from OB. Creates ATOM/OBLIST if needed." </text:span><text:line-break/><text:tab/><text:span text:style-name="T15">&lt;OR &lt;LOOKUP "FOO" &lt;MOBLIST OB&gt;&gt; &lt;INSERT "FOO" &lt;MOBLIST OB&gt;&gt;<text:line-break/><text:tab/><text:tab/><text:tab/><text:tab/><text:tab/><text:tab/><text:tab/><text:tab/><text:tab/><text:tab/>--&gt;<text:tab/>FOO!-OB</text:span></text:p>
      <text:p text:style-name="P58"><text:span text:style-name="T15">FOO!-OB<text:tab/><text:tab/><text:tab/><text:tab/><text:tab/><text:tab/><text:tab/><text:tab/>--&gt;<text:tab/>FOO!-OB<text:line-break/><text:tab/>BAR!-OB<text:tab/><text:tab/><text:tab/><text:tab/><text:tab/><text:tab/><text:tab/><text:tab/>--&gt;<text:tab/>BAR!-OB<text:line-break/><text:tab/>&lt;MOBLIST OB&gt;<text:tab/>--&gt;<text:tab/>#OBLIST (("FOO" FOO!-OB) ("BAR" BAR!-OB))</text:span></text:p>
      <text:list xml:id="list61316764750623" text:continue-numbering="true" text:style-name="WWNum4">
        <text:list-item>
          <text:list>
            <text:list-item>
              <text:list>
                <text:list-item>
                  <text:p text:style-name="P99"><text:bookmark text:name="_2szc72q"/><text:span text:style-name="T25">INSERT-FILE</text:span></text:p>
                </text:list-item>
              </text:list>
            </text:list-item>
          </text:list>
        </text:list-item>
      </text:list>
      <text:p text:style-name="P41"><text:span text:style-name="T16">&lt;INSERT-FILE filename&gt;</text:span></text:p>
      <text:p text:style-name="P42"/>
      <text:p text:style-name="P41"><text:span text:style-name="T16">ZIL library</text:span></text:p>
      <text:p text:style-name="P42"/>
      <text:p text:style-name="P15"><text:span text:style-name="T3">Insert file with </text:span><text:span text:style-name="T7">filename</text:span><text:span text:style-name="T3"> at this point. If extension is omitted, ".zil" is assumed.</text:span></text:p>
      <text:p text:style-name="P15"><text:soft-page-break/><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5"><text:span text:style-name="T3">Note that path is specified like in L</text:span>inux<text:span text:style-name="T3"> (forward slashes etc.) and uppercase/lowercase can be significant, depending on the host system.</text:span></text:p>
      <text:p text:style-name="P40">ZILF ignores all but the first argument.</text:p>
      <text:p text:style-name="P15"><text:span text:style-name="T3">Examples:</text:span></text:p>
      <text:p text:style-name="P15"><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1"><text:span text:style-name="T16"><text:s/></text:span></text:p>
      <text:list xml:id="list61317708584496" text:continue-numbering="true" text:style-name="WWNum4">
        <text:list-item>
          <text:list>
            <text:list-item>
              <text:list>
                <text:list-item>
                  <text:p text:style-name="P99"><text:bookmark text:name="_184mhaj"/><text:span text:style-name="T25">ISTRING</text:span></text:p>
                </text:list-item>
              </text:list>
            </text:list-item>
          </text:list>
        </text:list-item>
      </text:list>
      <text:p text:style-name="P41"><text:span text:style-name="T16">&lt;ISTRING count [init]&gt;</text:span></text:p>
      <text:p text:style-name="P42"/>
      <text:p text:style-name="P41"><text:span text:style-name="T16">MDL </text:span><text:span text:style-name="T15">built-in</text:span></text:p>
      <text:p text:style-name="P42"/>
      <text:p text:style-name="P15"><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5"><text:span text:style-name="T3">Examples:</text:span></text:p>
      <text:p text:style-name="P15"><text:span text:style-name="T7"><text:tab/>&lt;ISTRING 4 !\A&gt;<text:tab/><text:tab/><text:tab/><text:tab/><text:tab/>--&gt;<text:tab/>"AAAA"</text:span></text:p>
      <text:p text:style-name="P45"><text:span text:style-name="T7">&lt;SET A 64&gt;<text:line-break/>&lt;ISTRING 4 '&lt;ASCII &lt;SET A &lt;+ .A 1&gt;&gt;&gt;&gt;<text:tab/>--&gt;<text:tab/>"ABCD"</text:span></text:p>
      <text:list xml:id="list61317264432116" text:continue-numbering="true" text:style-name="WWNum4">
        <text:list-item>
          <text:list>
            <text:list-item>
              <text:list>
                <text:list-item>
                  <text:p text:style-name="P99"><text:bookmark text:name="_3s49zyc"/><text:span text:style-name="T25">ITABLE</text:span></text:p>
                </text:list-item>
              </text:list>
            </text:list-item>
          </text:list>
        </text:list-item>
      </text:list>
      <text:p text:style-name="P41"><text:span text:style-name="T16">&lt;ITABLE [specifier] count [(flags...)] defaults ...&gt;</text:span></text:p>
      <text:p text:style-name="P21"><text:span text:style-name="T16"><text:line-break/><text:tab/>ZIL library</text:span></text:p>
      <text:p text:style-name="P22"/>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2" table:style-name="Table2">
        <table:table-column table:style-name="Table2.A"/>
        <table:table-column table:style-name="Table2.B"/>
        <table:table-column table:style-name="Table2.C"/>
        <table:table-column table:style-name="Table2.B"/>
        <table:table-row table:style-name="Table2.1">
          <table:table-cell table:style-name="Table2.A1" office:value-type="string">
            <text:p text:style-name="P26"><text:span text:style-name="T7">Element 0<text:line-break/>WORD</text:span></text:p>
          </table:table-cell>
          <table:table-cell table:style-name="Table2.A1" office:value-type="string">
            <text:p text:style-name="P26"><text:span text:style-name="T7">Element 1<text:line-break/>WORD</text:span></text:p>
          </table:table-cell>
          <table:table-cell table:style-name="Table2.A1" office:value-type="string">
            <text:p text:style-name="P26"><text:span text:style-name="T7">Element 2<text:line-break/>WORD</text:span></text:p>
          </table:table-cell>
          <table:table-cell table:style-name="Table2.D1" office:value-type="string">
            <text:p text:style-name="P26"><text:span text:style-name="T7">Element 3<text:line-break/>WORD</text:span></text:p>
          </table:table-cell>
        </table:table-row>
        <table:table-row table:style-name="Table2.1">
          <table:table-cell table:style-name="Table2.A1" office:value-type="string">
            <text:p text:style-name="P26"><text:span text:style-name="T7">0</text:span></text:p>
          </table:table-cell>
          <table:table-cell table:style-name="Table2.A1" office:value-type="string">
            <text:p text:style-name="P26"><text:span text:style-name="T7">0</text:span></text:p>
          </table:table-cell>
          <table:table-cell table:style-name="Table2.A1" office:value-type="string">
            <text:p text:style-name="P26"><text:span text:style-name="T7">0</text:span></text:p>
          </table:table-cell>
          <table:table-cell table:style-name="Table2.D1" office:value-type="string">
            <text:p text:style-name="P26"><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26"><text:span text:style-name="T7">Element 0<text:line-break/>BYTE</text:span></text:p>
          </table:table-cell>
          <table:table-cell table:style-name="Table3.A1" office:value-type="string">
            <text:p text:style-name="P26"><text:span text:style-name="T7">Element 1<text:line-break/>BYTE</text:span></text:p>
          </table:table-cell>
          <table:table-cell table:style-name="Table3.A1" office:value-type="string">
            <text:p text:style-name="P26"><text:span text:style-name="T7">Element 2<text:line-break/>BYTE</text:span></text:p>
          </table:table-cell>
          <table:table-cell table:style-name="Table3.A1" office:value-type="string">
            <text:p text:style-name="P26"><text:span text:style-name="T7">Element 3<text:line-break/>BYTE</text:span></text:p>
          </table:table-cell>
          <table:table-cell table:style-name="Table3.E1" office:value-type="string">
            <text:p text:style-name="P26"><text:span text:style-name="T7">Element 4<text:line-break/>BYTE</text:span></text:p>
          </table:table-cell>
        </table:table-row>
        <table:table-row table:style-name="Table3.1">
          <table:table-cell table:style-name="Table3.A1" office:value-type="string">
            <text:p text:style-name="P26"><text:span text:style-name="T7">4</text:span></text:p>
          </table:table-cell>
          <table:table-cell table:style-name="Table3.A1" office:value-type="string">
            <text:p text:style-name="P26"><text:span text:style-name="T7">0</text:span></text:p>
          </table:table-cell>
          <table:table-cell table:style-name="Table3.A1" office:value-type="string">
            <text:p text:style-name="P26"><text:span text:style-name="T7">0</text:span></text:p>
          </table:table-cell>
          <table:table-cell table:style-name="Table3.A1" office:value-type="string">
            <text:p text:style-name="P26"><text:span text:style-name="T7">0</text:span></text:p>
          </table:table-cell>
          <table:table-cell table:style-name="Table3.E1" office:value-type="string">
            <text:p text:style-name="P26"><text:span text:style-name="T7">0</text:span></text:p>
          </table:table-cell>
        </table:table-row>
      </table:table>
      <text:p text:style-name="P10"/>
      <text:p text:style-name="Standard"><text:span text:style-name="T17"><text:tab/>&lt;ITABLE BYTE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6"><text:span text:style-name="T7">Element 0<text:line-break/>BYTE</text:span></text:p>
          </table:table-cell>
          <table:table-cell table:style-name="Table4.A1" office:value-type="string">
            <text:p text:style-name="P26"><text:span text:style-name="T7">Element 1<text:line-break/>BYTE</text:span></text:p>
          </table:table-cell>
          <table:table-cell table:style-name="Table4.A1" office:value-type="string">
            <text:p text:style-name="P26"><text:span text:style-name="T7">Element 2<text:line-break/>BYTE</text:span></text:p>
          </table:table-cell>
          <table:table-cell table:style-name="Table4.A1" office:value-type="string">
            <text:p text:style-name="P26"><text:span text:style-name="T7">Element 3<text:line-break/>BYTE</text:span></text:p>
          </table:table-cell>
          <table:table-cell table:style-name="Table4.E1" office:value-type="string">
            <text:p text:style-name="P26"><text:span text:style-name="T7">Element 4<text:line-break/>BYTE</text:span></text:p>
          </table:table-cell>
        </table:table-row>
        <table:table-row table:style-name="Table4.1">
          <table:table-cell table:style-name="Table4.A1" office:value-type="string">
            <text:p text:style-name="P26"><text:span text:style-name="T7">4</text:span></text:p>
          </table:table-cell>
          <table:table-cell table:style-name="Table4.A1" office:value-type="string">
            <text:p text:style-name="P26"><text:span text:style-name="T7">0</text:span></text:p>
          </table:table-cell>
          <table:table-cell table:style-name="Table4.A1" office:value-type="string">
            <text:p text:style-name="P26"><text:span text:style-name="T7">0</text:span></text:p>
          </table:table-cell>
          <table:table-cell table:style-name="Table4.A1" office:value-type="string">
            <text:p text:style-name="P26"><text:span text:style-name="T7">0</text:span></text:p>
          </table:table-cell>
          <table:table-cell table:style-name="Table4.E1" office:value-type="string">
            <text:p text:style-name="P26"><text:span text:style-name="T7">0</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1316809229419" text:continue-numbering="true" text:style-name="WWNum4">
        <text:list-item>
          <text:list>
            <text:list-item>
              <text:list>
                <text:list-item>
                  <text:p text:style-name="P99"><text:bookmark text:name="_279ka65"/><text:span text:style-name="T25">ITEM</text:span></text:p>
                </text:list-item>
              </text:list>
            </text:list-item>
          </text:list>
        </text:list-item>
      </text:list>
      <text:p text:style-name="P41"><text:soft-page-break/><text:span text:style-name="T16">&lt;ITEM asoc&gt;</text:span></text:p>
      <text:list xml:id="list61317856062015" text:continue-numbering="true" text:style-name="WWNum4">
        <text:list-item>
          <text:list>
            <text:list-item>
              <text:list>
                <text:list-item>
                  <text:p text:style-name="P99"><text:bookmark text:name="_meukdy"/><text:span text:style-name="T25">IVECTOR</text:span></text:p>
                </text:list-item>
              </text:list>
            </text:list-item>
          </text:list>
        </text:list-item>
      </text:list>
      <text:p text:style-name="P41"><text:span text:style-name="T16">&lt;IVECTOR count [init]&gt;</text:span></text:p>
      <text:p text:style-name="P42"/>
      <text:p text:style-name="P41"><text:span text:style-name="T16">MDL </text:span><text:span text:style-name="T15">built-in</text:span></text:p>
      <text:p text:style-name="P42"/>
      <text:p text:style-name="P15"><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VECTOR 4 2&gt;<text:tab/><text:tab/><text:tab/><text:tab/><text:tab/>--&gt;<text:tab/>[2 2 2 2]</text:span></text:p>
      <text:p text:style-name="P15"><text:span text:style-name="T7"><text:tab/>&lt;SET A 0&gt;<text:line-break/><text:tab/>&lt;IVECTOR 4 '&lt;SET A &lt;+ .A 1&gt;&gt;&gt;<text:tab/><text:tab/>--&gt;<text:tab/>[1 2 3 4]</text:span></text:p>
      <text:list xml:id="list61317168831897" text:continue-numbering="true" text:style-name="WWNum4">
        <text:list-item>
          <text:list>
            <text:list-item>
              <text:list>
                <text:list-item>
                  <text:p text:style-name="P99"><text:bookmark text:name="_36ei31r"/><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lower or equal than </text:span><text:span text:style-name="T16">value2</text:span><text:span text:style-name="T22"> otherwise false.</text:span></text:p>
      <text:list xml:id="list61317758350293" text:continue-numbering="true" text:style-name="WWNum4">
        <text:list-item>
          <text:list>
            <text:list-item>
              <text:list>
                <text:list-item>
                  <text:p text:style-name="P99"><text:bookmark text:name="_1ljsd9k"/><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lower than </text:span><text:span text:style-name="T16">value2</text:span><text:span text:style-name="T22"> otherwise false.</text:span></text:p>
      <text:list xml:id="list61317999865735" text:continue-numbering="true" text:style-name="WWNum4">
        <text:list-item>
          <text:list>
            <text:list-item>
              <text:list>
                <text:list-item>
                  <text:p text:style-name="P99"><text:bookmark text:name="_45jfvxd"/><text:span text:style-name="T25">LANGUAGE</text:span></text:p>
                </text:list-item>
              </text:list>
            </text:list-item>
          </text:list>
        </text:list-item>
      </text:list>
      <text:p text:style-name="P41"><text:span text:style-name="T16">&lt;LANGUAGE name [escape-char] [change-chrset]&gt;</text:span></text:p>
      <text:p text:style-name="P42"/>
      <text:p text:style-name="P41"><text:span text:style-name="T16">ZIL library</text:span></text:p>
      <text:p text:style-name="P42"/>
      <text:p text:style-name="P15"><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5"><text:span text:style-name="T3">If </text:span><text:span text:style-name="T7">change-chrset</text:span><text:span text:style-name="T3"> is false, the Z-machine character set won’t be changed, so the language setting will only affect how source code is read.</text:span></text:p>
      <text:p text:style-name="P15"><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5"><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5"><text:span text:style-name="T7">GERMAN</text:span><text:span text:style-name="T3"> is defined as follows:</text:span></text:p>
      <text:list xml:id="list3995288423" text:style-name="WWNum12">
        <text:list-item>
          <text:p text:style-name="P52"><text:span text:style-name="T22">Alphabet 0: </text:span><text:span text:style-name="T16">abcdefghiklmnoprstuwzäöü.,</text:span></text:p>
        </text:list-item>
        <text:list-item>
          <text:p text:style-name="P52"><text:span text:style-name="T22">Alphabet 1: </text:span><text:span text:style-name="T16">ABCDEFGHIKLMNOPRSTUWZjqvxy</text:span></text:p>
        </text:list-item>
        <text:list-item>
          <text:p text:style-name="P52"><text:span text:style-name="T22">Alphabet 2: </text:span><text:span text:style-name="T16">0123456789!?'-:()JÄÖÜß«»</text:span></text:p>
        </text:list-item>
        <text:list-item>
          <text:p text:style-name="P52"><text:span text:style-name="T22">Special characters:</text:span> <text:s/><text:span text:style-name="T16">ä(%a), ö(%o), ü(%u), ß(%s), Ä(%A), Ö(%O),<text:line-break/><text:tab/><text:tab/><text:tab/></text:span><text:span text:style-name="T15"> </text:span><text:span text:style-name="T16">Ü(%U), «(%&lt;), »(%&gt;)</text:span></text:p>
        </text:list-item>
      </text:list>
      <text:list xml:id="list61318091032450" text:continue-list="list61317999865735" text:style-name="WWNum4">
        <text:list-item>
          <text:list>
            <text:list-item>
              <text:list>
                <text:list-item>
                  <text:p text:style-name="P99"><text:bookmark text:name="_2koq656"/><text:soft-page-break/><text:span text:style-name="T25">LEGAL?</text:span></text:p>
                </text:list-item>
              </text:list>
            </text:list-item>
          </text:list>
        </text:list-item>
      </text:list>
      <text:p text:style-name="P41"><text:span text:style-name="T16">&lt;LEGAL? </text:span><text:span text:style-name="T15">v</text:span><text:span text:style-name="T16">alue&gt;</text:span></text:p>
      <text:p text:style-name="P43"/>
      <text:p text:style-name="P41"><text:span text:style-name="T15">MDL built-in</text:span></text:p>
      <text:p text:style-name="P43"/>
      <text:p text:style-name="P18"><text:span text:style-name="T15">LEGAL?</text:span> is a predicate that returns <text:span text:style-name="T15">TRUE</text:span> if portion of the stack value occupies is still active, otherwise <text:span text:style-name="T15">FALSE</text:span>. Although <text:span text:style-name="T15">LEGAL?</text:span> works for all <text:span text:style-name="T15">TYPE</text:span>s, it’s only useful for those <text:span text:style-name="T15">TYPE</text:span>s that live on the stack, like <text:span text:style-name="T15">TUPLE</text:span>, <text:span text:style-name="T15">activation</text:span> and <text:span text:style-name="T15">environment</text:span>, all other types always return <text:s/><text:span text:style-name="T15">TRUE</text:span>.</text:p>
      <text:p text:style-name="P18">Examples:</text:p>
      <text:p text:style-name="P18"><text:tab/><text:span text:style-name="T15">;"Activation"</text:span><text:line-break/><text:tab/><text:span text:style-name="T15">&lt;DEFINE FOO ACT () &lt;SETG ACT .ACT&gt; &lt;LEGAL? .ACT&gt;&gt;<text:line-break/><text:tab/>&lt;FOO&gt;<text:tab/><text:tab/>--&gt;<text:tab/>T <text:tab/> <text:s/>;"ACT legal inside function"<text:line-break/><text:tab/>&lt;LEGAL? ,ACT&gt;</text:span><text:tab/><text:span text:style-name="T15">--&gt;<text:tab/>#FALSE ;"ACT illegal outside function"</text:span></text:p>
      <text:p text:style-name="P58"><text:span text:style-name="T15">;"Environment"<text:line-break/><text:tab/>&lt;DEFINE BAR () &lt;BAZ&gt;&gt;<text:line-break/><text:tab/>&lt;DEFINE BAZ ("BIND" ENV) &lt;SETG ENV .ENV&gt; &lt;LEGAL? .ENV&gt;&gt;<text:line-break/><text:tab/>&lt;BAR&gt;<text:tab/><text:tab/>--&gt;<text:tab/>T<text:tab/> <text:s/>;"Sets ENV to BARs environment"<text:line-break/><text:tab/>&lt;LEGAL? ,ENV&gt;<text:tab/>--&gt;<text:tab/>#FALSE ;"BARs environment illegal"<text:line-break/><text:tab/>&lt;BAZ&gt;<text:tab/><text:tab/>--&gt;<text:tab/>T<text:tab/> <text:s/>;"Sets ENV to ROOT environment"<text:line-break/><text:tab/>&lt;LEGAL? ,ENV&gt;<text:tab/>--&gt;<text:tab/>T<text:tab/> <text:s/>;"ROOTs environment always legal"</text:span></text:p>
      <text:list xml:id="list61316541173840" text:continue-numbering="true" text:style-name="WWNum4">
        <text:list-item>
          <text:list>
            <text:list-item>
              <text:list>
                <text:list-item>
                  <text:p text:style-name="P99"><text:bookmark text:name="_zu0gcz"/><text:span text:style-name="T25">LENGTH</text:span></text:p>
                </text:list-item>
              </text:list>
            </text:list-item>
          </text:list>
        </text:list-item>
      </text:list>
      <text:p text:style-name="P41"><text:span text:style-name="T16">&lt;LENGTH structure&gt;</text:span></text:p>
      <text:p text:style-name="P42"/>
      <text:p text:style-name="P41"><text:span text:style-name="T16">MDL </text:span><text:span text:style-name="T15">built-in</text:span></text:p>
      <text:p text:style-name="P42"/>
      <text:p text:style-name="P15"><text:span text:style-name="T3">Return the number of elements in </text:span><text:span text:style-name="T7">structure</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3"><text:tab/></text:span><text:span text:style-name="T7">&lt;LENGTH &lt;LIST 1 2 3&gt;&gt;<text:tab/><text:tab/>--&gt;<text:tab/>3</text:span></text:p>
      <text:list xml:id="list61316601889710" text:continue-numbering="true" text:style-name="WWNum4">
        <text:list-item>
          <text:list>
            <text:list-item>
              <text:list>
                <text:list-item>
                  <text:p text:style-name="P99"><text:bookmark text:name="_3jtnz0s"/><text:span text:style-name="T25">LENGTH?</text:span></text:p>
                </text:list-item>
              </text:list>
            </text:list-item>
          </text:list>
        </text:list-item>
      </text:list>
      <text:p text:style-name="P41"><text:span text:style-name="T16">&lt;LENGTH? structure limit&gt;</text:span></text:p>
      <text:p text:style-name="P42"/>
      <text:p text:style-name="P41"><text:span text:style-name="T16">MDL </text:span><text:span text:style-name="T15">built-in</text:span></text:p>
      <text:p text:style-name="P42"/>
      <text:p text:style-name="P15"><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5"><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5"><text:span text:style-name="T3">Examples:</text:span></text:p>
      <text:p text:style-name="P21"><text:span text:style-name="T16"><text:tab/>&lt;LENGTH? (1 2 3) 1&gt;<text:tab/><text:tab/><text:tab/><text:tab/>--&gt;<text:tab/>False<text:line-break/><text:tab/>&lt;LENGTH? (1 2 3) 3&gt;<text:tab/><text:tab/><text:tab/><text:tab/>--&gt;<text:tab/>3<text:line-break/><text:tab/>&lt;NOT &lt;NOT &lt;LENGTH? (1 2 3) 4&gt;&gt;&gt;<text:tab/>--&gt;<text:tab/>True</text:span></text:p>
      <text:list xml:id="list61318517930970" text:continue-numbering="true" text:style-name="WWNum4">
        <text:list-item>
          <text:list>
            <text:list-item>
              <text:list>
                <text:list-item>
                  <text:p text:style-name="P99"><text:bookmark text:name="_1yyy98l"/><text:span text:style-name="T25">LINK</text:span></text:p>
                </text:list-item>
              </text:list>
            </text:list-item>
          </text:list>
        </text:list-item>
      </text:list>
      <text:p text:style-name="P41"><text:span text:style-name="T16">&lt;LINK value str oblist&gt;</text:span></text:p>
      <text:list xml:id="list61317987550438" text:continue-numbering="true" text:style-name="WWNum4">
        <text:list-item>
          <text:list>
            <text:list-item>
              <text:list>
                <text:list-item>
                  <text:p text:style-name="P99"><text:bookmark text:name="_4iylrwe"/><text:span text:style-name="T25">LIST</text:span></text:p>
                </text:list-item>
              </text:list>
            </text:list-item>
          </text:list>
        </text:list-item>
      </text:list>
      <text:p text:style-name="P41"><text:span text:style-name="T16">&lt;LIST values ...&gt;<text:line-break/>(values ...)<text:tab/><text:tab/><text:tab/><text:tab/>;"Alternative syntax"</text:span></text:p>
      <text:p text:style-name="P42"/>
      <text:p text:style-name="P41"><text:span text:style-name="T16">MDL </text:span><text:span text:style-name="T15">built-in</text:span></text:p>
      <text:p text:style-name="P42"/>
      <text:p text:style-name="P15"><text:soft-page-break/><text:span text:style-name="T3">Returns a list of containing </text:span><text:span text:style-name="T7">values</text:span><text:span text:style-name="T3">.</text:span></text:p>
      <text:p text:style-name="P15"><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5"><text:span text:style-name="T3">Example:</text:span></text:p>
      <text:p text:style-name="P15"><text:span text:style-name="T7"><text:tab/>&lt;LIST 1 2 "AB" !\C&gt;<text:tab/><text:tab/>--&gt;<text:tab/>(1 2 "AB" !\C)<text:line-break/><text:tab/>(1 2 "AB" !\C)<text:tab/><text:tab/><text:tab/>--&gt;<text:tab/>(1 2 "AB" !\C)</text:span></text:p>
      <text:list xml:id="list61317801079154" text:continue-numbering="true" text:style-name="WWNum4">
        <text:list-item>
          <text:list>
            <text:list-item>
              <text:list>
                <text:list-item>
                  <text:p text:style-name="P99"><text:bookmark text:name="_2y3w247"/><text:span text:style-name="T25">LONG-WORDS?</text:span></text:p>
                </text:list-item>
              </text:list>
            </text:list-item>
          </text:list>
        </text:list-item>
      </text:list>
      <text:p text:style-name="P41"><text:span text:style-name="T16">&lt;LONG-WORDS? [boolean]&gt;</text:span></text:p>
      <text:p text:style-name="P42"/>
      <text:p text:style-name="P41"><text:span text:style-name="T16">ZIL library</text:span></text:p>
      <text:p text:style-name="P42"/>
      <text:p text:style-name="P15"><text:span text:style-name="T3">The </text:span><text:span text:style-name="T7">boolean</text:span><text:span text:style-name="T3"> , which defaults to true if omitted, tells the compiler whether to generate the </text:span><text:span text:style-name="T15">CONSTANT</text:span><text:span text:style-name="T3"> </text:span><text:span text:style-name="T8">LONG-WORDS-TABLE</text:span><text:span text:style-name="T3">. </text:span></text:p>
      <text:p text:style-name="P15"><text:span text:style-name="T8">LONG-WORDS-TABLE</text:span><text:span text:style-name="T3">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5"><text:span text:style-name="T3">For example, the table might be defined as equivalent to:</text:span></text:p>
      <text:p text:style-name="P15"><text:span text:style-name="T7"><text:tab/>&lt;CONSTANT LONG-WORDS-TABLE<text:line-break/><text:tab/><text:tab/>&lt;TABLE 2<text:line-break/><text:tab/><text:tab/><text:tab/>,W?HEMIDEMIS </text:span><text:span text:style-name="T15">"</text:span><text:span text:style-name="T7">hemidemisemiquaver</text:span><text:span text:style-name="T15">"</text:span><text:span text:style-name="T7"><text:line-break/><text:tab/><text:tab/><text:tab/>,W?SUPERCALI </text:span><text:span text:style-name="T15">"</text:span><text:span text:style-name="T7">supercalifragilisticexpialidocious</text:span><text:span text:style-name="T15">"</text:span><text:span text:style-name="T7">&gt;&gt;</text:span></text:p>
      <text:p text:style-name="P15">Example:</text:p>
      <text:p text:style-name="P15"><text:tab/><text:span text:style-name="T15">&lt;VERSION 5&gt;</text:span></text:p>
      <text:p text:style-name="P15"><text:span text:style-name="T15"><text:tab/>&lt;LONG-WORDS? T&gt;</text:span></text:p>
      <text:p text:style-name="P15"><text:span text:style-name="T15"><text:tab/>&lt;OBJECT FOO (SYNONYM HEMIDEMISEMI)&gt;</text:span></text:p>
      <text:p text:style-name="P15"><text:span text:style-name="T15"><text:tab/>&lt;VOC "SUPERCALIFRAG"&gt;</text:span></text:p>
      <text:p text:style-name="P15"><text:span text:style-name="T15"><text:tab/>&lt;ROUTINE GO ()<text:line-break/><text:tab/><text:tab/>&lt;TELL "Table length = " N &lt;GET ,LONG-WORD-TABLE 0&gt; CR&gt;<text:line-break/><text:tab/><text:tab/>&lt;TELL "W?SUPERCALIFRAG = " N ,W?SUPERCALIFRAG CR&gt;<text:line-break/><text:tab/><text:tab/>&lt;TELL "WORD 1 = " N &lt;GET ,LONG-WORD-TABLE 1&gt; CR&gt;<text:line-break/><text:tab/><text:tab/>&lt;TELL "WORD 2 = " &lt;GET ,LONG-WORD-TABLE 2&gt; CR&gt;<text:line-break/><text:tab/><text:tab/>&lt;TELL "W?HEMIDEMISEMI = " N ,W?HEMIDEMISEMI CR&gt;<text:line-break/><text:tab/><text:tab/>&lt;TELL "WORD 3 = " N &lt;GET ,LONG-WORD-TABLE 3&gt; CR&gt;<text:line-break/><text:tab/><text:tab/>&lt;TELL "WORD 4 = " &lt;GET ,LONG-WORD-TABLE 4&gt; CR&gt;<text:line-break/><text:tab/>&gt;</text:span></text:p>
      <text:list xml:id="list61317253542825" text:continue-numbering="true" text:style-name="WWNum4">
        <text:list-item>
          <text:list>
            <text:list-item>
              <text:list>
                <text:list-item>
                  <text:p text:style-name="P99"><text:bookmark text:name="_1d96cc0"/><text:span text:style-name="T25">LOOKUP</text:span></text:p>
                </text:list-item>
              </text:list>
            </text:list-item>
          </text:list>
        </text:list-item>
      </text:list>
      <text:p text:style-name="P41"><text:span text:style-name="T16">&lt;LOOKUP string oblist&gt;</text:span></text:p>
      <text:p text:style-name="P43"/>
      <text:p text:style-name="P41"><text:span text:style-name="T15">MDL built-in</text:span></text:p>
      <text:p text:style-name="P43"/>
      <text:p text:style-name="P18"><text:span text:style-name="T15">LOOKUP</text:span> returns the <text:span text:style-name="T15">ATOM</text:span> with <text:span text:style-name="T15">PNAME</text:span> <text:span text:style-name="T15">string</text:span> from <text:span text:style-name="T15">oblist</text:span>. It returns <text:span text:style-name="T15">FALSE</text:span> if no <text:span text:style-name="T15">ATOM</text:span> is found.</text:p>
      <text:p text:style-name="P18">See <text:span text:style-name="T14">The MDL Programming Language, chapter 15</text:span>.</text:p>
      <text:p text:style-name="P18">Examples:</text:p>
      <text:p text:style-name="P18"><text:tab/><text:span text:style-name="T15">&lt;LOOKUP "FIX" &lt;ROOT&gt;&gt;<text:tab/><text:tab/><text:tab/>--&gt;<text:tab/>FIX</text:span></text:p>
      <text:p text:style-name="P18"><text:span text:style-name="T15"><text:tab/>FOO!-MYOBLIST<text:line-break/><text:tab/>&lt;LOOKUP "FOO" &lt;ROOT&gt;&gt;<text:tab/><text:tab/><text:tab/>--&gt;<text:tab/>#FALSE<text:line-break/><text:tab/>&lt;LOOKUP "FOO" &lt;MOBLIST MYOBLIST&gt;&gt;<text:tab/>--&gt;<text:tab/>FOO!-MYOBLIST<text:tab/></text:span></text:p>
      <text:list xml:id="list61318441784315" text:continue-numbering="true" text:style-name="WWNum4">
        <text:list-item>
          <text:list>
            <text:list-item>
              <text:list>
                <text:list-item>
                  <text:p text:style-name="P99"><text:bookmark text:name="_3x8tuzt"/><text:span text:style-name="T25">LPARSE</text:span></text:p>
                </text:list-item>
              </text:list>
            </text:list-item>
          </text:list>
        </text:list-item>
      </text:list>
      <text:p text:style-name="P41"><text:span text:style-name="T16">&lt;LPARSE text [10] [lookup-oblist]&gt;</text:span></text:p>
      <text:p text:style-name="P43"/>
      <text:p text:style-name="P41"><text:span text:style-name="T15">MDL built-in</text:span></text:p>
      <text:p text:style-name="P43"/>
      <text:p text:style-name="P18"><text:span text:style-name="T15">LPARSE</text:span> ("list parse") is just like <text:span text:style-name="T15">PARSE</text:span> with the exception that <text:span text:style-name="T15">LPARSE</text:span> returns a <text:span text:style-name="T15">LIST</text:span> of all the expressions in the <text:span text:style-name="T15">text</text:span>.</text:p>
      <text:p text:style-name="P18">ZILF requires that the second argument is <text:span text:style-name="T15">10</text:span> if a <text:span text:style-name="T15">lookup-oblist</text:span> is given.</text:p>
      <text:p text:style-name="P18"><text:soft-page-break/>Examples:</text:p>
      <text:p text:style-name="P18"><text:tab/><text:span text:style-name="T15">&lt;LPARSE "1 FOO [3]"&gt;<text:tab/><text:tab/><text:tab/>--&gt;<text:tab/>(1 FOO [3])</text:span></text:p>
      <text:p text:style-name="P18"><text:span text:style-name="T15"><text:tab/>&lt;LPARSE " "&gt;<text:tab/><text:tab/><text:tab/><text:tab/><text:tab/>--&gt;<text:tab/>()</text:span></text:p>
      <text:p text:style-name="P58"><text:span text:style-name="T15">&lt;SET A 0&gt;<text:line-break/><text:tab/>&lt;DEFINE NXT () &lt;SET A &lt;+ .A 1&gt;&gt;&gt;<text:line-break/><text:tab/>&lt;LPARSE "%&lt;NXT&gt; %&lt;NXT&gt; %&lt;NXT&gt;"&gt;<text:tab/>--&gt;<text:tab/>(1 2 3)</text:span></text:p>
      <text:list xml:id="list61318543857611" text:continue-numbering="true" text:style-name="WWNum4">
        <text:list-item>
          <text:list>
            <text:list-item>
              <text:list>
                <text:list-item>
                  <text:p text:style-name="P99"><text:bookmark text:name="_2ce457m"/><text:span text:style-name="T25">LSH</text:span></text:p>
                </text:list-item>
              </text:list>
            </text:list-item>
          </text:list>
        </text:list-item>
      </text:list>
      <text:p text:style-name="P41"><text:span text:style-name="T16">&lt;LSH number places&gt;</text:span></text:p>
      <text:p text:style-name="P42"/>
      <text:p text:style-name="P41"><text:span text:style-name="T16">MDL </text:span><text:span text:style-name="T15">built-in</text:span></text:p>
      <text:p text:style-name="P42"/>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Examples:</text:span></text:p>
      <text:p text:style-name="P45"><text:span text:style-name="T7"><text:tab/>&lt;LSH 4 1&gt;<text:tab/><text:tab/>--&gt;<text:tab/>8<text:line-break/><text:tab/>&lt;LSH 4 -2&gt;<text:tab/>--&gt;<text:tab/>1</text:span></text:p>
      <text:list xml:id="list61317714205476" text:continue-numbering="true" text:style-name="WWNum4">
        <text:list-item>
          <text:list>
            <text:list-item>
              <text:list>
                <text:list-item>
                  <text:p text:style-name="P99"><text:bookmark text:name="_rjefff"/><text:span text:style-name="T25">LTABLE</text:span></text:p>
                </text:list-item>
              </text:list>
            </text:list-item>
          </text:list>
        </text:list-item>
      </text:list>
      <text:p text:style-name="P41"><text:span text:style-name="T16">&lt;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1318055802211" text:continue-numbering="true" text:style-name="WWNum4">
        <text:list-item>
          <text:list>
            <text:list-item>
              <text:list>
                <text:list-item>
                  <text:p text:style-name="P99"><text:bookmark text:name="_3bj1y38"/><text:span text:style-name="T25">LVAL</text:span></text:p>
                </text:list-item>
              </text:list>
            </text:list-item>
          </text:list>
        </text:list-item>
      </text:list>
      <text:p text:style-name="P41"><text:span text:style-name="T16">&lt;LVAL atom [environment]&gt;<text:line-break/>.atom<text:tab/><text:tab/><text:tab/><text:tab/><text:tab/>;"Alternative syntax"</text:span></text:p>
      <text:p text:style-name="P42"/>
      <text:p text:style-name="P21"><text:span text:style-name="T16"><text:tab/>MDL </text:span><text:span text:style-name="T15">built-in</text:span></text:p>
      <text:p text:style-name="P22"/>
      <text:p text:style-name="P15">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5"><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 X 5&gt;<text:line-break/><text:line-break/><text:tab/>&lt;LVAL X&gt;<text:tab/>--&gt;<text:tab/>5<text:line-break/><text:tab/>.X<text:tab/><text:tab/>--&gt;<text:tab/>5</text:span></text:p>
      <text:list xml:id="list61317009206403" text:continue-numbering="true" text:style-name="WWNum4">
        <text:list-item>
          <text:list>
            <text:list-item>
              <text:list>
                <text:list-item>
                  <text:p text:style-name="P99"><text:bookmark text:name="_1qoc8b1"/><text:span text:style-name="T25">M-HPOS</text:span></text:p>
                </text:list-item>
              </text:list>
            </text:list-item>
          </text:list>
        </text:list-item>
      </text:list>
      <text:p text:style-name="P41"><text:span text:style-name="T16">&lt;M-HPOS channel&gt;</text:span></text:p>
      <text:p text:style-name="P43"/>
      <text:p text:style-name="P41"><text:span text:style-name="T15">ZIL library</text:span></text:p>
      <text:p text:style-name="P43"/>
      <text:p text:style-name="P18"><text:span text:style-name="T15">M-HPOS</text:span> returns the current horizontal cursor position on <text:span text:style-name="T15">channel</text:span>.</text:p>
      <text:p text:style-name="P18">Example:</text:p>
      <text:p text:style-name="P18"><text:soft-page-break/><text:tab/><text:span text:style-name="T15">&lt;PRINC "Hello"&gt;&lt;M-HPOS .OUTCHAN&gt;<text:tab/>--&gt;<text:tab/>Hello5</text:span></text:p>
      <text:p text:style-name="P100"><text:bookmark text:name="_i66rqxfsowd5"/>MAKE-GVAL</text:p>
      <text:p text:style-name="P41"><text:span text:style-name="T15">&lt;MAKE-GVAL atom&gt;</text:span></text:p>
      <text:p text:style-name="P43"/>
      <text:p text:style-name="P41"><text:span text:style-name="T15">ZIL library</text:span></text:p>
      <text:p text:style-name="P43"/>
      <text:p text:style-name="P18"><text:span text:style-name="T15">MAKE-GVAL</text:span> returns the <text:span text:style-name="T15">atom</text:span> as <text:span text:style-name="T15">GVAL</text:span> (<text:span text:style-name="T15">,atom</text:span>).</text:p>
      <text:p text:style-name="P18">Example:</text:p>
      <text:p text:style-name="P18"><text:span text:style-name="T15"><text:tab/>&lt;SET FOO BAR&gt;<text:line-break/><text:tab/>&lt;SETG BAR 123&gt;<text:line-break/><text:tab/>&lt;MAKE-GVAL .FOO&gt;<text:tab/><text:tab/><text:tab/>--&gt;<text:tab/>,BAR<text:line-break/><text:tab/>&lt;EVAL &lt;MAKE-GVAL .FOO&gt;&gt;<text:tab/><text:tab/>--&gt;<text:tab/>123</text:span></text:p>
      <text:list xml:id="list61316589558630" text:continue-numbering="true" text:style-name="WWNum4">
        <text:list-item>
          <text:list>
            <text:list-item>
              <text:list>
                <text:list-item>
                  <text:p text:style-name="P99"><text:bookmark text:name="_vq8v1tpbcqxn"/><text:span text:style-name="T25">MAPF</text:span></text:p>
                </text:list-item>
              </text:list>
            </text:list-item>
          </text:list>
        </text:list-item>
      </text:list>
      <text:p text:style-name="P41"><text:span text:style-name="T16">&lt;MAPF finalf applicable structs ...&gt;</text:span></text:p>
      <text:list xml:id="list61316922418707" text:continue-numbering="true" text:style-name="WWNum4">
        <text:list-item>
          <text:list>
            <text:list-item>
              <text:list>
                <text:list-item>
                  <text:p text:style-name="P99"><text:bookmark text:name="_2pta16n"/><text:span text:style-name="T25">MAPLEAVE</text:span></text:p>
                </text:list-item>
              </text:list>
            </text:list-item>
          </text:list>
        </text:list-item>
      </text:list>
      <text:p text:style-name="P41"><text:span text:style-name="T16">&lt;MAPLEAVE [value]&gt;</text:span></text:p>
      <text:list xml:id="list61317987241476" text:continue-numbering="true" text:style-name="WWNum4">
        <text:list-item>
          <text:list>
            <text:list-item>
              <text:list>
                <text:list-item>
                  <text:p text:style-name="P99"><text:bookmark text:name="_14ykbeg"/><text:span text:style-name="T25">MAPR</text:span></text:p>
                </text:list-item>
              </text:list>
            </text:list-item>
          </text:list>
        </text:list-item>
      </text:list>
      <text:p text:style-name="P41"><text:span text:style-name="T16">&lt;MAPR finalf applicable structs ...&gt;</text:span></text:p>
      <text:list xml:id="list61317378852902" text:continue-numbering="true" text:style-name="WWNum4">
        <text:list-item>
          <text:list>
            <text:list-item>
              <text:list>
                <text:list-item>
                  <text:p text:style-name="P99"><text:bookmark text:name="_3oy7u29"/><text:span text:style-name="T25">MAPRET</text:span></text:p>
                </text:list-item>
              </text:list>
            </text:list-item>
          </text:list>
        </text:list-item>
      </text:list>
      <text:p text:style-name="P41"><text:span text:style-name="T16">&lt;MAPRET [value] ...&gt;</text:span></text:p>
      <text:list xml:id="list61317490624537" text:continue-numbering="true" text:style-name="WWNum4">
        <text:list-item>
          <text:list>
            <text:list-item>
              <text:list>
                <text:list-item>
                  <text:p text:style-name="P99"><text:bookmark text:name="_243i4a2"/><text:span text:style-name="T25">MAPSTOP</text:span></text:p>
                </text:list-item>
              </text:list>
            </text:list-item>
          </text:list>
        </text:list-item>
      </text:list>
      <text:p text:style-name="P41"><text:span text:style-name="T16">&lt;MAPSTOP [value] ...&gt;</text:span></text:p>
      <text:list xml:id="list61318283930373" text:continue-numbering="true" text:style-name="WWNum4">
        <text:list-item>
          <text:list>
            <text:list-item>
              <text:list>
                <text:list-item>
                  <text:p text:style-name="P99"><text:bookmark text:name="_j8sehv"/><text:span text:style-name="T25">MAX</text:span></text:p>
                </text:list-item>
              </text:list>
            </text:list-item>
          </text:list>
        </text:list-item>
      </text:list>
      <text:p text:style-name="P41"><text:span text:style-name="T16">&lt;MAX numbers ...&gt;</text:span></text:p>
      <text:p text:style-name="P42"/>
      <text:p text:style-name="P41"><text:span text:style-name="T16">MDL </text:span><text:span text:style-name="T15">built-in</text:span></text:p>
      <text:p text:style-name="P42"/>
      <text:p text:style-name="P15"><text:span text:style-name="T7">MAX</text:span><text:span text:style-name="T3"> returns the maximum number among </text:span><text:span text:style-name="T7">numbers</text:span><text:span text:style-name="T3">.</text:span></text:p>
      <text:p text:style-name="P15"><text:span text:style-name="T3">Example:</text:span></text:p>
      <text:p text:style-name="P45"><text:span text:style-name="T7"><text:tab/>&lt;MAX 2 3 4 1&gt;<text:tab/><text:tab/>--&gt;<text:tab/>4</text:span></text:p>
      <text:list xml:id="list61318463513836" text:continue-numbering="true" text:style-name="WWNum4">
        <text:list-item>
          <text:list>
            <text:list-item>
              <text:list>
                <text:list-item>
                  <text:p text:style-name="P99"><text:bookmark text:name="_338fx5o"/><text:span text:style-name="T25">MEMBER</text:span></text:p>
                </text:list-item>
              </text:list>
            </text:list-item>
          </text:list>
        </text:list-item>
      </text:list>
      <text:p text:style-name="P41"><text:span text:style-name="T16">&lt;MEMBER item structure&gt;</text:span></text:p>
      <text:p text:style-name="P42"/>
      <text:p text:style-name="P41"><text:span text:style-name="T16">MDL </text:span><text:span text:style-name="T15">built-in</text:span></text:p>
      <text:p text:style-name="P42"/>
      <text:p text:style-name="P15"><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5"><text:span text:style-name="T7">MEMBER</text:span><text:span text:style-name="T3"> returns false </text:span>if the <text:span text:style-name="T15">item</text:span><text:span text:style-name="T3"> is not found.</text:span></text:p>
      <text:p text:style-name="P15"><text:span text:style-name="T3">Examples:</text:span></text:p>
      <text:p text:style-name="P15"><text:span text:style-name="T7"><text:tab/>&lt;MEMBER "BC" "ABCD"&gt;<text:tab/>--&gt;<text:tab/>"BCD"<text:line-break/><text:tab/>&lt;MEMBER 2 (1 2 3 4)&gt;<text:tab/>--&gt;<text:tab/>(2 3 4)<text:line-break/><text:tab/>&lt;MEMBER 0 (1 2 3 4)&gt;<text:tab/>--&gt; <text:tab/>#FALSE &lt;&gt;</text:span></text:p>
      <text:list xml:id="list61317599602556" text:continue-numbering="true" text:style-name="WWNum4">
        <text:list-item>
          <text:list>
            <text:list-item>
              <text:list>
                <text:list-item>
                  <text:p text:style-name="P99"><text:bookmark text:name="_1idq7dh"/><text:soft-page-break/><text:span text:style-name="T25">MEMQ</text:span></text:p>
                </text:list-item>
              </text:list>
            </text:list-item>
          </text:list>
        </text:list-item>
      </text:list>
      <text:p text:style-name="P41"><text:span text:style-name="T16">&lt;MEMQ item structure&gt;</text:span></text:p>
      <text:p text:style-name="P42"/>
      <text:p text:style-name="P41"><text:span text:style-name="T16">MDL </text:span><text:span text:style-name="T15">built-in</text:span></text:p>
      <text:p text:style-name="P42"/>
      <text:p text:style-name="P15"><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5"><text:span text:style-name="T7">MEMQ</text:span><text:span text:style-name="T3"> returns false </text:span>if the <text:span text:style-name="T15">item</text:span><text:span text:style-name="T3"> is not found.</text:span></text:p>
      <text:p text:style-name="P15"><text:span text:style-name="T3">Examples:</text:span></text:p>
      <text:p text:style-name="P15"><text:span text:style-name="T7"><text:tab/>&lt;MEMBER "BC" "ABCD"&gt;<text:tab/>--&gt;<text:tab/>#FALSE &lt;&gt;<text:line-break/><text:tab/>&lt;MEMBER 2 (1 2 3 4)&gt;<text:tab/>--&gt; <text:tab/>(2 3 4)<text:line-break/><text:tab/>&lt;MEMBER 0 (1 2 3 4)&gt;<text:tab/>--&gt; <text:tab/>#FALSE &lt;&gt;</text:span></text:p>
      <text:list xml:id="list61316523397618" text:continue-numbering="true" text:style-name="WWNum4">
        <text:list-item>
          <text:list>
            <text:list-item>
              <text:list>
                <text:list-item>
                  <text:p text:style-name="P99"><text:bookmark text:name="_42ddq1a"/><text:span text:style-name="T25">MIN</text:span></text:p>
                </text:list-item>
              </text:list>
            </text:list-item>
          </text:list>
        </text:list-item>
      </text:list>
      <text:p text:style-name="P41"><text:span text:style-name="T16">&lt;MIN numbers ...&gt;</text:span></text:p>
      <text:p text:style-name="P42"/>
      <text:p text:style-name="P41"><text:span text:style-name="T16">MDL </text:span><text:span text:style-name="T15">built-in</text:span></text:p>
      <text:p text:style-name="P42"/>
      <text:p text:style-name="P15"><text:span text:style-name="T7">MIN</text:span><text:span text:style-name="T3"> returns the minimum number among </text:span><text:span text:style-name="T7">numbers</text:span><text:span text:style-name="T3">.</text:span></text:p>
      <text:p text:style-name="P15"><text:span text:style-name="T3">Example:</text:span></text:p>
      <text:p text:style-name="P15"><text:span text:style-name="T7"><text:tab/>&lt;MIN 2 3 4 1&gt;<text:tab/><text:tab/>--&gt;<text:tab/>1</text:span></text:p>
      <text:list xml:id="list61318592711776" text:continue-numbering="true" text:style-name="WWNum4">
        <text:list-item>
          <text:list>
            <text:list-item>
              <text:list>
                <text:list-item>
                  <text:p text:style-name="P99"><text:bookmark text:name="_2hio093"/><text:span text:style-name="T25">MOBLIST</text:span></text:p>
                </text:list-item>
              </text:list>
            </text:list-item>
          </text:list>
        </text:list-item>
      </text:list>
      <text:p text:style-name="P41"><text:span text:style-name="T16">&lt;MOBLIST name&gt;</text:span></text:p>
      <text:p text:style-name="P43"/>
      <text:p text:style-name="P41"><text:span text:style-name="T15">MDL built-in</text:span></text:p>
      <text:p text:style-name="P43"/>
      <text:p text:style-name="P18"><text:span text:style-name="T15">MOBLIST</text:span> ("make oblist") creates and returns a new empty <text:span text:style-name="T15">OBLIST</text:span> named <text:span text:style-name="T15">name</text:span>. If an <text:span text:style-name="T15">OBLIST</text:span> with the <text:span text:style-name="T15">name</text:span> already exists it is returned instead.</text:p>
      <text:p text:style-name="P18">See <text:span text:style-name="T14">The MDL Programming Language, chapter 15</text:span>.</text:p>
      <text:p text:style-name="P18">Example:</text:p>
      <text:p text:style-name="P18"><text:tab/><text:span text:style-name="T15">&lt;INSERT "FOO" &lt;MOBLIST NEW-OBLIST&gt;&gt;<text:tab/>--&gt;<text:tab/>FOO!-NEW-OBLIST</text:span></text:p>
      <text:p text:style-name="P18"><text:span text:style-name="T15"><text:tab/>FOO!-NEW-OBLIST ;"This can also be done with trailer"</text:span></text:p>
      <text:list xml:id="list61316875123325" text:continue-numbering="true" text:style-name="WWNum4">
        <text:list-item>
          <text:list>
            <text:list-item>
              <text:list>
                <text:list-item>
                  <text:p text:style-name="P99"><text:bookmark text:name="_wnyagw"/><text:span text:style-name="T25">MOD</text:span></text:p>
                </text:list-item>
              </text:list>
            </text:list-item>
          </text:list>
        </text:list-item>
      </text:list>
      <text:p text:style-name="P41"><text:span text:style-name="T16">&lt;MOD number1 number2&gt;</text:span></text:p>
      <text:p text:style-name="P42"/>
      <text:p text:style-name="P41"><text:span text:style-name="T16">MDL </text:span><text:span text:style-name="T15">built-in</text:span></text:p>
      <text:p text:style-name="P42"/>
      <text:p text:style-name="P15"><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5"><text:span text:style-name="T3">Examples:</text:span></text:p>
      <text:p text:style-name="P15"><text:span text:style-name="T7"><text:tab/>&lt;MOD 3 2&gt;<text:tab/><text:tab/>--&gt;<text:tab/>1<text:line-break/><text:tab/>&lt;MOD 3256 256&gt;<text:tab/>--&gt;<text:tab/>184</text:span></text:p>
      <text:list xml:id="list61317001656379" text:continue-numbering="true" text:style-name="WWNum4">
        <text:list-item>
          <text:list>
            <text:list-item>
              <text:list>
                <text:list-item>
                  <text:p text:style-name="P99"><text:bookmark text:name="_3gnlt4p"/><text:span text:style-name="T25">MSETG</text:span></text:p>
                </text:list-item>
              </text:list>
            </text:list-item>
          </text:list>
        </text:list-item>
      </text:list>
      <text:p text:style-name="P41"><text:soft-page-break/><text:span text:style-name="T16">&lt;MSETG atom value&gt;<text:line-break/><text:line-break/>ZIL library</text:span></text:p>
      <text:p text:style-name="P42"/>
      <text:p text:style-name="P15"><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15"><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3">Example:</text:span></text:p>
      <text:p text:style-name="P41"><text:span text:style-name="T16">&lt;MSETG MSG-CANT-DO-THAT "You can't do that!"&gt;<text:line-break/>...<text:line-break/>&lt;TELL ,MSG-CANT-DO-THAT CR&gt;</text:span></text:p>
      <text:list xml:id="list61317920146356" text:continue-numbering="true" text:style-name="WWNum4">
        <text:list-item>
          <text:list>
            <text:list-item>
              <text:list>
                <text:list-item>
                  <text:p text:style-name="P99"><text:bookmark text:name="_1vsw3ci"/><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40">ZILF defines "the same object" more loosely than MDL, see <text:span text:style-name="T15">==?</text:span>.</text:p>
      <text:p text:style-name="P15"><text:span text:style-name="T3">Examples:</text:span></text:p>
      <text:p text:style-name="P15"><text:span text:style-name="T7"><text:tab/>&lt;SET X 1&gt;<text:line-break/><text:tab/>&lt;N==? .X 1&gt;<text:tab/><text:tab/>--&gt;<text:tab/>False</text:span></text:p>
      <text:p text:style-name="P45"><text:span text:style-name="T7">&lt;SET X (1 2 3)&gt;<text:line-break/>&lt;N==? .X (1 2 3)&gt;<text:tab/>--&gt;<text:tab/>True</text:span></text:p>
      <text:list xml:id="list61318453734330" text:continue-numbering="true" text:style-name="WWNum4">
        <text:list-item>
          <text:list>
            <text:list-item>
              <text:list>
                <text:list-item>
                  <text:p text:style-name="P99"><text:bookmark text:name="_4fsjm0b"/><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5"><text:span text:style-name="T3">Examples:</text:span></text:p>
      <text:p text:style-name="P15"><text:span text:style-name="T7"><text:tab/>&lt;SET X 1&gt;<text:line-break/><text:tab/>&lt;N=?<text:tab/>.X 1&gt;<text:tab/><text:tab/>--&gt;<text:tab/>True</text:span></text:p>
      <text:p text:style-name="P41"><text:span text:style-name="T16">&lt;SET X (1 2 3)&gt;<text:line-break/>&lt;N=? .X (1 2 3)&gt;<text:tab/>--&gt;<text:tab/>True</text:span></text:p>
      <text:list xml:id="list61317923570948" text:continue-numbering="true" text:style-name="WWNum4">
        <text:list-item>
          <text:list>
            <text:list-item>
              <text:list>
                <text:list-item>
                  <text:p text:style-name="P99"><text:bookmark text:name="_2uxtw84"/>NEVER-ZAP-TO-SOURCE-DIRECTORY?</text:p>
                </text:list-item>
                <text:list-item>
                  <text:p text:style-name="P8"><text:span text:style-name="T15">&lt;NEVER-ZAP-TO-SOURCE-DIRECTORY?&gt;<text:line-break/><text:line-break/>ZIL library</text:span></text:p>
                </text:list-item>
              </text:list>
            </text:list-item>
          </text:list>
        </text:list-item>
      </text:list>
      <text:p text:style-name="P23"/>
      <text:p text:style-name="P18">ZILF ignores this and always returns <text:span text:style-name="T15">FALSE</text:span>.</text:p>
      <text:list xml:id="list61318309026792" text:continue-numbering="true" text:style-name="WWNum4">
        <text:list-item>
          <text:list>
            <text:list-item>
              <text:list>
                <text:list-item>
                  <text:p text:style-name="P99"><text:bookmark text:name="_w6kncfyhc9ue"/><text:span text:style-name="T25">NEW-ADD-WORD</text:span></text:p>
                </text:list-item>
              </text:list>
            </text:list-item>
          </text:list>
        </text:list-item>
      </text:list>
      <text:p text:style-name="P41"><text:span text:style-name="T16">&lt;NEW-ADD-WORD atom-or-string [type] [value] [flags]&gt;</text:span></text:p>
      <text:p text:style-name="P43"/>
      <text:p text:style-name="P41"><text:span text:style-name="T15">ZIL parser library</text:span></text:p>
      <text:p text:style-name="P43"/>
      <text:p text:style-name="P18"><text:span text:style-name="T15">NEW-ADD-WORD</text:span> is an alias to <text:span text:style-name="T15">ADD-WORD.</text:span></text:p>
      <text:list xml:id="list61317571367101" text:continue-numbering="true" text:style-name="WWNum4">
        <text:list-item>
          <text:list>
            <text:list-item>
              <text:list>
                <text:list-item>
                  <text:p text:style-name="P99"><text:bookmark text:name="_1a346fx"/><text:span text:style-name="T25">NEWTYPE</text:span></text:p>
                </text:list-item>
              </text:list>
            </text:list-item>
          </text:list>
        </text:list-item>
      </text:list>
      <text:p text:style-name="P41"><text:soft-page-break/><text:span text:style-name="T16">&lt;NEWTYPE name primtype-atom [decl]&gt;</text:span></text:p>
      <text:p text:style-name="P43"/>
      <text:p text:style-name="P41"><text:span text:style-name="T15">MDL built-in</text:span></text:p>
      <text:p text:style-name="P43"/>
      <text:p text:style-name="P18"><text:span text:style-name="T15">NEWTYPE</text:span> creates a new <text:span text:style-name="T15">TYPE</text:span> with the name, <text:span text:style-name="T15">name</text:span> and the same <text:span text:style-name="T15">PRIMTYPE</text:span> as <text:span text:style-name="T15">primtype-atom</text:span>. It returns the new <text:span text:style-name="T15">TYPE</text:span>. The <text:span text:style-name="T15">name</text:span> must be unique (<text:span text:style-name="T15">&lt;VALID-TYPE? name&gt;</text:span> is <text:span text:style-name="T15">FALSE</text:span>&gt; otherwise <text:span text:style-name="T15">NEWTYPE</text:span> results in an error.</text:p>
      <text:p text:style-name="P18">It is possible to specify a <text:span text:style-name="T15">decl</text:span> (see <text:span text:style-name="T15">GDECL</text:span>) for the new <text:span text:style-name="T15">TYPE</text:span> that is enforced when <text:span text:style-name="T15">CHTYPE</text:span>.</text:p>
      <text:p text:style-name="P18">See <text:span text:style-name="T15">APPLYTYPE</text:span>, <text:span text:style-name="T15">EVALTYPE</text:span> and <text:span text:style-name="T15">PRINTTYPE</text:span>.</text:p>
      <text:p text:style-name="P18">Examples:</text:p>
      <text:p text:style-name="P18"><text:tab/><text:span text:style-name="T15">&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8"><text:span text:style-name="T15"><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5">&lt;=? #LASTNAME MADISON #LASTNAME MADISON&gt;<text:tab/>--&gt;<text:tab/>T</text:span></text:p>
      <text:p text:style-name="P18"><text:span text:style-name="T15"><text:tab/>&lt;NEWTYPE 2FIXLIST LIST '!&lt;LIST FIX FIX&gt;&gt;<text:line-break/><text:tab/>#2FIXLIST (1 2)<text:tab/><text:tab/><text:tab/><text:tab/><text:tab/><text:tab/>--&gt;<text:tab/>Ok<text:line-break/><text:tab/>#2FIXLIST (1 2 3)<text:tab/><text:tab/><text:tab/><text:tab/><text:tab/><text:tab/>--&gt;<text:tab/>Error</text:span></text:p>
      <text:list xml:id="list61317842467127" text:continue-numbering="true" text:style-name="WWNum4">
        <text:list-item>
          <text:list>
            <text:list-item>
              <text:list>
                <text:list-item>
                  <text:p text:style-name="P99"><text:bookmark text:name="_3u2rp3q"/><text:span text:style-name="T25">NEXT</text:span></text:p>
                </text:list-item>
              </text:list>
            </text:list-item>
          </text:list>
        </text:list-item>
      </text:list>
      <text:p text:style-name="P41"><text:span text:style-name="T16">&lt;NEXT asoc&gt;</text:span></text:p>
      <text:list xml:id="list61316827866861" text:continue-numbering="true" text:style-name="WWNum4">
        <text:list-item>
          <text:list>
            <text:list-item>
              <text:list>
                <text:list-item>
                  <text:p text:style-name="P99"><text:bookmark text:name="_2981zbj"/><text:span text:style-name="T25">NOT</text:span></text:p>
                </text:list-item>
              </text:list>
            </text:list-item>
          </text:list>
        </text:list-item>
      </text:list>
      <text:p text:style-name="P41"><text:span text:style-name="T16">&lt;NOT value&gt;</text:span></text:p>
      <text:p text:style-name="P42"/>
      <text:p text:style-name="P41"><text:span text:style-name="T16">MDL </text:span><text:span text:style-name="T15">built-in</text:span></text:p>
      <text:p text:style-name="P42"/>
      <text:p text:style-name="P15"><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5"><text:span text:style-name="T3">Examples:</text:span></text:p>
      <text:p text:style-name="P15"><text:span text:style-name="T7"><text:tab/>&lt;NOT &lt;&gt;&gt;<text:tab/><text:tab/>--&gt;<text:tab/>T<text:line-break/><text:tab/>&lt;NOT T&gt;<text:tab/><text:tab/>--&gt;<text:tab/>#FALSE &lt;&gt;<text:line-break/><text:tab/>&lt;NOT &lt;=? 1 2&gt;&gt;<text:tab/>--&gt;<text:tab/>T (Same as &lt;N=? 1 2&gt;</text:span></text:p>
      <text:list xml:id="list61317624834350" text:continue-numbering="true" text:style-name="WWNum4">
        <text:list-item>
          <text:list>
            <text:list-item>
              <text:list>
                <text:list-item>
                  <text:p text:style-name="P99"><text:bookmark text:name="_odc9jc"/><text:span text:style-name="T25">NTH</text:span></text:p>
                </text:list-item>
              </text:list>
            </text:list-item>
          </text:list>
        </text:list-item>
      </text:list>
      <text:p text:style-name="P41"><text:span text:style-name="T16">&lt;NTH structure index&gt;<text:line-break/>&lt;index structure&gt;<text:tab/><text:tab/><text:tab/>;"Alternative syntax"</text:span></text:p>
      <text:p text:style-name="P42"/>
      <text:p text:style-name="P41"><text:span text:style-name="T16">MDL </text:span><text:span text:style-name="T15">built-in</text:span></text:p>
      <text:p text:style-name="P22"/>
      <text:p text:style-name="P15"><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ext:span><text:span text:style-name="T15">TRUE</text:span><text:span text:style-name="T3">.</text:span></text:p>
      <text:p text:style-name="P15"><text:span text:style-name="T8">NTH</text:span><text:span text:style-name="T3"> can also be abbreviated as </text:span><text:span text:style-name="T8">&lt;index structure&gt;</text:span><text:span text:style-name="T3">.</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NTH &lt;VECTOR "AB" "CD" "EF"&gt; 2&gt;<text:tab/>--&gt; <text:tab/>"CD"<text:line-break/><text:tab/>&lt;2 &lt;VECTOR "AB" "CD" "EF"&gt;&gt;<text:tab/><text:tab/>--&gt;<text:tab/></text:span><text:span text:style-name="T15">“CD”</text:span></text:p>
      <text:list xml:id="list61318244184797" text:continue-numbering="true" text:style-name="WWNum4">
        <text:list-item>
          <text:list>
            <text:list-item>
              <text:list>
                <text:list-item>
                  <text:p text:style-name="P99"><text:bookmark text:name="_38czs75"/><text:span text:style-name="T25">OBJECT</text:span></text:p>
                </text:list-item>
              </text:list>
            </text:list-item>
          </text:list>
        </text:list-item>
      </text:list>
      <text:p text:style-name="P41"><text:span text:style-name="T16">&lt;OBJECT name (property values ...) ...&gt;</text:span></text:p>
      <text:list xml:id="list61317844125597" text:continue-numbering="true" text:style-name="WWNum4">
        <text:list-item>
          <text:list>
            <text:list-item>
              <text:list>
                <text:list-item>
                  <text:p text:style-name="P99"><text:bookmark text:name="_1nia2ey"/><text:span text:style-name="T25">OBLIST?</text:span></text:p>
                </text:list-item>
              </text:list>
            </text:list-item>
          </text:list>
        </text:list-item>
      </text:list>
      <text:p text:style-name="P41"><text:soft-page-break/><text:span text:style-name="T16">&lt;OBLIST? </text:span><text:span text:style-name="T15">a</text:span><text:span text:style-name="T16">tom&gt;</text:span></text:p>
      <text:p text:style-name="P43"/>
      <text:p text:style-name="P41"><text:span text:style-name="T15">MDL built-in</text:span></text:p>
      <text:p text:style-name="P43"/>
      <text:p text:style-name="P18"><text:span text:style-name="T15">OBLIST?</text:span> returns the <text:span text:style-name="T15">OBLIST</text:span> that contains <text:span text:style-name="T15">atom</text:span>. If <text:span text:style-name="T15">atom</text:span> is not in any <text:span text:style-name="T15">OBLIST</text:span> it returns <text:span text:style-name="T15">FALSE</text:span>.</text:p>
      <text:p text:style-name="P18">See <text:span text:style-name="T14">The MDL Programming Language, chapter 15</text:span>.</text:p>
      <text:p text:style-name="P18">Examples:</text:p>
      <text:p text:style-name="P18"><text:tab/><text:span text:style-name="T15">&lt;==? &lt;OBLIST? STRING&gt; &lt;ROOT&gt;&gt;<text:tab/><text:tab/><text:tab/><text:tab/><text:tab/>--&gt;<text:tab/>T</text:span></text:p>
      <text:p text:style-name="P58"><text:span text:style-name="T15">&lt;OBLIST? &lt;ATOM "SPANK-NEW-ATOM"&gt;&gt;<text:tab/><text:tab/><text:tab/><text:tab/>--&gt;<text:tab/>#FALSE</text:span></text:p>
      <text:p text:style-name="P58"><text:span text:style-name="T15">&lt;==? &lt;OBLIST? FOO!-MY-OBLST&gt; &lt;MOBLIST MY-OBLST&gt;&gt;<text:tab/>--&gt;<text:tab/>T</text:span></text:p>
      <text:list xml:id="list61317965460552" text:continue-numbering="true" text:style-name="WWNum4">
        <text:list-item>
          <text:list>
            <text:list-item>
              <text:list>
                <text:list-item>
                  <text:p text:style-name="P99"><text:bookmark text:name="_47hxl2r"/><text:span text:style-name="T25">OFFSET</text:span></text:p>
                </text:list-item>
              </text:list>
            </text:list-item>
          </text:list>
        </text:list-item>
      </text:list>
      <text:p text:style-name="P41"><text:span text:style-name="T16">&lt;OFFSET offset structure-decl [value-decl]&gt;</text:span></text:p>
      <text:list xml:id="list61317789320612" text:continue-numbering="true" text:style-name="WWNum4">
        <text:list-item>
          <text:list>
            <text:list-item>
              <text:list>
                <text:list-item>
                  <text:p text:style-name="P99"><text:bookmark text:name="_2mn7vak"/><text:span text:style-name="T25">OPEN</text:span></text:p>
                </text:list-item>
              </text:list>
            </text:list-item>
          </text:list>
        </text:list-item>
      </text:list>
      <text:p text:style-name="P41"><text:span text:style-name="T16">&lt;OPEN "READ" path&gt;</text:span></text:p>
      <text:p text:style-name="P43"/>
      <text:p text:style-name="P41"><text:span text:style-name="T15">MDL built-in</text:span></text:p>
      <text:p text:style-name="P43"/>
      <text:p text:style-name="P18"><text:span text:style-name="T15">OPEN</text:span> the file at <text:span text:style-name="T15">path</text:span> for input. The second argument must always be <text:span text:style-name="T15">"READ"</text:span> in ZILF and the <text:span text:style-name="T15">path</text:span> is specified like in Linux (forward slashes etc.) and uppercase/lowercase can be significant, depending on the host system.</text:p>
      <text:p text:style-name="P18">Example:</text:p>
      <text:p text:style-name="P40"><text:tab/>;<text:span text:style-name="T15">"ZILF ver 0.9"<text:line-break/><text:tab/>&lt;SET CH &lt;OPEN "READ" "../zillib/parser.zil"&gt;&gt;<text:line-break/><text:tab/>&lt;SET BUFFER &lt;ISTRING 1000&gt;&gt;<text:line-break/><text:tab/>&lt;READSTRING .BUFFER .CH ";"&gt;<text:tab/>--&gt;<text:tab/>124 ;"READ until first ;"<text:line-break/><text:tab/>&lt;CLOSE .CH&gt;</text:span></text:p>
      <text:list xml:id="list61317985272460" text:continue-numbering="true" text:style-name="WWNum4">
        <text:list-item>
          <text:list>
            <text:list-item>
              <text:list>
                <text:list-item>
                  <text:p text:style-name="P99"><text:bookmark text:name="_11si5id"/><text:span text:style-name="T25">OR</text:span></text:p>
                </text:list-item>
              </text:list>
            </text:list-item>
          </text:list>
        </text:list-item>
      </text:list>
      <text:p text:style-name="P41"><text:span text:style-name="T15">&lt;OR expressions...&gt;</text:span></text:p>
      <text:p text:style-name="P43"/>
      <text:p text:style-name="P41"><text:span text:style-name="T15">MDL built-in</text:span></text:p>
      <text:p text:style-name="P23"/>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61318438735409" text:continue-numbering="true" text:style-name="WWNum4">
        <text:list-item>
          <text:list>
            <text:list-item>
              <text:list>
                <text:list-item>
                  <text:p text:style-name="P99"><text:bookmark text:name="_3ls5o66"/><text:span text:style-name="T25">OR?</text:span></text:p>
                </text:list-item>
              </text:list>
            </text:list-item>
          </text:list>
        </text:list-item>
      </text:list>
      <text:p text:style-name="P41"><text:span text:style-name="T16">&lt;OR?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OR</text:span><text:span text:style-name="T3"> with the difference that all </text:span><text:span text:style-name="T7">exressions</text:span><text:span text:style-name="T3"> are evaluated.</text:span></text:p>
      <text:p text:style-name="P15"><text:span text:style-name="T3">Examples:</text:span></text:p>
      <text:p text:style-name="P15"><text:soft-page-break/><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61317228137653" text:continue-numbering="true" text:style-name="WWNum4">
        <text:list-item>
          <text:list>
            <text:list-item>
              <text:list>
                <text:list-item>
                  <text:p text:style-name="P99"><text:bookmark text:name="_20xfydz"/><text:span text:style-name="T25">ORB</text:span></text:p>
                </text:list-item>
              </text:list>
            </text:list-item>
          </text:list>
        </text:list-item>
      </text:list>
      <text:p text:style-name="P41"><text:span text:style-name="T16">&lt;ORB numbers ...&gt;</text:span></text:p>
      <text:p text:style-name="P42"/>
      <text:p text:style-name="P41"><text:span text:style-name="T16">MDL </text:span><text:span text:style-name="T15">built-in</text:span></text:p>
      <text:p text:style-name="P42"/>
      <text:p text:style-name="P15"><text:span text:style-name="T3">Bitwise OR.</text:span></text:p>
      <text:p text:style-name="P15"><text:span text:style-name="T3">Examples:</text:span></text:p>
      <text:p text:style-name="P15"><text:span text:style-name="T7"><text:tab/>&lt;ORB 33 96&gt;<text:tab/>--&gt;<text:tab/>97<text:line-break/><text:tab/>&lt;ORB 33 96 64&gt;<text:tab/>--&gt;<text:tab/>97</text:span></text:p>
      <text:list xml:id="list61316986145803" text:continue-numbering="true" text:style-name="WWNum4">
        <text:list-item>
          <text:list>
            <text:list-item>
              <text:list>
                <text:list-item>
                  <text:p text:style-name="P99"><text:bookmark text:name="_4kx3h1s"/><text:span text:style-name="T25">ORDER-FLAGS?</text:span></text:p>
                </text:list-item>
              </text:list>
            </text:list-item>
          </text:list>
        </text:list-item>
      </text:list>
      <text:p text:style-name="P41"><text:span text:style-name="T16">&lt;ORDER-FLAGS? LAST objects ...&gt;</text:span></text:p>
      <text:p text:style-name="P42"/>
      <text:p text:style-name="P41"><text:span text:style-name="T16">ZIL library</text:span></text:p>
      <text:p text:style-name="P42"/>
      <text:p text:style-name="P15"><text:span text:style-name="T3">Each of the </text:span><text:span text:style-name="T7">objects</text:span><text:span text:style-name="T3"> is an atom naming a flag, as seen in the </text:span><text:span text:style-name="T7">(FLAGS </text:span><text:span text:style-name="T15">...</text:span><text:span text:style-name="T7">)</text:span><text:span text:style-name="T3"> clause of an OBJECTdefinition.</text:span></text:p>
      <text:p text:style-name="P15"><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61316621865981" text:continue-numbering="true" text:style-name="WWNum4">
        <text:list-item>
          <text:list>
            <text:list-item>
              <text:list>
                <text:list-item>
                  <text:p text:style-name="P99"><text:bookmark text:name="_302dr9l"/><text:span text:style-name="T25">ORDER-OBJECTS?</text:span></text:p>
                </text:list-item>
              </text:list>
            </text:list-item>
          </text:list>
        </text:list-item>
      </text:list>
      <text:p text:style-name="P41"><text:span text:style-name="T16">&lt;ORDER-OBJECTS? atom&gt;</text:span></text:p>
      <text:p text:style-name="P42"/>
      <text:p text:style-name="P41"><text:span text:style-name="T16">ZIL library</text:span></text:p>
      <text:p text:style-name="P22"/>
      <text:p text:style-name="P15"><text:span text:style-name="T3">This controls the order in which object numbers are assigned to objects.</text:span></text:p>
      <text:p text:style-name="P15"><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5"><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5"><text:span text:style-name="T3">The </text:span><text:span text:style-name="T7">atom</text:span><text:span text:style-name="T3"> is one of the following:</text:span></text:p>
      <text:list xml:id="list2504423589" text:style-name="WWNum2">
        <text:list-item>
          <text:p text:style-name="P53"><text:span text:style-name="T16">DEFINED</text:span><text:span text:style-name="T22">, to assign numbers to all explicitly defined objects in the order of their definitions (starting at 1), then to all other mentioned objects in the order of their mentions.</text:span></text:p>
        </text:list-item>
        <text:list-item>
          <text:p text:style-name="P53"><text:span text:style-name="T16">ROOMS-FIRST</text:span><text:span text:style-name="T22">, the same as </text:span><text:span text:style-name="T16">DEFINED</text:span><text:span text:style-name="T22"> except that numbers are assigned to rooms before non-rooms, so room numbers can be packed into a byte array (assuming there are less than 256 of them).</text:span></text:p>
        </text:list-item>
        <text:list-item>
          <text:p text:style-name="P53"><text:span text:style-name="T16">ROOMS-LAST</text:span><text:span text:style-name="T22">, the same as </text:span><text:span text:style-name="T16">DEFINED</text:span><text:span text:style-name="T22"> except that numbers are assigned to non-rooms before rooms.</text:span></text:p>
        </text:list-item>
        <text:list-item>
          <text:p text:style-name="P53"><text:span text:style-name="T16">ROOMS-AND-LGS-FIRST</text:span><text:span text:style-name="T22">, the same as </text:span><text:span text:style-name="T16">ROOMS-FIRST</text:span><text:span text:style-name="T22"> except that numbers are assigned to rooms and local globals before the remaining objects.</text:span></text:p>
        </text:list-item>
      </text:list>
      <text:p text:style-name="P6"/>
      <text:p text:style-name="P15"><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61316999866265" text:continue-list="list61316621865981" text:style-name="WWNum4">
        <text:list-item>
          <text:list>
            <text:list-item>
              <text:list>
                <text:list-item>
                  <text:p text:style-name="P99"><text:bookmark text:name="_1f7o1he"/><text:span text:style-name="T25">ORDER-TREE?</text:span></text:p>
                </text:list-item>
              </text:list>
            </text:list-item>
          </text:list>
        </text:list-item>
      </text:list>
      <text:p text:style-name="P41"><text:span text:style-name="T16">&lt;ORDER-TREE? atom&gt;</text:span></text:p>
      <text:p text:style-name="P42"/>
      <text:p text:style-name="P41"><text:span text:style-name="T16">ZIL library</text:span></text:p>
      <text:p text:style-name="P42"/>
      <text:p text:style-name="P15"><text:soft-page-break/><text:span text:style-name="T3">This controls the initial layout of the Z-machine object tree.</text:span></text:p>
      <text:p text:style-name="P15"><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5"><text:span text:style-name="T3">The </text:span><text:span text:style-name="T7">atom</text:span><text:span text:style-name="T3"> must be:</text:span></text:p>
      <text:list xml:id="list2868166190" text:style-name="WWNum15">
        <text:list-item>
          <text:p text:style-name="P54"><text:span text:style-name="T16">REVERSE-DEFINED</text:span><text:span text:style-name="T22">, to force objects to be linked in the reverse order of their definitions. That is, the child of an object </text:span><text:span text:style-name="T16">X</text:span><text:span text:style-name="T22"> is the last object in the source code whose definition contains </text:span><text:span text:style-name="T16">(LOC X)</text:span><text:span text:style-name="T22">; the sibling of that child is the next to last object in the source code that contains </text:span><text:span text:style-name="T16">(LOC X)</text:span><text:span text:style-name="T22">; and so on.</text:span></text:p>
        </text:list-item>
      </text:list>
      <text:p text:style-name="P6"/>
      <text:p text:style-name="P15"><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61318411295329" text:continue-list="list61316999866265" text:style-name="WWNum4">
        <text:list-item>
          <text:list>
            <text:list-item>
              <text:list>
                <text:list-item>
                  <text:p text:style-name="P99"><text:bookmark text:name="_3z7bk57"/><text:span text:style-name="T25">PACKAGE</text:span></text:p>
                </text:list-item>
              </text:list>
            </text:list-item>
          </text:list>
        </text:list-item>
      </text:list>
      <text:p text:style-name="P41"><text:span text:style-name="T16">&lt;PACKAGE package-name&gt;</text:span></text:p>
      <text:p text:style-name="P43"/>
      <text:p text:style-name="P41"><text:span text:style-name="T15">MDL package system</text:span></text:p>
      <text:p text:style-name="P43"/>
      <text:p text:style-name="P18"><text:span text:style-name="T15">PACKAGE</text:span> defines a group of <text:span text:style-name="T15">ATOM</text:span>s (i.e. variables and functions) with the <text:span text:style-name="T15">package-name</text:span> for potential later inclusion (via <text:span text:style-name="T15">USE</text:span> or <text:span text:style-name="T15">USE-WHEN</text:span>) in the project. A <text:span text:style-name="T15">PACKAGE</text:span> is often used to functionally group together library functions that can have a usage over many projects.</text:p>
      <text:p text:style-name="P18">Internally an <text:span text:style-name="T15">OBLIST</text:span> named <text:span text:style-name="T15">PACKAGE</text:span> is used in conjunction with <text:span text:style-name="T15">BLOCK</text:span> and <text:span text:style-name="T15">ENDBLOCK</text:span>. When you define a <text:span text:style-name="T15">PACKAGE</text:span> the following is happening:</text:p>
      <text:list xml:id="list2742469548" text:style-name="WWNum7">
        <text:list-item>
          <text:p text:style-name="P72">An external <text:span text:style-name="T15">OBLIST</text:span>, <text:span text:style-name="T15">package-name</text:span>, is created and added to the <text:span text:style-name="T15">OBLIST</text:span> <text:span text:style-name="T15">PACKAGE</text:span> (e.g. <text:span text:style-name="T15">FOO!-PACKAGE</text:span>).</text:p>
        </text:list-item>
        <text:list-item>
          <text:p text:style-name="P72">An internal <text:span text:style-name="T15">OBLIST</text:span>, <text:span text:style-name="T15">Ipackage-name</text:span>, is created and added to the <text:span text:style-name="T15">OBLIST</text:span> <text:span text:style-name="T15">package-name</text:span> (e.g. <text:span text:style-name="T15">IFOO!-FOO!-PACKAGE</text:span>).</text:p>
        </text:list-item>
        <text:list-item>
          <text:p text:style-name="P77">A <text:span text:style-name="T15">BLOCK</text:span> is started with the <text:span text:style-name="T15">OBLIST</text:span>s (in this order) <text:span text:style-name="T15">Ipackage-name</text:span>, <text:span text:style-name="T15">package-name</text:span> and <text:span text:style-name="T15">&lt;ROOT&gt;</text:span> (e.g. <text:span text:style-name="T15">IFOO</text:span>, <text:span text:style-name="T15">FOO</text:span>, <text:span text:style-name="T15">&lt;ROOT&gt;</text:span>).</text:p>
        </text:list-item>
      </text:list>
      <text:p text:style-name="P18">This means that every <text:span text:style-name="T15">ATOM</text:span> that is created inside the <text:span text:style-name="T15">PACKAGE</text:span> ends up on the internal <text:span text:style-name="T15">OBLIST</text:span> first. If <text:span text:style-name="T15">ENTRY</text:span> is used the <text:span text:style-name="T15">ATOM</text:span> is created/moved to the external <text:span text:style-name="T15">OBLIST</text:span> and finally <text:span text:style-name="T15">RENTRY</text:span> creates/moves the <text:span text:style-name="T15">ATOM</text:span> to the <text:span text:style-name="T15">ROOT</text:span> <text:span text:style-name="T15">OBLIST</text:span>.</text:p>
      <text:p text:style-name="P18">The <text:span text:style-name="T15">PACKAGE</text:span> definition is ended by <text:span text:style-name="T15">END-PACKAGE</text:span> (in fact an <text:span text:style-name="T15">ENDBLOCK</text:span>) which restores the <text:span text:style-name="T15">OBLIST</text:span>s to the state they had before the <text:span text:style-name="T15">PACKAGE</text:span> definition began.</text:p>
      <text:p text:style-name="P18">When you decide to use a package by <text:span text:style-name="T15">USE</text:span> or <text:span text:style-name="T15">USE-WHEN</text:span> the <text:span text:style-name="T15">OBLIST</text:span> <text:span text:style-name="T15">package-name</text:span> is copied and added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18">Note that a <text:span text:style-name="T15">PACKAGE</text:span> can be defined additive (i.e. multiple <text:span text:style-name="T15">PACKAGE</text:span> definitions with the same <text:span text:style-name="T15">package-name</text:span> is added together to one <text:span text:style-name="T15">PACKAGE</text:span>).</text:p>
      <text:p text:style-name="P18">ZILF has three packages predefined in <text:span text:style-name="T15">&lt;MOBLIST PACKAGE&gt;</text:span>; <text:span text:style-name="T15">NEWSTRUC</text:span>, <text:span text:style-name="T15">ZIL</text:span> and <text:span text:style-name="T15">ZILCH</text:span>. They are all empty and are only there for compatibility (all <text:span text:style-name="T15">ATOM</text:span>s in these packages are already in ZILF).</text:p>
      <text:p text:style-name="P18">See <text:span text:style-name="T15">DEFINITIONS</text:span>, <text:span text:style-name="T15">ENDPACKAGE</text:span>, <text:span text:style-name="T15">ENTRY</text:span>, <text:span text:style-name="T15">RENTRY</text:span>, <text:span text:style-name="T15">USE</text:span> and <text:span text:style-name="T15">USE-WHEN</text:span>.</text:p>
      <text:p text:style-name="P18">Examples:</text:p>
      <text:p text:style-name="P18"><text:span text:style-name="T15"><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8"><text:span text:style-name="T15"><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8"><text:span text:style-name="T15"><text:tab/>;"PACKAGEs can be defined additive"<text:line-break/><text:tab/>&lt;PACKAGE "FOO"&gt;<text:line-break/><text:tab/>&lt;SETG DBL-ANSWER &lt;* ,ANSWER 2&gt;&gt;<text:line-break/><text:tab/>&lt;ENTRY DBL-ANSWER&gt;<text:line-break/><text:tab/>&lt;ENDPACKAGE&gt;</text:span></text:p>
      <text:p text:style-name="P58"><text:span text:style-name="T15">,ANSWER!-FOO!-PACKAGE<text:tab/><text:tab/><text:tab/><text:tab/><text:tab/><text:tab/>--&gt;<text:tab/>42<text:line-break/><text:tab/>,DBL-ANSWER!-FOO!-PACKAGE<text:tab/><text:tab/><text:tab/><text:tab/><text:tab/>--&gt;<text:tab/>84</text:span></text:p>
      <text:p text:style-name="P58"><text:span text:style-name="T15">;"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61317398821467" text:continue-list="list61318411295329" text:style-name="WWNum4">
        <text:list-item>
          <text:list>
            <text:list-item>
              <text:list>
                <text:list-item>
                  <text:p text:style-name="P99"><text:bookmark text:name="_2eclud0"/><text:span text:style-name="T25">PARSE</text:span></text:p>
                </text:list-item>
              </text:list>
            </text:list-item>
          </text:list>
        </text:list-item>
      </text:list>
      <text:p text:style-name="P41"><text:span text:style-name="T16">&lt;PARSE text [10] [lookup-oblist]&gt;</text:span></text:p>
      <text:p text:style-name="P43"/>
      <text:p text:style-name="P41"><text:span text:style-name="T15">MDL built-in</text:span></text:p>
      <text:p text:style-name="P43"/>
      <text:p text:style-name="P18"><text:span text:style-name="T15">PARSE</text:span> takes a string, <text:span text:style-name="T15">text</text:span>, and returns the first MDL object encountered in it. If <text:span text:style-name="T15">lookup-oblist</text:span> is supplied, <text:span text:style-name="T15">PARSE</text:span> looks for potential <text:span text:style-name="T15">ATOM</text:span>s on this <text:span text:style-name="T15">OBLIST</text:span>. If no <text:span text:style-name="T15">lookup-oblist</text:span> is supplied, <text:span text:style-name="T15">.OBLIST</text:span> is used.</text:p>
      <text:p text:style-name="P18">ZILF requires that the second argument is <text:span text:style-name="T15">10</text:span> if a <text:span text:style-name="T15">lookup-oblist</text:span> is supplied.</text:p>
      <text:p text:style-name="P18">Examples:</text:p>
      <text:p text:style-name="P18"><text:soft-page-break/><text:tab/><text:span text:style-name="T15">&lt;PARSE "FOO"&gt;<text:tab/><text:tab/><text:tab/><text:tab/><text:tab/><text:tab/>--&gt;<text:tab/>FOO</text:span></text:p>
      <text:p text:style-name="P18"><text:span text:style-name="T15"><text:tab/>&lt;PARSE "+"&gt;<text:tab/><text:tab/><text:tab/><text:tab/><text:tab/><text:tab/>--&gt;<text:tab/>+<text:line-break/><text:tab/>&lt;PARSE "+" 10 &lt;GETPROP PACKAGE OBLIST&gt;&gt;<text:tab/>--&gt;<text:tab/>+!-PACKAGE</text:span></text:p>
      <text:p text:style-name="P18"><text:span text:style-name="T15"><text:tab/>&lt;PARSE "23"&gt;<text:tab/><text:tab/><text:tab/><text:tab/><text:tab/><text:tab/>--&gt;<text:tab/>23</text:span></text:p>
      <text:p text:style-name="P18"><text:span text:style-name="T15"><text:tab/>&lt;PARSE "(1 2 3)"&gt;<text:tab/><text:tab/><text:tab/><text:tab/><text:tab/>--&gt;<text:tab/>(1 2 3)</text:span></text:p>
      <text:p text:style-name="P18"><text:span text:style-name="T15"><text:tab/>&lt;PARSE "&lt;+ 12 34&gt;"&gt;<text:tab/><text:tab/><text:tab/><text:tab/><text:tab/>--&gt;<text:tab/>&lt;+ 12 34&gt;<text:line-break/><text:tab/>&lt;PARSE "%&lt;+ 12 34&gt;"&gt;<text:tab/><text:tab/><text:tab/><text:tab/>--&gt;<text:tab/>46</text:span></text:p>
      <text:p text:style-name="P18"><text:span text:style-name="T15"><text:tab/>&lt;PARSE "&lt;+ .A .B&gt;" 10 &lt;MOBLIST OB&gt;&gt;<text:line-break/><text:tab/><text:tab/><text:tab/>--&gt;<text:tab/>&lt;+!-OB &lt;LVAL!-OB A!-OB&gt; &lt;LVAL!-OB B!-OB&gt;&gt;</text:span></text:p>
      <text:p text:style-name="P18"><text:span text:style-name="T15"><text:tab/>&lt;PARSE " "&gt;<text:tab/><text:tab/><text:tab/><text:tab/>--&gt;<text:tab/>ERROR (No expression)</text:span></text:p>
      <text:p text:style-name="P18"><text:span text:style-name="T15"><text:tab/>&lt;PARSE "1 2 3"&gt;<text:tab/><text:tab/><text:tab/>--&gt;<text:tab/>1 (Only 1st expression)</text:span></text:p>
      <text:p text:style-name="P94"><text:bookmark text:name="_uagkh4g68sm4"/>PICFILE</text:p>
      <text:list xml:id="list61318349655577" text:continue-numbering="true" text:style-name="WWNum4">
        <text:list-item>
          <text:list>
            <text:list-item>
              <text:list>
                <text:list-item>
                  <text:p text:style-name="P8"><text:span text:style-name="T15">&lt;PIC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61318333560163" text:continue-numbering="true" text:style-name="WWNum4">
        <text:list-item>
          <text:list>
            <text:list-item>
              <text:list>
                <text:list-item>
                  <text:p text:style-name="P99"><text:bookmark text:name="_yoal25lo9g0s"/><text:span text:style-name="T25">PLTABLE</text:span></text:p>
                </text:list-item>
              </text:list>
            </text:list-item>
          </text:list>
        </text:list-item>
      </text:list>
      <text:p text:style-name="P41"><text:span text:style-name="T16">&lt;P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1317910622342" text:continue-numbering="true" text:style-name="WWNum4">
        <text:list-item>
          <text:list>
            <text:list-item>
              <text:list>
                <text:list-item>
                  <text:p text:style-name="P99"><text:bookmark text:name="_3dhjn8m"/><text:span text:style-name="T25">PNAME</text:span></text:p>
                </text:list-item>
              </text:list>
            </text:list-item>
          </text:list>
        </text:list-item>
      </text:list>
      <text:p text:style-name="P41"><text:span text:style-name="T16">&lt;PNAME atom&gt;</text:span></text:p>
      <text:p text:style-name="P43"/>
      <text:p text:style-name="P41"><text:span text:style-name="T15">MDL built-in</text:span></text:p>
      <text:p text:style-name="P43"/>
      <text:p text:style-name="P18"><text:span text:style-name="T15">PNAME</text:span> ("printed name") returns a newly created string copy of the <text:span text:style-name="T15">atom</text:span>’s pname. <text:span text:style-name="T15">PNAME</text:span> never prints an <text:span text:style-name="T15">ATOM</text:span>s trailers, unlike <text:span text:style-name="T15">UNPARSE</text:span>, and is therefore quicker.</text:p>
      <text:p text:style-name="P18">See <text:span text:style-name="T14">The MDL Programming Language, chapter 15</text:span>.</text:p>
      <text:p text:style-name="P18">Examples:</text:p>
      <text:p text:style-name="P18"><text:span text:style-name="T15"><text:tab/>&lt;PNAME FOO&gt;<text:tab/><text:tab/><text:tab/><text:tab/>--&gt;<text:tab/>"FOO"</text:span></text:p>
      <text:p text:style-name="P18"><text:span text:style-name="T15"><text:tab/>&lt;PNAME FOO!-NEW-OBLIST&gt;<text:tab/><text:tab/>--&gt;<text:tab/>"FOO"<text:line-break/><text:tab/>&lt;UNPARSE FOO!-NEW-OBLIST&gt;<text:tab/>--&gt;<text:tab/>"FOO!-NEW-OBLIST"</text:span></text:p>
      <text:list xml:id="list61316955809595" text:continue-numbering="true" text:style-name="WWNum4">
        <text:list-item>
          <text:list>
            <text:list-item>
              <text:list>
                <text:list-item>
                  <text:p text:style-name="P99"><text:bookmark text:name="_1smtxgf"/><text:span text:style-name="T25">PREP-SYNONYM</text:span></text:p>
                </text:list-item>
              </text:list>
            </text:list-item>
          </text:list>
        </text:list-item>
      </text:list>
      <text:p text:style-name="P41"><text:span text:style-name="T16">&lt;PREP-SYNONYM original synonyms ...&gt;</text:span></text:p>
      <text:p text:style-name="P43"/>
      <text:p text:style-name="P41"><text:span text:style-name="T15">ZIL parser library</text:span></text:p>
      <text:p text:style-name="P43"/>
      <text:p text:style-name="P40"><text:soft-page-break/><text:span text:style-name="T15">PREP-SYNONYM</text:span> creates one or more <text:span text:style-name="T15">synonyms</text:span> to the <text:span text:style-name="T15">original</text:span> preposition.</text:p>
      <text:p text:style-name="P40">ZILF treats <text:span text:style-name="T15">PREP-SYNONYM</text:span> as an alias to <text:span text:style-name="T15">SYNONYM</text:span>.<text:span text:style-name="T15"> </text:span></text:p>
      <text:list xml:id="list61318482897816" text:continue-numbering="true" text:style-name="WWNum4">
        <text:list-item>
          <text:list>
            <text:list-item>
              <text:list>
                <text:list-item>
                  <text:p text:style-name="P95"><text:bookmark text:name="_4cmhg48"/><text:span text:style-name="T25">PRIMTYPE</text:span></text:p>
                </text:list-item>
              </text:list>
            </text:list-item>
          </text:list>
        </text:list-item>
      </text:list>
      <text:p text:style-name="P41"><text:span text:style-name="T16">&lt;PRIMTYPE value&gt;</text:span></text:p>
      <text:p text:style-name="P41"/>
      <text:p text:style-name="P41"><text:span text:style-name="T15">MDL built-in</text:span></text:p>
      <text:p text:style-name="P41"/>
      <text:p text:style-name="P15"><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PRIMTYPE !\A&gt;</text:span><text:tab/><text:tab/><text:span text:style-name="T16">--&gt; <text:tab/>FIX</text:span></text:p>
      <text:p text:style-name="P41"><text:span text:style-name="T16">&lt;PRIMTYPE &lt;+1 2&gt;&gt;<text:tab/>--&gt; <text:tab/>FIX</text:span></text:p>
      <text:p text:style-name="P41"><text:span text:style-name="T16">&lt;PRIMTYPE "ABC"&gt;</text:span><text:tab/><text:span text:style-name="T16">--&gt; <text:tab/>STRING</text:span></text:p>
      <text:list xml:id="list61317036930998" text:continue-numbering="true" text:style-name="WWNum4">
        <text:list-item>
          <text:list>
            <text:list-item>
              <text:list>
                <text:list-item>
                  <text:p text:style-name="P99"><text:bookmark text:name="_2rrrqc1"/><text:span text:style-name="T25">PRIN1</text:span></text:p>
                </text:list-item>
              </text:list>
            </text:list-item>
          </text:list>
        </text:list-item>
      </text:list>
      <text:p text:style-name="P41"><text:span text:style-name="T16">&lt;PRIN1 value [channel]&gt;</text:span></text:p>
      <text:p text:style-name="P42"/>
      <text:p text:style-name="P41"><text:span text:style-name="T16">MDL </text:span><text:span text:style-name="T15">built-in</text:span></text:p>
      <text:p text:style-name="P22"/>
      <text:p text:style-name="P15"><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1">Examples:</text:p>
      <text:p text:style-name="P21"><text:span text:style-name="T15"><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61318748689385" text:continue-numbering="true" text:style-name="WWNum4">
        <text:list-item>
          <text:list>
            <text:list-item>
              <text:list>
                <text:list-item>
                  <text:p text:style-name="P99"><text:bookmark text:name="_16x20ju"/><text:span text:style-name="T25">PRINC</text:span></text:p>
                </text:list-item>
              </text:list>
            </text:list-item>
          </text:list>
        </text:list-item>
      </text:list>
      <text:p text:style-name="P41"><text:span text:style-name="T16">&lt;PRINC value [channel]&gt;</text:span></text:p>
      <text:p text:style-name="P42"/>
      <text:p text:style-name="P41"><text:span text:style-name="T16">MDL </text:span><text:span text:style-name="T15">built-in</text:span></text:p>
      <text:p text:style-name="P22"/>
      <text:p text:style-name="P15"><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1">Examples:</text:p>
      <text:p text:style-name="P21"><text:span text:style-name="T16"><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61316833405332" text:continue-numbering="true" text:style-name="WWNum4">
        <text:list-item>
          <text:list>
            <text:list-item>
              <text:list>
                <text:list-item>
                  <text:p text:style-name="P99"><text:bookmark text:name="_3qwpj7n"/><text:span text:style-name="T25">PRINT</text:span></text:p>
                </text:list-item>
              </text:list>
            </text:list-item>
          </text:list>
        </text:list-item>
      </text:list>
      <text:p text:style-name="P41"><text:span text:style-name="T16">&lt;PRINT value [channel]&gt;</text:span></text:p>
      <text:p text:style-name="P42"/>
      <text:p text:style-name="P41"><text:span text:style-name="T16">MDL </text:span><text:span text:style-name="T15">built-in</text:span></text:p>
      <text:p text:style-name="P22"/>
      <text:p text:style-name="P15"><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1">Examples:</text:p>
      <text:p text:style-name="P21"><text:span text:style-name="T16"><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61317957772230" text:continue-numbering="true" text:style-name="WWNum4">
        <text:list-item>
          <text:list>
            <text:list-item>
              <text:list>
                <text:list-item>
                  <text:p text:style-name="P99"><text:bookmark text:name="_261ztfg"/><text:soft-page-break/><text:span text:style-name="T25">PRINT-MANY</text:span></text:p>
                </text:list-item>
              </text:list>
            </text:list-item>
          </text:list>
        </text:list-item>
      </text:list>
      <text:p text:style-name="P41"><text:span text:style-name="T16">&lt;PRINT-MANY channel printer items ...&gt;</text:span></text:p>
      <text:p text:style-name="P43"/>
      <text:p text:style-name="P41"><text:span text:style-name="T15">ZIL library </text:span></text:p>
      <text:p text:style-name="P43"/>
      <text:p text:style-name="P18"><text:span text:style-name="T15">PRINT-MANY</text:span> prints multiple <text:span text:style-name="T15">items</text:span> to <text:span text:style-name="T15">channel</text:span> with the <text:span text:style-name="T15">printer</text:span>. The <text:span text:style-name="T15">printer</text:span> is usually <text:span text:style-name="T15">PRINT</text:span>, <text:span text:style-name="T15">PRINC</text:span> or <text:span text:style-name="T15">PRIN1</text:span> but could actually be any <text:span text:style-name="T15">FUNCTION</text:span> that takes one argument. The <text:span text:style-name="T15">printer</text:span> is called repeatedly with one <text:span text:style-name="T15">item</text:span> at a time until the list of <text:span text:style-name="T15">items</text:span> is exhausted.</text:p>
      <text:p text:style-name="P18">If <text:span text:style-name="T15">PRMANY-CRLF</text:span> is given as an <text:span text:style-name="T15">item</text:span>, a <text:span text:style-name="T15">CRLF</text:span> is printed at that position. </text:p>
      <text:p text:style-name="P18">Examples:</text:p>
      <text:p text:style-name="P58"><text:span text:style-name="T15">&lt;PRINT-MANY .OUTCHAN PRINC "Hello" !\! PRMANY-CRLF&gt;<text:line-break/><text:tab/><text:tab/>--&gt;<text:tab/>Hello!\n</text:span></text:p>
      <text:p text:style-name="P58"><text:span text:style-name="T15">&lt;PRINT-MANY .OUTCHAN PRIN1 "string" !\c PRMANY-CRLF&gt;<text:line-break/><text:tab/><text:tab/>--&gt;<text:tab/>"string"!\c\n</text:span></text:p>
      <text:list xml:id="list61318671101870" text:continue-numbering="true" text:style-name="WWNum4">
        <text:list-item>
          <text:list>
            <text:list-item>
              <text:list>
                <text:list-item>
                  <text:p text:style-name="P99"><text:bookmark text:name="_l7a3n9"/><text:span text:style-name="T25">PRINTTYPE</text:span></text:p>
                </text:list-item>
              </text:list>
            </text:list-item>
          </text:list>
        </text:list-item>
      </text:list>
      <text:p text:style-name="P41"><text:span text:style-name="T16">&lt;PRINTTYPE atom [handler]&gt;</text:span></text:p>
      <text:p text:style-name="P43"/>
      <text:p text:style-name="P41"><text:span text:style-name="T15">MDL built-in</text:span></text:p>
      <text:p text:style-name="P43"/>
      <text:p text:style-name="P40"><text:span text:style-name="T15">PRINTTYPE</text:span> tells the <text:span text:style-name="T15">TYPE</text:span> <text:span text:style-name="T15">atom</text:span> how it should be printed (<text:span text:style-name="T15">PRIN1</text:span>-style). If <text:span text:style-name="T15">PRINT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EVALTYPE</text:span> and <text:span text:style-name="T15">NEWTYPE</text:span>.</text:p>
      <text:p text:style-name="P40">Examples:</text:p>
      <text:p text:style-name="P58"><text:span text:style-name="T15">&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58"><text:span text:style-name="T15">&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58"><text:span text:style-name="T15">&lt;NEWTYPE ROMAN FIX&gt;<text:line-break/><text:tab/>&lt;PRINTTYPE ROMAN ,ROMAN-PRINT&gt;<text:line-break/><text:tab/>&lt;==? &lt;PRINTTYPE ROMAN&gt; ,ROMAN-PRINT&gt;</text:span><text:line-break/><text:tab/><text:span text:style-name="T15">#ROMAN 1984<text:tab/><text:tab/><text:tab/><text:tab/><text:tab/><text:tab/>--&gt;<text:tab/>MCMLXXXIV</text:span></text:p>
      <text:p text:style-name="P58"><text:span text:style-name="T15">&lt;NEWTYPE ROMAN2 FIX&gt;<text:line-break/><text:tab/>&lt;PRINTTYPE ROMAN2 ROMAN&gt; ;"Copies active handler, if exists"<text:line-break/><text:tab/>#ROMAN2 2020<text:tab/><text:tab/><text:tab/><text:tab/><text:tab/><text:tab/>--&gt;<text:tab/>MMXX</text:span></text:p>
      <text:p text:style-name="P58"><text:span text:style-name="T15">&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58"><text:span text:style-name="T15">&lt;PRINTTYPE FIX ,ROMAN-PRINT&gt; ;"Works on built-in too!"<text:line-break/><text:tab/>23<text:tab/><text:tab/><text:tab/><text:tab/><text:tab/><text:tab/><text:tab/><text:tab/>--&gt;<text:tab/>XXIII</text:span></text:p>
      <text:p text:style-name="P58"><text:span text:style-name="T15">&lt;PRINTTYPE FORM &lt;FUNCTION (F) &lt;PRIN1 &lt;CHTYPE .F LIST&gt;&gt;&gt;&gt;<text:line-break/><text:tab/>&lt;FORM + 1 2&gt;<text:tab/><text:tab/><text:tab/><text:tab/><text:tab/><text:tab/>--&gt;<text:tab/>(+ I II)</text:span></text:p>
      <text:list xml:id="list61317835333966" text:continue-numbering="true" text:style-name="WWNum4">
        <text:list-item>
          <text:list>
            <text:list-item>
              <text:list>
                <text:list-item>
                  <text:p text:style-name="P99"><text:bookmark text:name="_356xmb2"/><text:span text:style-name="T25">PROG</text:span></text:p>
                </text:list-item>
              </text:list>
            </text:list-item>
          </text:list>
        </text:list-item>
      </text:list>
      <text:p text:style-name="P41"><text:span text:style-name="T16">&lt;PROG [activation] (bindings ...) [decl] expressions ...&gt;</text:span></text:p>
      <text:p text:style-name="P42"/>
      <text:p text:style-name="P21"><text:span text:style-name="T16"><text:tab/>MDL </text:span><text:span text:style-name="T15">built-in</text:span></text:p>
      <text:p text:style-name="P22"/>
      <text:p text:style-name="P15"><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PROG ((X 1)) #DECL ((X) FIX) <text:line-break/><text:tab/><text:tab/>&lt;PROG ((X 2)) &lt;PRIN1 .X&gt;&gt; &lt;PRIN1 .X&gt;&gt;<text:line-break/><text:tab/>--&gt; "21"</text:span></text:p>
      <text:p text:style-name="P15"><text:soft-page-break/><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61317366460429" text:continue-numbering="true" text:style-name="WWNum4">
        <text:list-item>
          <text:list>
            <text:list-item>
              <text:list>
                <text:list-item>
                  <text:p text:style-name="P99"><text:bookmark text:name="_1kc7wiv"/><text:span text:style-name="T25">PROPDEF</text:span></text:p>
                </text:list-item>
              </text:list>
            </text:list-item>
          </text:list>
        </text:list-item>
      </text:list>
      <text:p text:style-name="P41"><text:span text:style-name="T16">&lt;PROPDEF atom default-value spec ...&gt; **F</text:span></text:p>
      <text:list xml:id="list61317536791769" text:continue-numbering="true" text:style-name="WWNum4">
        <text:list-item>
          <text:list>
            <text:list-item>
              <text:list>
                <text:list-item>
                  <text:p text:style-name="P99"><text:bookmark text:name="_44bvf6o"/><text:span text:style-name="T25">PTABLE</text:span></text:p>
                </text:list-item>
              </text:list>
            </text:list-item>
          </text:list>
        </text:list-item>
      </text:list>
      <text:p text:style-name="P41"><text:span text:style-name="T16">&lt;P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61318195577048" text:continue-numbering="true" text:style-name="WWNum4">
        <text:list-item>
          <text:list>
            <text:list-item>
              <text:list>
                <text:list-item>
                  <text:p text:style-name="P99"><text:bookmark text:name="_2jh5peh"/><text:span text:style-name="T25">PUT</text:span></text:p>
                </text:list-item>
              </text:list>
            </text:list-item>
          </text:list>
        </text:list-item>
      </text:list>
      <text:p text:style-name="P41"><text:span text:style-name="T16">&lt;PUT structure index new-value&gt;</text:span></text:p>
      <text:p text:style-name="P42"/>
      <text:p text:style-name="P41"><text:span text:style-name="T16">MDL </text:span><text:span text:style-name="T15">built-in</text:span></text:p>
      <text:p text:style-name="P42"/>
      <text:p text:style-name="P15"><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SETG STRUCT (1 2 3 4)&gt;<text:line-break/><text:tab/>&lt;PUT ,STRUCT 2 5&gt;<text:tab/><text:tab/>--&gt; <text:tab/>STRUCT = (1 5 3 4)</text:span></text:p>
      <text:list xml:id="list61317780732216" text:continue-numbering="true" text:style-name="WWNum4">
        <text:list-item>
          <text:list>
            <text:list-item>
              <text:list>
                <text:list-item>
                  <text:p text:style-name="P99"><text:bookmark text:name="_ymfzma"/><text:span text:style-name="T25">PUT-DECL</text:span></text:p>
                </text:list-item>
              </text:list>
            </text:list-item>
          </text:list>
        </text:list-item>
      </text:list>
      <text:p text:style-name="P41"><text:span text:style-name="T16">&lt;PUT-DECL item pattern&gt;<text:line-break/><text:line-break/>MDL </text:span><text:span text:style-name="T15">built-in</text:span></text:p>
      <text:p text:style-name="P43"/>
      <text:p text:style-name="P18"><text:span text:style-name="T15">PUT-DECL</text:span> defines an alias, <text:span text:style-name="T15">item</text:span>, for a <text:span text:style-name="T15">pattern</text:span>. See <text:span text:style-name="T15">DECL?</text:span>, <text:span text:style-name="T15">GDECL</text:span> and <text:span text:style-name="T15">GET-DECL</text:span> for more on declaration patterns.</text:p>
      <text:p text:style-name="P18">Examples:</text:p>
      <text:p text:style-name="P18"><text:tab/><text:span text:style-name="T15">&lt;DECL? T BOOLEAN&gt;<text:tab/><text:tab/><text:tab/><text:tab/><text:tab/>--&gt;<text:tab/>Error</text:span></text:p>
      <text:p text:style-name="P18"><text:span text:style-name="T15"><text:tab/>&lt;PUT-DECL BOOLEAN '&lt;OR ATOM FALSE&gt;&gt;<text:line-break/><text:tab/>&lt;DECL? T BOOLEAN&gt;<text:tab/><text:tab/><text:tab/><text:tab/><text:tab/>--&gt;<text:tab/>T<text:line-break/><text:tab/>&lt;DECL? "Hi" BOOLEAN&gt;<text:tab/><text:tab/><text:tab/><text:tab/>--&gt;<text:tab/>#FALSE</text:span></text:p>
      <text:p text:style-name="P94"><text:bookmark text:name="_ioyxaf8hq901"/>PUT-PURE-HERE</text:p>
      <text:p text:style-name="P41"><text:span text:style-name="T15">&lt;PUT-PURE-HERE&gt;</text:span></text:p>
      <text:p text:style-name="P43"/>
      <text:p text:style-name="P41"><text:span text:style-name="T15">ZIL library</text:span></text:p>
      <text:p text:style-name="P43"/>
      <text:p text:style-name="P18">ZILF ignores this and always returns <text:span text:style-name="T15">FALSE</text:span>.</text:p>
      <text:list xml:id="list61317810188984" text:continue-numbering="true" text:style-name="WWNum4">
        <text:list-item>
          <text:list>
            <text:list-item>
              <text:list>
                <text:list-item>
                  <text:p text:style-name="P99"><text:bookmark text:name="_3im3ia3"/><text:span text:style-name="T25">PUTB</text:span></text:p>
                </text:list-item>
              </text:list>
            </text:list-item>
          </text:list>
        </text:list-item>
      </text:list>
      <text:p text:style-name="P41"><text:span text:style-name="T16">&lt;PUTB table index new-value&gt;</text:span></text:p>
      <text:p text:style-name="P42"><text:soft-page-break/></text:p>
      <text:p text:style-name="P41"><text:span text:style-name="T16">ZIL library</text:span></text:p>
      <text:p text:style-name="P42"/>
      <text:p text:style-name="P15"><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5"><text:span text:style-name="T7">TABLE</text:span><text:span text:style-name="T3"> </text:span>is a ZIL-specific<text:span text:style-name="T3"> structure that can be used both outside and inside ROUTINES. </text:span><text:span text:style-name="T7">PUTB</text:span><text:span text:style-name="T3"> is equivalent to the Z-code </text:span>built-in<text:span text:style-name="T3"> </text:span><text:span text:style-name="T7">PUTB</text:span><text:span text:style-name="T3">. </text:span></text:p>
      <text:p text:style-name="P15"><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PUTB ,MYTABLE 1 !\A&gt;<text:tab/><text:tab/>--&gt;<text:tab/>Stores character A at<text:line-break/><text:tab/><text:tab/><text:tab/><text:tab/><text:tab/><text:tab/><text:tab/><text:tab/>position 1 in MYTABLE</text:span></text:p>
      <text:list xml:id="list61318686811429" text:continue-numbering="true" text:style-name="WWNum4">
        <text:list-item>
          <text:list>
            <text:list-item>
              <text:list>
                <text:list-item>
                  <text:p text:style-name="P99"><text:bookmark text:name="_1xrdshw"/><text:span text:style-name="T25">PUTPROP</text:span></text:p>
                </text:list-item>
              </text:list>
            </text:list-item>
          </text:list>
        </text:list-item>
      </text:list>
      <text:p text:style-name="P41"><text:span text:style-name="T16">&lt;PUTPROP item indicator [value]&gt;</text:span></text:p>
      <text:list xml:id="list61318183460971" text:continue-numbering="true" text:style-name="WWNum4">
        <text:list-item>
          <text:list>
            <text:list-item>
              <text:list>
                <text:list-item>
                  <text:p text:style-name="P99"><text:bookmark text:name="_4hr1b5p"/><text:span text:style-name="T25">PUTREST</text:span></text:p>
                </text:list-item>
              </text:list>
            </text:list-item>
          </text:list>
        </text:list-item>
      </text:list>
      <text:p text:style-name="P41"><text:span text:style-name="T16">&lt;PUTREST list new-rest&gt;</text:span></text:p>
      <text:list xml:id="list61318711143419" text:continue-numbering="true" text:style-name="WWNum4">
        <text:list-item>
          <text:list>
            <text:list-item>
              <text:list>
                <text:list-item>
                  <text:p text:style-name="P99"><text:bookmark text:name="_2wwbldi"/><text:span text:style-name="T25">QUIT</text:span></text:p>
                </text:list-item>
              </text:list>
            </text:list-item>
          </text:list>
        </text:list-item>
      </text:list>
      <text:p text:style-name="P41"><text:span text:style-name="T16">&lt;QUIT [exit-code]&gt;</text:span></text:p>
      <text:p text:style-name="P43"/>
      <text:p text:style-name="P41"><text:span text:style-name="T15">MDL built-in</text:span></text:p>
      <text:p text:style-name="P43"/>
      <text:p text:style-name="P18"><text:span text:style-name="T15">QUIT</text:span> exits ZILF (interpreter mode) and returns to the operating system with <text:span text:style-name="T15">exit-code</text:span>.</text:p>
      <text:p text:style-name="P18">Example:</text:p>
      <text:p text:style-name="P18"><text:tab/><text:span text:style-name="T15">&lt;QUIT&gt;</text:span></text:p>
      <text:list xml:id="list61318394538764" text:continue-numbering="true" text:style-name="WWNum4">
        <text:list-item>
          <text:list>
            <text:list-item>
              <text:list>
                <text:list-item>
                  <text:p text:style-name="P99"><text:bookmark text:name="_1c1lvlb"/><text:span text:style-name="T25">QUOTE</text:span></text:p>
                </text:list-item>
              </text:list>
            </text:list-item>
          </text:list>
        </text:list-item>
      </text:list>
      <text:p text:style-name="P41"><text:span text:style-name="T16">&lt;QUOTE value&gt;<text:line-break/>'value<text:tab/><text:tab/><text:tab/><text:tab/><text:tab/>;"Alternative syntax"</text:span></text:p>
      <text:p text:style-name="P41"><text:span text:style-name="T16">MDL </text:span><text:span text:style-name="T15">built-in</text:span></text:p>
      <text:p text:style-name="P42"/>
      <text:p text:style-name="P15"><text:span text:style-name="T7">QUOTE</text:span><text:span text:style-name="T10"> returns </text:span><text:span text:style-name="T8">value</text:span><text:span text:style-name="T10"> unevaluated.</text:span></text:p>
      <text:p text:style-name="P15"><text:span text:style-name="T10">Examples:</text:span></text:p>
      <text:p text:style-name="P15"><text:span text:style-name="T7"><text:tab/>&lt;SET F &lt;QUOTE &lt;+ 1 2&gt;&gt;<text:tab/>--&gt;<text:tab/>Or &lt;SET F '&lt;+ 1 2&gt;&gt;<text:line-break/><text:tab/>.F<text:tab/><text:tab/><text:tab/><text:tab/><text:tab/>--&gt;<text:tab/>&lt;+ 1 2&gt;<text:line-break/><text:tab/>&lt;EVAL .F&gt;<text:tab/><text:tab/><text:tab/><text:tab/>--&gt;<text:tab/>3</text:span></text:p>
      <text:p text:style-name="P15"><text:span text:style-name="T15"><text:tab/>'%&lt;+ 1 2&gt;<text:tab/><text:tab/><text:tab/><text:tab/>--&gt;<text:tab/>3</text:span></text:p>
      <text:list xml:id="list61317565910822" text:continue-numbering="true" text:style-name="WWNum4">
        <text:list-item>
          <text:list>
            <text:list-item>
              <text:list>
                <text:list-item>
                  <text:p text:style-name="P99"><text:bookmark text:name="_3w19e94"/><text:span text:style-name="T25">READSTRING</text:span></text:p>
                </text:list-item>
              </text:list>
            </text:list-item>
          </text:list>
        </text:list-item>
      </text:list>
      <text:p text:style-name="P41"><text:span text:style-name="T16">&lt;READSTRING </text:span><text:span text:style-name="T15">buffer-str</text:span><text:span text:style-name="T16"> channel [max-length-or-stop-chars]&gt;</text:span></text:p>
      <text:p text:style-name="P43"/>
      <text:p text:style-name="P41"><text:span text:style-name="T15">MDL built-in</text:span></text:p>
      <text:p text:style-name="P43"/>
      <text:p text:style-name="P40"><text:span text:style-name="T15">READSTRING</text:span> reads bytes from the <text:span text:style-name="T15">channel</text:span> into <text:span text:style-name="T15">buffer-str</text:span> and returns the number of bytes read into <text:span text:style-name="T15">buffer-str</text:span>. The <text:span text:style-name="T15">buffer-str</text:span> needs to have room for the input. For each call to <text:span text:style-name="T15">READSTRING</text:span> it either reads bytes to fill up the <text:span text:style-name="T15">buffer-str</text:span> or until <text:span text:style-name="T15">max-length-or-stop-chars</text:span> is reached. The <text:span text:style-name="T15">max-length-or-stop-chars</text:span> can be a <text:span text:style-name="T15">FIX</text:span> number of bytes or a <text:span text:style-name="T15">STRING</text:span> that halts input.</text:p>
      <text:p text:style-name="P40"><text:span text:style-name="T15">READSTRING</text:span> returns the actual number of bytes read and returns 0 when the EOF is reached.</text:p>
      <text:p text:style-name="P40">Example:</text:p>
      <text:p text:style-name="P40"><text:soft-page-break/><text:tab/>;<text:span text:style-name="T15">"ZILF ver 0.9"<text:line-break/><text:tab/>&lt;SET CH &lt;OPEN "READ" "../zillib/parser.zil"&gt;&gt;<text:line-break/><text:tab/>&lt;SET BUFFER &lt;ISTRING 10&gt;&gt;<text:line-break/><text:tab/>&lt;READSTRING .BUFFER .CH&gt;<text:tab/><text:tab/><text:tab/>--&gt;<text:tab/>10<text:line-break/><text:tab/>&lt;LVAL BUFFER&gt;<text:tab/><text:tab/><text:tab/><text:tab/><text:tab/>--&gt;<text:tab/>"\"Library h"<text:line-break/><text:tab/>&lt;READSTRING .BUFFER .CH 6&gt;<text:tab/><text:tab/>--&gt;<text:tab/>6<text:line-break/><text:tab/>&lt;LVAL BUFFER&gt;<text:tab/><text:tab/><text:tab/><text:tab/><text:tab/>--&gt;<text:tab/>"eader\"ry h"<text:line-break/><text:tab/>&lt;READSTRING .BUFFER .CH "ZIL"&gt;<text:tab/>--&gt;<text:tab/>10<text:line-break/><text:tab/>&lt;LVAL BUFFER&gt;<text:tab/><text:tab/><text:tab/><text:tab/><text:tab/>--&gt;<text:tab/>"\n\n&lt;SETG " <text:s/><text:line-break/><text:tab/>&lt;CLOSE .CH&gt;<text:tab/><text:tab/><text:tab/><text:tab/><text:tab/><text:tab/>;"\n = CR+LF"</text:span></text:p>
      <text:list xml:id="list61317130709054" text:continue-numbering="true" text:style-name="WWNum4">
        <text:list-item>
          <text:list>
            <text:list-item>
              <text:list>
                <text:list-item>
                  <text:p text:style-name="P99"><text:bookmark text:name="_2b6jogx"/><text:span text:style-name="T25">REMOVE</text:span></text:p>
                </text:list-item>
              </text:list>
            </text:list-item>
          </text:list>
        </text:list-item>
      </text:list>
      <text:p text:style-name="P41"><text:span text:style-name="T16">&lt;REMOVE pname oblist&gt;<text:line-break/>&lt;REMOVE atom&gt;</text:span></text:p>
      <text:p text:style-name="P43"/>
      <text:p text:style-name="P41"><text:span text:style-name="T15">MDL built-in</text:span></text:p>
      <text:p text:style-name="P43"/>
      <text:p text:style-name="P18">This <text:span text:style-name="T15">REMOVE</text:span>s the <text:span text:style-name="T15">ATOM</text:span> with <text:span text:style-name="T15">pname</text:span> from <text:span text:style-name="T15">oblist</text:span>. It returns <text:span text:style-name="T15">FALSE</text:span> If the <text:span text:style-name="T15">ATOM</text:span> is not on the <text:span text:style-name="T15">oblist</text:span>.</text:p>
      <text:p text:style-name="P18"><text:span text:style-name="T15">&lt;REMOVE atom&gt;</text:span> <text:span text:style-name="T15">REMOVE</text:span>s the atom from its <text:span text:style-name="T15">OBLIST</text:span>. <text:span text:style-name="T15">FALSE</text:span> is returned if it's not on its <text:span text:style-name="T15">OBLIST</text:span>. </text:p>
      <text:p text:style-name="P18">See <text:span text:style-name="T14">The MDL Programming Language, chapter 15</text:span>.</text:p>
      <text:p text:style-name="P18">Examples:</text:p>
      <text:p text:style-name="P18"><text:span text:style-name="T15"><text:tab/>FOO<text:line-break/><text:tab/>&lt;1 .OBLIST&gt;<text:tab/><text:tab/><text:tab/>--&gt;<text:tab/>(... ("FOO" FOO))<text:line-break/><text:tab/>&lt;REMOVE FOO&gt;<text:tab/><text:tab/><text:tab/><text:tab/><text:line-break/><text:tab/>&lt;1 .OBLIST&gt;<text:tab/><text:tab/><text:tab/>--&gt;<text:tab/>FOO is removed from &lt;1 .OBLIST&gt;</text:span></text:p>
      <text:p text:style-name="P58"><text:span text:style-name="T15">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61318009418556" text:continue-numbering="true" text:style-name="WWNum4">
        <text:list-item>
          <text:list>
            <text:list-item>
              <text:list>
                <text:list-item>
                  <text:p text:style-name="P99"><text:bookmark text:name="_qbtyoq"/><text:span text:style-name="T25">RENTRY</text:span></text:p>
                </text:list-item>
              </text:list>
            </text:list-item>
          </text:list>
        </text:list-item>
      </text:list>
      <text:p text:style-name="P41"><text:span text:style-name="T16">&lt;RENTRY atoms ...&gt;</text:span></text:p>
      <text:p text:style-name="P43"/>
      <text:p text:style-name="P41"><text:span text:style-name="T15">MDL package system</text:span></text:p>
      <text:p text:style-name="P43"/>
      <text:p text:style-name="P40"><text:span text:style-name="T15">RENTRY</text:span> creates/moves one or more <text:span text:style-name="T15">ATOM</text:span>s to <text:span text:style-name="T15">&lt;ROOT&gt;</text:span> in a <text:span text:style-name="T15">PACKAGE</text:span> or <text:span text:style-name="T15">DEFINITION</text:span>. <text:span text:style-name="T15">RENTRY</text:span> is only valid inside a <text:span text:style-name="T15">PACKAGE</text:span> or <text:span text:style-name="T15">DEFINITION</text:span>, if it's used outside an error is raised.</text:p>
      <text:p text:style-name="P40">See <text:span text:style-name="T15">DEFINITIONS</text:span>, <text:span text:style-name="T15">ENTRY</text:span>, <text:span text:style-name="T15">INCLUDE</text:span>, <text:span text:style-name="T15">INCLUDE-WHEN</text:span>, <text:span text:style-name="T15">PACKAGE</text:span>, <text:span text:style-name="T15">USE</text:span>, <text:span text:style-name="T15">USE-WHEN</text:span>.</text:p>
      <text:p text:style-name="P40">Examples:</text:p>
      <text:p text:style-name="P58"><text:span text:style-name="T15">&lt;REMOVE ANSWER&gt; ;"Secure that ATOM not on any OBLIST"<text:line-break/><text:tab/>&lt;PACKAGE "FOO"&gt;<text:line-break/><text:tab/>&lt;SETG ANSWER 42&gt;<text:line-break/><text:tab/>&lt;RENTRY ANSWER&gt;<text:line-break/><text:tab/>&lt;ENDPACKAGE&gt;</text:span></text:p>
      <text:p text:style-name="P58"><text:span text:style-name="T15">,ANSWER<text:tab/><text:tab/>--&gt;<text:tab/>42 ;”Accessible without previous USE” </text:span></text:p>
      <text:list xml:id="list61317288176175" text:continue-numbering="true" text:style-name="WWNum4">
        <text:list-item>
          <text:list>
            <text:list-item>
              <text:list>
                <text:list-item>
                  <text:p text:style-name="P99"><text:bookmark text:name="_3abhhcj"/><text:span text:style-name="T25">REPEAT</text:span></text:p>
                </text:list-item>
              </text:list>
            </text:list-item>
          </text:list>
        </text:list-item>
      </text:list>
      <text:p text:style-name="P41"><text:span text:style-name="T16">&lt;REPEAT [activation] (bindings ...) [decl] expressions ...&gt;</text:span></text:p>
      <text:p text:style-name="P42"/>
      <text:p text:style-name="P21"><text:span text:style-name="T16"><text:tab/>MDL </text:span><text:span text:style-name="T15">built-in</text:span></text:p>
      <text:p text:style-name="P22"/>
      <text:p text:style-name="P15"><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EPEAT ((X 1)) #DECL ((X) FIX) <text:line-break/><text:tab/><text:tab/>&lt;REPEAT ((X 2)) &lt;PRIN1 .X&gt; &lt;RETURN&gt;&gt; <text:line-break/><text:tab/><text:tab/>&lt;PRIN1 .X&gt; &lt;RETURN&gt;&gt;<text:line-break/><text:tab/>--&gt; "21"</text:span></text:p>
      <text:p text:style-name="P15"><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61318556219169" text:continue-numbering="true" text:style-name="WWNum4">
        <text:list-item>
          <text:list>
            <text:list-item>
              <text:list>
                <text:list-item>
                  <text:p text:style-name="P99"><text:bookmark text:name="_1pgrrkc"/><text:span text:style-name="T25">REPLACE-DEFINITION</text:span></text:p>
                </text:list-item>
              </text:list>
            </text:list-item>
          </text:list>
        </text:list-item>
      </text:list>
      <text:p text:style-name="P41"><text:span text:style-name="T16">&lt;REPLACE-DEFINITION name body ...&gt;</text:span></text:p>
      <text:p text:style-name="P42"/>
      <text:p text:style-name="P41"><text:soft-page-break/><text:span text:style-name="T16">ZIL library</text:span></text:p>
      <text:p text:style-name="P42"/>
      <text:p text:style-name="P15"><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5"><text:span text:style-name="T3">This is usually used when there is a library that is inserted (like "parser.zil") </text:span>where<text:span text:style-name="T3"> some definitions are possible to override.</text:span></text:p>
      <text:p text:style-name="P15"><text:span text:style-name="T3">Note that the </text:span><text:span text:style-name="T7">REPLACE-DEFINITION</text:span><text:span text:style-name="T3"> is required to appear before the </text:span><text:span text:style-name="T7">DEFAULT-DEFINITION</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text:span text:style-name="T3">See </text:span><text:span text:style-name="T15">DEFAULT-DEFINITION</text:span> and <text:span text:style-name="T15">REPLACE-DEFINITION</text:span>.<text:span text:style-name="T3">.</text:span></text:p>
      <text:list xml:id="list61316883877152" text:continue-numbering="true" text:style-name="WWNum4">
        <text:list-item>
          <text:list>
            <text:list-item>
              <text:list>
                <text:list-item>
                  <text:p text:style-name="P99"><text:bookmark text:name="_49gfa85"/><text:span text:style-name="T25">REST</text:span></text:p>
                </text:list-item>
              </text:list>
            </text:list-item>
          </text:list>
        </text:list-item>
      </text:list>
      <text:p text:style-name="P41"><text:span text:style-name="T16">&lt;REST structure [count]&gt;</text:span></text:p>
      <text:p text:style-name="P42"/>
      <text:p text:style-name="P41"><text:span text:style-name="T16">MDL natvive</text:span></text:p>
      <text:p text:style-name="P42"/>
      <text:p text:style-name="P15"><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 </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61317737665049" text:continue-numbering="true" text:style-name="WWNum4">
        <text:list-item>
          <text:list>
            <text:list-item>
              <text:list>
                <text:list-item>
                  <text:p text:style-name="P99"><text:bookmark text:name="_2olpkfy"/><text:span text:style-name="T25">RETURN</text:span></text:p>
                </text:list-item>
              </text:list>
            </text:list-item>
          </text:list>
        </text:list-item>
      </text:list>
      <text:p text:style-name="P41"><text:span text:style-name="T16">&lt;RETURN [value] [activation]&gt;</text:span></text:p>
      <text:p text:style-name="P42"/>
      <text:p text:style-name="P41"><text:span text:style-name="T16">MDL </text:span><text:span text:style-name="T15">built-in</text:span></text:p>
      <text:p text:style-name="P42"/>
      <text:p text:style-name="P15"><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5"><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5"><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5"><text:span text:style-name="T3">Examples:</text:span></text:p>
      <text:p text:style-name="P15"><text:span text:style-name="T3"><text:tab/></text:span><text:span text:style-name="T7">&lt;PROG () &lt;RETURN&gt;&gt;<text:tab/><text:tab/><text:tab/><text:tab/><text:tab/>--&gt;<text:tab/>T</text:span></text:p>
      <text:p text:style-name="P15"><text:span text:style-name="T7"><text:tab/>&lt;PROG ACT () <text:line-break/><text:tab/><text:tab/>&lt;PROG () &lt;RETURN 42 .ACT&gt;&gt;<text:line-break/><text:tab/>&lt;RETURN 43&gt;&gt;<text:tab/>;"Never reached"<text:tab/><text:tab/>--&gt;<text:tab/>42</text:span></text:p>
      <text:list xml:id="list61317774698242" text:continue-numbering="true" text:style-name="WWNum4">
        <text:list-item>
          <text:list>
            <text:list-item>
              <text:list>
                <text:list-item>
                  <text:p text:style-name="P99"><text:bookmark text:name="_13qzunr"/><text:span text:style-name="T25">ROOM</text:span></text:p>
                </text:list-item>
              </text:list>
            </text:list-item>
          </text:list>
        </text:list-item>
      </text:list>
      <text:p text:style-name="P41"><text:span text:style-name="T16">&lt;ROOM name (property value ...) ...&gt;</text:span></text:p>
      <text:list xml:id="list61318588107941" text:continue-numbering="true" text:style-name="WWNum4">
        <text:list-item>
          <text:list>
            <text:list-item>
              <text:list>
                <text:list-item>
                  <text:p text:style-name="P99"><text:bookmark text:name="_3nqndbk"/><text:span text:style-name="T25">ROOT</text:span></text:p>
                </text:list-item>
              </text:list>
            </text:list-item>
          </text:list>
        </text:list-item>
      </text:list>
      <text:p text:style-name="P41"><text:span text:style-name="T16">&lt;ROOT&gt;</text:span></text:p>
      <text:p text:style-name="P43"/>
      <text:p text:style-name="P41"><text:span text:style-name="T15">MDL built-in</text:span></text:p>
      <text:p text:style-name="P43"/>
      <text:p text:style-name="P18"><text:soft-page-break/><text:span text:style-name="T15">ROOT</text:span> returns the <text:span text:style-name="T15">OBLIST</text:span> containing names of primitives (the same as <text:span text:style-name="T15">&lt;2 .OBLIST&gt;</text:span>). Initially it contains all predefined <text:span text:style-name="T15">SUBR</text:span>s or <text:span text:style-name="T15">FSUBR</text:span>s, as well as <text:span text:style-name="T15">OBLIST</text:span>, <text:span text:style-name="T15">DEFAULT</text:span>, <text:span text:style-name="T15">T</text:span>, etc.</text:p>
      <text:p text:style-name="P18">See <text:span text:style-name="T14">The MDL Programming Language, chapter 15</text:span>.</text:p>
      <text:list xml:id="list61317871023029" text:continue-numbering="true" text:style-name="WWNum4">
        <text:list-item>
          <text:list>
            <text:list-item>
              <text:list>
                <text:list-item>
                  <text:p text:style-name="P99"><text:bookmark text:name="_22vxnjd"/><text:span text:style-name="T25">ROUTINE</text:span></text:p>
                </text:list-item>
              </text:list>
            </text:list-item>
          </text:list>
        </text:list-item>
      </text:list>
      <text:p text:style-name="P41"><text:span text:style-name="T16">&lt;ROUTINE name [activation-atom] arg-list body ...&gt; **F</text:span></text:p>
      <text:list xml:id="list61318237059476" text:continue-numbering="true" text:style-name="WWNum4">
        <text:list-item>
          <text:list>
            <text:list-item>
              <text:list>
                <text:list-item>
                  <text:p text:style-name="P99"><text:bookmark text:name="_i17xr6"/><text:span text:style-name="T25">ROUTINE-FLAGS</text:span></text:p>
                </text:list-item>
              </text:list>
            </text:list-item>
          </text:list>
        </text:list-item>
      </text:list>
      <text:p text:style-name="P41"><text:span text:style-name="T16">&lt;ROUTINE-FLAGS </text:span><text:span text:style-name="T15">CLEAN-STACK?</text:span><text:span text:style-name="T16">&gt;</text:span></text:p>
      <text:p text:style-name="P43"/>
      <text:p text:style-name="P41"><text:span text:style-name="T15">ZIL library</text:span></text:p>
      <text:p text:style-name="P43"/>
      <text:p text:style-name="P40">This sets flags to control how ZILF should compile. To clear, call FILE-FLAGS without any flags. The flags are:</text:p>
      <text:p text:style-name="P58"><text:span text:style-name="T15">CLEAN-STACK?</text:span> <text:tab/>Tells the compiler to generate extra code to remove unneeded values<text:line-break/><text:tab/><text:tab/><text:tab/><text:tab/>from the stack. Without it, the compiler will generate smaller code in<text:line-break/><text:tab/><text:tab/><text:tab/><text:tab/>some cases, at the risk of potentially causing stack overflow at<text:line-break/><text:tab/><text:tab/><text:tab/><text:tab/>runtime.</text:p>
      <text:p text:style-name="P40">Examples:</text:p>
      <text:p text:style-name="P40"><text:span text:style-name="T15"><text:tab/>&lt;FILE-FLAGS CLEAN-STACK?&gt;</text:span></text:p>
      <text:list xml:id="list61318107416586" text:continue-numbering="true" text:style-name="WWNum4">
        <text:list-item>
          <text:list>
            <text:list-item>
              <text:list>
                <text:list-item>
                  <text:p text:style-name="P99"><text:bookmark text:name="_320vgez"/><text:span text:style-name="T25">SET</text:span></text:p>
                </text:list-item>
              </text:list>
            </text:list-item>
          </text:list>
        </text:list-item>
      </text:list>
      <text:p text:style-name="P41"><text:span text:style-name="T16">&lt;SET atom value [environment]&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local<text:span text:style-name="T3"> </text:span><text:span text:style-name="T7">atom</text:span><text:span text:style-name="T3">.</text:span></text:p>
      <text:p text:style-name="P15"><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lt;PROG (X) &lt;SET X 5&gt; &lt;RETURN .X&gt;&gt;<text:tab/>--&gt;<text:tab/>5 </text:span></text:p>
      <text:list xml:id="list61316785436322" text:continue-numbering="true" text:style-name="WWNum4">
        <text:list-item>
          <text:list>
            <text:list-item>
              <text:list>
                <text:list-item>
                  <text:p text:style-name="P99"><text:bookmark text:name="_1h65qms"/><text:span text:style-name="T25">SET-DEFSTRUCT-FILE-DEFAULTS</text:span></text:p>
                </text:list-item>
              </text:list>
            </text:list-item>
          </text:list>
        </text:list-item>
      </text:list>
      <text:p text:style-name="P41"><text:span text:style-name="T16">&lt;SET-DEFSTRUCT-FILE-DEFAULTS args ...&gt; **F</text:span></text:p>
      <text:list xml:id="list61318224361225" text:continue-numbering="true" text:style-name="WWNum4">
        <text:list-item>
          <text:list>
            <text:list-item>
              <text:list>
                <text:list-item>
                  <text:p text:style-name="P99"><text:bookmark text:name="_415t9al"/><text:span text:style-name="T25">SETG</text:span></text:p>
                </text:list-item>
              </text:list>
            </text:list-item>
          </text:list>
        </text:list-item>
      </text:list>
      <text:p text:style-name="P41"><text:span text:style-name="T16">&lt;SETG atom value&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3">Example:</text:span></text:p>
      <text:p text:style-name="P45"><text:span text:style-name="T7">&lt;SETG MYVAR 42&gt;<text:tab/>--&gt;<text:tab/>Store 42 in global atom MYVAR </text:span></text:p>
      <text:list xml:id="list61318218123799" text:continue-numbering="true" text:style-name="WWNum4">
        <text:list-item>
          <text:list>
            <text:list-item>
              <text:list>
                <text:list-item>
                  <text:p text:style-name="P99"><text:bookmark text:name="_2gb3jie"/><text:span text:style-name="T25">SETG20</text:span></text:p>
                </text:list-item>
              </text:list>
            </text:list-item>
          </text:list>
        </text:list-item>
      </text:list>
      <text:p text:style-name="P41"><text:span text:style-name="T16">&lt;SETG20 atom value&gt;</text:span></text:p>
      <text:p text:style-name="P42"/>
      <text:p text:style-name="P41"><text:span text:style-name="T16">ZIL library</text:span></text:p>
      <text:p text:style-name="P42"><text:soft-page-break/></text:p>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7">SETG20</text:span><text:span text:style-name="T3"> is an alias for </text:span><text:span text:style-name="T7">SETG</text:span><text:span text:style-name="T3">.</text:span></text:p>
      <text:p text:style-name="P15"><text:span text:style-name="T3">Example:</text:span></text:p>
      <text:p text:style-name="P45"><text:span text:style-name="T7">&lt;SETG20 MYVAR 42&gt;<text:tab/>--&gt;<text:tab/>Store 42 in global atom MYVAR </text:span></text:p>
      <text:list xml:id="list61318295052646" text:continue-numbering="true" text:style-name="WWNum4">
        <text:list-item>
          <text:list>
            <text:list-item>
              <text:list>
                <text:list-item>
                  <text:p text:style-name="P99"><text:bookmark text:name="_vgdtq7"/><text:span text:style-name="T25">SORT</text:span></text:p>
                </text:list-item>
              </text:list>
            </text:list-item>
          </text:list>
        </text:list-item>
      </text:list>
      <text:p text:style-name="P41"><text:span text:style-name="T16">&lt;SORT predicate vector [record-size] [key-offset] </text:span></text:p>
      <text:p text:style-name="P41"><text:span text:style-name="T16"><text:tab/><text:tab/>[vector [record-size] ...]&gt;</text:span></text:p>
      <text:list xml:id="list61318871143035" text:continue-numbering="true" text:style-name="WWNum4">
        <text:list-item>
          <text:list>
            <text:list-item>
              <text:list>
                <text:list-item>
                  <text:p text:style-name="P99"><text:bookmark text:name="_3fg1ce0"/><text:span text:style-name="T25">SPNAME</text:span></text:p>
                </text:list-item>
              </text:list>
            </text:list-item>
          </text:list>
        </text:list-item>
      </text:list>
      <text:p text:style-name="P41"><text:span text:style-name="T16">&lt;SPNAME atom&gt;</text:span></text:p>
      <text:p text:style-name="P43"/>
      <text:p text:style-name="P41"><text:span text:style-name="T15">MDL built-in</text:span></text:p>
      <text:p text:style-name="P43"/>
      <text:p text:style-name="P40"><text:span text:style-name="T15">SPNAME</text:span> ("shared printed name") should return the same string of the <text:span text:style-name="T15">atom</text:span>’s pname that is in its <text:span text:style-name="T15">OBLIST</text:span> (i.e. pointing to the same storage and therefore not able to change or modify). </text:p>
      <text:p text:style-name="P40">ZILF treats <text:span text:style-name="T15">SPNAME</text:span> as an alias to <text:span text:style-name="T15">PNAME</text:span> and returns a string copy of the <text:span text:style-name="T15">atom</text:span>’s pname.</text:p>
      <text:p text:style-name="P40">See <text:span text:style-name="T15">PNAME</text:span> and <text:span text:style-name="T14">The MDL Programming Language, chapter 15</text:span>.</text:p>
      <text:list xml:id="list61317452060908" text:continue-numbering="true" text:style-name="WWNum4">
        <text:list-item>
          <text:list>
            <text:list-item>
              <text:list>
                <text:list-item>
                  <text:p text:style-name="P99"><text:bookmark text:name="_1ulbmlt"/><text:span text:style-name="T25">STRING</text:span></text:p>
                </text:list-item>
              </text:list>
            </text:list-item>
          </text:list>
        </text:list-item>
      </text:list>
      <text:p text:style-name="P41"><text:span text:style-name="T16">&lt;STRING values ...&gt;</text:span></text:p>
      <text:p text:style-name="P42"/>
      <text:p text:style-name="P41"><text:span text:style-name="T16">MDL </text:span><text:span text:style-name="T15">built-in</text:span></text:p>
      <text:p text:style-name="P42"/>
      <text:p text:style-name="P15"><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5"><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5"><text:span text:style-name="T3">Example:</text:span></text:p>
      <text:p text:style-name="P15"><text:span text:style-name="T3"><text:tab/></text:span><text:span text:style-name="T7">&lt;STRING !\A &lt;ASCII 66&gt; "CD"&gt;<text:tab/><text:tab/>--&gt;<text:tab/>"ABCD"</text:span></text:p>
      <text:list xml:id="list61318890042088" text:continue-numbering="true" text:style-name="WWNum4">
        <text:list-item>
          <text:list>
            <text:list-item>
              <text:list>
                <text:list-item>
                  <text:p text:style-name="P99"><text:bookmark text:name="_4ekz59m"/><text:span text:style-name="T25">STRUCTURED?</text:span></text:p>
                </text:list-item>
              </text:list>
            </text:list-item>
          </text:list>
        </text:list-item>
      </text:list>
      <text:p text:style-name="P41"><text:span text:style-name="T16">&lt;STRUCTURED? value&gt;</text:span></text:p>
      <text:p text:style-name="P42"/>
      <text:p text:style-name="P41"><text:span text:style-name="T16">MDL </text:span><text:span text:style-name="T15">built-in</text:span></text:p>
      <text:p text:style-name="P42"/>
      <text:p text:style-name="P15"><text:span text:style-name="T15">STRUCTURED?</text:span><text:span text:style-name="T3"> is a predicate and </text:span>r<text:span text:style-name="T3">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5"><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5"><text:span text:style-name="T3">Examples:</text:span></text:p>
      <text:p text:style-name="P15"><text:span text:style-name="T7"><text:tab/>&lt;STRUCTURED? &lt;LIST 1 2 3&gt;&gt;<text:tab/>--&gt;<text:tab/>T<text:line-break/><text:tab/>&lt;STRUCTURED? &lt;TABLE 1 2 3&gt;&gt;<text:tab/>--&gt;<text:tab/>#F</text:span><text:span text:style-name="T15">ALSE</text:span></text:p>
      <text:list xml:id="list61318547172628" text:continue-numbering="true" text:style-name="WWNum4">
        <text:list-item>
          <text:list>
            <text:list-item>
              <text:list>
                <text:list-item>
                  <text:p text:style-name="P99"><text:bookmark text:name="_2tq9fhf"/><text:span text:style-name="T25">SUBSTRUC</text:span></text:p>
                </text:list-item>
              </text:list>
            </text:list-item>
          </text:list>
        </text:list-item>
      </text:list>
      <text:p text:style-name="P41"><text:span text:style-name="T16">&lt;SUBSTRUC structure-from [rest] [amount] [structure-to]&gt;</text:span></text:p>
      <text:p text:style-name="P42"><text:soft-page-break/></text:p>
      <text:p text:style-name="P41"><text:span text:style-name="T16">MDL </text:span><text:span text:style-name="T15">built-in</text:span></text:p>
      <text:p text:style-name="P42"/>
      <text:p text:style-name="P15"><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5"><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5"><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5"><text:span text:style-name="T3">Examples:</text:span></text:p>
      <text:p text:style-name="P15"><text:span text:style-name="T3"><text:tab/></text:span><text:span text:style-name="T7">&lt;SUBSTRUC "ABCD" 1 2&gt;<text:tab/><text:tab/>--&gt;<text:tab/>"BC"<text:line-break/><text:line-break/><text:tab/>&lt;SETG STR1 "EEEEEE"&gt;<text:line-break/><text:tab/>&lt;SUBSTRUC "ABCD" 1 2 ,STR1&gt;<text:tab/>--&gt;<text:tab/>STR1 = "BCEEEEEE"</text:span></text:p>
      <text:list xml:id="list61317747177215" text:continue-numbering="true" text:style-name="WWNum4">
        <text:list-item>
          <text:list>
            <text:list-item>
              <text:list>
                <text:list-item>
                  <text:p text:style-name="P99"><text:bookmark text:name="_18vjpp8"/>SUPPRESS-WARNINGS?</text:p>
                </text:list-item>
                <text:list-item>
                  <text:p text:style-name="P8"><text:span text:style-name="T15">&lt;SUPPRESS-WARNINGS? all | none | codes ...&gt;<text:line-break/><text:line-break/>ZILF compiler directive<text:line-break/></text:span></text:p>
                </text:list-item>
              </text:list>
            </text:list-item>
          </text:list>
        </text:list-item>
      </text:list>
      <text:p text:style-name="P18"><text:span text:style-name="T15">SUPPRESS-WARNINGS?</text:span> tells the compiler how to treat warnings. <text:span text:style-name="T15">NONE</text:span> is the default.</text:p>
      <text:p text:style-name="P18"><text:tab/><text:span text:style-name="T15">ALL</text:span><text:tab/><text:tab/>Suppress all warnings.<text:line-break/><text:tab/><text:span text:style-name="T15">NONE</text:span><text:tab/><text:tab/>Don’t suppress any warnings.<text:line-break/><text:tab/><text:span text:style-name="T15">codes</text:span><text:tab/>Suppress listet warning codes. </text:p>
      <text:p text:style-name="P18">Examples:</text:p>
      <text:p text:style-name="P58"><text:span text:style-name="T15">;"Examples must be compiled with -w, otherwise warnings is<text:line-break/><text:tab/> <text:s/>always suppressed."</text:span></text:p>
      <text:p text:style-name="P58"><text:span text:style-name="T15">;"Compiles with warnings"<text:line-break/><text:tab/>&lt;SUPPRESS-WARNINGS? NONE&gt;<text:line-break/><text:tab/>&lt;GLOBAL X 5&gt;<text:line-break/><text:tab/>&lt;ROUTINE GO () &lt;TELL N .X&gt;&gt;</text:span></text:p>
      <text:p text:style-name="P58"><text:span text:style-name="T15">;"Compiles with suppressed warnings"<text:line-break/><text:tab/>&lt;SUPPRESS-WARNINGS? ALL&gt;<text:line-break/><text:tab/>&lt;GLOBAL X 5&gt;<text:line-break/><text:tab/>&lt;ROUTINE GO () &lt;TELL N .X&gt;&gt;</text:span></text:p>
      <text:p text:style-name="P58"><text:span text:style-name="T15">;"Compiles with suppressed warnings"<text:line-break/><text:tab/>&lt;SUPPRESS-WARNINGS? "ZIL0204"&gt;<text:line-break/><text:tab/>&lt;GLOBAL X 5&gt;<text:line-break/><text:tab/>&lt;ROUTINE GO () &lt;TELL N .X&gt;&gt;</text:span></text:p>
      <text:list xml:id="list61318850741990" text:continue-numbering="true" text:style-name="WWNum4">
        <text:list-item>
          <text:list>
            <text:list-item>
              <text:list>
                <text:list-item>
                  <text:p text:style-name="P99"><text:bookmark text:name="_s1gwiysqrg1z"/><text:span text:style-name="T25">SYNONYM</text:span></text:p>
                </text:list-item>
              </text:list>
            </text:list-item>
          </text:list>
        </text:list-item>
      </text:list>
      <text:p text:style-name="P41"><text:span text:style-name="T16">&lt;SYNONYM original synonyms ...&gt;</text:span></text:p>
      <text:p text:style-name="P43"/>
      <text:p text:style-name="P41"><text:span text:style-name="T15">ZIL parser library</text:span></text:p>
      <text:p text:style-name="P43"/>
      <text:p text:style-name="P18"><text:span text:style-name="T15">SYNONYM</text:span> creates one or more synonyms to the original verb, adjective, preposition or direction. Instead of <text:s/><text:span text:style-name="T15">SYNONYM</text:span> there also possible to use <text:span text:style-name="T15">VERB-SYNONYM, ADJ-SYNONYM</text:span>, <text:span text:style-name="T15">PREP-SYNONYM</text:span> and <text:span text:style-name="T15">DIR-SYNONYM</text:span> for verbs, adjectives, prepositions and directions respectively, ZILF handles them all like aliases to <text:span text:style-name="T15">SYNONYM</text:span>.</text:p>
      <text:p text:style-name="P40">Note that due to the way words, especially adjectives and nouns, <text:s/>are stored in the vocabulary synonyms for adjectives only work in version 3 (ZIP) games.</text:p>
      <text:p text:style-name="P18">Examples:</text:p>
      <text:p text:style-name="P18"><text:span text:style-name="T15"><text:tab/>&lt;SYNONYM NORTH FORE&gt;<text:line-break/><text:tab/>&lt;SYNONYM SOUTH AFT&gt;<text:line-break/><text:tab/>&lt;SYNONYM WEST PORT&gt;<text:line-break/><text:tab/>&lt;SYNONYM EAST STARBOARD&gt;</text:span></text:p>
      <text:p text:style-name="P18"><text:span text:style-name="T15"><text:tab/>&lt;SYNTAX PUT OBJECT = V-INSERT&gt;<text:line-break/><text:tab/>&lt;VERB-SYNONYM PUT SLIDE DIP SOAK&gt;</text:span></text:p>
      <text:list xml:id="list61318591576986" text:continue-numbering="true" text:style-name="WWNum4">
        <text:list-item>
          <text:list>
            <text:list-item>
              <text:list>
                <text:list-item>
                  <text:p text:style-name="P99"><text:bookmark text:name="_3sv78d1"/><text:span text:style-name="T25">SYNTAX</text:span></text:p>
                </text:list-item>
              </text:list>
            </text:list-item>
          </text:list>
        </text:list-item>
      </text:list>
      <text:p text:style-name="P41"><text:span text:style-name="T16">&lt;SYNTAX verb [prep1] [OBJECT] [(FIND flag-name)] </text:span></text:p>
      <text:p text:style-name="P41"><text:span text:style-name="T16"><text:tab/><text:tab/>[(search-flags ...)] [prep2] [OBJECT] </text:span></text:p>
      <text:p text:style-name="P41"><text:span text:style-name="T16"><text:tab/><text:tab/>[(FIND flag-name)] [(search-flags ...)]</text:span></text:p>
      <text:p text:style-name="P41"><text:span text:style-name="T16"><text:s text:c="8"/><text:tab/>= action-routine-name [preaction-routine-name]&gt;</text:span></text:p>
      <text:p text:style-name="P43"/>
      <text:p text:style-name="P41"><text:span text:style-name="T15">ZIL parser library</text:span></text:p>
      <text:p text:style-name="P43"/>
      <text:p text:style-name="P18"><text:soft-page-break/><text:span text:style-name="T15">SYNTAX</text:span> defines a <text:span text:style-name="T15">verb</text:span>-phrase and specifies which <text:span text:style-name="T15">action-routine-name</text:span> should be called when an input matches this <text:span text:style-name="T15">verb</text:span>-phrase. A <text:span text:style-name="T15">SYNTAX</text:span> must contain a <text:span text:style-name="T15">verb</text:span> and an <text:span text:style-name="T15">action-routine-name</text:span>. Optionally it can contain one direct noun-phrase, the first token <text:span text:style-name="T15">OBJECT</text:span>, and one indirect noun-phrase, the second token <text:span text:style-name="T15">OBJECT</text:span>. Each noun-phrase can also have a corresponding preposition, <text:span text:style-name="T15">prep1</text:span> and <text:span text:style-name="T15">prep2</text:span> respectively.</text:p>
      <text:p text:style-name="P18">The noun-phrases can have <text:span text:style-name="T15">FIND</text:span> and search, <text:span text:style-name="T15">search-flags</text:span>, conditions defined. The token <text:span text:style-name="T15">FIND</text:span> means that the <text:span text:style-name="T15">OBJECT</text:span> must have the <text:span text:style-name="T15">flag-name</text:span> bit set. If there is only one <text:span text:style-name="T15">OBJECT</text:span> in the scope that meets the <text:span text:style-name="T15">FIND</text:span> condition the parser makes a GWIM (“Get what I mean”). For example if there is only one doore in the room with the <text:span text:style-name="T15">DOORBIT</text:span> set an <text:span text:style-name="T15">OPEN</text:span> assumes that you mean that door.</text:p>
      <text:p text:style-name="P18">One special case of <text:span text:style-name="T15">FIND</text:span> is when there is no indirect <text:span text:style-name="T15">OBJECT</text:span> but the <text:span text:style-name="T15">SYNTAX</text:span> ends with a preposition. In these cases a special bit, <text:span text:style-name="T15">KLUDGEBIT</text:span> (or <text:span text:style-name="T15">ROOMBIT</text:span>), is used so that the player can type sentences like “turn machine on” (<text:span text:style-name="T15">&lt;SYNTAX TURN OBJECT (FIND DEVICEBIT) ON OBJECT (FIND KLUDGEBIT) = V-TURN-ON&gt;</text:span>). <text:s/></text:p>
      <text:p text:style-name="P18">The <text:span text:style-name="T15">search-flags</text:span> <text:span text:style-name="T15">HAVE</text:span>, <text:span text:style-name="T15">MANY</text:span> and <text:span text:style-name="T15">TAKE</text:span> define the following rules for the <text:span text:style-name="T15">OBJECT</text:span>:<text:tab/></text:p>
      <text:p text:style-name="P18"><text:span text:style-name="T15"><text:tab/>HAVE<text:tab/><text:tab/></text:span>The <text:span text:style-name="T15">OBJECT</text:span> must be in the player’s inventory (or inside open containers in <text:line-break/><text:tab/><text:tab/><text:tab/>the player’s inventory). If the OBJECT is not in the inventory the parser fails <text:line-break/><text:tab/><text:tab/><text:tab/>and prints something like “You don’t have the x,”. <text:line-break/><text:tab/><text:span text:style-name="T15">MANY<text:tab/><text:tab/></text:span>It is possible to use multiple <text:span text:style-name="T15">OBJECT</text:span>s with this <text:span text:style-name="T15">verb</text:span>.<text:span text:style-name="T15"><text:line-break/></text:span><text:tab/><text:span text:style-name="T15">TAKE<text:tab/><text:tab/></text:span>If the <text:span text:style-name="T15">OBJECT</text:span> is not in <text:s/>the player’s inventory but takeble the parser <text:line-break/><text:tab/><text:tab/><text:tab/>attempts to take the <text:span text:style-name="T15">OBJECT</text:span>, an so called implicit take is performed, before <text:line-break/><text:tab/><text:tab/><text:tab/>continuing (the <text:span text:style-name="T15">OBJECT</text:span> is moved to the player’s inventory<text:tab/>and the parser <text:line-break/><text:tab/><text:tab/><text:tab/>prints something like “[Taken.]”).</text:p>
      <text:p text:style-name="P18">The <text:span text:style-name="T15">search-flags</text:span> <text:span text:style-name="T15">CARRIED</text:span>, <text:span text:style-name="T15">HELD</text:span>, <text:span text:style-name="T15">IN-ROOM</text:span> and <text:span text:style-name="T15">ON-GROUND</text:span> can be seen as hints to the parser where to first look for the <text:span text:style-name="T15">OBJECT</text:span>. These flags define the scope for the search. Note that these flags are only hints to the parser and if the <text:span text:style-name="T15">OBJECT</text:span> is not in the defined scope the parser continues the search in the other scopes before it fails. The default value for scope is that all flags are set.</text:p>
      <text:p text:style-name="P18"><text:span text:style-name="T15"><text:tab/>CARRIED<text:tab/></text:span>Search for the <text:span text:style-name="T15">OBJECT</text:span> inside open containers in the player’s inventory.<text:span text:style-name="T15"><text:line-break/><text:tab/>HELD<text:tab/><text:tab/></text:span>Search for <text:span text:style-name="T15">t</text:span>he <text:span text:style-name="T15">OBJECT</text:span> in the player’s inventory at top-level (not inside <text:line-break/><text:tab/><text:tab/><text:tab/>other containers).<text:span text:style-name="T15"><text:line-break/><text:tab/>IN-ROOM<text:tab/></text:span>Search for <text:span text:style-name="T15">t</text:span>he <text:span text:style-name="T15">OBJECT</text:span> inside containers on the ground.<text:line-break/><text:span text:style-name="T15"><text:tab/>ON-GROUND<text:tab/></text:span>Search for <text:span text:style-name="T15">t</text:span>he <text:span text:style-name="T15">OBJECT</text:span> on the ground at the top-level.</text:p>
      <text:p text:style-name="P18">Finally after the token <text:span text:style-name="T15">=</text:span> (equal-sign) there is one or two <text:span text:style-name="T15">ROUTINE</text:span>-names specified, <text:span text:style-name="T15">action-routine-name</text:span> and <text:span text:style-name="T15">preaction-routine-name</text:span> (optional). By convention these handlers are usually named <text:span text:style-name="T15">V-verb</text:span> and <text:span text:style-name="T15">PRE-verb</text:span>, respectively. </text:p>
      <text:p text:style-name="P18">The <text:span text:style-name="T15">preaction-routine-name</text:span> is fired before the <text:span text:style-name="T15">OBJECT</text:span>s action-routine and the <text:span text:style-name="T15">action-routine-name</text:span> is fired after the <text:span text:style-name="T15">OBJECT</text:span>s action-routine. The preaction is usually used to check the prerequisites for the <text:span text:style-name="T15">verb</text:span>, for example that you have a weapon before attacking something so you don’t have to check that in every attackable <text:span text:style-name="T15">OBJECT</text:span>s action-routine. The <text:span text:style-name="T15">action-routine-name</text:span> is usually used to handle response when the <text:span text:style-name="T15">OBJECT</text:span>s action-routine fails.</text:p>
      <text:p text:style-name="P18">Each occurrence of an <text:span text:style-name="T15">action-routine-name</text:span> together with an optional <text:span text:style-name="T15">preaction-routine-name</text:span> must always have the same pattern (same <text:span text:style-name="T15">action-routine-name</text:span> can’t exist with different <text:span text:style-name="T15">preaction-routine-name</text:span>s). </text:p>
      <text:p text:style-name="P18">It is possible to replace the <text:span text:style-name="T15">search-flags</text:span> with the <text:span text:style-name="T15">GVAL</text:span> <text:span text:style-name="T15">NEW-SFLAGS</text:span>. This is used with the new parser in Arthur, Shogun and Zork Zero where the <text:span text:style-name="T15">search-flags</text:span> <text:span text:style-name="T15">ALL</text:span>, <text:span text:style-name="T15">ROOM</text:span>, <text:span text:style-name="T15">HELD</text:span>, <text:span text:style-name="T15">CARRIED</text:span>, <text:span text:style-name="T15">IN-ROOM</text:span>, <text:span text:style-name="T15">ON-GROUND</text:span>, <text:span text:style-name="T15">EVERYWHERE</text:span>, <text:span text:style-name="T15">MOBY</text:span> and <text:span text:style-name="T15">ADJACENT</text:span> are defined.</text:p>
      <text:p text:style-name="P18">Examples:</text:p>
      <text:p text:style-name="P18"><text:span text:style-name="T15"><text:tab/>&lt;SYNTAX QUIT = V-QUIT&gt;<text:line-break/><text:tab/>&lt;SYNTAX CONTEMPLATE OBJECT = V-THINK-ABOUT&gt;<text:line-break/><text:tab/>&lt;SYNTAX TAKE OBJECT (FIND TAKEBIT) (MANY ON-GROUND IN-ROOM) <text:line-break/><text:tab/><text:tab/>= V-TAKE&gt;<text:line-break/><text:tab/>&lt;SYNTAX PUT OBJECT (MANY TAKE HELD CARRIED) IN OBJECT <text:line-break/><text:tab/><text:tab/>(FIND CONTBIT) = V-PUT-IN PRE-PUT-IN&gt;<text:line-break/><text:tab/>&lt;SYNTAX WAKE OBJECT (FIND PERSONBIT) = V-WAKE&gt;</text:span></text:p>
      <text:p text:style-name="P58"><text:span text:style-name="T15">&lt;SYNTAX WAKE UP OBJECT (FIND PERSONBIT) = V-WAKE&gt;<text:line-break/><text:tab/>&lt;SYNTAX WAKE OBJECT (FIND PERSONBIT) UP OBJECT <text:line-break/><text:tab/><text:tab/>(FIND KLUDGEBIT) = V-WAKE&gt;</text:span></text:p>
      <text:p text:style-name="P91"><text:bookmark text:name="_p6ra8x7xj7ul"/>TABLE</text:p>
      <text:p text:style-name="P41"><text:span text:style-name="T16">&lt;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2452870702" text:style-name="WWNum11">
        <text:list-item>
          <text:p text:style-name="P73"><text:span text:style-name="T7">WORD</text:span><text:span text:style-name="T3"> causes the elements to be 2-byte words. This is the default.</text:span></text:p>
        </text:list-item>
        <text:list-item>
          <text:p text:style-name="P73"><text:span text:style-name="T7">BYTE</text:span><text:span text:style-name="T3"> causes the elements to be single bytes.</text:span></text:p>
        </text:list-item>
        <text:list-item>
          <text:p text:style-name="P73"><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8"><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1890221575" text:style-name="WWNum9">
        <text:list-item>
          <text:p text:style-name="P74"><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79"><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p text:style-name="P26"><text:span text:style-name="T7">Element 0<text:line-break/>WORD</text:span></text:p>
          </table:table-cell>
          <table:table-cell table:style-name="Table5.A1" office:value-type="string">
            <text:p text:style-name="P26"><text:span text:style-name="T7">Element 1<text:line-break/>WORD</text:span></text:p>
          </table:table-cell>
          <table:table-cell table:style-name="Table5.A1" office:value-type="string">
            <text:p text:style-name="P26"><text:span text:style-name="T7">Element 2<text:line-break/>WORD</text:span></text:p>
          </table:table-cell>
          <table:table-cell table:style-name="Table5.D1" office:value-type="string">
            <text:p text:style-name="P26"><text:span text:style-name="T7">Element 3<text:line-break/>WORD</text:span></text:p>
          </table:table-cell>
        </table:table-row>
        <table:table-row table:style-name="Table5.1">
          <table:table-cell table:style-name="Table5.A1" office:value-type="string">
            <text:p text:style-name="P26"><text:span text:style-name="T7">1</text:span></text:p>
          </table:table-cell>
          <table:table-cell table:style-name="Table5.A1" office:value-type="string">
            <text:p text:style-name="P26"><text:span text:style-name="T7">2</text:span></text:p>
          </table:table-cell>
          <table:table-cell table:style-name="Table5.A1" office:value-type="string">
            <text:p text:style-name="P26"><text:span text:style-name="T7">3</text:span></text:p>
          </table:table-cell>
          <table:table-cell table:style-name="Table5.D1" office:value-type="string">
            <text:p text:style-name="P26"><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6" table:style-name="Table6">
        <table:table-column table:style-name="Table6.A" table:number-columns-repeated="2"/>
        <table:table-column table:style-name="Table6.C"/>
        <table:table-column table:style-name="Table6.D"/>
        <table:table-column table:style-name="Table6.E"/>
        <text:soft-page-break/>
        <table:table-row table:style-name="Table6.1">
          <table:table-cell table:style-name="Table6.A1" office:value-type="string">
            <text:p text:style-name="P26"><text:span text:style-name="T7">Element 0<text:line-break/>BYTE</text:span></text:p>
          </table:table-cell>
          <table:table-cell table:style-name="Table6.A1" office:value-type="string">
            <text:p text:style-name="P26"><text:span text:style-name="T7">Element 1<text:line-break/>BYTE</text:span></text:p>
          </table:table-cell>
          <table:table-cell table:style-name="Table6.A1" office:value-type="string">
            <text:p text:style-name="P26"><text:span text:style-name="T7">Element 2<text:line-break/>BYTE</text:span></text:p>
          </table:table-cell>
          <table:table-cell table:style-name="Table6.A1" office:value-type="string">
            <text:p text:style-name="P26"><text:span text:style-name="T7">Element 3<text:line-break/>BYTE</text:span></text:p>
          </table:table-cell>
          <table:table-cell table:style-name="Table6.E1" office:value-type="string">
            <text:p text:style-name="P26"><text:span text:style-name="T7">Element 4<text:line-break/>BYTE</text:span></text:p>
          </table:table-cell>
        </table:table-row>
        <table:table-row table:style-name="Table6.1">
          <table:table-cell table:style-name="Table6.A1" office:value-type="string">
            <text:p text:style-name="P26"><text:span text:style-name="T7">4</text:span></text:p>
          </table:table-cell>
          <table:table-cell table:style-name="Table6.A1" office:value-type="string">
            <text:p text:style-name="P26"><text:span text:style-name="T7">1</text:span></text:p>
          </table:table-cell>
          <table:table-cell table:style-name="Table6.A1" office:value-type="string">
            <text:p text:style-name="P26"><text:span text:style-name="T7">2</text:span></text:p>
          </table:table-cell>
          <table:table-cell table:style-name="Table6.A1" office:value-type="string">
            <text:p text:style-name="P26"><text:span text:style-name="T7">3</text:span></text:p>
          </table:table-cell>
          <table:table-cell table:style-name="Table6.E1" office:value-type="string">
            <text:p text:style-name="P26"><text:span text:style-name="T7">4</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p text:style-name="P100"><text:bookmark text:name="_n5rssn"/><text:span text:style-name="T25">TELL-TOKENS</text:span></text:p>
      <text:p text:style-name="P41"><text:span text:style-name="T16">&lt;TELL-TOKENS {pattern form} ...&gt;</text:span></text:p>
      <text:p text:style-name="P42"/>
      <text:p text:style-name="P41"><text:span text:style-name="T16">ZIL library</text:span></text:p>
      <text:p text:style-name="P22"/>
      <text:p text:style-name="P15"><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5"><text:span text:style-name="T3">Example (from Infocom's Trinity):</text:span></text:p>
      <text:p text:style-name="P45"><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61316975486620" text:continue-list="list61318591576986" text:style-name="WWNum4">
        <text:list-item>
          <text:list>
            <text:list-item>
              <text:list>
                <text:list-item>
                  <text:p text:style-name="P95"><text:bookmark text:name="_375fbgg"/>TIME</text:p>
                </text:list-item>
                <text:list-item>
                  <text:p text:style-name="P8"><text:span text:style-name="T15">&lt;TIME&gt;<text:line-break/><text:line-break/>MDL built-in<text:line-break/></text:span></text:p>
                </text:list-item>
              </text:list>
            </text:list-item>
          </text:list>
        </text:list-item>
      </text:list>
      <text:p text:style-name="P18">ZILF ignores this and always returns <text:span text:style-name="T15">1.</text:span></text:p>
      <text:list xml:id="list61317263024508" text:continue-numbering="true" text:style-name="WWNum4">
        <text:list-item>
          <text:list>
            <text:list-item>
              <text:list>
                <text:list-item>
                  <text:p text:style-name="P95"><text:bookmark text:name="_tvejozqi61yf"/><text:span text:style-name="T25">TOP</text:span></text:p>
                </text:list-item>
              </text:list>
            </text:list-item>
          </text:list>
        </text:list-item>
      </text:list>
      <text:p text:style-name="Standard"><text:span text:style-name="T16"><text:tab/>&lt;TOP array&gt;</text:span></text:p>
      <text:p text:style-name="P6"/>
      <text:p text:style-name="P41"><text:span text:style-name="T16">MDL </text:span><text:span text:style-name="T15">built-in</text:span></text:p>
      <text:p text:style-name="P42"/>
      <text:p text:style-name="P15"><text:span text:style-name="T3">Returns array with all elements put back in <text:s/></text:span><text:span text:style-name="T7">array</text:span><text:span text:style-name="T3">. </text:span></text:p>
      <text:p text:style-name="P15"><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61316993904776" text:continue-numbering="true" text:style-name="WWNum4">
        <text:list-item>
          <text:list>
            <text:list-item>
              <text:list>
                <text:list-item>
                  <text:p text:style-name="P95"><text:bookmark text:name="_1maplo9"/><text:span text:style-name="T25">TUPLE</text:span></text:p>
                </text:list-item>
              </text:list>
            </text:list-item>
          </text:list>
        </text:list-item>
      </text:list>
      <text:p text:style-name="Standard"><text:span text:style-name="T16"><text:tab/>&lt;TUPLE values ...&gt;</text:span></text:p>
      <text:p text:style-name="P1"/>
      <text:p text:style-name="Standard"><text:span text:style-name="T16"><text:tab/>MDL </text:span><text:span text:style-name="T15">built-in</text:span></text:p>
      <text:p text:style-name="P1"/>
      <text:p text:style-name="P15"><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5"><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5"><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5">FUNCTION</text:span><text:span text:style-name="T3">.</text:span></text:p>
      <text:p text:style-name="P15"><text:span text:style-name="T3">Examples:</text:span></text:p>
      <text:p text:style-name="P45"><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61317663535496" text:continue-numbering="true" text:style-name="WWNum4">
        <text:list-item>
          <text:list>
            <text:list-item>
              <text:list>
                <text:list-item>
                  <text:p text:style-name="P95"><text:bookmark text:name="_46ad4c2"/><text:span text:style-name="T25">TYPE</text:span></text:p>
                </text:list-item>
              </text:list>
            </text:list-item>
          </text:list>
        </text:list-item>
      </text:list>
      <text:p text:style-name="P41"><text:soft-page-break/><text:span text:style-name="T16">&lt;TYPE value&gt;</text:span></text:p>
      <text:p text:style-name="P42"/>
      <text:p text:style-name="P41"><text:span text:style-name="T16">MDL </text:span><text:span text:style-name="T15">built-in</text:span></text:p>
      <text:p text:style-name="P41"/>
      <text:p text:style-name="P15"><text:span text:style-name="T3">evaluates to the type of </text:span><text:span text:style-name="T7">value</text:span><text:span text:style-name="T3">. See </text:span>a<text:span text:style-name="T3">lso </text:span><text:span text:style-name="T7">ALLTYPES</text:span><text:span text:style-name="T3">.</text:span></text:p>
      <text:p text:style-name="P15"><text:span text:style-name="T3">Examples:</text:span></text:p>
      <text:p text:style-name="P41"><text:span text:style-name="T16">&lt;TYPE !\A&gt;</text:span><text:tab/><text:tab/><text:tab/><text:span text:style-name="T16">--&gt; <text:tab/>CHARACTER</text:span></text:p>
      <text:p text:style-name="P41"><text:span text:style-name="T16">&lt;TYPE &lt;+1 2&gt;&gt;<text:tab/><text:tab/>--&gt; <text:tab/>FIX</text:span></text:p>
      <text:p text:style-name="P41"><text:span text:style-name="T16">&lt;TYPE #BYTE 42&gt;</text:span><text:tab/><text:tab/><text:span text:style-name="T16">--&gt; <text:tab/>BYTE</text:span></text:p>
      <text:list xml:id="list61317976558198" text:continue-numbering="true" text:style-name="WWNum4">
        <text:list-item>
          <text:list>
            <text:list-item>
              <text:list>
                <text:list-item>
                  <text:p text:style-name="P99"><text:bookmark text:name="_2lfnejv"/><text:span text:style-name="T25">TYPE?</text:span></text:p>
                </text:list-item>
              </text:list>
            </text:list-item>
          </text:list>
        </text:list-item>
      </text:list>
      <text:p text:style-name="P41"><text:span text:style-name="T16">&lt;TYPE? value type-1 ... type-N&gt;</text:span></text:p>
      <text:p text:style-name="P42"/>
      <text:p text:style-name="P41"><text:span text:style-name="T16">MDL </text:span><text:span text:style-name="T15">built-in</text:span></text:p>
      <text:p text:style-name="P42"/>
      <text:p text:style-name="P15"><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5"><text:span text:style-name="T3">Examples:</text:span></text:p>
      <text:p text:style-name="P41"><text:span text:style-name="T16">&lt;TYPE? !\A CHARACTER FIX&gt;</text:span><text:tab/><text:tab/><text:tab/><text:span text:style-name="T16">--&gt;</text:span><text:span text:style-name="T15"><text:tab/></text:span><text:span text:style-name="T16">CHARACTER</text:span></text:p>
      <text:p text:style-name="P41"><text:span text:style-name="T16">&lt;TYPE? &lt;+1 2&gt; CHARACTER FIX&gt;</text:span><text:tab/><text:tab/><text:span text:style-name="T16">--&gt; <text:tab/>FIX</text:span></text:p>
      <text:p text:style-name="P41"><text:span text:style-name="T16">&lt;TYPE? #BYTE 42 CHARACTER FIX&gt;</text:span><text:tab/><text:tab/><text:span text:style-name="T16">--&gt; <text:tab/>#FALSE ()</text:span></text:p>
      <text:list xml:id="list61316928832234" text:continue-numbering="true" text:style-name="WWNum4">
        <text:list-item>
          <text:list>
            <text:list-item>
              <text:list>
                <text:list-item>
                  <text:p text:style-name="P98"><text:bookmark text:name="_10kxoro"/><text:span text:style-name="T25">TYPEPRIM</text:span></text:p>
                </text:list-item>
              </text:list>
            </text:list-item>
          </text:list>
        </text:list-item>
      </text:list>
      <text:p text:style-name="P41"><text:span text:style-name="T16">&lt;TYPEPRIM type&gt;</text:span></text:p>
      <text:p text:style-name="P42"/>
      <text:p text:style-name="P41"><text:span text:style-name="T16">MDL </text:span><text:span text:style-name="T15">built-in</text:span></text:p>
      <text:p text:style-name="P42"/>
      <text:p text:style-name="P15"><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TYPEPRIM CHARACTER&gt;</text:span><text:tab/><text:tab/><text:span text:style-name="T16">--&gt; <text:tab/>FIX</text:span></text:p>
      <text:p text:style-name="P41"><text:span text:style-name="T16">&lt;TYPEPRIM FORM&gt;</text:span><text:tab/><text:tab/><text:tab/><text:span text:style-name="T16">--&gt; <text:tab/>LIST</text:span></text:p>
      <text:p text:style-name="P41"><text:span text:style-name="T16">&lt;TYPEPRIM BYTE&gt;</text:span><text:tab/><text:tab/><text:tab/><text:span text:style-name="T16">--&gt; <text:tab/>FIX</text:span></text:p>
      <text:list xml:id="list61317709852979" text:continue-numbering="true" text:style-name="WWNum4">
        <text:list-item>
          <text:list>
            <text:list-item>
              <text:list>
                <text:list-item>
                  <text:p text:style-name="P99"><text:bookmark text:name="_3kkl7fh"/><text:span text:style-name="T25">UNASSIGN</text:span></text:p>
                </text:list-item>
              </text:list>
            </text:list-item>
          </text:list>
        </text:list-item>
      </text:list>
      <text:p text:style-name="P41"><text:span text:style-name="T16">&lt;UNASSIGN atom [environment]&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5"><text:soft-page-break/><text:span text:style-name="T3">Example:</text:span></text:p>
      <text:p text:style-name="P45"><text:span text:style-name="T7"><text:tab/>&lt;SET X 1&gt;<text:line-break/><text:tab/>&lt;ASSIGNED? X&gt;<text:tab/><text:tab/>--&gt;<text:tab/>True<text:line-break/><text:tab/>&lt;UNASSIGN X&gt;<text:line-break/><text:tab/>&lt;ASSIGNED? X&gt;<text:tab/><text:tab/>--&gt;<text:tab/>False</text:span></text:p>
      <text:list xml:id="list61317336643961" text:continue-numbering="true" text:style-name="WWNum4">
        <text:list-item>
          <text:list>
            <text:list-item>
              <text:list>
                <text:list-item>
                  <text:p text:style-name="P99"><text:bookmark text:name="_1zpvhna"/><text:span text:style-name="T25">UNPARSE</text:span></text:p>
                </text:list-item>
              </text:list>
            </text:list-item>
          </text:list>
        </text:list-item>
      </text:list>
      <text:p text:style-name="P41"><text:span text:style-name="T16">&lt;UNPARSE value&gt;</text:span></text:p>
      <text:p text:style-name="P43"/>
      <text:p text:style-name="P41"><text:span text:style-name="T15">MDL built-in</text:span></text:p>
      <text:p text:style-name="P43"/>
      <text:p text:style-name="P18"><text:span text:style-name="T15">UNPARSE</text:span> returns a <text:span text:style-name="T15">STRING</text:span> representation of <text:span text:style-name="T15">value</text:span>. Unlike <text:span text:style-name="T15">PNAME</text:span>, <text:span text:style-name="T15">UNPASE</text:span> prints an <text:span text:style-name="T15">ATOM</text:span>s trailers if required.</text:p>
      <text:p text:style-name="P18">Examples:USE</text:p>
      <text:p text:style-name="P18"><text:tab/><text:span text:style-name="T15">&lt;UNPARSE 123&gt;<text:tab/><text:tab/><text:tab/>--&gt;<text:tab/>"123"</text:span></text:p>
      <text:p text:style-name="P18"><text:span text:style-name="T15"><text:tab/>&lt;UNPARSE &lt;+ 1 2&gt;&gt;<text:tab/><text:tab/>--&gt;<text:tab/>"3"</text:span></text:p>
      <text:p text:style-name="P18"><text:span text:style-name="T15"><text:tab/>&lt;UNPARSE FOO&gt;<text:tab/><text:tab/><text:tab/>--&gt;<text:tab/>"FOO"</text:span></text:p>
      <text:p text:style-name="P18"><text:span text:style-name="T15"><text:tab/>&lt;UNPARSE &lt;ATOM "FOO"&gt;&gt;<text:tab/>--&gt;<text:tab/>"FOO!-#FALSE ()"<text:line-break/><text:tab/>&lt;PNAME &lt;ATOM "FOO"&gt;&gt;<text:tab/>--&gt;<text:tab/>"FOO"</text:span></text:p>
      <text:list xml:id="list255612627" text:style-name="WWNum13">
        <text:list-item>
          <text:list>
            <text:list-item>
              <text:list>
                <text:list-item>
                  <text:p text:style-name="P96"><text:bookmark text:name="_4jpj0b3"/>USE</text:p>
                </text:list-item>
              </text:list>
            </text:list-item>
          </text:list>
        </text:list-item>
      </text:list>
      <text:p text:style-name="P41"><text:span text:style-name="T15">&lt;USE package-name ...&gt;</text:span></text:p>
      <text:p text:style-name="P43"/>
      <text:p text:style-name="P41"><text:span text:style-name="T15">MDL package system</text:span></text:p>
      <text:p text:style-name="P43"/>
      <text:p text:style-name="P40"><text:span text:style-name="T15">USE</text:span> activates one or many <text:span text:style-name="T15">package-name</text:span>s and makes its content available in the current <text:span text:style-name="T15">OBLIST</text:span>-path. In practice <text:span text:style-name="T15">US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40">If the <text:span text:style-name="T15">package-name</text:span> is not available in the current environment, <text:span text:style-name="T15">USE</text:span> tries to load “<text:span text:style-name="T15">package-name.zil</text:span>” from the current path.</text:p>
      <text:p text:style-name="P40"><text:span text:style-name="T15">USE</text:span> only works together with <text:span text:style-name="T15">PACKAGE</text:span> and if the definition of the <text:span text:style-name="T15">package-name</text:span> is missing from the environment or no file is found containing that definition is found, an error is raised.</text:p>
      <text:p text:style-name="P40">See <text:span text:style-name="T15">PACKAGE</text:span> and <text:span text:style-name="T15">USE-WHEN</text:span>.</text:p>
      <text:p text:style-name="P40">Example:</text:p>
      <text:p text:style-name="P40"><text:tab/><text:span text:style-name="T15">&lt;USE "FOOFOO"&gt;<text:tab/>;"Searches for file "foofoo.zil" which<text:line-break/> <text:tab/><text:tab/><text:tab/><text:tab/> <text:s/>contains the definition for <text:line-break/><text:tab/><text:tab/><text:tab/><text:tab/> <text:s/>&lt;PACKAGE "FOOFOO"&gt; ..."</text:span></text:p>
      <text:p text:style-name="P100"><text:bookmark text:name="_2yutaiw"/>USE-WHEN</text:p>
      <text:p text:style-name="P41"><text:span text:style-name="T15">&lt;USE-WHEN condition package-name ...&gt;</text:span></text:p>
      <text:p text:style-name="P43"/>
      <text:p text:style-name="P41"><text:span text:style-name="T15">MDL package system</text:span></text:p>
      <text:p text:style-name="P43"/>
      <text:p text:style-name="P40"><text:span text:style-name="T15">USE-WHEN</text:span> is exactly like <text:span text:style-name="T15">USE</text:span> but only activates the <text:span text:style-name="T15">package-name</text:span> if the <text:span text:style-name="T15">condition</text:span> evaluates to <text:span text:style-name="T15">TRUE</text:span>.</text:p>
      <text:p text:style-name="P40">See <text:span text:style-name="T15">PACKAGE</text:span> and <text:span text:style-name="T15">USE</text:span>.</text:p>
      <text:p text:style-name="P40">Example:</text:p>
      <text:p text:style-name="P40"><text:span text:style-name="T15"><text:tab/>&lt;PACKAGE "FOO"&gt;<text:line-break/><text:tab/>&lt;SETG AAAA 1234&gt;<text:line-break/><text:tab/>&lt;ENTRY AAAA&gt;<text:line-break/><text:tab/>&lt;ENDPACKAGE&gt;</text:span></text:p>
      <text:p text:style-name="P40"><text:span text:style-name="T15"><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61317003215743" text:continue-list="list61317336643961" text:style-name="WWNum4">
        <text:list-item>
          <text:list>
            <text:list-item>
              <text:list>
                <text:list-item>
                  <text:p text:style-name="P99"><text:bookmark text:name="_1e03kqp"/><text:span text:style-name="T25">VALID-TYPE?</text:span></text:p>
                </text:list-item>
              </text:list>
            </text:list-item>
          </text:list>
        </text:list-item>
      </text:list>
      <text:p text:style-name="P41"><text:span text:style-name="T16">&lt;VALID-TYPE? </text:span><text:span text:style-name="T15">a</text:span><text:span text:style-name="T16">tom&gt;</text:span></text:p>
      <text:p text:style-name="P43"><text:soft-page-break/></text:p>
      <text:p text:style-name="P41"><text:span text:style-name="T15">MDL built-in</text:span></text:p>
      <text:p text:style-name="P43"/>
      <text:p text:style-name="P18"><text:span text:style-name="T15">VALID-TYPE?</text:span> returns the <text:span text:style-name="T15">TYPE</text:span> if the <text:span text:style-name="T15">atom</text:span> is a valid name of a <text:span text:style-name="T15">TYPE</text:span> (the atom name is in <text:span text:style-name="T15">ALLTYPES</text:span>), otherwise <text:span text:style-name="T15">FALSE</text:span>.</text:p>
      <text:p text:style-name="P18">Examples:</text:p>
      <text:p text:style-name="P18"><text:span text:style-name="T15"><text:tab/>&lt;VALID-TYPE? VECTOR&gt;<text:tab/>--&gt;<text:tab/>VECTOR</text:span></text:p>
      <text:p text:style-name="P18"><text:span text:style-name="T15"><text:tab/>&lt;VALID-TYPE? FOO&gt;<text:tab/><text:tab/>--&gt;<text:tab/>#FALSE<text:line-break/><text:tab/>&lt;NEWTYPE FOO FIX&gt;<text:line-break/><text:tab/>&lt;VALID-TYPE? FOO&gt;<text:tab/><text:tab/>--&gt;<text:tab/>FOO</text:span></text:p>
      <text:list xml:id="list61318091899273" text:continue-numbering="true" text:style-name="WWNum4">
        <text:list-item>
          <text:list>
            <text:list-item>
              <text:list>
                <text:list-item>
                  <text:p text:style-name="P99"><text:bookmark text:name="_3xzr3ei"/><text:span text:style-name="T25">VALUE</text:span></text:p>
                </text:list-item>
              </text:list>
            </text:list-item>
          </text:list>
        </text:list-item>
      </text:list>
      <text:p text:style-name="P41"><text:span text:style-name="T16">&lt;VALUE atom [environment]&gt;</text:span></text:p>
      <text:p text:style-name="P42"/>
      <text:p text:style-name="P41"><text:span text:style-name="T16">MDL </text:span><text:span text:style-name="T15">built-in</text:span></text:p>
      <text:p text:style-name="P22"/>
      <text:p text:style-name="P15"><text:span text:style-name="T15">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5"><text:span text:style-name="T3">It i</text:span>s<text:span text:style-name="T3"> possible to supply an environment for </text:span><text:span text:style-name="T15">VALUE</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G X 3&gt;<text:line-break/><text:tab/>&lt;SET X 4&gt;<text:line-break/><text:tab/>&lt;VALUE X&gt;<text:tab/><text:tab/><text:tab/>;"--&gt; 4<text:line-break/><text:tab/>&lt;UNASSIGN X&gt;<text:line-break/><text:tab/>&lt;VALUE X&gt;<text:tab/><text:tab/><text:tab/>;"--&gt; 3</text:span></text:p>
      <text:list xml:id="list61317029107765" text:continue-numbering="true" text:style-name="WWNum4">
        <text:list-item>
          <text:list>
            <text:list-item>
              <text:list>
                <text:list-item>
                  <text:p text:style-name="P99"><text:bookmark text:name="_2d51dmb"/><text:span text:style-name="T25">VECTOR</text:span></text:p>
                </text:list-item>
              </text:list>
            </text:list-item>
          </text:list>
        </text:list-item>
      </text:list>
      <text:p text:style-name="P41"><text:span text:style-name="T16">&lt;VECTOR values ...&gt;</text:span></text:p>
      <text:p text:style-name="P41"><text:span text:style-name="T16">[values ...]<text:tab/><text:tab/><text:tab/><text:tab/>;"Alternative syntax"</text:span></text:p>
      <text:p text:style-name="P42"/>
      <text:p text:style-name="P41"><text:span text:style-name="T16">MDL </text:span><text:span text:style-name="T15">built-in</text:span></text:p>
      <text:p text:style-name="P42"/>
      <text:p text:style-name="P15"><text:span text:style-name="T3">This returns a </text:span><text:span text:style-name="T15">VECTOR</text:span><text:span text:style-name="T3"> of containing </text:span><text:span text:style-name="T7">values</text:span><text:span text:style-name="T3">.</text:span></text:p>
      <text:p text:style-name="P15"><text:span text:style-name="T3">A </text:span><text:span text:style-name="T15">VECTOR</text:span> <text:span text:style-name="T3">is a collection of items that occupies a </text:span>continuous<text:span text:style-name="T3"> block of memory. This makes it easy to traverse a </text:span><text:span text:style-name="T15">VECTOR</text:span> <text:span text:style-name="T3">both forward and backward but costly to add or insert items in the </text:span><text:span text:style-name="T15">VECTOR</text:span><text:span text:style-name="T3">. See more about </text:span><text:span text:style-name="T7">VECTOR</text:span><text:span text:style-name="T3"> structure in </text:span><text:span text:style-name="T2">The MDL Programming Language, Appendix 1</text:span><text:span text:style-name="T3">.</text:span></text:p>
      <text:p text:style-name="P15"><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62"><text:span text:style-name="T3">(</text:span><text:span text:style-name="T7">![1 2 3!] --&gt; [1 2 3]</text:span><text:span text:style-name="T3">).</text:span></text:p>
      <text:p text:style-name="P15"><text:span text:style-name="T3">Examples:</text:span></text:p>
      <text:p text:style-name="P45"><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61318573420380" text:continue-numbering="true" text:style-name="WWNum4">
        <text:list-item>
          <text:list>
            <text:list-item>
              <text:list>
                <text:list-item>
                  <text:p text:style-name="P99"><text:bookmark text:name="_sabnu4"/><text:span text:style-name="T25">VERB-SYNONYM</text:span></text:p>
                </text:list-item>
              </text:list>
            </text:list-item>
          </text:list>
        </text:list-item>
      </text:list>
      <text:p text:style-name="P41"><text:span text:style-name="T16">&lt;VERB-SYNONYM original synonyms ...&gt;</text:span></text:p>
      <text:p text:style-name="P43"/>
      <text:p text:style-name="P41"><text:span text:style-name="T15">ZIL parser library</text:span></text:p>
      <text:p text:style-name="P43"/>
      <text:p text:style-name="P40"><text:span text:style-name="T15">VERB-SYNONYM</text:span> creates one or more <text:span text:style-name="T15">synonyms</text:span> to the <text:span text:style-name="T15">original</text:span> verb.</text:p>
      <text:p text:style-name="P40">ZILF treats <text:span text:style-name="T15">VERB-SYNONYM</text:span> as an alias to <text:span text:style-name="T15">SYNONYM</text:span>.<text:span text:style-name="T15"> </text:span></text:p>
      <text:list xml:id="list61318461684464" text:continue-numbering="true" text:style-name="WWNum4">
        <text:list-item>
          <text:list>
            <text:list-item>
              <text:list>
                <text:list-item>
                  <text:p text:style-name="P99"><text:bookmark text:name="_3c9z6hx"/><text:span text:style-name="T25">VERSION</text:span></text:p>
                </text:list-item>
              </text:list>
            </text:list-item>
          </text:list>
        </text:list-item>
      </text:list>
      <text:p text:style-name="P41"><text:soft-page-break/><text:span text:style-name="T16">&lt;VERSION {ZIP | EZIP | XZIP | YZIP | number} [TIME]&gt;</text:span></text:p>
      <text:p text:style-name="P42"/>
      <text:p text:style-name="P41"><text:span text:style-name="T16">ZIL library</text:span></text:p>
      <text:p text:style-name="P22"/>
      <text:p text:style-name="P15"><text:span text:style-name="T3">This </text:span>tells<text:span text:style-name="T3"> the compiler which Z-machine version that this program is targeting. </text:span></text:p>
      <text:p text:style-name="P22"/>
      <table:table table:name="Table7" table:style-name="Table7">
        <table:table-column table:style-name="Table7.A"/>
        <table:table-column table:style-name="Table7.B"/>
        <table:table-row table:style-name="Table7.1">
          <table:table-cell table:style-name="Table7.A1" office:value-type="string">
            <text:p text:style-name="P26"><text:span text:style-name="T3">Version</text:span></text:p>
          </table:table-cell>
          <table:table-cell table:style-name="Table7.B1" office:value-type="string">
            <text:p text:style-name="P26"><text:span text:style-name="T3">Description</text:span></text:p>
          </table:table-cell>
        </table:table-row>
        <table:table-row table:style-name="Table7.1">
          <table:table-cell table:style-name="Table7.A1" office:value-type="string">
            <text:p text:style-name="P28"><text:span text:style-name="T7">3 or ZIP</text:span></text:p>
          </table:table-cell>
          <table:table-cell table:style-name="Table7.B1" office:value-type="string">
            <text:p text:style-name="P28"><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7.1">
          <table:table-cell table:style-name="Table7.A1" office:value-type="string">
            <text:p text:style-name="P28"><text:span text:style-name="T7">4 or EZIP</text:span></text:p>
          </table:table-cell>
          <table:table-cell table:style-name="Table7.B1" office:value-type="string">
            <text:p text:style-name="P28"><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7.1">
          <table:table-cell table:style-name="Table7.A1" office:value-type="string">
            <text:p text:style-name="P28"><text:span text:style-name="T7">5 or XZIP</text:span></text:p>
          </table:table-cell>
          <table:table-cell table:style-name="Table7.B1" office:value-type="string">
            <text:p text:style-name="P28"><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7.1">
          <table:table-cell table:style-name="Table7.A1" office:value-type="string">
            <text:p text:style-name="P28"><text:span text:style-name="T7">6 or YZIP</text:span></text:p>
          </table:table-cell>
          <table:table-cell table:style-name="Table7.B1" office:value-type="string">
            <text:p text:style-name="P28"><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7.1">
          <table:table-cell table:style-name="Table7.A1" office:value-type="string">
            <text:p text:style-name="P28"><text:span text:style-name="T7">7</text:span></text:p>
          </table:table-cell>
          <table:table-cell table:style-name="Table7.B1" office:value-type="string">
            <text:p text:style-name="P28"><text:span text:style-name="T3">Version 7 (file extension *.z7). Post Infocom version. This version </text:span>supports<text:span text:style-name="T3"> game size up to 512K. Rarely used version that is </text:span>superseded<text:span text:style-name="T3"> by version 8.</text:span></text:p>
          </table:table-cell>
        </table:table-row>
        <table:table-row table:style-name="Table7.1">
          <table:table-cell table:style-name="Table7.A1" office:value-type="string">
            <text:p text:style-name="P28"><text:span text:style-name="T7">8</text:span></text:p>
          </table:table-cell>
          <table:table-cell table:style-name="Table7.B1" office:value-type="string">
            <text:p text:style-name="P28"><text:span text:style-name="T3">Version 8 (file extension *.z8). Post Infocom version. This version </text:span>supports<text:span text:style-name="T3"> game size up to 512K.</text:span></text:p>
          </table:table-cell>
        </table:table-row>
      </table:table>
      <text:p text:style-name="P13"/>
      <text:p text:style-name="P15"><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5"><text:span text:style-name="T3">Examples:</text:span></text:p>
      <text:p text:style-name="P15"><text:span text:style-name="T7"><text:tab/>&lt;VERSION XZIP&gt;<text:tab/><text:tab/>;"Target Z-machine version 5"</text:span></text:p>
      <text:p text:style-name="P15"><text:span text:style-name="T7"><text:tab/>&lt;VERSION 8&gt;<text:tab/><text:tab/>;"Target Z-machine version 8"</text:span></text:p>
      <text:p text:style-name="P15"><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61317447391071" text:continue-numbering="true" text:style-name="WWNum4">
        <text:list-item>
          <text:list>
            <text:list-item>
              <text:list>
                <text:list-item>
                  <text:p text:style-name="P99"><text:bookmark text:name="_1rf9gpq"/><text:span text:style-name="T25">VERSION?</text:span></text:p>
                </text:list-item>
              </text:list>
            </text:list-item>
          </text:list>
        </text:list-item>
      </text:list>
      <text:p text:style-name="P41"><text:span text:style-name="T16">&lt;VERSION? (version-spec body ...) ...&gt;</text:span></text:p>
      <text:p text:style-name="P42"/>
      <text:p text:style-name="P41"><text:span text:style-name="T16">ZIL library</text:span></text:p>
      <text:p text:style-name="P42"/>
      <text:p text:style-name="P15"><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span><text:span text:style-name="T8"><text:tab/>3<text:tab/>ZIP<text:tab/><text:tab/><text:line-break/><text:tab/>4<text:tab/>EZIP<text:line-break/><text:tab/>5<text:tab/>XZIP<text:line-break/><text:tab/>6<text:tab/>YZIP<text:line-break/><text:tab/>7<text:line-break/><text:tab/>8<text:line-break/><text:tab/><text:tab/>ELSE/T</text:span><text:span text:style-name="T3"><text:line-break/>Example:</text:span></text:p>
      <text:p text:style-name="P15"><text:span text:style-name="T7"><text:tab/>&lt;VERSION?<text:line-break/><text:tab/><text:tab/>(ZIP &lt;ROUTINE RTN-ZIP () ...&gt;)<text:line-break/><text:tab/><text:tab/>(XZIP &lt;ROUTINE RTN-XZIP () ...&gt;)<text:line-break/><text:tab/><text:tab/>(ELSE &lt;ROUTINE RTN-OTHER () ...&gt;)<text:line-break/><text:tab/>&gt;</text:span></text:p>
      <text:list xml:id="list61317962540103" text:continue-numbering="true" text:style-name="WWNum4">
        <text:list-item>
          <text:list>
            <text:list-item>
              <text:list>
                <text:list-item>
                  <text:p text:style-name="P99"><text:bookmark text:name="_4bewzdj"/><text:span text:style-name="T25">VOC</text:span></text:p>
                </text:list-item>
              </text:list>
            </text:list-item>
          </text:list>
        </text:list-item>
      </text:list>
      <text:p text:style-name="P41"><text:span text:style-name="T16">&lt;VOC string [part-of-speech]&gt;</text:span></text:p>
      <text:p text:style-name="P43"/>
      <text:p text:style-name="P41"><text:span text:style-name="T15">ZIL parser library</text:span></text:p>
      <text:p text:style-name="P43"/>
      <text:p text:style-name="P18"><text:span text:style-name="T15">VOC</text:span> inserts the <text:span text:style-name="T15">string</text:span> in the game vocabulary (dictionary). Normally there is no need to define the vocabulary with <text:span text:style-name="T15">VOC</text:span>, the vocabulary is automatically updated with words when you define <text:span text:style-name="T15">ROOM</text:span>s, <text:span text:style-name="T15">OBJECT</text:span>s, <text:span text:style-name="T15">SYNTAX</text:span>, etc. </text:p>
      <text:p text:style-name="P18">What follows below is a description of the vocabulary when you use the standard parser library. The vocabulary description for the new parser (<text:span text:style-name="T15">&lt;SETG NEW-PARSER? T&gt;</text:span>) is in <text:span text:style-name="T15">ADD-WORD</text:span>.</text:p>
      <text:p text:style-name="P18">The <text:span text:style-name="T15">part-of-speech</text:span> can be one of the following:</text:p>
      <text:p text:style-name="P18"><text:span text:style-name="T15"><text:tab/></text:span><text:span text:style-name="T20">part-of-speech<text:tab/>Value<text:tab/>Description<text:tab/></text:span><text:span text:style-name="T15"><text:line-break/><text:tab/>&lt;&gt;<text:tab/><text:tab/><text:tab/> <text:s/>0<text:tab/><text:tab/>None<text:line-break/><text:tab/>BUZZ<text:tab/><text:tab/><text:tab/> <text:s/>4<text:tab/><text:tab/>Buzz-word <text:line-break/><text:tab/>PREP<text:tab/><text:tab/><text:tab/> <text:s/>8<text:tab/><text:tab/>Preposition<text:line-break/><text:tab/>DIR<text:tab/><text:tab/><text:tab/> 16<text:tab/><text:tab/>Direction<text:line-break/><text:tab/>ADJ</text:span> or <text:span text:style-name="T15">ADJECTIVE<text:tab/> 32<text:tab/><text:tab/>Adjective<text:line-break/><text:tab/>VERB<text:tab/><text:tab/><text:tab/> 64<text:tab/><text:tab/>Verb<text:line-break/><text:tab/>NOUN</text:span> or <text:span text:style-name="T15">OBJECT<text:tab/>128<text:tab/><text:tab/>Noun</text:span><text:line-break/></text:p>
      <text:p text:style-name="P18">The vocabulary then occupies 6 or 9 bytes, depending on version, per entry distributed as follows.</text:p>
      <text:p text:style-name="P58"><text:soft-page-break/><text:span text:style-name="T32">Version 3</text:span></text:p>
      <table:table table:name="Table8" table:style-name="Table8">
        <table:table-column table:style-name="Table8.A"/>
        <table:table-column table:style-name="Table8.B" table:number-columns-repeated="2"/>
        <table:table-column table:style-name="Table8.A"/>
        <table:table-column table:style-name="Table8.B" table:number-columns-repeated="2"/>
        <table:table-column table:style-name="Table8.G"/>
        <table:table-row table:style-name="Table8.1">
          <table:table-cell table:style-name="Table8.A1" office:value-type="string">
            <text:p text:style-name="P26"><text:span text:style-name="T32">Byte 0</text:span></text:p>
          </table:table-cell>
          <table:table-cell table:style-name="Table8.A1" office:value-type="string">
            <text:p text:style-name="P26"><text:span text:style-name="T32">Byte 1</text:span></text:p>
          </table:table-cell>
          <table:table-cell table:style-name="Table8.A1" office:value-type="string">
            <text:p text:style-name="P9"><text:span text:style-name="T32">Byte 2</text:span></text:p>
          </table:table-cell>
          <table:table-cell table:style-name="Table8.A1" office:value-type="string">
            <text:p text:style-name="P9"><text:span text:style-name="T32">Byte 3</text:span></text:p>
          </table:table-cell>
          <table:table-cell table:style-name="Table8.A1" office:value-type="string">
            <text:p text:style-name="P9"><text:span text:style-name="T32">Byte 4</text:span></text:p>
          </table:table-cell>
          <table:table-cell table:style-name="Table8.A1" office:value-type="string">
            <text:p text:style-name="P9"><text:span text:style-name="T32">Byte 5</text:span></text:p>
          </table:table-cell>
          <table:table-cell table:style-name="Table8.A1" office:value-type="string">
            <text:p text:style-name="P9"><text:span text:style-name="T32">Byte 6</text:span></text:p>
          </table:table-cell>
        </table:table-row>
        <table:table-row table:style-name="Table8.2">
          <table:table-cell table:style-name="Table8.A1" table:number-columns-spanned="4" office:value-type="string">
            <text:p text:style-name="P26">Word up to 6 Z-characters (5 bit)</text:p>
          </table:table-cell>
          <table:covered-table-cell/>
          <table:covered-table-cell/>
          <table:covered-table-cell/>
          <table:table-cell table:style-name="Table8.A1" office:value-type="string">
            <text:p text:style-name="P26">PoS</text:p>
          </table:table-cell>
          <table:table-cell table:style-name="Table8.A1" office:value-type="string">
            <text:p text:style-name="P26">Value</text:p>
          </table:table-cell>
          <table:table-cell table:style-name="Table8.A1" office:value-type="string">
            <text:p text:style-name="P26">V2</text:p>
          </table:table-cell>
        </table:table-row>
      </table:table>
      <text:p text:style-name="P18"/>
      <text:p text:style-name="P58"><text:span text:style-name="T32">Version 4-</text:span></text:p>
      <table:table table:name="Table9" table:style-name="Table9">
        <table:table-column table:style-name="Table9.A" table:number-columns-repeated="2"/>
        <table:table-column table:style-name="Table9.C"/>
        <table:table-column table:style-name="Table9.A"/>
        <table:table-column table:style-name="Table9.C"/>
        <table:table-column table:style-name="Table9.A"/>
        <table:table-column table:style-name="Table9.C"/>
        <table:table-column table:style-name="Table9.A"/>
        <table:table-column table:style-name="Table9.C"/>
        <table:table-row table:style-name="Table9.1">
          <table:table-cell table:style-name="Table9.A1" office:value-type="string">
            <text:p text:style-name="P9"><text:span text:style-name="T32">Byte 0</text:span></text:p>
          </table:table-cell>
          <table:table-cell table:style-name="Table9.A1" office:value-type="string">
            <text:p text:style-name="P9"><text:span text:style-name="T32">Byte 1</text:span></text:p>
          </table:table-cell>
          <table:table-cell table:style-name="Table9.A1" office:value-type="string">
            <text:p text:style-name="P9"><text:span text:style-name="T32">Byte 2</text:span></text:p>
          </table:table-cell>
          <table:table-cell table:style-name="Table9.A1" office:value-type="string">
            <text:p text:style-name="P9"><text:span text:style-name="T32">Byte 3</text:span></text:p>
          </table:table-cell>
          <table:table-cell table:style-name="Table9.A1" office:value-type="string">
            <text:p text:style-name="P9"><text:span text:style-name="T32">Byte 4</text:span></text:p>
          </table:table-cell>
          <table:table-cell table:style-name="Table9.A1" office:value-type="string">
            <text:p text:style-name="P9"><text:span text:style-name="T32">Byte 5</text:span></text:p>
          </table:table-cell>
          <table:table-cell table:style-name="Table9.A1" office:value-type="string">
            <text:p text:style-name="P9"><text:span text:style-name="T32">Byte 6</text:span></text:p>
          </table:table-cell>
          <table:table-cell table:style-name="Table9.A1" office:value-type="string">
            <text:p text:style-name="P9"><text:span text:style-name="T32">Byte 7</text:span></text:p>
          </table:table-cell>
          <table:table-cell table:style-name="Table9.A1" office:value-type="string">
            <text:p text:style-name="P9"><text:span text:style-name="T32">Byte 8</text:span></text:p>
          </table:table-cell>
        </table:table-row>
        <table:table-row table:style-name="Table9.2">
          <table:table-cell table:style-name="Table9.A1" table:number-columns-spanned="6" office:value-type="string">
            <text:p text:style-name="P9">Word up to 9 Z-characters (5 bit)</text:p>
          </table:table-cell>
          <table:covered-table-cell/>
          <table:covered-table-cell/>
          <table:covered-table-cell/>
          <table:covered-table-cell/>
          <table:covered-table-cell/>
          <table:table-cell table:style-name="Table9.A1" office:value-type="string">
            <text:p text:style-name="P9">PoS</text:p>
          </table:table-cell>
          <table:table-cell table:style-name="Table9.A1" office:value-type="string">
            <text:p text:style-name="P9">V1</text:p>
          </table:table-cell>
          <table:table-cell table:style-name="Table9.A1" office:value-type="string">
            <text:p text:style-name="P9">V2</text:p>
          </table:table-cell>
        </table:table-row>
      </table:table>
      <text:p text:style-name="P40"/>
      <text:p text:style-name="P40"><text:tab/><text:span text:style-name="T15">PoS</text:span><text:tab/><text:tab/>Byte 6 (or byte 4) contains the <text:span text:style-name="T15">part-of-speech</text:span> value (as above) plus if <text:line-break/><text:tab/><text:tab/><text:tab/>the word is defined as a first <text:span text:style-name="T15">part-of-speech</text:span> in the first 2 bytes.<text:line-break/><text:tab/><text:tab/><text:span text:style-name="T15"><text:tab/><text:tab/>0<text:tab/>None<text:line-break/><text:tab/><text:tab/><text:tab/><text:tab/>1<text:tab/>Verb first<text:line-break/><text:tab/><text:tab/><text:tab/><text:tab/>2<text:tab/>Adjective first<text:line-break/><text:tab/><text:tab/><text:tab/><text:tab/>3<text:tab/>Direction first<text:line-break/><text:tab/>V1<text:tab/><text:tab/></text:span>Byte 7 (or byte 5) contains the words value (id). Each part-of-speech can <text:line-break/><text:tab/><text:tab/><text:tab/>have 255 (65535 for <text:span text:style-name="T15">NOUN</text:span>s) unique words (synonyms have the same value<text:line-break/><text:tab/><text:tab/><text:tab/>as parent).<text:line-break/><text:tab/><text:span text:style-name="T15">V2<text:tab/></text:span><text:tab/>Byte 8 is used for <text:span text:style-name="T15">NOUN</text:span>s (V1 &amp; V2 gives 2 bytes, 1-65535 <text:span text:style-name="T15">OBJECT</text:span>s).</text:p>
      <text:p text:style-name="P40">The different part-of-speech and first definitions have all global values defined as:</text:p>
      <text:p text:style-name="P58"><text:span text:style-name="T15">P1?OBJECT<text:tab/><text:tab/> <text:s/>0<text:line-break/><text:tab/>P1?VERB<text:tab/><text:tab/> <text:s/>1<text:line-break/><text:tab/>P1?ADJECTIVE<text:tab/> <text:s/>2<text:line-break/><text:tab/>P1?DIRECTION<text:tab/> <text:s/>3<text:line-break/><text:tab/>PS?BUZZ-WORD<text:tab/> <text:s/>4<text:line-break/><text:tab/>PS?PREPOSITION<text:tab/> <text:s/>8<text:line-break/><text:tab/>PS?DIRECTION<text:tab/> 16<text:line-break/><text:tab/>PS?ADJECTIVE<text:tab/> 32<text:line-break/><text:tab/>PS?VERB<text:tab/><text:tab/> 64<text:line-break/><text:tab/>PS?OBJECT<text:tab/><text:tab/>128</text:span></text:p>
      <text:p text:style-name="P18">Example:</text:p>
      <text:p text:style-name="P58"><text:span text:style-name="T15">&lt;VERSION XZIP&gt;<text:line-break/><text:tab/>&lt;VOC "FALSE" &lt;&gt;&gt;<text:line-break/><text:tab/>&lt;VOC "NOUN" NOUN&gt;<text:line-break/><text:tab/>&lt;VOC "BUZZ" BUZZ&gt;<text:line-break/><text:tab/>&lt;VOC "VERB" VERB&gt;<text:line-break/><text:tab/>&lt;VOC "ADJECTIVE" ADJ&gt;<text:line-break/><text:tab/>&lt;VOC "PREP" PREP&gt;</text:span></text:p>
      <text:p text:style-name="P39"><text:span text:style-name="T15">&lt;ROUTINE GO () &lt;TEST-VOC&gt; &lt;INPUT 1&gt;&gt;</text:span></text:p>
      <text:p text:style-name="P58"><text:span text:style-name="T15">&lt;ROUTINE TEST-VOC ("AUX" P)<text:line-break/><text:tab/><text:tab/>&lt;SET P W?FALSE&gt; <text:line-break/><text:tab/><text:tab/><text:tab/>&lt;TELL "FALSE: Pos=" N &lt;GETB .P 6&gt;<text:line-break/><text:tab/><text:tab/><text:tab/><text:tab/>", V1=" N &lt;GETB .P 7&gt;<text:line-break/><text:tab/><text:tab/><text:tab/><text:tab/>", V2=" N &lt;GETB .P 8&gt; CR&gt;<text:line-break/><text:tab/><text:tab/>&lt;SET P W?NOUN&gt;<text:line-break/><text:tab/><text:tab/><text:tab/>&lt;TELL "NOUN: Pos=" N &lt;GETB .P 6&gt;<text:line-break/><text:tab/><text:tab/><text:tab/><text:tab/>", V1=" N &lt;GETB .P 7&gt;<text:line-break/><text:tab/><text:tab/><text:tab/><text:tab/>", V2=" N &lt;GETB .P 8&gt; CR&gt;<text:line-break/><text:tab/><text:tab/>&lt;SET P W?BUZZ&gt;<text:line-break/><text:tab/><text:tab/><text:tab/>&lt;TELL "BUZZ: Pos=" N &lt;GETB .P 6&gt;<text:line-break/><text:tab/><text:tab/><text:tab/><text:tab/>", V1=" N &lt;GETB .P 7&gt;<text:line-break/><text:tab/><text:tab/><text:tab/><text:tab/>", V2=" N &lt;GETB .P 8&gt; CR&gt;<text:line-break/><text:tab/><text:tab/>&lt;SET P W?VERB&gt;<text:line-break/><text:tab/><text:tab/><text:tab/>&lt;TELL "VERB: Pos=" N &lt;GETB .P 6&gt;<text:line-break/><text:tab/><text:tab/><text:tab/><text:tab/>", V1=" N &lt;GETB .P 7&gt;<text:line-break/><text:tab/><text:tab/><text:tab/><text:tab/>", V2=" N &lt;GETB .P 8&gt; CR&gt;<text:line-break/><text:tab/><text:tab/>&lt;SET P W?ADJECTIVE&gt;<text:line-break/><text:tab/><text:tab/><text:tab/>&lt;TELL "ADJECTIVE: Pos=" N &lt;GETB .P 6&gt;<text:line-break/><text:tab/><text:tab/><text:tab/><text:tab/>", V1=" N &lt;GETB .P 7&gt;<text:line-break/><text:tab/><text:tab/><text:tab/><text:tab/>", V2=" N &lt;GETB .P 8&gt; CR&gt;<text:line-break/><text:tab/><text:tab/>&lt;SET P W?PREP&gt;<text:line-break/><text:tab/><text:tab/><text:tab/>&lt;TELL "PREP: Pos=" N &lt;GETB .P 6&gt;<text:line-break/><text:tab/><text:tab/><text:tab/><text:tab/>", V1=" N &lt;GETB .P 7&gt;<text:line-break/><text:tab/><text:tab/><text:tab/><text:tab/>", V2=" N &lt;GETB .P 8&gt; CR&gt;&gt;</text:span></text:p>
      <text:p text:style-name="P39"><text:span text:style-name="T15">--&gt;</text:span></text:p>
      <text:p text:style-name="P58"><text:span text:style-name="T15">FALSE: Pos=0, V1=0, V2=0<text:line-break/><text:tab/>NOUN: Pos=128, V1=1, V2=0<text:line-break/><text:tab/>BUZZ: Pos=4, V1=255, V2=0<text:line-break/><text:tab/>VERB: Pos=65, V1=255, V2=0<text:line-break/><text:tab/>ADJECTIVE: Pos=32, V1=0, V2=0<text:line-break/><text:tab/>PREP: Pos=8, V1=255, V2=0</text:span></text:p>
      <text:p text:style-name="P83"/>
      <text:p text:style-name="P83"/>
      <text:p text:style-name="P34"/>
      <text:p text:style-name="P100"><text:bookmark text:name="_3x3pvmcunlrd"/>WARN-AS-ERROR?</text:p>
      <text:p text:style-name="Standard"><text:tab/><text:span text:style-name="T15">&lt;WARN-AS-ERROR? value&gt;<text:line-break/><text:line-break/><text:tab/>ZILF compiler directive</text:span></text:p>
      <text:p text:style-name="P3"/>
      <text:p text:style-name="P40"><text:span text:style-name="T15">WARN-AS-ERROR?</text:span> set to <text:span text:style-name="T15">TRUE</text:span>, tells the compiler to convert compiler warnings to errors. The default value is <text:span text:style-name="T15">FALSE</text:span>.</text:p>
      <text:p text:style-name="P40">Examples:</text:p>
      <text:p text:style-name="P40"><text:tab/><text:span text:style-name="T15">;"Compiles with warning [ZIL0204]"</text:span><text:line-break/><text:tab/><text:span text:style-name="T15">&lt;WARN-AS-ERROR? &lt;&gt;&gt;<text:line-break/><text:tab/>&lt;GLOBAL X 5&gt;<text:line-break/><text:tab/>&lt;ROUTINE GO () &lt;TELL N .X&gt;&gt;</text:span></text:p>
      <text:p text:style-name="P40"><text:span text:style-name="T15"><text:tab/>;"Don’t compile with error [ZIL0204]"</text:span><text:line-break/><text:tab/><text:span text:style-name="T15">&lt;WARN-AS-ERROR? T&gt;<text:line-break/><text:tab/>&lt;GLOBAL X 5&gt;<text:line-break/><text:tab/>&lt;ROUTINE GO () &lt;TELL N .X&gt;&gt;</text:span></text:p>
      <text:p text:style-name="P100"><text:bookmark text:name="_m3ye0kwa1dbk"/>XFLOAD</text:p>
      <text:p text:style-name="P41"><text:span text:style-name="T15">&lt;XFLOAD filename&gt;</text:span></text:p>
      <text:p text:style-name="P43"/>
      <text:p text:style-name="P41"><text:span text:style-name="T15">ZIL library</text:span></text:p>
      <text:p text:style-name="P43"/>
      <text:list xml:id="list61317258264208" text:continue-numbering="true" text:style-name="WWNum4">
        <text:list-item>
          <text:list>
            <text:list-item>
              <text:list>
                <text:list-item>
                  <text:p text:style-name="P67"><text:span text:style-name="T28">ZILF ignores all but the first argument and treats </text:span><text:span text:style-name="T15">XFLOAD</text:span><text:span text:style-name="T28"> as an alias to </text:span><text:span text:style-name="T15">INSERT-FILE</text:span><text:span text:style-name="T28">.</text:span></text:p>
                </text:list-item>
                <text:list-item>
                  <text:p text:style-name="P99"><text:bookmark text:name="_61qomf484he5"/><text:span text:style-name="T25">XORB</text:span></text:p>
                </text:list-item>
              </text:list>
            </text:list-item>
          </text:list>
        </text:list-item>
      </text:list>
      <text:p text:style-name="P41"><text:span text:style-name="T16">&lt;XORB numbers ...&gt;</text:span></text:p>
      <text:p text:style-name="P42"/>
      <text:p text:style-name="P41"><text:soft-page-break/><text:span text:style-name="T16">MDL </text:span><text:span text:style-name="T15">built-in</text:span></text:p>
      <text:p text:style-name="P42"/>
      <text:p text:style-name="P15"><text:span text:style-name="T3">Bitwise exclusive "or".</text:span></text:p>
      <text:p text:style-name="P15"><text:span text:style-name="T3">Examples:</text:span></text:p>
      <text:p text:style-name="P15"><text:span text:style-name="T3"><text:tab/></text:span><text:span text:style-name="T7">&lt;XORB 250 245&gt;<text:tab/>--&gt;<text:tab/>11111010 XOR 11110101 = 00001111 (15)</text:span></text:p>
      <text:list xml:id="list61319009474589" text:continue-numbering="true" text:style-name="WWNum4">
        <text:list-item>
          <text:list>
            <text:list-item>
              <text:list>
                <text:list-item>
                  <text:p text:style-name="P99"><text:bookmark text:name="_15phjt5"/><text:span text:style-name="T25">ZGET</text:span></text:p>
                </text:list-item>
              </text:list>
            </text:list-item>
          </text:list>
        </text:list-item>
      </text:list>
      <text:p text:style-name="P41"><text:span text:style-name="T16">&lt;ZGET table index&gt;</text:span></text:p>
      <text:p text:style-name="P42"/>
      <text:p text:style-name="P41"><text:span text:style-name="T16">ZIL libarary</text:span></text:p>
      <text:p text:style-name="P42"/>
      <text:p text:style-name="P15"><text:span text:style-name="T3">Returns WORD-record (2 bytes) stored at </text:span><text:span text:style-name="T7">index</text:span><text:span text:style-name="T3">.</text:span></text:p>
      <text:p text:style-name="P15"><text:span text:style-name="T7">TABLE</text:span><text:span text:style-name="T3"> </text:span>is a ZIL-specific<text:span text:style-name="T3"> structure that can be used both outside and inside ROUTINES. </text:span><text:span text:style-name="T7">ZGET</text:span><text:span text:style-name="T3"> is equivalent to the Z-code </text:span>built-in<text:span text:style-name="T3"> </text:span><text:span text:style-name="T7">GET</text:span><text:span text:style-name="T3">. </text:span></text:p>
      <text:p text:style-name="P15"><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ZGET &lt;TABLE 0 1 2 3&gt; 2&gt;<text:tab/><text:tab/>--&gt;<text:tab/>2</text:span></text:p>
      <text:list xml:id="list61317925267795" text:continue-numbering="true" text:style-name="WWNum4">
        <text:list-item>
          <text:list>
            <text:list-item>
              <text:list>
                <text:list-item>
                  <text:p text:style-name="P99"><text:bookmark text:name="_3pp52gy"/><text:span text:style-name="T25">ZIP-OPTIONS</text:span></text:p>
                </text:list-item>
              </text:list>
            </text:list-item>
          </text:list>
        </text:list-item>
      </text:list>
      <text:p text:style-name="P41"><text:span text:style-name="T16">&lt;ZIP-OPTIONS {COLOR | MOUSE | UNDO | DISPLAY | SOUND </text:span></text:p>
      <text:p text:style-name="P41"><text:span text:style-name="T16"><text:tab/><text:tab/><text:tab/>| MENU} ...&gt;</text:span></text:p>
      <text:p text:style-name="P100"><text:bookmark text:name="_ywjsywklgkdy"/>ZPACKAGE</text:p>
      <text:list xml:id="list61317406072760" text:continue-numbering="true" text:style-name="WWNum4">
        <text:list-item>
          <text:list>
            <text:list-item>
              <text:list>
                <text:list-item>
                  <text:p text:style-name="P8"><text:span text:style-name="T15">&lt;ZPACKAGE package-name&gt;<text:line-break/><text:line-break/>ZIL library</text:span></text:p>
                </text:list-item>
                <text:list-item>
                  <text:p text:style-name="P2"/>
                </text:list-item>
              </text:list>
            </text:list-item>
          </text:list>
        </text:list-item>
      </text:list>
      <text:p text:style-name="P40"><text:span text:style-name="T15">ZPACKAGE</text:span> is an alias to <text:span text:style-name="T15">PACKAGE</text:span>.</text:p>
      <text:list xml:id="list61317828459394" text:continue-numbering="true" text:style-name="WWNum4">
        <text:list-item>
          <text:list>
            <text:list-item>
              <text:list>
                <text:list-item>
                  <text:p text:style-name="P99"><text:bookmark text:name="_t3zlmykriflu"/><text:span text:style-name="T25">ZPUT</text:span></text:p>
                </text:list-item>
              </text:list>
            </text:list-item>
          </text:list>
        </text:list-item>
      </text:list>
      <text:p text:style-name="P41"><text:span text:style-name="T16">&lt;ZPUT table index new-value&gt;</text:span></text:p>
      <text:p text:style-name="P42"/>
      <text:p text:style-name="P41"><text:span text:style-name="T16">ZIL library</text:span></text:p>
      <text:p text:style-name="P42"/>
      <text:p text:style-name="P15"><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text:span>built-in<text:span text:style-name="T3"> </text:span><text:span text:style-name="T7">PU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5"><text:span text:style-name="T3">Examples:</text:span></text:p>
      <text:p text:style-name="P15"><text:span text:style-name="T7"><text:tab/>&lt;ZPUT ,MYTABLE 1 123&gt;<text:tab/>--&gt; <text:tab/>Stores 123 at position 1 <text:line-break/><text:tab/><text:tab/><text:tab/><text:tab/><text:tab/><text:tab/><text:tab/>in MYTABLE</text:span></text:p>
      <text:list xml:id="list61317816335421" text:continue-numbering="true" text:style-name="WWNum4">
        <text:list-item>
          <text:list>
            <text:list-item>
              <text:list>
                <text:list-item>
                  <text:p text:style-name="P99"><text:bookmark text:name="_jzpmwk"/><text:span text:style-name="T25">ZREST</text:span></text:p>
                </text:list-item>
              </text:list>
            </text:list-item>
          </text:list>
        </text:list-item>
      </text:list>
      <text:p text:style-name="P41"><text:span text:style-name="T16">&lt;ZREST table bytes&gt;</text:span></text:p>
      <text:p text:style-name="P42"/>
      <text:p text:style-name="P41"><text:span text:style-name="T16">ZIL library</text:span></text:p>
      <text:p text:style-name="P42"><text:soft-page-break/></text:p>
      <text:p text:style-name="P15"><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text:span>built-in<text:span text:style-name="T3"> </text:span><text:span text:style-name="T7">RES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5"><text:span text:style-name="T3">Example:</text:span></text:p>
      <text:p text:style-name="P45"><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61318396106979" text:continue-numbering="true" text:style-name="WWNum4">
        <text:list-item>
          <text:list>
            <text:list-item>
              <text:list>
                <text:list-item>
                  <text:p text:style-name="P99"><text:bookmark text:name="_33zd5kd"/>ZSECTION</text:p>
                </text:list-item>
                <text:list-item>
                  <text:p text:style-name="P8"><text:span text:style-name="T15">&lt;ZSECTION package-name&gt;<text:line-break/><text:line-break/>ZIL library</text:span></text:p>
                </text:list-item>
                <text:list-item>
                  <text:p text:style-name="P4"/>
                </text:list-item>
              </text:list>
            </text:list-item>
          </text:list>
        </text:list-item>
      </text:list>
      <text:p text:style-name="P18"><text:span text:style-name="T15">ZSECTION</text:span> is an alias to <text:span text:style-name="T15">DEFINITIONS</text:span>.</text:p>
      <text:list xml:id="list61317479545035" text:continue-numbering="true" text:style-name="WWNum4">
        <text:list-item>
          <text:list>
            <text:list-item>
              <text:list>
                <text:list-item>
                  <text:p text:style-name="P99"><text:bookmark text:name="_pz3bxyvddut7"/><text:span text:style-name="T25">ZSTART</text:span></text:p>
                </text:list-item>
              </text:list>
            </text:list-item>
          </text:list>
        </text:list-item>
      </text:list>
      <text:p text:style-name="P41"><text:span text:style-name="T16">&lt;ZSTART atom&gt;</text:span></text:p>
      <text:p text:style-name="P42"/>
      <text:p text:style-name="P41"><text:span text:style-name="T16">ZIL library</text:span></text:p>
      <text:p text:style-name="P42"/>
      <text:p text:style-name="P15"><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5"><text:span text:style-name="T3">Example:</text:span></text:p>
      <text:p text:style-name="P15"><text:span text:style-name="T3"><text:tab/></text:span><text:span text:style-name="T7">&lt;ZSTART MAIN&gt;<text:tab/>--&gt;<text:tab/>Starts with ROUTINE MAIN instead of GO</text:span></text:p>
      <text:list xml:id="list61318120321548" text:continue-numbering="true" text:style-name="WWNum4">
        <text:list-item>
          <text:list>
            <text:list-item>
              <text:list>
                <text:list-item>
                  <text:p text:style-name="P95"><text:bookmark text:name="_bszx47zazyks"/>ZSTR-OFF</text:p>
                </text:list-item>
              </text:list>
            </text:list-item>
          </text:list>
        </text:list-item>
      </text:list>
      <text:p text:style-name="P41"><text:span text:style-name="T15">&lt;ZSTR-OFF&gt;</text:span></text:p>
      <text:p text:style-name="P43"/>
      <text:p text:style-name="P41"><text:span text:style-name="T15">ZIL library</text:span></text:p>
      <text:p text:style-name="P43"/>
      <text:p text:style-name="P15">ZILF ignores this and always returns <text:span text:style-name="T15">FALSE</text:span>.</text:p>
      <text:list xml:id="list61317854961035" text:continue-numbering="true" text:style-name="WWNum4">
        <text:list-item>
          <text:list>
            <text:list-item>
              <text:list>
                <text:list-item>
                  <text:p text:style-name="P95"><text:bookmark text:name="_iulduu9el473"/>ZSTR-ON</text:p>
                </text:list-item>
              </text:list>
            </text:list-item>
          </text:list>
        </text:list-item>
      </text:list>
      <text:p text:style-name="P41"><text:span text:style-name="T15">&lt;ZSTR-ON&gt;</text:span></text:p>
      <text:p text:style-name="P43"/>
      <text:p text:style-name="P41"><text:span text:style-name="T15">ZIL library</text:span></text:p>
      <text:p text:style-name="P43"/>
      <text:p text:style-name="P15">ZILF ignores this and always returns <text:span text:style-name="T15">FALSE</text:span>.</text:p>
      <text:p text:style-name="P94"><text:bookmark text:name="_e8lte2wqvsv9"/>ZZPACKAGE</text:p>
      <text:list xml:id="list61317639451746" text:continue-numbering="true" text:style-name="WWNum4">
        <text:list-item>
          <text:list>
            <text:list-item>
              <text:list>
                <text:list-item>
                  <text:p text:style-name="P8"><text:span text:style-name="T15">&lt;ZZPACKAGE package-name&gt;<text:line-break/><text:line-break/>ZIL library</text:span></text:p>
                </text:list-item>
                <text:list-item>
                  <text:p text:style-name="P5"/>
                </text:list-item>
                <text:list-item>
                  <text:p text:style-name="P67"><text:span text:style-name="T15">ZZPACKAGE</text:span><text:span text:style-name="T28"> is an alias to </text:span><text:span text:style-name="T15">PACKAGE</text:span><text:span text:style-name="T28">.</text:span></text:p>
                </text:list-item>
                <text:list-item>
                  <text:p text:style-name="P95"><text:bookmark text:name="_x1gn6x1zsmpw"/>ZZSECTION</text:p>
                </text:list-item>
                <text:list-item>
                  <text:p text:style-name="P8"><text:span text:style-name="T15">&lt;ZZSECTION package-name&gt;<text:line-break/><text:line-break/>ZIL library</text:span></text:p>
                </text:list-item>
                <text:list-item>
                  <text:p text:style-name="P4"><text:soft-page-break/></text:p>
                </text:list-item>
              </text:list>
            </text:list-item>
          </text:list>
        </text:list-item>
      </text:list>
      <text:p text:style-name="P15"><text:span text:style-name="T15">ZZSECTION</text:span> is an alias to <text:span text:style-name="T15">DEFINITIONS</text:span>.</text:p>
      <text:list xml:id="list61318724725778" text:continue-numbering="true" text:style-name="WWNum4">
        <text:list-item>
          <text:list>
            <text:list-item>
              <text:p text:style-name="P88"><text:bookmark text:name="_1j4nfs6"/>Z-code built-ins (use inside ROUTINE)</text:p>
            </text:list-item>
          </text:list>
        </text:list-item>
      </text:list>
      <text:p text:style-name="P15"><text:span text:style-name="T3">Sources:</text:span></text:p>
      <text:p text:style-name="P15"><text:span text:style-name="T2"><text:tab/>ZIP: Z-language Interpreter Program, Joel M. Berez,</text:span><text:span text:style-name="T14"> Marc S. Blank and P. David Lebling</text:span></text:p>
      <text:p text:style-name="P15"><text:span text:style-name="T2"><text:tab/>The Z-Machine Standards Document, Graham Nelson</text:span></text:p>
      <text:p text:style-name="P15"><text:span text:style-name="T2"><text:tab/> The Inform Designer’s Manual, Graham Nelson</text:span></text:p>
      <text:p text:style-name="P15"><text:span text:style-name="T2"><text:tab/>ZIL Language Guide, Jesse McGrew</text:span></text:p>
      <text:list xml:id="list61319087125781" text:continue-numbering="true" text:style-name="WWNum4">
        <text:list-item>
          <text:list>
            <text:list-item>
              <text:list>
                <text:list-item>
                  <text:p text:style-name="P95"><text:bookmark text:name="_434ayfz"/>*, MUL</text:p>
                </text:list-item>
              </text:list>
            </text:list-item>
          </text:list>
        </text:list-item>
      </text:list>
      <text:p text:style-name="P41"><text:span text:style-name="T16">&lt;* numbers ...&gt;<text:line-break/>&lt;MUL numbers ...&gt;<text:tab/><text:tab/>;"Alternative syntax"</text:span></text:p>
      <text:p text:style-name="P42"/>
      <text:p text:style-name="P41"><text:span text:style-name="T18">Zapf syntax<text:tab/><text:tab/>Inform syntax</text:span></text:p>
      <text:p text:style-name="P41"><text:span text:style-name="T16">MUL<text:tab/><text:tab/><text:tab/><text:tab/>mul</text:span></text:p>
      <text:p text:style-name="P42"/>
      <text:p text:style-name="P15"><text:span text:style-name="T3">Multiply </text:span><text:span text:style-name="T7">numbers</text:span><text:span text:style-name="T3">.</text:span></text:p>
      <text:p text:style-name="P15"><text:span text:style-name="T3">Example:</text:span></text:p>
      <text:p text:style-name="Standard"><text:span text:style-name="T22"><text:tab/></text:span><text:span text:style-name="T16">&lt;* 2 3 4&gt;<text:tab/>--&gt;<text:tab/>24</text:span></text:p>
      <text:list xml:id="list61318657908440" text:continue-numbering="true" text:style-name="WWNum4">
        <text:list-item>
          <text:list>
            <text:list-item>
              <text:list>
                <text:list-item>
                  <text:p text:style-name="P98"><text:bookmark text:name="_2i9l8ns"/><text:span text:style-name="T25">+, ADD</text:span></text:p>
                </text:list-item>
              </text:list>
            </text:list-item>
          </text:list>
        </text:list-item>
      </text:list>
      <text:p text:style-name="P41"><text:span text:style-name="T16">&lt;+ numbers ...&gt;<text:line-break/>&lt;ADD numbers ...&gt;<text:tab/><text:tab/>;"Alternative syntax"</text:span></text:p>
      <text:p text:style-name="P42"/>
      <text:p text:style-name="P41"><text:span text:style-name="T18">Zapf syntax<text:tab/><text:tab/>Inform syntax</text:span></text:p>
      <text:p text:style-name="P41"><text:span text:style-name="T16">ADD<text:tab/><text:tab/><text:tab/><text:tab/>add</text:span></text:p>
      <text:p text:style-name="P42"/>
      <text:p text:style-name="P41"><text:span text:style-name="T16">All versions</text:span></text:p>
      <text:p text:style-name="P42"/>
      <text:p text:style-name="P15"><text:span text:style-name="T3">Add </text:span><text:span text:style-name="T7">numbers</text:span><text:span text:style-name="T3">.</text:span></text:p>
      <text:p text:style-name="P15"><text:span text:style-name="T3">Example:</text:span></text:p>
      <text:p text:style-name="P21"><text:span text:style-name="T22"><text:tab/></text:span><text:span text:style-name="T16">&lt;+ 2 3 4&gt;<text:tab/>--&gt;<text:tab/>7</text:span></text:p>
      <text:list xml:id="list61317059230625" text:continue-numbering="true" text:style-name="WWNum4">
        <text:list-item>
          <text:list>
            <text:list-item>
              <text:list>
                <text:list-item>
                  <text:p text:style-name="P95"><text:bookmark text:name="_xevivl"/><text:span text:style-name="T25">-, SUB</text:span></text:p>
                </text:list-item>
              </text:list>
            </text:list-item>
          </text:list>
        </text:list-item>
      </text:list>
      <text:p text:style-name="P41"><text:span text:style-name="T16">&lt;- numbers ...&gt;<text:line-break/>&lt;SUB numbers ...&gt;<text:tab/><text:tab/>;"Alternative syntax"<text:line-break/>&lt;BACK number1 number2&gt;<text:tab/>;"Alternative syntax"</text:span></text:p>
      <text:p text:style-name="P42"/>
      <text:p text:style-name="P41"><text:span text:style-name="T18">Zapf syntax<text:tab/><text:tab/>Inform syntax</text:span></text:p>
      <text:p text:style-name="P41"><text:span text:style-name="T16">SUB<text:tab/><text:tab/><text:tab/><text:tab/>sub</text:span></text:p>
      <text:p text:style-name="P42"/>
      <text:p text:style-name="P41"><text:span text:style-name="T16">All versions</text:span></text:p>
      <text:p text:style-name="P42"/>
      <text:p text:style-name="P15"><text:span text:style-name="T3">Subtract first </text:span><text:span text:style-name="T7">number</text:span><text:span text:style-name="T3"> by subsequent </text:span><text:span text:style-name="T7">numbers</text:span><text:span text:style-name="T3">.</text:span></text:p>
      <text:p text:style-name="P40">If only one <text:span text:style-name="T15">number</text:span> is provided, it's subtracted from zero (i.e. negated). </text:p>
      <text:p text:style-name="P15"><text:soft-page-break/><text:span text:style-name="T3">Note that it is possible to use BACK </text:span>as an alias<text:span text:style-name="T3"> for </text:span><text:span text:style-name="T7">SUB</text:span><text:span text:style-name="T3">.</text:span></text:p>
      <text:p text:style-name="P15"><text:span text:style-name="T3">Example:</text:span></text:p>
      <text:p text:style-name="P21"><text:span text:style-name="T22"><text:tab/></text:span><text:span text:style-name="T16">&lt;- 8 3 4&gt;<text:tab/><text:tab/>--&gt;<text:tab/>1<text:line-break/><text:tab/>&lt;- </text:span><text:span text:style-name="T15">4&gt;<text:tab/><text:tab/>→<text:tab/>-4</text:span><text:span text:style-name="T16"><text:line-break/><text:tab/>&lt;BACK 2&gt;<text:tab/><text:tab/>--&gt;<text:tab/>1<text:tab/>(Defaults to 1)<text:line-break/><text:tab/>&lt;BACK 1 2&gt;<text:tab/>--&gt;<text:tab/>-1</text:span></text:p>
      <text:list xml:id="list61317172452352" text:continue-numbering="true" text:style-name="WWNum4">
        <text:list-item>
          <text:list>
            <text:list-item>
              <text:list>
                <text:list-item>
                  <text:p text:style-name="P99"><text:bookmark text:name="_3hej1je"/><text:span text:style-name="T25">/, DIV</text:span></text:p>
                </text:list-item>
              </text:list>
            </text:list-item>
          </text:list>
        </text:list-item>
      </text:list>
      <text:p text:style-name="P41"><text:span text:style-name="T16">&lt;/ numbers ...&gt;<text:line-break/>&lt;DIV numbers ...&gt;<text:tab/><text:tab/>;"Alternative syntax"</text:span></text:p>
      <text:p text:style-name="P42"/>
      <text:p text:style-name="P41"><text:span text:style-name="T18">Zapf syntax<text:tab/><text:tab/>Inform syntax</text:span></text:p>
      <text:p text:style-name="P41"><text:span text:style-name="T16">DIV<text:tab/><text:tab/><text:tab/><text:tab/>div</text:span></text:p>
      <text:p text:style-name="P42"/>
      <text:p text:style-name="P41"><text:span text:style-name="T16">All versions</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1"><text:span text:style-name="T22"><text:tab/></text:span><text:span text:style-name="T16">&lt;* 20 5 2&gt;<text:tab/>--&gt;<text:tab/>2</text:span></text:p>
      <text:list xml:id="list61318295729895" text:continue-numbering="true" text:style-name="WWNum4">
        <text:list-item>
          <text:list>
            <text:list-item>
              <text:list>
                <text:list-item>
                  <text:p text:style-name="P99"><text:bookmark text:name="_1wjtbr7"/><text:span text:style-name="T25">0?, ZERO?</text:span></text:p>
                </text:list-item>
              </text:list>
            </text:list-item>
          </text:list>
        </text:list-item>
      </text:list>
      <text:p text:style-name="P41"><text:span text:style-name="T16">&lt;0? value&gt;<text:line-break/>&lt;ZERO? Value&gt;<text:tab/><text:tab/><text:tab/>;"Alternative syntax"</text:span></text:p>
      <text:p text:style-name="P42"/>
      <text:p text:style-name="P41"><text:span text:style-name="T18">Zapf syntax<text:tab/><text:tab/>Inform syntax</text:span></text:p>
      <text:p text:style-name="P41"><text:span text:style-name="T16">ZERO?<text:tab/><text:tab/><text:tab/><text:tab/>Jz</text:span></text:p>
      <text:p text:style-name="P42"/>
      <text:p text:style-name="P41"><text:span text:style-name="T16">All versions</text:span></text:p>
      <text:p text:style-name="P42"/>
      <text:p text:style-name="P15"><text:span text:style-name="T3">Predicate. True if </text:span><text:span text:style-name="T7">value</text:span><text:span text:style-name="T3"> is 0 otherwise false.</text:span></text:p>
      <text:p text:style-name="P15"><text:span text:style-name="T3">Example:</text:span></text:p>
      <text:p text:style-name="P15"><text:span text:style-name="T7"><text:tab/>&lt;0? &lt;- 1 1&gt;&gt;<text:tab/>--&gt; <text:tab/>TRUE</text:span></text:p>
      <text:list xml:id="list61318502107942" text:continue-numbering="true" text:style-name="WWNum4">
        <text:list-item>
          <text:list>
            <text:list-item>
              <text:list>
                <text:list-item>
                  <text:p text:style-name="P99"><text:bookmark text:name="_4gjguf0"/><text:span text:style-name="T25">1?</text:span></text:p>
                </text:list-item>
              </text:list>
            </text:list-item>
          </text:list>
        </text:list-item>
      </text:list>
      <text:p text:style-name="P41"><text:span text:style-name="T16">&lt;1? value&gt;</text:span></text:p>
      <text:p text:style-name="P42"/>
      <text:p text:style-name="P15"><text:span text:style-name="T3">Predicate. True if </text:span><text:span text:style-name="T7">value</text:span><text:span text:style-name="T3"> is 1 otherwise false.</text:span></text:p>
      <text:p text:style-name="P15"><text:span text:style-name="T3">Example:</text:span></text:p>
      <text:p text:style-name="P15"><text:span text:style-name="T3"><text:tab/></text:span><text:span text:style-name="T7">&lt;1? &lt;- 2 1&gt;&gt;<text:tab/>--&gt; <text:tab/>TRUE</text:span></text:p>
      <text:list xml:id="list61317553033002" text:continue-numbering="true" text:style-name="WWNum4">
        <text:list-item>
          <text:list>
            <text:list-item>
              <text:list>
                <text:list-item>
                  <text:p text:style-name="P99"><text:bookmark text:name="_2vor4mt"/><text:span text:style-name="T25">=?, ==?, EQUAL?</text:span></text:p>
                </text:list-item>
              </text:list>
            </text:list-item>
          </text:list>
        </text:list-item>
      </text:list>
      <text:p text:style-name="P41"><text:span text:style-name="T16">&lt;=? value1 value2...valueN&gt;<text:line-break/>&lt;==? value1 value2...valueN&gt;<text:tab/><text:tab/>;Alternative syntax"<text:line-break/>&lt;EQUAL? value1 value2...valueN&gt;<text:tab/>;Alternative syntax"</text:span></text:p>
      <text:p text:style-name="P42"/>
      <text:p text:style-name="P41"><text:span text:style-name="T18">Zapf syntax<text:tab/><text:tab/>Inform syntax</text:span></text:p>
      <text:p text:style-name="P41"><text:span text:style-name="T16">EQUAL?<text:tab/><text:tab/><text:tab/>Je</text:span></text:p>
      <text:p text:style-name="P42"><text:soft-page-break/></text:p>
      <text:p text:style-name="P41"><text:span text:style-name="T16">All versions</text:span></text:p>
      <text:p text:style-name="P42"/>
      <text:p text:style-name="P15"><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5"><text:span text:style-name="T3">Examples:</text:span></text:p>
      <text:p text:style-name="P15"><text:span text:style-name="T3"><text:tab/></text:span><text:span text:style-name="T7">&lt;=? 1 1&gt;<text:tab/><text:tab/>--&gt;<text:tab/>TRUE<text:line-break/><text:tab/>&lt;=? 1 2&gt;<text:tab/><text:tab/>--&gt;<text:tab/>FALSE<text:line-break/><text:tab/>&lt;=? 1 2 1&gt;<text:tab/>--&gt;<text:tab/>TRUE</text:span></text:p>
      <text:list xml:id="list61319008829476" text:continue-numbering="true" text:style-name="WWNum4">
        <text:list-item>
          <text:list>
            <text:list-item>
              <text:list>
                <text:list-item>
                  <text:p text:style-name="P99"><text:bookmark text:name="_1au1eum"/><text:span text:style-name="T25">AGAIN</text:span></text:p>
                </text:list-item>
              </text:list>
            </text:list-item>
          </text:list>
        </text:list-item>
      </text:list>
      <text:p text:style-name="P41"><text:span text:style-name="T15">&lt;AGAIN [activation]&gt;</text:span></text:p>
      <text:p text:style-name="P43"/>
      <text:p text:style-name="P15"><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5"><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s:</text:span></text:p>
      <text:p text:style-name="P15"><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5"><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5"><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5"><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61318231279261" text:continue-numbering="true" text:style-name="WWNum4">
        <text:list-item>
          <text:list>
            <text:list-item>
              <text:list>
                <text:list-item>
                  <text:p text:style-name="P99"><text:bookmark text:name="_3utoxif"/><text:span text:style-name="T25">AND</text:span></text:p>
                </text:list-item>
              </text:list>
            </text:list-item>
          </text:list>
        </text:list-item>
      </text:list>
      <text:p text:style-name="P41"><text:span text:style-name="T15">&lt;AND expressions...&gt;</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15"><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61318512038317" text:continue-numbering="true" text:style-name="WWNum4">
        <text:list-item>
          <text:list>
            <text:list-item>
              <text:list>
                <text:list-item>
                  <text:p text:style-name="P99"><text:bookmark text:name="_29yz7q8"/><text:span text:style-name="T25">APPLY</text:span></text:p>
                </text:list-item>
              </text:list>
            </text:list-item>
          </text:list>
        </text:list-item>
      </text:list>
      <text:p text:style-name="P41"><text:span text:style-name="T15">&lt;APPLY routine values...&gt;</text:span></text:p>
      <text:p text:style-name="P43"/>
      <text:p text:style-name="P15"><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5"><text:span text:style-name="T3">Examples:</text:span></text:p>
      <text:p text:style-name="P15"><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61317728020846" text:continue-numbering="true" text:style-name="WWNum4">
        <text:list-item>
          <text:list>
            <text:list-item>
              <text:list>
                <text:list-item>
                  <text:p text:style-name="P99"><text:bookmark text:name="_p49hy1"/><text:span text:style-name="T25">ASH, ASHIFT</text:span></text:p>
                </text:list-item>
              </text:list>
            </text:list-item>
          </text:list>
        </text:list-item>
      </text:list>
      <text:p text:style-name="P41"><text:span text:style-name="T15">&lt;ASH number places&gt;<text:line-break/>&lt;ASHIFT number places&gt;<text:tab/><text:tab/>;"Alternative syntax"</text:span></text:p>
      <text:p text:style-name="P43"/>
      <text:p text:style-name="P41"><text:span text:style-name="T18">Zapf syntax<text:tab/><text:tab/>Inform syntax</text:span></text:p>
      <text:p text:style-name="P41"><text:span text:style-name="T15">ASHIFT<text:tab/><text:tab/><text:tab/>art_shift</text:span></text:p>
      <text:p text:style-name="P23"/>
      <text:p text:style-name="P21"><text:span text:style-name="T15"><text:tab/>Versions: 5-</text:span></text:p>
      <text:p text:style-name="P23"><text:soft-page-break/></text:p>
      <text:p text:style-name="P15"><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5"><text:span text:style-name="T3"><text:tab/></text:span><text:span text:style-name="T7">1000 0000 0000 1010<text:tab/><text:tab/>--&gt; <text:tab/>1100 0000 0000 0101</text:span></text:p>
      <text:p text:style-name="P15"><text:span text:style-name="T3">Also see </text:span><text:span text:style-name="T7">LSH</text:span><text:span text:style-name="T3">. </text:span></text:p>
      <text:p text:style-name="P15"><text:span text:style-name="T3">Examples:</text:span></text:p>
      <text:p text:style-name="P15"><text:span text:style-name="T7"><text:tab/>&lt;ASH 4 1&gt;<text:tab/><text:tab/>--&gt;<text:tab/>8<text:line-break/><text:tab/>&lt;ASH 4 -2&gt;<text:tab/>--&gt;<text:tab/>1</text:span></text:p>
      <text:list xml:id="list61319007250596" text:continue-numbering="true" text:style-name="WWNum4">
        <text:list-item>
          <text:list>
            <text:list-item>
              <text:list>
                <text:list-item>
                  <text:p text:style-name="P99"><text:bookmark text:name="_393x0lu"/><text:span text:style-name="T25">ASSIGNED?</text:span></text:p>
                </text:list-item>
              </text:list>
            </text:list-item>
          </text:list>
        </text:list-item>
      </text:list>
      <text:p text:style-name="P41"><text:span text:style-name="T15">&lt;ASSIGNED? Name&gt;</text:span></text:p>
      <text:p text:style-name="P43"/>
      <text:p text:style-name="P41"><text:span text:style-name="T18">Zapf syntax<text:tab/><text:tab/>Inform syntax</text:span></text:p>
      <text:p text:style-name="P41"><text:span text:style-name="T15">ASSIGNED?<text:tab/><text:tab/><text:tab/>check_arg_count</text:span></text:p>
      <text:p text:style-name="P43"/>
      <text:p text:style-name="P41"><text:span text:style-name="T15">Versions: 5-</text:span></text:p>
      <text:p text:style-name="P43"/>
      <text:p text:style-name="P15"><text:span text:style-name="T3">Predicate. Can test </text:span>if an optional<text:span text:style-name="T3"> argument named </text:span><text:span text:style-name="T7">name</text:span><text:span text:style-name="T3"> is supplied in call to routine.</text:span></text:p>
      <text:p text:style-name="P15"><text:span text:style-name="T3">Example:</text:span></text:p>
      <text:p text:style-name="P41"><text:span text:style-name="T15">&lt;ROUTINE TEST("OPT" X)</text:span></text:p>
      <text:p text:style-name="P41"><text:span text:style-name="T15"><text:tab/>&lt;COND (&lt;ASSIGNED? X&gt; </text:span></text:p>
      <text:p text:style-name="P41"><text:span text:style-name="T15"><text:tab/><text:tab/>&lt;TELL "X is assigned." CR&gt;</text:span></text:p>
      <text:p text:style-name="P41"><text:span text:style-name="T15"><text:tab/>)</text:span></text:p>
      <text:p text:style-name="P41"><text:span text:style-name="T15"><text:tab/>(ELSE</text:span></text:p>
      <text:p text:style-name="P41"><text:span text:style-name="T15"><text:tab/><text:tab/>&lt;TELL "X is not assigned." CR&gt;</text:span></text:p>
      <text:p text:style-name="P41"><text:span text:style-name="T15"><text:tab/>)&gt;</text:span></text:p>
      <text:p text:style-name="P41"><text:span text:style-name="T15">&gt;</text:span></text:p>
      <text:p text:style-name="P43"/>
      <text:p text:style-name="P41"><text:span text:style-name="T15">&lt;TEST&gt;<text:tab/><text:tab/>--&gt; X is not assigned.</text:span></text:p>
      <text:p text:style-name="P41"><text:span text:style-name="T15">&lt;TEST 1&gt;<text:tab/><text:tab/>--&gt; X is assigned.</text:span></text:p>
      <text:list xml:id="list61318687800141" text:continue-numbering="true" text:style-name="WWNum4">
        <text:list-item>
          <text:list>
            <text:list-item>
              <text:list>
                <text:list-item>
                  <text:p text:style-name="P99"><text:bookmark text:name="_1o97atn"/><text:span text:style-name="T25">BACK</text:span></text:p>
                </text:list-item>
              </text:list>
            </text:list-item>
          </text:list>
        </text:list-item>
      </text:list>
      <text:p text:style-name="P41"><text:span text:style-name="T15">&lt;BACK table [bytes]&gt;</text:span></text:p>
      <text:p text:style-name="P43"/>
      <text:p text:style-name="P15"><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5"><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5"><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61318920334452" text:continue-numbering="true" text:style-name="WWNum4">
        <text:list-item>
          <text:list>
            <text:list-item>
              <text:list>
                <text:list-item>
                  <text:p text:style-name="P99"><text:bookmark text:name="_488uthg"/><text:span text:style-name="T25">BAND, ANDB</text:span></text:p>
                </text:list-item>
              </text:list>
            </text:list-item>
          </text:list>
        </text:list-item>
      </text:list>
      <text:p text:style-name="P41"><text:soft-page-break/><text:span text:style-name="T15">&lt;BAND numbers ...&gt;<text:line-break/>&lt;ANDB numbers ...&gt;<text:tab/><text:tab/><text:tab/>;"Alternative syntax"</text:span></text:p>
      <text:p text:style-name="P43"/>
      <text:p text:style-name="P41"><text:span text:style-name="T18">Zapf syntax<text:tab/><text:tab/>Inform syntax</text:span></text:p>
      <text:p text:style-name="P41"><text:span text:style-name="T15">BAND<text:tab/><text:tab/><text:tab/><text:tab/>and</text:span></text:p>
      <text:p text:style-name="P43"/>
      <text:p text:style-name="P41"><text:span text:style-name="T15">All versions</text:span></text:p>
      <text:p text:style-name="P43"/>
      <text:p text:style-name="P15"><text:span text:style-name="T3">Bitwise AND. </text:span></text:p>
      <text:p text:style-name="P15"><text:span text:style-name="T3">Examples: </text:span></text:p>
      <text:p text:style-name="P15"><text:span text:style-name="T3"><text:tab/></text:span><text:span text:style-name="T7">&lt;BAND 33 96&gt;<text:tab/><text:tab/>--&gt;<text:tab/>32<text:line-break/><text:tab/>&lt;BAND 33 96 64&gt;<text:tab/>--&gt;<text:tab/>0</text:span></text:p>
      <text:list xml:id="list61318861802323" text:continue-numbering="true" text:style-name="WWNum4">
        <text:list-item>
          <text:list>
            <text:list-item>
              <text:list>
                <text:list-item>
                  <text:p text:style-name="P99"><text:bookmark text:name="_2ne53p9"/><text:span text:style-name="T25">BCOM</text:span></text:p>
                </text:list-item>
              </text:list>
            </text:list-item>
          </text:list>
        </text:list-item>
      </text:list>
      <text:p text:style-name="P41"><text:span text:style-name="T15">&lt;BCOM value&gt;</text:span></text:p>
      <text:p text:style-name="P43"/>
      <text:p text:style-name="P41"><text:span text:style-name="T18">Zapf syntax<text:tab/><text:tab/>Inform syntax</text:span></text:p>
      <text:p text:style-name="P41"><text:span text:style-name="T15">BCOM<text:tab/><text:tab/><text:tab/><text:tab/>not</text:span></text:p>
      <text:p text:style-name="P43"/>
      <text:p text:style-name="P41"><text:span text:style-name="T15">All versions</text:span></text:p>
      <text:p text:style-name="P43"/>
      <text:p text:style-name="P15"><text:span text:style-name="T3">Bitwise NOT. Reverse all bits in the </text:span><text:span text:style-name="T8">WORD</text:span><text:span text:style-name="T3"> </text:span><text:span text:style-name="T7">value</text:span><text:span text:style-name="T3"> (16 bits).</text:span></text:p>
      <text:p text:style-name="P15"><text:span text:style-name="T3">Examples:</text:span></text:p>
      <text:p text:style-name="P15"><text:span text:style-name="T3"><text:tab/></text:span><text:span text:style-name="T7">&lt;BCOM #2 000011110001111&gt;<text:tab/>--&gt; #2 1111000011110000</text:span></text:p>
      <text:list xml:id="list61319188278848" text:continue-numbering="true" text:style-name="WWNum4">
        <text:list-item>
          <text:list>
            <text:list-item>
              <text:list>
                <text:list-item>
                  <text:p text:style-name="P99"><text:bookmark text:name="_12jfdx2"/><text:span text:style-name="T25">BIND</text:span></text:p>
                </text:list-item>
              </text:list>
            </text:list-item>
          </text:list>
        </text:list-item>
      </text:list>
      <text:p text:style-name="P41"><text:span text:style-name="T15">&lt;BIND [activation] (bindings...) expressions...&gt;</text:span></text:p>
      <text:p text:style-name="P43"/>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5"><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5"><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61319165005334" text:continue-numbering="true" text:style-name="WWNum4">
        <text:list-item>
          <text:list>
            <text:list-item>
              <text:list>
                <text:list-item>
                  <text:p text:style-name="P99"><text:bookmark text:name="_3mj2wkv"/><text:span text:style-name="T25">BOR, ORB</text:span></text:p>
                </text:list-item>
              </text:list>
            </text:list-item>
          </text:list>
        </text:list-item>
      </text:list>
      <text:p text:style-name="P41"><text:span text:style-name="T15">&lt;BOR numbers ...&gt;<text:line-break/>&lt;ORB numbers ...&gt;<text:tab/><text:tab/><text:tab/>;"Alternative syntax"</text:span></text:p>
      <text:p text:style-name="P43"/>
      <text:p text:style-name="P41"><text:span text:style-name="T18">Zapf syntax<text:tab/><text:tab/>Inform syntax</text:span></text:p>
      <text:p text:style-name="P41"><text:span text:style-name="T15">BOR<text:tab/><text:tab/><text:tab/><text:tab/>or</text:span></text:p>
      <text:p text:style-name="P43"/>
      <text:p text:style-name="P41"><text:span text:style-name="T15">All versions</text:span></text:p>
      <text:p text:style-name="P43"><text:soft-page-break/></text:p>
      <text:p text:style-name="P15"><text:span text:style-name="T3">Bitwise OR.</text:span></text:p>
      <text:p text:style-name="P15"><text:span text:style-name="T3">Examples:</text:span></text:p>
      <text:p text:style-name="P15"><text:span text:style-name="T3"><text:tab/></text:span><text:span text:style-name="T7">&lt;BOR 33 96&gt;<text:tab/>--&gt;<text:tab/>97<text:line-break/><text:tab/>&lt;BOR 33 96 64&gt;<text:tab/>--&gt;<text:tab/>97</text:span></text:p>
      <text:list xml:id="list61317088040871" text:continue-numbering="true" text:style-name="WWNum4">
        <text:list-item>
          <text:list>
            <text:list-item>
              <text:list>
                <text:list-item>
                  <text:p text:style-name="P99"><text:bookmark text:name="_21od6so"/><text:span text:style-name="T25">BTST</text:span></text:p>
                </text:list-item>
              </text:list>
            </text:list-item>
          </text:list>
        </text:list-item>
      </text:list>
      <text:p text:style-name="P41"><text:span text:style-name="T15">&lt;BTST value1 value2&gt;</text:span></text:p>
      <text:p text:style-name="P43"/>
      <text:p text:style-name="P41"><text:span text:style-name="T18">Zapf syntax<text:tab/><text:tab/>Inform syntax</text:span></text:p>
      <text:p text:style-name="P41"><text:span text:style-name="T15">BTST<text:tab/><text:tab/><text:tab/><text:tab/>test</text:span></text:p>
      <text:p text:style-name="P43"/>
      <text:p text:style-name="P41"><text:span text:style-name="T15">All versions</text:span></text:p>
      <text:p text:style-name="P43"/>
      <text:p text:style-name="P15"><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5"><text:span text:style-name="T3">Examples:</text:span></text:p>
      <text:p text:style-name="P15"><text:span text:style-name="T7"><text:tab/>&lt;BTST 64 64&gt; <text:tab/>--&gt; TRUE<text:line-break/><text:tab/>&lt;BTST 64 63&gt;<text:tab/>--&gt; FALSE<text:line-break/><text:tab/>&lt;BTST 97 33&gt;<text:tab/>--&gt; TRUE</text:span></text:p>
      <text:list xml:id="list61318333868148" text:continue-numbering="true" text:style-name="WWNum4">
        <text:list-item>
          <text:list>
            <text:list-item>
              <text:list>
                <text:list-item>
                  <text:p text:style-name="P99"><text:bookmark text:name="_gtnh0h"/><text:span text:style-name="T25">BUFOUT</text:span></text:p>
                </text:list-item>
              </text:list>
            </text:list-item>
          </text:list>
        </text:list-item>
      </text:list>
      <text:p text:style-name="P41"><text:span text:style-name="T15">&lt;BUFOUT value&gt;</text:span></text:p>
      <text:p text:style-name="P43"/>
      <text:p text:style-name="P41"><text:span text:style-name="T18">Zapf syntax<text:tab/><text:tab/>Inform syntax</text:span></text:p>
      <text:p text:style-name="P41"><text:span text:style-name="T15">BUFOUT<text:tab/><text:tab/><text:tab/>buffer_mode</text:span></text:p>
      <text:p text:style-name="P43"/>
      <text:p text:style-name="P41"><text:span text:style-name="T15">Versions: 4-</text:span></text:p>
      <text:p text:style-name="P43"/>
      <text:p text:style-name="P15"><text:span text:style-name="T3">Flag that controls if output is buffered (to enable proper word-wrap). </text:span><text:span text:style-name="T15">v</text:span><text:span text:style-name="T7">alue</text:span><text:span text:style-name="T3"> can be true or false.</text:span></text:p>
      <text:p text:style-name="P15"><text:span text:style-name="T3">Examples:</text:span></text:p>
      <text:p text:style-name="P15"><text:span text:style-name="T3"><text:tab/></text:span><text:span text:style-name="T7">&lt;BUFOUT &lt;&gt;&gt;<text:tab/>--&gt; Turns off buffering(disables word-wrap)<text:line-break/><text:tab/>&lt;BUFOUT T&gt;<text:tab/>--&gt; Turns on buffering </text:span></text:p>
      <text:list xml:id="list61317651946652" text:continue-numbering="true" text:style-name="WWNum4">
        <text:list-item>
          <text:list>
            <text:list-item>
              <text:list>
                <text:list-item>
                  <text:p text:style-name="P99"><text:bookmark text:name="_30tazoa"/><text:span text:style-name="T25">CATCH</text:span></text:p>
                </text:list-item>
              </text:list>
            </text:list-item>
          </text:list>
        </text:list-item>
      </text:list>
      <text:p text:style-name="P41"><text:span text:style-name="T15">&lt;CATCH&gt;</text:span></text:p>
      <text:p text:style-name="P43"/>
      <text:p text:style-name="P41"><text:span text:style-name="T18">Zapf syntax<text:tab/><text:tab/>Inform syntax</text:span></text:p>
      <text:p text:style-name="P41"><text:span text:style-name="T15">CATCH<text:tab/><text:tab/><text:tab/><text:tab/>catch</text:span></text:p>
      <text:p text:style-name="P43"/>
      <text:p text:style-name="P41"><text:span text:style-name="T15">Versions: 5-</text:span></text:p>
      <text:p text:style-name="P43"/>
      <text:p text:style-name="P15"><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5"><text:span text:style-name="T3">Example:</text:span></text:p>
      <text:p text:style-name="P15"><text:soft-page-break/><text:span text:style-name="T3"><text:tab/></text:span><text:span text:style-name="T7">&lt;SETG CATCH-POINT &lt;CATCH&gt;&gt;<text:tab/>--&gt; <text:tab/>Saves the current stack<text:line-break/><text:tab/><text:tab/><text:tab/><text:tab/><text:tab/><text:tab/><text:tab/><text:tab/>frame in global variable <text:s/></text:span></text:p>
      <text:list xml:id="list61317592625315" text:continue-numbering="true" text:style-name="WWNum4">
        <text:list-item>
          <text:list>
            <text:list-item>
              <text:list>
                <text:list-item>
                  <text:p text:style-name="P99"><text:bookmark text:name="_1fyl9w3"/><text:span text:style-name="T25">CHECKU</text:span></text:p>
                </text:list-item>
              </text:list>
            </text:list-item>
          </text:list>
        </text:list-item>
      </text:list>
      <text:p text:style-name="P41"><text:span text:style-name="T15">&lt;CHECKU character&gt;</text:span></text:p>
      <text:p text:style-name="P43"/>
      <text:p text:style-name="P41"><text:span text:style-name="T18">Zapf syntax<text:tab/><text:tab/>Inform syntax</text:span></text:p>
      <text:p text:style-name="P41"><text:span text:style-name="T15">CHECKU<text:tab/><text:tab/><text:tab/>check_unicode</text:span></text:p>
      <text:p text:style-name="P43"/>
      <text:p text:style-name="P41"><text:span text:style-name="T15">Versions: 5-</text:span></text:p>
      <text:p text:style-name="P23"/>
      <text:p text:style-name="P15"><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5"><text:span text:style-name="T3">Example:</text:span></text:p>
      <text:p text:style-name="P15"><text:span text:style-name="T3"><text:tab/></text:span><text:span text:style-name="T7">&lt;CHECKU 65&gt;<text:tab/>--&gt;<text:tab/>3</text:span></text:p>
      <text:list xml:id="list61319126548532" text:continue-numbering="true" text:style-name="WWNum4">
        <text:list-item>
          <text:list>
            <text:list-item>
              <text:list>
                <text:list-item>
                  <text:p text:style-name="P99"><text:bookmark text:name="_3zy8sjw"/><text:span text:style-name="T25">CLEAR</text:span></text:p>
                </text:list-item>
              </text:list>
            </text:list-item>
          </text:list>
        </text:list-item>
      </text:list>
      <text:p text:style-name="P41"><text:span text:style-name="T15">&lt;CLEAR window-number&gt;</text:span></text:p>
      <text:p text:style-name="P43"/>
      <text:p text:style-name="Standard"><text:span text:style-name="T18"><text:tab/>Zapf syntax<text:tab/><text:tab/>Inform syntax</text:span></text:p>
      <text:p text:style-name="Standard"><text:tab/><text:span text:style-name="T15">CLEAR<text:tab/><text:tab/><text:tab/>erase_window</text:span></text:p>
      <text:p text:style-name="P3"/>
      <text:p text:style-name="Standard"><text:span text:style-name="T15"><text:tab/>Versions: 4-</text:span></text:p>
      <text:p text:style-name="P3"/>
      <text:p text:style-name="P15"><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5"><text:span text:style-name="T3">Example:</text:span></text:p>
      <text:p text:style-name="P15"><text:span text:style-name="T7"><text:tab/>&lt;CLEAR 0&gt;<text:tab/><text:tab/>--&gt; Clears window 0 (the "main"-window)</text:span></text:p>
      <text:list xml:id="list61319160043017" text:continue-numbering="true" text:style-name="WWNum4">
        <text:list-item>
          <text:list>
            <text:list-item>
              <text:list>
                <text:list-item>
                  <text:p text:style-name="P99"><text:bookmark text:name="_2f3j2rp"/><text:span text:style-name="T25">COLOR</text:span></text:p>
                </text:list-item>
              </text:list>
            </text:list-item>
          </text:list>
        </text:list-item>
      </text:list>
      <text:p text:style-name="P41"><text:span text:style-name="T15">&lt;COLOR fg-color bg-color&gt;<text:tab/><text:tab/><text:tab/><text:tab/><text:tab/>;"Version 5"<text:line-break/>&lt;COLOR fg-color bg-color [window-number]&gt;<text:tab/>;"Versions: 6-"</text:span></text:p>
      <text:p text:style-name="P43"/>
      <text:p text:style-name="P41"><text:span text:style-name="T18">Zapf syntax<text:tab/><text:tab/>Inform syntax</text:span></text:p>
      <text:p text:style-name="P41"><text:span text:style-name="T15">COLOR<text:tab/><text:tab/><text:tab/><text:tab/>set_colour</text:span></text:p>
      <text:p text:style-name="P43"/>
      <text:p text:style-name="P41"><text:span text:style-name="T15">Versions: 5-</text:span></text:p>
      <text:p text:style-name="P43"/>
      <text:p text:style-name="P15"><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6"><text:span text:style-name="T3">0</text:span></text:p>
          </table:table-cell>
          <table:table-cell table:style-name="Table10.B1" office:value-type="string">
            <text:p text:style-name="P28"><text:span text:style-name="T3">Current color</text:span></text:p>
          </table:table-cell>
        </table:table-row>
        <table:table-row table:style-name="Table10.1">
          <table:table-cell table:style-name="Table10.A1" office:value-type="string">
            <text:p text:style-name="P26"><text:span text:style-name="T3">1</text:span></text:p>
          </table:table-cell>
          <table:table-cell table:style-name="Table10.B1" office:value-type="string">
            <text:p text:style-name="P28"><text:span text:style-name="T3">Default color</text:span></text:p>
          </table:table-cell>
        </table:table-row>
        <table:table-row table:style-name="Table10.1">
          <table:table-cell table:style-name="Table10.A1" office:value-type="string">
            <text:p text:style-name="P26"><text:span text:style-name="T3">2</text:span></text:p>
          </table:table-cell>
          <table:table-cell table:style-name="Table10.B1" office:value-type="string">
            <text:p text:style-name="P28"><text:span text:style-name="T3">Black</text:span></text:p>
          </table:table-cell>
        </table:table-row>
        <table:table-row table:style-name="Table10.1">
          <table:table-cell table:style-name="Table10.A1" office:value-type="string">
            <text:p text:style-name="P26"><text:span text:style-name="T3">3</text:span></text:p>
          </table:table-cell>
          <table:table-cell table:style-name="Table10.B1" office:value-type="string">
            <text:p text:style-name="P28"><text:span text:style-name="T3">Red</text:span></text:p>
          </table:table-cell>
        </table:table-row>
        <table:table-row table:style-name="Table10.1">
          <table:table-cell table:style-name="Table10.A1" office:value-type="string">
            <text:p text:style-name="P26"><text:span text:style-name="T3">4</text:span></text:p>
          </table:table-cell>
          <table:table-cell table:style-name="Table10.B1" office:value-type="string">
            <text:p text:style-name="P28"><text:span text:style-name="T3">Green</text:span></text:p>
          </table:table-cell>
        </table:table-row>
        <table:table-row table:style-name="Table10.1">
          <table:table-cell table:style-name="Table10.A1" office:value-type="string">
            <text:p text:style-name="P26"><text:span text:style-name="T3">5</text:span></text:p>
          </table:table-cell>
          <table:table-cell table:style-name="Table10.B1" office:value-type="string">
            <text:p text:style-name="P28"><text:span text:style-name="T3">Yellow</text:span></text:p>
          </table:table-cell>
        </table:table-row>
        <table:table-row table:style-name="Table10.1">
          <table:table-cell table:style-name="Table10.A1" office:value-type="string">
            <text:p text:style-name="P26"><text:span text:style-name="T3">6</text:span></text:p>
          </table:table-cell>
          <table:table-cell table:style-name="Table10.B1" office:value-type="string">
            <text:p text:style-name="P28"><text:span text:style-name="T3">Blue</text:span></text:p>
          </table:table-cell>
        </table:table-row>
        <table:table-row table:style-name="Table10.1">
          <table:table-cell table:style-name="Table10.A1" office:value-type="string">
            <text:p text:style-name="P26"><text:span text:style-name="T3">7</text:span></text:p>
          </table:table-cell>
          <table:table-cell table:style-name="Table10.B1" office:value-type="string">
            <text:p text:style-name="P28"><text:span text:style-name="T3">Magenta</text:span></text:p>
          </table:table-cell>
        </table:table-row>
        <table:table-row table:style-name="Table10.1">
          <table:table-cell table:style-name="Table10.A1" office:value-type="string">
            <text:p text:style-name="P26"><text:span text:style-name="T3">8</text:span></text:p>
          </table:table-cell>
          <table:table-cell table:style-name="Table10.B1" office:value-type="string">
            <text:p text:style-name="P28"><text:span text:style-name="T3">Cyan</text:span></text:p>
          </table:table-cell>
        </table:table-row>
        <table:table-row table:style-name="Table10.1">
          <table:table-cell table:style-name="Table10.A1" office:value-type="string">
            <text:p text:style-name="P26"><text:span text:style-name="T3">9</text:span></text:p>
          </table:table-cell>
          <table:table-cell table:style-name="Table10.B1" office:value-type="string">
            <text:p text:style-name="P28"><text:span text:style-name="T3">White</text:span></text:p>
          </table:table-cell>
        </table:table-row>
      </table:table>
      <text:p text:style-name="P10"/>
      <text:p text:style-name="P15"><text:span text:style-name="T3">Example:</text:span></text:p>
      <text:p text:style-name="P15"><text:span text:style-name="T3"><text:tab/></text:span><text:span text:style-name="T7">&lt;COLOR 2 9&gt;<text:tab/>--&gt; <text:s/>Set black text against white background</text:span></text:p>
      <text:list xml:id="list61319164980644" text:continue-numbering="true" text:style-name="WWNum4">
        <text:list-item>
          <text:list>
            <text:list-item>
              <text:list>
                <text:list-item>
                  <text:p text:style-name="P99"><text:bookmark text:name="_u8tczi"/><text:span text:style-name="T25">COND</text:span></text:p>
                </text:list-item>
              </text:list>
            </text:list-item>
          </text:list>
        </text:list-item>
      </text:list>
      <text:p text:style-name="P41"><text:span text:style-name="T15">&lt;COND (condition expressions...)...&gt;</text:span></text:p>
      <text:p text:style-name="P43"/>
      <text:p text:style-name="P15"><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5"><text:span text:style-name="T3">IF-THEN style:</text:span></text:p>
      <text:p text:style-name="P15"><text:span text:style-name="T3"><text:tab/></text:span><text:span text:style-name="T7">&lt;COND (&lt;AND &lt;=? 1 1&gt; &lt;=? 2 2&gt;&gt; &lt;TELL "IF-THEN &lt;...&gt;</text:span><text:span text:style-name="T15">"&gt;</text:span><text:span text:style-name="T7">)&gt;</text:span></text:p>
      <text:p text:style-name="P15"><text:span text:style-name="T3">IF-THEN-ELSE style:</text:span></text:p>
      <text:p text:style-name="P15"><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5"><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5"><text:span text:style-name="T3">SWITCH style:</text:span></text:p>
      <text:p text:style-name="P15"><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5"><text:span text:style-name="T3">Note that only one</text:span> of the <text:span text:style-name="T8">(conditions expressions </text:span><text:span text:style-name="T15">…</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5"><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5"><text:span text:style-name="T3">In this case </text:span><text:span text:style-name="T7">conditions</text:span><text:span text:style-name="T3"> for 1, 2 &amp; 3 is never executed and should result in </text:span>a compiler<text:span text:style-name="T3"> warning.<text:tab/></text:span></text:p>
      <text:p text:style-name="P15"><text:span text:style-name="T6">COPYT</text:span></text:p>
      <text:p text:style-name="P41"><text:span text:style-name="T15">&lt;COPYT src-table dest-table length&gt;</text:span></text:p>
      <text:p text:style-name="P43"/>
      <text:p text:style-name="P41"><text:span text:style-name="T18">Zapf syntax<text:tab/><text:tab/>Inform syntax</text:span></text:p>
      <text:p text:style-name="P41"><text:span text:style-name="T15">COPYT<text:tab/><text:tab/><text:tab/><text:tab/>copy_table </text:span></text:p>
      <text:p text:style-name="P43"/>
      <text:p text:style-name="P41"><text:span text:style-name="T15">Versions: 5-</text:span></text:p>
      <text:p text:style-name="P43"/>
      <text:p text:style-name="P15"><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5"><text:span text:style-name="T3">Example:</text:span></text:p>
      <text:p text:style-name="P15"><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61317715439477" text:continue-numbering="true" text:style-name="WWNum4">
        <text:list-item>
          <text:list>
            <text:list-item>
              <text:list>
                <text:list-item>
                  <text:p text:style-name="P99"><text:bookmark text:name="_3e8gvnb"/><text:span text:style-name="T25">CRLF</text:span></text:p>
                </text:list-item>
              </text:list>
            </text:list-item>
          </text:list>
        </text:list-item>
      </text:list>
      <text:p text:style-name="P41"><text:span text:style-name="T15">&lt;CRLF&gt;</text:span></text:p>
      <text:p text:style-name="P43"/>
      <text:p text:style-name="P41"><text:span text:style-name="T18">Zapf syntax<text:tab/><text:tab/>Inform syntax</text:span></text:p>
      <text:p text:style-name="P41"><text:span text:style-name="T15">CRLF<text:tab/><text:tab/><text:tab/><text:tab/>new_line</text:span></text:p>
      <text:p text:style-name="P43"/>
      <text:p text:style-name="P41"><text:span text:style-name="T15">All versions</text:span></text:p>
      <text:p text:style-name="P43"><text:soft-page-break/></text:p>
      <text:p text:style-name="P15"><text:span text:style-name="T3">Prints carriage return and line feed.</text:span></text:p>
      <text:p text:style-name="P15"><text:span text:style-name="T3">Example:</text:span></text:p>
      <text:p text:style-name="P15"><text:span text:style-name="T7"><text:tab/>&lt;CRLF&gt;<text:tab/>--&gt;<text:tab/>Moves </text:span><text:span text:style-name="T15">cursor</text:span><text:span text:style-name="T7"> to position 1 on new line</text:span></text:p>
      <text:list xml:id="list61318998701552" text:continue-numbering="true" text:style-name="WWNum4">
        <text:list-item>
          <text:list>
            <text:list-item>
              <text:list>
                <text:list-item>
                  <text:p text:style-name="P99"><text:bookmark text:name="_1tdr5v4"/><text:span text:style-name="T25">CURGET</text:span></text:p>
                </text:list-item>
              </text:list>
            </text:list-item>
          </text:list>
        </text:list-item>
      </text:list>
      <text:p text:style-name="P41"><text:span text:style-name="T15">&lt;CURGET table&gt;</text:span></text:p>
      <text:p text:style-name="P43"/>
      <text:p text:style-name="P41"><text:span text:style-name="T18">Zapf syntax<text:tab/><text:tab/>Inform syntax</text:span></text:p>
      <text:p text:style-name="P41"><text:span text:style-name="T15">CURGET<text:tab/><text:tab/><text:tab/>get_cursor</text:span></text:p>
      <text:p text:style-name="P43"/>
      <text:p text:style-name="P41"><text:span text:style-name="T15">Versions: 4-</text:span></text:p>
      <text:p text:style-name="P43"/>
      <text:p text:style-name="P15"><text:span text:style-name="T7">CURGET</text:span><text:span text:style-name="T3"> puts current cursor row in record 0 and current cursor column in record 1 </text:span>of the supplied<text:span text:style-name="T3"> table.Both row and column are WORD (16-bit).</text:span></text:p>
      <text:p text:style-name="P15"><text:span text:style-name="T3">Example:</text:span></text:p>
      <text:p text:style-name="P15"><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61319046823499" text:continue-numbering="true" text:style-name="WWNum4">
        <text:list-item>
          <text:list>
            <text:list-item>
              <text:list>
                <text:list-item>
                  <text:p text:style-name="P99"><text:bookmark text:name="_4ddeoix"/><text:span text:style-name="T25">CURSET</text:span></text:p>
                </text:list-item>
              </text:list>
            </text:list-item>
          </text:list>
        </text:list-item>
      </text:list>
      <text:p text:style-name="P41"><text:span text:style-name="T15">&lt;CURSET row column&gt;<text:tab/><text:tab/><text:tab/><text:tab/><text:tab/>;"Versions: 4-5"<text:line-break/>&lt;CURSET row column [window-number]&gt;<text:tab/><text:tab/>;"Versions: 6-"</text:span></text:p>
      <text:p text:style-name="P43"/>
      <text:p text:style-name="P41"><text:span text:style-name="T15">Versions: 4-</text:span></text:p>
      <text:p text:style-name="P23"/>
      <text:p text:style-name="P15"><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5"><text:span text:style-name="T3">In versions 4-5 it is only possible to move the cursor in the upper window (</text:span><text:span text:style-name="T7">window-number</text:span><text:span text:style-name="T3"> = 1).</text:span></text:p>
      <text:p text:style-name="P15"><text:span text:style-name="T3">In versions 6-, if </text:span><text:span text:style-name="T7">row</text:span><text:span text:style-name="T3"> is -1 then the cursor is turned off (-2 turns it back on).</text:span></text:p>
      <text:p text:style-name="P15"><text:span text:style-name="T3">Example:</text:span></text:p>
      <text:p text:style-name="P15"><text:span text:style-name="T3"><text:tab/></text:span><text:span text:style-name="T7">&lt;CURSET 1 1&gt;<text:tab/>--&gt;<text:tab/>Move cursor to upper left corner in <text:tab/><text:tab/><text:tab/><text:tab/><text:tab/><text:tab/>current window</text:span></text:p>
      <text:list xml:id="list61317546535691" text:continue-numbering="true" text:style-name="WWNum4">
        <text:list-item>
          <text:list>
            <text:list-item>
              <text:list>
                <text:list-item>
                  <text:p text:style-name="P99"><text:bookmark text:name="_2sioyqq"/><text:span text:style-name="T25">DCLEAR</text:span></text:p>
                </text:list-item>
              </text:list>
            </text:list-item>
          </text:list>
        </text:list-item>
      </text:list>
      <text:p text:style-name="P41"><text:span text:style-name="T15">&lt;DCLEAR picture-number [row] [column]&gt;</text:span></text:p>
      <text:p text:style-name="P43"/>
      <text:p text:style-name="P41"><text:span text:style-name="T18">Zapf syntax<text:tab/><text:tab/>Inform syntax</text:span></text:p>
      <text:p text:style-name="P41"><text:span text:style-name="T15">DCLEAR<text:tab/><text:tab/><text:tab/>erase_picture</text:span></text:p>
      <text:p text:style-name="P43"/>
      <text:p text:style-name="P41"><text:span text:style-name="T15">Versions: 6-</text:span></text:p>
      <text:p text:style-name="P43"/>
      <text:p text:style-name="P15"><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5"><text:span text:style-name="T3">Example:</text:span></text:p>
      <text:p text:style-name="P15"><text:span text:style-name="T7"><text:tab/>&lt;DCLEAR 1 1 1&gt;<text:tab/><text:tab/>--&gt; Clears picture 1</text:span></text:p>
      <text:list xml:id="list61318430348160" text:continue-numbering="true" text:style-name="WWNum4">
        <text:list-item>
          <text:list>
            <text:list-item>
              <text:list>
                <text:list-item>
                  <text:p text:style-name="P99"><text:bookmark text:name="_17nz8yj"/><text:soft-page-break/><text:span text:style-name="T25">DEC</text:span></text:p>
                </text:list-item>
              </text:list>
            </text:list-item>
          </text:list>
        </text:list-item>
      </text:list>
      <text:p text:style-name="P41"><text:span text:style-name="T15">&lt;DEC name&gt;</text:span></text:p>
      <text:p text:style-name="P43"/>
      <text:p text:style-name="P41"><text:span text:style-name="T18">Zapf syntax<text:tab/><text:tab/>Inform syntax</text:span></text:p>
      <text:p text:style-name="P41"><text:span text:style-name="T15">DEC<text:tab/><text:tab/><text:tab/><text:tab/>dec</text:span></text:p>
      <text:p text:style-name="P43"/>
      <text:p text:style-name="P41"><text:span text:style-name="T15">All versions</text:span></text:p>
      <text:p text:style-name="P43"/>
      <text:p text:style-name="P15"><text:span text:style-name="T3">Decrease variable (signed) </text:span><text:span text:style-name="T7">name</text:span><text:span text:style-name="T3"> with 1.</text:span></text:p>
      <text:p text:style-name="P15"><text:span text:style-name="T3">Example:</text:span></text:p>
      <text:p text:style-name="P15"><text:span text:style-name="T7"><text:tab/>&lt;ROUTINE TEST-DEC (X) &lt;DEC .X&gt;&gt;</text:span></text:p>
      <text:p text:style-name="P15"><text:span text:style-name="T7"><text:line-break/><text:tab/>&lt;TEST-DEC 45&gt;<text:tab/><text:tab/>--&gt;<text:tab/>44<text:line-break/><text:tab/>&lt;TEST-DEC 0&gt;<text:tab/><text:tab/>--&gt;<text:tab/>-1</text:span></text:p>
      <text:list xml:id="list61317451520338" text:continue-numbering="true" text:style-name="WWNum4">
        <text:list-item>
          <text:list>
            <text:list-item>
              <text:list>
                <text:list-item>
                  <text:p text:style-name="P99"><text:bookmark text:name="_3rnmrmc"/><text:span text:style-name="T25">DIRIN</text:span></text:p>
                </text:list-item>
              </text:list>
            </text:list-item>
          </text:list>
        </text:list-item>
      </text:list>
      <text:p text:style-name="P41"><text:span text:style-name="T15">&lt;DIRIN stream-number&gt;</text:span></text:p>
      <text:p text:style-name="P43"/>
      <text:p text:style-name="P41"><text:span text:style-name="T18">Zapf syntax<text:tab/><text:tab/>Inform syntax</text:span></text:p>
      <text:p text:style-name="P41"><text:span text:style-name="T15">DIRIN<text:tab/><text:tab/><text:tab/><text:tab/>input_stream</text:span></text:p>
      <text:p text:style-name="P43"/>
      <text:p text:style-name="P41"><text:span text:style-name="T15">All versions</text:span></text:p>
      <text:p text:style-name="P43"/>
      <text:p text:style-name="P15"><text:span text:style-name="T3">Select input stream. Only </text:span><text:span text:style-name="T7">stream-number</text:span><text:span text:style-name="T3"> 0 and 1 are valid.</text:span></text:p>
      <table:table table:name="Table11" table:style-name="Table11">
        <table:table-column table:style-name="Table11.A"/>
        <table:table-column table:style-name="Table11.B"/>
        <table:table-row table:style-name="Table11.1">
          <table:table-cell table:style-name="Table11.A1" office:value-type="string">
            <text:p text:style-name="P26"><text:span text:style-name="T3">0</text:span></text:p>
          </table:table-cell>
          <table:table-cell table:style-name="Table11.B1" office:value-type="string">
            <text:p text:style-name="P28"><text:span text:style-name="T3">Keyboard</text:span></text:p>
          </table:table-cell>
        </table:table-row>
        <table:table-row table:style-name="Table11.1">
          <table:table-cell table:style-name="Table11.A1" office:value-type="string">
            <text:p text:style-name="P26"><text:span text:style-name="T3">1</text:span></text:p>
          </table:table-cell>
          <table:table-cell table:style-name="Table11.B1" office:value-type="string">
            <text:p text:style-name="P28"><text:span text:style-name="T3">File on host</text:span></text:p>
          </table:table-cell>
        </table:table-row>
      </table:table>
      <text:p text:style-name="P15"><text:span text:style-name="T3">Example:</text:span></text:p>
      <text:p text:style-name="P15"><text:span text:style-name="T7"><text:tab/>&lt;DIRIN 0&gt;<text:tab/><text:tab/>--&gt;<text:tab/>True and select input stream keyboard </text:span></text:p>
      <text:list xml:id="list61317213280413" text:continue-numbering="true" text:style-name="WWNum4">
        <text:list-item>
          <text:list>
            <text:list-item>
              <text:list>
                <text:list-item>
                  <text:p text:style-name="P99"><text:bookmark text:name="_26sx1u5"/><text:span text:style-name="T25">DIROUT</text:span></text:p>
                </text:list-item>
              </text:list>
            </text:list-item>
          </text:list>
        </text:list-item>
      </text:list>
      <text:p text:style-name="P41"><text:span text:style-name="T15">&lt;DIROUT stream-number [table]&gt;<text:tab/><text:tab/><text:tab/>;"Versions -5"<text:line-break/>&lt;DIROUT stream-number [table] [width]&gt;<text:tab/>;"Versions 6-"</text:span></text:p>
      <text:p text:style-name="P43"/>
      <text:p text:style-name="P41"><text:span text:style-name="T18">Zapf syntax<text:tab/><text:tab/>Inform syntax</text:span></text:p>
      <text:p text:style-name="P41"><text:span text:style-name="T16">DIROUT<text:tab/><text:tab/><text:tab/>output_stream</text:span></text:p>
      <text:p text:style-name="P44"/>
      <text:p text:style-name="P15"><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5"><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5">table</text:span><text:span text:style-name="T3"> if not enough space is allocated.</text:span></text:p>
      <text:p text:style-name="P15"><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26"><text:span text:style-name="T3">1</text:span></text:p>
          </table:table-cell>
          <table:table-cell table:style-name="Table12.B1" office:value-type="string">
            <text:p text:style-name="P28"><text:span text:style-name="T3">Screen</text:span></text:p>
          </table:table-cell>
        </table:table-row>
        <table:table-row table:style-name="Table12.1">
          <table:table-cell table:style-name="Table12.A1" office:value-type="string">
            <text:p text:style-name="P26"><text:span text:style-name="T3">2</text:span></text:p>
          </table:table-cell>
          <table:table-cell table:style-name="Table12.B1" office:value-type="string">
            <text:p text:style-name="P28"><text:span text:style-name="T3">File on host (transcript)</text:span></text:p>
          </table:table-cell>
        </table:table-row>
        <table:table-row table:style-name="Table12.1">
          <table:table-cell table:style-name="Table12.A1" office:value-type="string">
            <text:p text:style-name="P26"><text:span text:style-name="T3">3</text:span></text:p>
          </table:table-cell>
          <table:table-cell table:style-name="Table12.B1" office:value-type="string">
            <text:p text:style-name="P28"><text:span text:style-name="T3">Table</text:span></text:p>
          </table:table-cell>
        </table:table-row>
        <table:table-row table:style-name="Table12.1">
          <table:table-cell table:style-name="Table12.A1" office:value-type="string">
            <text:p text:style-name="P26"><text:span text:style-name="T3">4</text:span></text:p>
          </table:table-cell>
          <table:table-cell table:style-name="Table12.B1" office:value-type="string">
            <text:p text:style-name="P28"><text:span text:style-name="T3">File of commands on host</text:span></text:p>
          </table:table-cell>
        </table:table-row>
      </table:table>
      <text:p text:style-name="P15"><text:span text:style-name="T3">Example: </text:span></text:p>
      <text:p text:style-name="P15"><text:span text:style-name="T7"><text:tab/>&lt;DIROUT 3&gt;<text:tab/>--&gt;<text:tab/>Turns on output to file<text:line-break/><text:tab/>&lt;DIROUT -3&gt;<text:tab/>--&gt;<text:tab/>Turns off output to file</text:span></text:p>
      <text:list xml:id="list61318598511391" text:continue-numbering="true" text:style-name="WWNum4">
        <text:list-item>
          <text:list>
            <text:list-item>
              <text:list>
                <text:list-item>
                  <text:p text:style-name="P99"><text:bookmark text:name="_ly7c1y"/><text:span text:style-name="T25">DISPLAY</text:span></text:p>
                </text:list-item>
              </text:list>
            </text:list-item>
          </text:list>
        </text:list-item>
      </text:list>
      <text:p text:style-name="P41"><text:span text:style-name="T15">&lt;DISPLAY picture-number [row] [column]&gt;</text:span></text:p>
      <text:p text:style-name="P43"/>
      <text:p text:style-name="P41"><text:span text:style-name="T18">Zapf syntax<text:tab/><text:tab/>Inform syntax</text:span></text:p>
      <text:p text:style-name="P41"><text:span text:style-name="T16">DISPLAY<text:tab/><text:tab/><text:tab/>draw_picture</text:span></text:p>
      <text:p text:style-name="P44"/>
      <text:p text:style-name="P41"><text:span text:style-name="T16">Versions: 6-</text:span></text:p>
      <text:p text:style-name="P44"/>
      <text:p text:style-name="P15"><text:span text:style-name="T3">Draw picture-number at coordinates row and column. If row and column are </text:span>omitted the current<text:span text:style-name="T3"> cursor </text:span>position is<text:span text:style-name="T3"> used.</text:span></text:p>
      <text:p text:style-name="P15"><text:span text:style-name="T3">Example:</text:span></text:p>
      <text:p text:style-name="P15"><text:span text:style-name="T3"><text:tab/></text:span><text:span text:style-name="T7">&lt;DISPLAY 1&gt;<text:tab/>--&gt; Draws picture 1 at current cursor position </text:span></text:p>
      <text:list xml:id="list61319147623775" text:continue-numbering="true" text:style-name="WWNum4">
        <text:list-item>
          <text:list>
            <text:list-item>
              <text:list>
                <text:list-item>
                  <text:p text:style-name="P99"><text:bookmark text:name="_35xuupr"/><text:span text:style-name="T25">DLESS?</text:span></text:p>
                </text:list-item>
              </text:list>
            </text:list-item>
          </text:list>
        </text:list-item>
      </text:list>
      <text:p text:style-name="P41"><text:span text:style-name="T15">&lt;DLESS? name value&gt;</text:span></text:p>
      <text:p text:style-name="P43"/>
      <text:p text:style-name="P41"><text:span text:style-name="T18">Zapf syntax<text:tab/><text:tab/>Inform syntax</text:span></text:p>
      <text:p text:style-name="P41"><text:span text:style-name="T15">DLESS?<text:tab/><text:tab/><text:tab/>dec_chk</text:span></text:p>
      <text:p text:style-name="P43"/>
      <text:p text:style-name="P41"><text:span text:style-name="T15">All versions</text:span></text:p>
      <text:p text:style-name="P43"/>
      <text:p text:style-name="P15"><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61318306874684" text:continue-numbering="true" text:style-name="WWNum4">
        <text:list-item>
          <text:list>
            <text:list-item>
              <text:list>
                <text:list-item>
                  <text:p text:style-name="P99"><text:bookmark text:name="_1l354xk"/><text:span text:style-name="T25">DO</text:span></text:p>
                </text:list-item>
              </text:list>
            </text:list-item>
          </text:list>
        </text:list-item>
      </text:list>
      <text:p text:style-name="P41"><text:span text:style-name="T15">&lt;DO (name start end [step]) <text:line-break/><text:tab/>[(END expressions ...)] expressions ...&gt;</text:span></text:p>
      <text:p text:style-name="P43"/>
      <text:p text:style-name="P15"><text:span text:style-name="T3">A quirk of the DO statement, which can be thought of as a cross between a Pascal-style "for" statement and a C-style "for" statement.</text:span></text:p>
      <text:p text:style-name="P15"><text:span text:style-name="T3">Pascal-style "for" statements loop over a range of values:</text:span></text:p>
      <text:p text:style-name="P45"><text:span text:style-name="T7">// Pascal<text:line-break/>for i := 1 to 10 do ...<text:line-break/>for j := 10 downto 1 do ...</text:span></text:p>
      <text:p text:style-name="P45"><text:span text:style-name="T7">// ZIL<text:line-break/>&lt;DO (I 1 10) ...&gt;<text:line-break/>&lt;DO (J 10 1 -1) ...&gt;</text:span></text:p>
      <text:p text:style-name="P15"><text:span text:style-name="T3">C-style "for" statements initialize some state, then mutate it and repeat until a condition becomes false. In ZIL, the condition is reversed - the loop exits when it becomes true:</text:span></text:p>
      <text:p text:style-name="P45"><text:span text:style-name="T7">// C<text:line-break/>for (i = first(obj); i; i = next(i)) { ... }</text:span></text:p>
      <text:p text:style-name="P45"><text:span text:style-name="T7">// ZIL<text:line-break/>&lt;DO (I &lt;FIRST? .OBJ&gt; &lt;NOT .I&gt; &lt;NEXT? .I&gt;) ...&gt;</text:span></text:p>
      <text:p text:style-name="P15"><text:span text:style-name="T3">Notice that every Pascal-style loop can be transformed into a C-style loop:</text:span></text:p>
      <text:p text:style-name="P45"><text:soft-page-break/><text:span text:style-name="T7">// Pascal-style loops<text:line-break/>&lt;DO (I 1 10) ...&gt;<text:line-break/>&lt;DO (J 10 1 -1) ...&gt;</text:span></text:p>
      <text:p text:style-name="P45"><text:span text:style-name="T7">// C-style equivalents<text:line-break/>&lt;DO (I 1 &lt;G? .I 10&gt; &lt;+ .I 1&gt;) ...&gt;<text:line-break/>&lt;DO (J 10 &lt;L? .J 1&gt; &lt;- .J 1&gt;) ...&gt;</text:span></text:p>
      <text:p text:style-name="P15"><text:span text:style-name="T3">The quirk is that the behavior of DO depends on the syntax you use for each part.</text:span></text:p>
      <text:p text:style-name="P15"><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5"><text:span text:style-name="T12">More of the DO statement's quirks are demonstrated here:</text:span><text:span text:style-name="T3"> </text:span></text:p>
      <text:p text:style-name="P45"><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45"><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5"><text:span text:style-name="T3">Highlights:</text:span></text:p>
      <text:p text:style-name="P15"><text:span text:style-name="T3">- Loops can include subsequent code in an (END ...) clause for brevity, e.g. to print a newline after a list.</text:span></text:p>
      <text:p text:style-name="P15"><text:span text:style-name="T3">A Pascal-style DO can *sometimes* determine when it needs to run backwards, even if no step size is provided.</text:span></text:p>
      <text:p text:style-name="P15"><text:span text:style-name="T3">Pascal and C style can be mixed in the same loop, e.g. &lt;DO (I 1 1000 &lt;* .I 2&gt;) ...&gt; to count powers of 2 up to 1000.</text:span></text:p>
      <text:list xml:id="list61317641908725" text:continue-numbering="true" text:style-name="WWNum4">
        <text:list-item>
          <text:list>
            <text:list-item>
              <text:list>
                <text:list-item>
                  <text:p text:style-name="P99"><text:bookmark text:name="_452snld"/><text:span text:style-name="T25">ERASE</text:span></text:p>
                </text:list-item>
              </text:list>
            </text:list-item>
          </text:list>
        </text:list-item>
      </text:list>
      <text:p text:style-name="P41"><text:span text:style-name="T15">&lt;ERASE value&gt;</text:span></text:p>
      <text:p text:style-name="P43"/>
      <text:p text:style-name="P41"><text:span text:style-name="T18">Zapf syntax<text:tab/><text:tab/>Inform syntax</text:span></text:p>
      <text:p text:style-name="P41"><text:span text:style-name="T16">ERASE<text:tab/><text:tab/><text:tab/><text:tab/>erase_line</text:span></text:p>
      <text:p text:style-name="P44"/>
      <text:p text:style-name="P41"><text:span text:style-name="T16">Versions: 4-</text:span></text:p>
      <text:p text:style-name="P25"/>
      <text:p text:style-name="P15"><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5"><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5"><text:span text:style-name="T3">Example:</text:span></text:p>
      <text:p text:style-name="P15"><text:span text:style-name="T7"><text:tab/>&lt;ERASE 1&gt;<text:tab/><text:tab/>--&gt;<text:tab/>Clears from cursor to end of line</text:span></text:p>
      <text:list xml:id="list61318144909115" text:continue-numbering="true" text:style-name="WWNum4">
        <text:list-item>
          <text:list>
            <text:list-item>
              <text:list>
                <text:list-item>
                  <text:p text:style-name="P95"><text:bookmark text:name="_2k82xt6"/><text:span text:style-name="T25">F?</text:span></text:p>
                </text:list-item>
              </text:list>
            </text:list-item>
          </text:list>
        </text:list-item>
      </text:list>
      <text:p text:style-name="P41"><text:span text:style-name="T15">&lt;F? expression&gt;</text:span></text:p>
      <text:p text:style-name="P43"/>
      <text:p text:style-name="P15"><text:span text:style-name="T3">Predicate. Test if </text:span><text:span text:style-name="T7">expression</text:span><text:span text:style-name="T3"> evaluates to false.</text:span></text:p>
      <text:p text:style-name="P15"><text:span text:style-name="T3">Example:</text:span></text:p>
      <text:p text:style-name="P15"><text:span text:style-name="T7"><text:tab/>&lt;F? &lt;=? 1 1&gt;&gt;<text:tab/><text:tab/>--&gt;<text:tab/>False<text:line-break/><text:tab/>&lt;F? &lt;=? 1 2&gt;&gt;<text:tab/><text:tab/>--&gt;<text:tab/>True</text:span></text:p>
      <text:list xml:id="list61317301649798" text:continue-numbering="true" text:style-name="WWNum4">
        <text:list-item>
          <text:list>
            <text:list-item>
              <text:list>
                <text:list-item>
                  <text:p text:style-name="P95"><text:bookmark text:name="_zdd80z"/><text:span text:style-name="T25">FCLEAR</text:span></text:p>
                </text:list-item>
              </text:list>
            </text:list-item>
          </text:list>
        </text:list-item>
      </text:list>
      <text:p text:style-name="P41"><text:span text:style-name="T15">&lt;FCLEAR object flag&gt;</text:span></text:p>
      <text:p text:style-name="P43"/>
      <text:p text:style-name="P41"><text:span text:style-name="T18">Zapf syntax<text:tab/><text:tab/>Inform syntax</text:span></text:p>
      <text:p text:style-name="P41"><text:span text:style-name="T16">FCLEAR<text:tab/><text:tab/><text:tab/>clear_attr</text:span></text:p>
      <text:p text:style-name="P44"/>
      <text:p text:style-name="P41"><text:span text:style-name="T16">All versions</text:span></text:p>
      <text:p text:style-name="P44"><text:soft-page-break/></text:p>
      <text:p text:style-name="P15"><text:span text:style-name="T3">Removes </text:span><text:span text:style-name="T7">flag</text:span><text:span text:style-name="T3"> from </text:span><text:span text:style-name="T7">object</text:span><text:span text:style-name="T3">.</text:span></text:p>
      <text:p text:style-name="P15"><text:span text:style-name="T3">Example:</text:span></text:p>
      <text:p text:style-name="P15"><text:span text:style-name="T3"><text:tab/></text:span><text:span text:style-name="T7">&lt;FCLEAR ,TRAP-DOOR ,OPENBIT&gt;<text:tab/>--&gt;<text:tab/>Marks the trap-door as<text:line-break/><text:tab/><text:tab/><text:tab/><text:tab/><text:tab/><text:tab/><text:tab/><text:tab/>closed</text:span></text:p>
      <text:list xml:id="list61318016745650" text:continue-numbering="true" text:style-name="WWNum4">
        <text:list-item>
          <text:list>
            <text:list-item>
              <text:list>
                <text:list-item>
                  <text:p text:style-name="P95"><text:bookmark text:name="_3jd0qos"/><text:span text:style-name="T25">FIRST?</text:span></text:p>
                </text:list-item>
              </text:list>
            </text:list-item>
          </text:list>
        </text:list-item>
      </text:list>
      <text:p text:style-name="P41"><text:span text:style-name="T15">&lt;FIRST? object&gt;</text:span></text:p>
      <text:p text:style-name="P43"/>
      <text:p text:style-name="P41"><text:span text:style-name="T18">Zapf syntax<text:tab/><text:tab/>Inform syntax</text:span></text:p>
      <text:p text:style-name="P41"><text:span text:style-name="T15">FIRST?<text:tab/><text:tab/><text:tab/>get_child</text:span></text:p>
      <text:p text:style-name="P43"/>
      <text:p text:style-name="P41"><text:span text:style-name="T15">All versions</text:span></text:p>
      <text:p text:style-name="P43"/>
      <text:p text:style-name="P15">Returns the first<text:span text:style-name="T3"> object inside (contained) in the </text:span><text:span text:style-name="T7">object</text:span><text:span text:style-name="T3">. Returns 0 (false) if no object exists.</text:span></text:p>
      <text:p text:style-name="P15"><text:span text:style-name="T3">Example:</text:span></text:p>
      <text:p text:style-name="P15"><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61317586790965" text:continue-numbering="true" text:style-name="WWNum4">
        <text:list-item>
          <text:list>
            <text:list-item>
              <text:list>
                <text:list-item>
                  <text:p text:style-name="P95"><text:bookmark text:name="_1yib0wl"/>FONT</text:p>
                </text:list-item>
              </text:list>
            </text:list-item>
          </text:list>
        </text:list-item>
      </text:list>
      <text:p text:style-name="P41"><text:span text:style-name="T15">&lt;FONT number&gt;<text:tab/><text:tab/><text:tab/><text:tab/><text:tab/>;"Version 5"<text:line-break/>&lt;FONT number [window-number]&gt;<text:tab/><text:tab/>;"Versions 6-"</text:span></text:p>
      <text:p text:style-name="P43"/>
      <text:p text:style-name="P41"><text:span text:style-name="T18">Zapf syntax<text:tab/><text:tab/>Inform syntax</text:span></text:p>
      <text:p text:style-name="P41"><text:span text:style-name="T15">FONT<text:tab/><text:tab/><text:tab/><text:tab/>set_font</text:span></text:p>
      <text:p text:style-name="P43"/>
      <text:p text:style-name="P41"><text:span text:style-name="T15">Versions: 5-</text:span></text:p>
      <text:p text:style-name="P23"/>
      <text:p text:style-name="P21">Sets current font to <text:span text:style-name="T15">number</text:span>. Returns old fonts <text:span text:style-name="T15">number</text:span>. If the font <text:span text:style-name="T15">number</text:span> is not available 0 (false) is returned.</text:p>
      <text:p text:style-name="P23"/>
      <table:table table:name="Table13" table:style-name="Table13">
        <table:table-column table:style-name="Table13.A"/>
        <table:table-column table:style-name="Table13.B"/>
        <table:table-row table:style-name="Table13.1">
          <table:table-cell table:style-name="Table13.A1" office:value-type="string">
            <text:p text:style-name="P26"><text:span text:style-name="T3">1</text:span></text:p>
          </table:table-cell>
          <table:table-cell table:style-name="Table13.B1" office:value-type="string">
            <text:p text:style-name="P28"><text:span text:style-name="T3">Normal font</text:span></text:p>
          </table:table-cell>
        </table:table-row>
        <table:table-row table:style-name="Table13.1">
          <table:table-cell table:style-name="Table13.A1" office:value-type="string">
            <text:p text:style-name="P26"><text:span text:style-name="T3">3</text:span></text:p>
          </table:table-cell>
          <table:table-cell table:style-name="Table13.B1" office:value-type="string">
            <text:p text:style-name="P28"><text:span text:style-name="T3">Character graphics font<text:line-break/>(see §16 in </text:span><text:span text:style-name="T2">The Z-Machine Standards Document</text:span><text:span text:style-name="T3">)</text:span></text:p>
          </table:table-cell>
        </table:table-row>
        <table:table-row table:style-name="Table13.1">
          <table:table-cell table:style-name="Table13.A1" office:value-type="string">
            <text:p text:style-name="P26"><text:span text:style-name="T3">4</text:span></text:p>
          </table:table-cell>
          <table:table-cell table:style-name="Table13.B1" office:value-type="string">
            <text:p text:style-name="P28"><text:span text:style-name="T3">Monospace (fixed-pitch) font</text:span></text:p>
          </table:table-cell>
        </table:table-row>
      </table:table>
      <text:p text:style-name="P15"><text:span text:style-name="T3">Example:</text:span></text:p>
      <text:p text:style-name="P15"><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61318932214219" text:continue-numbering="true" text:style-name="WWNum4">
        <text:list-item>
          <text:list>
            <text:list-item>
              <text:list>
                <text:list-item>
                  <text:p text:style-name="P95"><text:bookmark text:name="_4ihyjke"/>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set_attr</text:span></text:p>
      <text:p text:style-name="P43"/>
      <text:p text:style-name="P41"><text:soft-page-break/><text:span text:style-name="T16">All versions</text:span></text:p>
      <text:p text:style-name="P44"/>
      <text:p text:style-name="P15"><text:span text:style-name="T3">Add </text:span><text:span text:style-name="T7">flag</text:span><text:span text:style-name="T3"> to </text:span><text:span text:style-name="T7">object</text:span><text:span text:style-name="T3">.</text:span></text:p>
      <text:p text:style-name="P15"><text:span text:style-name="T3">Example:</text:span></text:p>
      <text:p text:style-name="P45"><text:span text:style-name="T7">&lt;FSET ,TRAP-DOOR ,OPENBIT&gt;<text:tab/>--&gt;<text:tab/>Marks the trap-door as<text:line-break/><text:tab/><text:tab/><text:tab/><text:tab/><text:tab/><text:tab/><text:tab/><text:tab/>open</text:span></text:p>
      <text:list xml:id="list61318547648293" text:continue-numbering="true" text:style-name="WWNum4">
        <text:list-item>
          <text:list>
            <text:list-item>
              <text:list>
                <text:list-item>
                  <text:p text:style-name="P95"><text:bookmark text:name="_2xn8ts7"/>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test_attr</text:span></text:p>
      <text:p text:style-name="P43"/>
      <text:p text:style-name="P41"><text:span text:style-name="T16">All versions</text:span></text:p>
      <text:p text:style-name="P44"/>
      <text:p text:style-name="P15"><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5"><text:span text:style-name="T3">Example:</text:span></text:p>
      <text:p text:style-name="P45"><text:span text:style-name="T7">&lt;FSET? ,TRAP-DOOR ,OPENBIT&gt;<text:tab/>--&gt;<text:tab/>True if OPENBIT is set</text:span></text:p>
      <text:list xml:id="list61318947094462" text:continue-numbering="true" text:style-name="WWNum4">
        <text:list-item>
          <text:list>
            <text:list-item>
              <text:list>
                <text:list-item>
                  <text:p text:style-name="P95"><text:bookmark text:name="_1csj400"/>FSTACK</text:p>
                </text:list-item>
              </text:list>
            </text:list-item>
          </text:list>
        </text:list-item>
      </text:list>
      <text:p text:style-name="P41"><text:span text:style-name="T15">&lt;FSTACK number [stack]&gt;</text:span></text:p>
      <text:p text:style-name="P43"/>
      <text:p text:style-name="P41"><text:span text:style-name="T18">Zapf syntax<text:tab/><text:tab/>Inform syntax</text:span></text:p>
      <text:p text:style-name="P41"><text:span text:style-name="T15">FSTACK<text:tab/><text:tab/><text:tab/>pop / pop_stack</text:span></text:p>
      <text:p text:style-name="P43"/>
      <text:p text:style-name="P41"><text:span text:style-name="T15">Versions: 6-</text:span></text:p>
      <text:p text:style-name="P43"/>
      <text:p text:style-name="P15"><text:span text:style-name="T3">Removes </text:span><text:span text:style-name="T7">number</text:span><text:span text:style-name="T3"> of items from system stack or given </text:span><text:span text:style-name="T7">stack</text:span><text:span text:style-name="T3"> (table).</text:span></text:p>
      <text:p text:style-name="P21">Example:</text:p>
      <text:p text:style-name="P21"><text:span text:style-name="T15"><text:tab/>&lt;PUSH 123&gt; &lt;PUSH 0&gt; &lt;PUSH 0&gt; &lt;PUSH 0&gt; &lt;FSTACK 3&gt; &lt;POP&gt;<text:line-break/><text:tab/><text:tab/>---&gt; 123</text:span></text:p>
      <text:list xml:id="list61317348557213" text:continue-numbering="true" text:style-name="WWNum4">
        <text:list-item>
          <text:list>
            <text:list-item>
              <text:list>
                <text:list-item>
                  <text:p text:style-name="P95"><text:bookmark text:name="_3ws6mnt"/>G?, GRTR?</text:p>
                </text:list-item>
              </text:list>
            </text:list-item>
          </text:list>
        </text:list-item>
      </text:list>
      <text:p text:style-name="P41"><text:span text:style-name="T15">&lt;G? value1 value2&gt;<text:line-break/>&lt;GRTR? Value1 value2&gt;<text:tab/><text:tab/></text:span><text:span text:style-name="T16">;Alternative syntax"</text:span></text:p>
      <text:p text:style-name="P43"/>
      <text:p text:style-name="P41"><text:span text:style-name="T18">Zapf syntax<text:tab/><text:tab/>Inform syntax</text:span></text:p>
      <text:p text:style-name="P41"><text:span text:style-name="T15">GRTR?<text:tab/><text:tab/><text:tab/><text:tab/>Jg</text:span></text:p>
      <text:p text:style-name="P43"/>
      <text:p text:style-name="P41"><text:span text:style-name="T15">All versions</text:span></text:p>
      <text:p text:style-name="P43"/>
      <text:p text:style-name="P15"><text:span text:style-name="T3">Predicate. Returns true if </text:span><text:span text:style-name="T7">value1</text:span><text:span text:style-name="T3"> is greater than </text:span><text:span text:style-name="T7">value2</text:span><text:span text:style-name="T3">, otherwise false.</text:span></text:p>
      <text:p text:style-name="P15"><text:soft-page-break/><text:span text:style-name="T3">Examples:</text:span></text:p>
      <text:p text:style-name="P15"><text:span text:style-name="T3"><text:tab/></text:span><text:span text:style-name="T7">&lt;G? 5 4&gt;<text:tab/>--&gt;<text:tab/>T<text:line-break/><text:tab/>&lt;G? 4 5&gt;<text:tab/>--&gt;<text:tab/>&lt;&gt;</text:span></text:p>
      <text:list xml:id="list61318961764194" text:continue-numbering="true" text:style-name="WWNum4">
        <text:list-item>
          <text:list>
            <text:list-item>
              <text:list>
                <text:list-item>
                  <text:p text:style-name="P95"><text:bookmark text:name="_2bxgwvm"/>G=?</text:p>
                </text:list-item>
              </text:list>
            </text:list-item>
          </text:list>
        </text:list-item>
      </text:list>
      <text:p text:style-name="P41"><text:span text:style-name="T15">&lt;G=? value1 value2&gt;</text:span></text:p>
      <text:p text:style-name="P23"/>
      <text:p text:style-name="P15"><text:span text:style-name="T3">Predicate. Returns true if </text:span><text:span text:style-name="T7">value1</text:span><text:span text:style-name="T3"> is greater or equal to </text:span><text:span text:style-name="T7">value2</text:span><text:span text:style-name="T3">, otherwise false.</text:span></text:p>
      <text:p text:style-name="P15"><text:span text:style-name="T3">Examples:</text:span></text:p>
      <text:p text:style-name="P15"><text:span text:style-name="T3"><text:tab/></text:span><text:span text:style-name="T7">&lt;G=? 5 4&gt;<text:tab/>--&gt;<text:tab/>T<text:line-break/><text:tab/>&lt;G=? 5 5&gt;<text:tab/>--&gt;<text:tab/>T</text:span></text:p>
      <text:list xml:id="list61319304887270" text:continue-numbering="true" text:style-name="WWNum4">
        <text:list-item>
          <text:list>
            <text:list-item>
              <text:list>
                <text:list-item>
                  <text:p text:style-name="P95"><text:bookmark text:name="_r2r73f"/>GET</text:p>
                </text:list-item>
              </text:list>
            </text:list-item>
          </text:list>
        </text:list-item>
      </text:list>
      <text:p text:style-name="P41"><text:span text:style-name="T15">&lt;GET table offset&gt;</text:span></text:p>
      <text:p text:style-name="P43"/>
      <text:p text:style-name="P41"><text:span text:style-name="T18">Zapf syntax<text:tab/><text:tab/>Inform syntax</text:span></text:p>
      <text:p text:style-name="P41"><text:span text:style-name="T15">GET<text:tab/><text:tab/><text:tab/><text:tab/>loadw</text:span></text:p>
      <text:p text:style-name="P43"/>
      <text:p text:style-name="P41"><text:span text:style-name="T15">All versions</text:span></text:p>
      <text:p text:style-name="P43"/>
      <text:p text:style-name="P15"><text:span text:style-name="T3">Returns WORD-record (2 bytes) stored at offset.</text:span></text:p>
      <text:p text:style-name="P15"><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5"><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15"><text:span text:style-name="T7"><text:tab/>&lt;GET &lt;TABLE 0 1 2 3&gt; 2&gt;<text:tab/><text:tab/>--&gt;<text:tab/>2</text:span></text:p>
      <text:list xml:id="list61318339425204" text:continue-numbering="true" text:style-name="WWNum4">
        <text:list-item>
          <text:list>
            <text:list-item>
              <text:list>
                <text:list-item>
                  <text:p text:style-name="P95"><text:bookmark text:name="_3b2epr8"/>GETB</text:p>
                </text:list-item>
              </text:list>
            </text:list-item>
          </text:list>
        </text:list-item>
      </text:list>
      <text:p text:style-name="P41"><text:span text:style-name="T15">&lt;GETB table offset&gt;</text:span></text:p>
      <text:p text:style-name="P43"/>
      <text:p text:style-name="P41"><text:span text:style-name="T18">Zapf syntax<text:tab/><text:tab/>Inform syntax</text:span></text:p>
      <text:p text:style-name="P41"><text:span text:style-name="T15">GETB<text:tab/><text:tab/><text:tab/><text:tab/>loadb</text:span></text:p>
      <text:p text:style-name="P43"/>
      <text:p text:style-name="P41"><text:span text:style-name="T15">All versions</text:span></text:p>
      <text:p text:style-name="P43"/>
      <text:p text:style-name="P15"><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5"><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ETB &lt;TABLE (BYTE) !\A !\B !\C !\D&gt; 2&gt;<text:tab/><text:tab/>--&gt;<text:tab/>!\C</text:span></text:p>
      <text:list xml:id="list61318658817814" text:continue-numbering="true" text:style-name="WWNum4">
        <text:list-item>
          <text:list>
            <text:list-item>
              <text:list>
                <text:list-item>
                  <text:p text:style-name="P95"><text:bookmark text:name="_1q7ozz1"/>GETP</text:p>
                </text:list-item>
              </text:list>
            </text:list-item>
          </text:list>
        </text:list-item>
      </text:list>
      <text:p text:style-name="P41"><text:span text:style-name="T15">&lt;GETP object property&gt;</text:span></text:p>
      <text:p text:style-name="P43"/>
      <text:p text:style-name="P41"><text:soft-page-break/><text:span text:style-name="T18">Zapf syntax<text:tab/><text:tab/>Inform syntax</text:span></text:p>
      <text:p text:style-name="P41"><text:span text:style-name="T15">GETP<text:tab/><text:tab/><text:tab/><text:tab/>get_prop</text:span></text:p>
      <text:p text:style-name="P43"/>
      <text:p text:style-name="P41"><text:span text:style-name="T15">All versions</text:span></text:p>
      <text:p text:style-name="P43"/>
      <text:p text:style-name="P15"><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P ,MYOBJ ,P?MYPROP&gt;<text:tab/>--&gt;<text:tab/>123</text:span></text:p>
      <text:list xml:id="list61318267119184" text:continue-numbering="true" text:style-name="WWNum4">
        <text:list-item>
          <text:list>
            <text:list-item>
              <text:list>
                <text:list-item>
                  <text:p text:style-name="P95"><text:bookmark text:name="_4a7cimu"/>GETPT</text:p>
                </text:list-item>
              </text:list>
            </text:list-item>
          </text:list>
        </text:list-item>
      </text:list>
      <text:p text:style-name="P41"><text:span text:style-name="T15">&lt;GETPT object property&gt;</text:span></text:p>
      <text:p text:style-name="P43"/>
      <text:p text:style-name="P41"><text:span text:style-name="T18">Zapf syntax<text:tab/><text:tab/>Inform syntax</text:span></text:p>
      <text:p text:style-name="P41"><text:span text:style-name="T15">GETPT<text:tab/><text:tab/><text:tab/><text:tab/>get_prop_addr</text:span></text:p>
      <text:p text:style-name="P43"/>
      <text:p text:style-name="P41"><text:span text:style-name="T15">All versions</text:span></text:p>
      <text:p text:style-name="P43"/>
      <text:p text:style-name="P15"><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 &lt;GETPT ,MYOBJ ,P?MYPROP&gt; 0&gt;<text:tab/>--&gt;<text:tab/>123<text:line-break/><text:tab/>&lt;GETPT ,MYOBJ ,P?MYPROP2&gt;<text:tab/><text:tab/>--&gt;<text:tab/>0</text:span></text:p>
      <text:list xml:id="list61319255175941" text:continue-numbering="true" text:style-name="WWNum4">
        <text:list-item>
          <text:list>
            <text:list-item>
              <text:list>
                <text:list-item>
                  <text:p text:style-name="P95"><text:bookmark text:name="_2pcmsun"/>GVAL</text:p>
                </text:list-item>
              </text:list>
            </text:list-item>
          </text:list>
        </text:list-item>
      </text:list>
      <text:p text:style-name="P41"><text:span text:style-name="T15">&lt;GVAL name&gt;<text:line-break/>,name<text:tab/><text:tab/><text:tab/><text:tab/></text:span><text:span text:style-name="T16">;Alternative syntax"</text:span></text:p>
      <text:p text:style-name="P23"/>
      <text:p text:style-name="P15"><text:span text:style-name="T3">Get value of global variable </text:span><text:span text:style-name="T7">name</text:span><text:span text:style-name="T3">. More often used in its short form "</text:span><text:span text:style-name="T7">,name</text:span><text:span text:style-name="T3">". </text:span></text:p>
      <text:p text:style-name="P15"><text:span text:style-name="T3">Example:</text:span></text:p>
      <text:p text:style-name="P15"><text:span text:style-name="T7"><text:tab/>&lt;GLOBAL X 5&gt;<text:line-break/><text:line-break/><text:tab/>&lt;GVAL X&gt;<text:tab/>--&gt;<text:tab/>5<text:line-break/><text:tab/>,X<text:tab/><text:tab/>--&gt;<text:tab/>5</text:span></text:p>
      <text:list xml:id="list61318690899321" text:continue-numbering="true" text:style-name="WWNum4">
        <text:list-item>
          <text:list>
            <text:list-item>
              <text:list>
                <text:list-item>
                  <text:p text:style-name="P95"><text:bookmark text:name="_14hx32g"/>HLIGHT</text:p>
                </text:list-item>
              </text:list>
            </text:list-item>
          </text:list>
        </text:list-item>
      </text:list>
      <text:p text:style-name="P41"><text:span text:style-name="T15">&lt;HLIGHT style&gt;</text:span></text:p>
      <text:p text:style-name="P43"/>
      <text:p text:style-name="P41"><text:span text:style-name="T18">Zapf syntax<text:tab/><text:tab/>Inform syntax</text:span></text:p>
      <text:p text:style-name="P41"><text:span text:style-name="T15">HLIGHT<text:tab/><text:tab/><text:tab/>set_text_style</text:span></text:p>
      <text:p text:style-name="P43"/>
      <text:p text:style-name="P41"><text:span text:style-name="T15">Versions: 4-</text:span></text:p>
      <text:p text:style-name="P43"/>
      <text:p text:style-name="P15"><text:span text:style-name="T3">Set text to </text:span><text:span text:style-name="T8">style</text:span><text:span text:style-name="T3">. It </text:span>is possible<text:span text:style-name="T3"> to combine styles.</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26"><text:span text:style-name="T3">0</text:span></text:p>
          </table:table-cell>
          <table:table-cell table:style-name="Table14.B1" office:value-type="string">
            <text:p text:style-name="P28"><text:span text:style-name="T3">Normal</text:span></text:p>
          </table:table-cell>
        </table:table-row>
        <table:table-row table:style-name="Table14.1">
          <table:table-cell table:style-name="Table14.A1" office:value-type="string">
            <text:p text:style-name="P26"><text:span text:style-name="T3">1</text:span></text:p>
          </table:table-cell>
          <table:table-cell table:style-name="Table14.B1" office:value-type="string">
            <text:p text:style-name="P28"><text:span text:style-name="T3">Inverse</text:span></text:p>
          </table:table-cell>
        </table:table-row>
        <table:table-row table:style-name="Table14.1">
          <table:table-cell table:style-name="Table14.A1" office:value-type="string">
            <text:p text:style-name="P26"><text:span text:style-name="T3">2</text:span></text:p>
          </table:table-cell>
          <table:table-cell table:style-name="Table14.B1" office:value-type="string">
            <text:p text:style-name="P28"><text:span text:style-name="T3">Bold</text:span></text:p>
          </table:table-cell>
        </table:table-row>
        <table:table-row table:style-name="Table14.1">
          <table:table-cell table:style-name="Table14.A1" office:value-type="string">
            <text:p text:style-name="P26"><text:span text:style-name="T3">4</text:span></text:p>
          </table:table-cell>
          <table:table-cell table:style-name="Table14.B1" office:value-type="string">
            <text:p text:style-name="P28"><text:span text:style-name="T3">Italic</text:span></text:p>
          </table:table-cell>
        </table:table-row>
        <table:table-row table:style-name="Table14.1">
          <table:table-cell table:style-name="Table14.A1" office:value-type="string">
            <text:p text:style-name="P26"><text:span text:style-name="T3">8</text:span></text:p>
          </table:table-cell>
          <table:table-cell table:style-name="Table14.B1" office:value-type="string">
            <text:p text:style-name="P28"><text:span text:style-name="T3">Monospace</text:span></text:p>
          </table:table-cell>
        </table:table-row>
      </table:table>
      <text:p text:style-name="P15"><text:span text:style-name="T7"><text:line-break/></text:span><text:span text:style-name="T3">Example:</text:span></text:p>
      <text:p text:style-name="P15"><text:span text:style-name="T3"><text:tab/></text:span><text:span text:style-name="T7">&lt;HLIGHT 2&gt;<text:tab/><text:tab/>--&gt;<text:tab/>Set font to bold</text:span></text:p>
      <text:list xml:id="list61318296212392" text:continue-numbering="true" text:style-name="WWNum4">
        <text:list-item>
          <text:list>
            <text:list-item>
              <text:list>
                <text:list-item>
                  <text:p text:style-name="P95"><text:bookmark text:name="_3ohklq9"/>IFFLAG</text:p>
                </text:list-item>
              </text:list>
            </text:list-item>
          </text:list>
        </text:list-item>
      </text:list>
      <text:p text:style-name="P41"><text:span text:style-name="T15">&lt;IFFLAG (compilation-flag-condition expressions...) ...&gt;</text:span></text:p>
      <text:p text:style-name="P43"/>
      <text:p text:style-name="P21"><text:span text:style-name="T15">IFFLAG</text:span> inside a <text:span text:style-name="T15">ROUTINE</text:span> have the same behaviour as <text:span text:style-name="T15">IFFLAG</text:span> outside.See <text:span text:style-name="T15">IFFLAG</text:span> (outside <text:span text:style-name="T15">ROUTINE</text:span>) for more information.</text:p>
      <text:list xml:id="list61318715428645" text:continue-numbering="true" text:style-name="WWNum4">
        <text:list-item>
          <text:list>
            <text:list-item>
              <text:list>
                <text:list-item>
                  <text:p text:style-name="P95"><text:bookmark text:name="_23muvy2"/>IGRTR?</text:p>
                </text:list-item>
              </text:list>
            </text:list-item>
          </text:list>
        </text:list-item>
      </text:list>
      <text:p text:style-name="P41"><text:span text:style-name="T15">&lt;IGRTR? name value&gt;</text:span></text:p>
      <text:p text:style-name="P43"/>
      <text:p text:style-name="P41"><text:span text:style-name="T18">Zapf syntax<text:tab/><text:tab/>Inform syntax</text:span></text:p>
      <text:p text:style-name="P41"><text:span text:style-name="T15">IGRTR?<text:tab/><text:tab/><text:tab/>inc_chk</text:span></text:p>
      <text:p text:style-name="P43"/>
      <text:p text:style-name="P41"><text:span text:style-name="T15">All versions</text:span></text:p>
      <text:p text:style-name="P43"/>
      <text:p text:style-name="P15"><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61318585344544" text:continue-numbering="true" text:style-name="WWNum4">
        <text:list-item>
          <text:list>
            <text:list-item>
              <text:list>
                <text:list-item>
                  <text:p text:style-name="P95"><text:bookmark text:name="_is565v"/>IN?</text:p>
                </text:list-item>
              </text:list>
            </text:list-item>
          </text:list>
        </text:list-item>
      </text:list>
      <text:p text:style-name="P41"><text:span text:style-name="T15">&lt;IN? object1 object2&gt;</text:span></text:p>
      <text:p text:style-name="P43"/>
      <text:p text:style-name="P41"><text:span text:style-name="T18">Zapf syntax<text:tab/><text:tab/>Inform syntax</text:span></text:p>
      <text:p text:style-name="P41"><text:span text:style-name="T15">IN?<text:tab/><text:tab/><text:tab/><text:tab/>jin</text:span></text:p>
      <text:p text:style-name="P43"/>
      <text:p text:style-name="P41"><text:span text:style-name="T15">All versions</text:span></text:p>
      <text:p text:style-name="P43"/>
      <text:p text:style-name="P16"><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6"><text:span text:style-name="T3">Example:</text:span></text:p>
      <text:p text:style-name="P46"><text:span text:style-name="T7">&lt;OBJECT ANIMAL&gt;<text:line-break/>&lt;OBJECT CAT (LOC ANIMAL)&gt;<text:line-break/><text:line-break/>&lt;IN? ,CAT ,ANIMAL&gt;<text:tab/>--&gt;<text:tab/>T<text:line-break/>&lt;IN? ,ANIMAL ,CAT&gt;<text:tab/>--&gt;<text:tab/>&lt;&gt;</text:span></text:p>
      <text:list xml:id="list61317434655505" text:continue-numbering="true" text:style-name="WWNum4">
        <text:list-item>
          <text:list>
            <text:list-item>
              <text:list>
                <text:list-item>
                  <text:p text:style-name="P95"><text:bookmark text:name="_32rsoto"/>INC</text:p>
                </text:list-item>
              </text:list>
            </text:list-item>
          </text:list>
        </text:list-item>
      </text:list>
      <text:p text:style-name="P41"><text:span text:style-name="T15">&lt;INC name&gt;</text:span></text:p>
      <text:p text:style-name="P43"/>
      <text:p text:style-name="P41"><text:span text:style-name="T18">Zapf syntax<text:tab/><text:tab/>Inform syntax</text:span></text:p>
      <text:p text:style-name="P41"><text:span text:style-name="T15">INC<text:tab/><text:tab/><text:tab/><text:tab/>inc</text:span></text:p>
      <text:p text:style-name="P43"/>
      <text:p text:style-name="P41"><text:span text:style-name="T15">All versions</text:span></text:p>
      <text:p text:style-name="P23"><text:soft-page-break/></text:p>
      <text:p text:style-name="P15"><text:span text:style-name="T3">Increment </text:span><text:span text:style-name="T7">name</text:span><text:span text:style-name="T3"> by 1. (This is signed, so -1 increments to 0)</text:span></text:p>
      <text:p text:style-name="P15"><text:span text:style-name="T3">Example:</text:span></text:p>
      <text:p text:style-name="P15"><text:span text:style-name="T7"><text:tab/>&lt;GLOBAL X 5&gt;<text:line-break/><text:line-break/><text:tab/>&lt;INC ,X&gt;<text:tab/>--&gt;<text:tab/>X=6 <text:s/></text:span></text:p>
      <text:list xml:id="list61317320472494" text:continue-numbering="true" text:style-name="WWNum4">
        <text:list-item>
          <text:list>
            <text:list-item>
              <text:list>
                <text:list-item>
                  <text:p text:style-name="P95"><text:bookmark text:name="_1hx2z1h"/>INPUT</text:p>
                </text:list-item>
              </text:list>
            </text:list-item>
          </text:list>
        </text:list-item>
      </text:list>
      <text:p text:style-name="P41"><text:span text:style-name="T15">&lt;INPUT 1 [time] [routine]&gt;</text:span></text:p>
      <text:p text:style-name="P43"/>
      <text:p text:style-name="P41"><text:span text:style-name="T18">Zapf syntax<text:tab/><text:tab/>Inform syntax</text:span></text:p>
      <text:p text:style-name="P41"><text:span text:style-name="T15">INPUT<text:tab/><text:tab/><text:tab/><text:tab/>read_char</text:span></text:p>
      <text:p text:style-name="P43"/>
      <text:p text:style-name="P41"><text:span text:style-name="T15">Versions: 4-</text:span></text:p>
      <text:p text:style-name="P23"/>
      <text:p text:style-name="P15"><text:span text:style-name="T7">INPUT</text:span><text:span text:style-name="T3"> reads a single character from the keyboard. Calls routine every time*0.1 s. If routine returns true input is aborted.</text:span></text:p>
      <text:p text:style-name="P15"><text:span text:style-name="T3">Examples:</text:span></text:p>
      <text:p text:style-name="P15"><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61318020763540" text:continue-numbering="true" text:style-name="WWNum4">
        <text:list-item>
          <text:list>
            <text:list-item>
              <text:list>
                <text:list-item>
                  <text:p text:style-name="P95"><text:bookmark text:name="_41wqhpa"/>INTBL?</text:p>
                </text:list-item>
              </text:list>
            </text:list-item>
          </text:list>
        </text:list-item>
      </text:list>
      <text:p text:style-name="P41"><text:span text:style-name="T15">&lt;INTBL? value table length [form]&gt;<text:tab/><text:tab/>;"Version 5"<text:line-break/>&lt;INTBL? value table length&gt;<text:tab/><text:tab/><text:tab/>;"Version 4, 6-"</text:span></text:p>
      <text:p text:style-name="P43"/>
      <text:p text:style-name="P41"><text:span text:style-name="T18">Zapf syntax<text:tab/><text:tab/>Inform syntax</text:span></text:p>
      <text:p text:style-name="P41"><text:span text:style-name="T15">INTBL?<text:tab/><text:tab/><text:tab/>scan_table</text:span></text:p>
      <text:p text:style-name="P43"/>
      <text:p text:style-name="P41"><text:span text:style-name="T15">Versions: 4-</text:span></text:p>
      <text:p text:style-name="P43"/>
      <text:p text:style-name="P15"><text:span text:style-name="T3">Predicate. Returns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5"><text:span text:style-name="T3">In version </text:span>5 the <text:span text:style-name="T15">form</text:span><text:span text:style-name="T3"> describes the field where bit 7 is set for words <text:s/>and clear for bytes, rest defines the length </text:span>of the field<text:span text:style-name="T3">.</text:span></text:p>
      <text:p text:style-name="P15"><text:span text:style-name="T3">Examples:</text:span></text:p>
      <text:p text:style-name="P15"><text:span text:style-name="T7"><text:tab/>&lt;INTBLE? 3 &lt;TABLE 1 2 3 4&gt; 4&gt;<text:tab/>--&gt; <text:tab/>3<text:line-break/><text:tab/>&lt;INTBLE? 6 &lt;TABLE 1 2 3 4&gt; 4&gt;<text:tab/>--&gt; <text:tab/>0<text:line-break/><text:tab/>&lt;INTBL? 8 &lt;TABLE (BYTE) 2 0 1 4 0 1 8 0 1&gt; 9 3&gt;</text:span><text:span text:style-name="T15"><text:tab/></text:span><text:span text:style-name="T7">--&gt;<text:tab/>8<text:tab/><text:tab/><text:tab/><text:tab/><text:tab/><text:tab/><text:tab/><text:tab/><text:tab/><text:tab/><text:tab/><text:tab/>;"Ver</text:span><text:span text:style-name="T15"> 8</text:span><text:span text:style-name="T7">"</text:span></text:p>
      <text:list xml:id="list61318966115526" text:continue-numbering="true" text:style-name="WWNum4">
        <text:list-item>
          <text:list>
            <text:list-item>
              <text:list>
                <text:list-item>
                  <text:p text:style-name="P95"><text:bookmark text:name="_2h20rx3"/>IRESTORE</text:p>
                </text:list-item>
              </text:list>
            </text:list-item>
          </text:list>
        </text:list-item>
      </text:list>
      <text:p text:style-name="P41"><text:span text:style-name="T15">&lt;IRESTORE&gt;</text:span></text:p>
      <text:p text:style-name="P43"/>
      <text:p text:style-name="P41"><text:span text:style-name="T18">Zapf syntax<text:tab/><text:tab/>Inform syntax</text:span></text:p>
      <text:p text:style-name="P41"><text:span text:style-name="T15">IRESTORE<text:tab/><text:tab/><text:tab/>restore_undo</text:span></text:p>
      <text:p text:style-name="P43"/>
      <text:p text:style-name="P41"><text:span text:style-name="T15">Versions: 5-</text:span></text:p>
      <text:p text:style-name="P43"/>
      <text:p text:style-name="P15"><text:span text:style-name="T3">Restores game state saved to memory by </text:span><text:span text:style-name="T7">ISAVE</text:span><text:span text:style-name="T3"> (undo). </text:span></text:p>
      <text:list xml:id="list61318598818953" text:continue-numbering="true" text:style-name="WWNum4">
        <text:list-item>
          <text:list>
            <text:list-item>
              <text:list>
                <text:list-item>
                  <text:p text:style-name="P95"><text:bookmark text:name="_w7b24w"/><text:soft-page-break/>ISAVE</text:p>
                </text:list-item>
              </text:list>
            </text:list-item>
          </text:list>
        </text:list-item>
      </text:list>
      <text:p text:style-name="P41"><text:span text:style-name="T15">&lt;ISAVE&gt;</text:span></text:p>
      <text:p text:style-name="P43"/>
      <text:p text:style-name="P41"><text:span text:style-name="T18">Zapf syntax<text:tab/><text:tab/>Inform syntax</text:span></text:p>
      <text:p text:style-name="P41"><text:span text:style-name="T15">ISAVE<text:tab/><text:tab/><text:tab/><text:tab/>save_undo</text:span></text:p>
      <text:p text:style-name="P43"/>
      <text:p text:style-name="P21"><text:span text:style-name="T15"><text:tab/>Versions: 5-</text:span></text:p>
      <text:p text:style-name="P23"/>
      <text:p text:style-name="P15"><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61317353419135" text:continue-numbering="true" text:style-name="WWNum4">
        <text:list-item>
          <text:list>
            <text:list-item>
              <text:list>
                <text:list-item>
                  <text:p text:style-name="P95"><text:bookmark text:name="_3g6yksp"/>ITABLE</text:p>
                </text:list-item>
              </text:list>
            </text:list-item>
          </text:list>
        </text:list-item>
      </text:list>
      <text:p text:style-name="P41"><text:span text:style-name="T16">&lt;ITABLE [specifier] count [(flags...)] defaults ...&gt;</text:span></text:p>
      <text:p text:style-name="P22"/>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15" table:style-name="Table15">
        <table:table-column table:style-name="Table15.A"/>
        <table:table-column table:style-name="Table15.B"/>
        <table:table-column table:style-name="Table15.C"/>
        <table:table-column table:style-name="Table15.B"/>
        <table:table-row table:style-name="Table15.1">
          <table:table-cell table:style-name="Table15.A1" office:value-type="string">
            <text:p text:style-name="P26"><text:span text:style-name="T7">Element 0<text:line-break/>WORD</text:span></text:p>
          </table:table-cell>
          <table:table-cell table:style-name="Table15.A1" office:value-type="string">
            <text:p text:style-name="P26"><text:span text:style-name="T7">Element 1<text:line-break/>WORD</text:span></text:p>
          </table:table-cell>
          <table:table-cell table:style-name="Table15.A1" office:value-type="string">
            <text:p text:style-name="P26"><text:span text:style-name="T7">Element 2<text:line-break/>WORD</text:span></text:p>
          </table:table-cell>
          <table:table-cell table:style-name="Table15.D1" office:value-type="string">
            <text:p text:style-name="P26"><text:span text:style-name="T7">Element 3<text:line-break/>WORD</text:span></text:p>
          </table:table-cell>
        </table:table-row>
        <table:table-row table:style-name="Table15.1">
          <table:table-cell table:style-name="Table15.A1" office:value-type="string">
            <text:p text:style-name="P26"><text:span text:style-name="T7">0</text:span></text:p>
          </table:table-cell>
          <table:table-cell table:style-name="Table15.A1" office:value-type="string">
            <text:p text:style-name="P26"><text:span text:style-name="T7">0</text:span></text:p>
          </table:table-cell>
          <table:table-cell table:style-name="Table15.A1" office:value-type="string">
            <text:p text:style-name="P26"><text:span text:style-name="T7">0</text:span></text:p>
          </table:table-cell>
          <table:table-cell table:style-name="Table15.D1" office:value-type="string">
            <text:p text:style-name="P26"><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16" table:style-name="Table16">
        <table:table-column table:style-name="Table16.A" table:number-columns-repeated="2"/>
        <table:table-column table:style-name="Table16.C"/>
        <table:table-column table:style-name="Table16.D"/>
        <table:table-column table:style-name="Table16.E"/>
        <table:table-row table:style-name="Table16.1">
          <table:table-cell table:style-name="Table16.A1" office:value-type="string">
            <text:p text:style-name="P26"><text:span text:style-name="T7">Element 0<text:line-break/>BYTE</text:span></text:p>
          </table:table-cell>
          <table:table-cell table:style-name="Table16.A1" office:value-type="string">
            <text:p text:style-name="P26"><text:span text:style-name="T7">Element 1<text:line-break/>BYTE</text:span></text:p>
          </table:table-cell>
          <table:table-cell table:style-name="Table16.A1" office:value-type="string">
            <text:p text:style-name="P26"><text:span text:style-name="T7">Element 2<text:line-break/>BYTE</text:span></text:p>
          </table:table-cell>
          <table:table-cell table:style-name="Table16.A1" office:value-type="string">
            <text:p text:style-name="P26"><text:span text:style-name="T7">Element 3<text:line-break/>BYTE</text:span></text:p>
          </table:table-cell>
          <table:table-cell table:style-name="Table16.E1" office:value-type="string">
            <text:p text:style-name="P26"><text:span text:style-name="T7">Element 4<text:line-break/>BYTE</text:span></text:p>
          </table:table-cell>
        </table:table-row>
        <table:table-row table:style-name="Table16.1">
          <table:table-cell table:style-name="Table16.A1" office:value-type="string">
            <text:p text:style-name="P26"><text:span text:style-name="T7">4</text:span></text:p>
          </table:table-cell>
          <table:table-cell table:style-name="Table16.A1" office:value-type="string">
            <text:p text:style-name="P26"><text:span text:style-name="T7">0</text:span></text:p>
          </table:table-cell>
          <table:table-cell table:style-name="Table16.A1" office:value-type="string">
            <text:p text:style-name="P26"><text:span text:style-name="T7">0</text:span></text:p>
          </table:table-cell>
          <table:table-cell table:style-name="Table16.A1" office:value-type="string">
            <text:p text:style-name="P26"><text:span text:style-name="T7">0</text:span></text:p>
          </table:table-cell>
          <table:table-cell table:style-name="Table16.E1" office:value-type="string">
            <text:p text:style-name="P26"><text:span text:style-name="T7">0</text:span></text:p>
          </table:table-cell>
        </table:table-row>
      </table:table>
      <text:p text:style-name="P10"/>
      <text:p text:style-name="Standard"><text:span text:style-name="T17"><text:tab/>&lt;ITABLE BYTE 4 0&gt; <text:s/>--&gt;</text:span></text:p>
      <table:table table:name="Table17" table:style-name="Table17">
        <table:table-column table:style-name="Table17.A" table:number-columns-repeated="2"/>
        <table:table-column table:style-name="Table17.C"/>
        <table:table-column table:style-name="Table17.D"/>
        <table:table-column table:style-name="Table17.E"/>
        <table:table-row table:style-name="Table17.1">
          <table:table-cell table:style-name="Table17.A1" office:value-type="string">
            <text:p text:style-name="P26"><text:span text:style-name="T7">Element 0<text:line-break/>BYTE</text:span></text:p>
          </table:table-cell>
          <table:table-cell table:style-name="Table17.A1" office:value-type="string">
            <text:p text:style-name="P26"><text:span text:style-name="T7">Element 1<text:line-break/>BYTE</text:span></text:p>
          </table:table-cell>
          <table:table-cell table:style-name="Table17.A1" office:value-type="string">
            <text:p text:style-name="P26"><text:span text:style-name="T7">Element 2<text:line-break/>BYTE</text:span></text:p>
          </table:table-cell>
          <table:table-cell table:style-name="Table17.A1" office:value-type="string">
            <text:p text:style-name="P26"><text:span text:style-name="T7">Element 3<text:line-break/>BYTE</text:span></text:p>
          </table:table-cell>
          <table:table-cell table:style-name="Table17.E1" office:value-type="string">
            <text:p text:style-name="P26"><text:span text:style-name="T7">Element 4<text:line-break/>BYTE</text:span></text:p>
          </table:table-cell>
        </table:table-row>
        <table:table-row table:style-name="Table17.1">
          <table:table-cell table:style-name="Table17.A1" office:value-type="string">
            <text:p text:style-name="P26"><text:span text:style-name="T7">4</text:span></text:p>
          </table:table-cell>
          <table:table-cell table:style-name="Table17.A1" office:value-type="string">
            <text:p text:style-name="P26"><text:span text:style-name="T7">0</text:span></text:p>
          </table:table-cell>
          <table:table-cell table:style-name="Table17.A1" office:value-type="string">
            <text:p text:style-name="P26"><text:span text:style-name="T7">0</text:span></text:p>
          </table:table-cell>
          <table:table-cell table:style-name="Table17.A1" office:value-type="string">
            <text:p text:style-name="P26"><text:span text:style-name="T7">0</text:span></text:p>
          </table:table-cell>
          <table:table-cell table:style-name="Table17.E1" office:value-type="string">
            <text:p text:style-name="P26"><text:span text:style-name="T7">0</text:span></text:p>
          </table:table-cell>
        </table:table-row>
      </table:table>
      <text:list xml:id="list61317385516532" text:continue-numbering="true" text:style-name="WWNum4">
        <text:list-item>
          <text:list>
            <text:list-item>
              <text:list>
                <text:list-item>
                  <text:p text:style-name="P95"><text:bookmark text:name="_1vc8v0i"/>L?, LESS?</text:p>
                </text:list-item>
              </text:list>
            </text:list-item>
          </text:list>
        </text:list-item>
      </text:list>
      <text:p text:style-name="P41"><text:span text:style-name="T15">&lt;L? value1 value2&gt;<text:line-break/>&lt;LESS? Value1 value2&gt;<text:tab/><text:tab/></text:span><text:span text:style-name="T16">;Alternative syntax"</text:span></text:p>
      <text:p text:style-name="P23"/>
      <text:p text:style-name="P41"><text:span text:style-name="T18">Zapf syntax<text:tab/><text:tab/>Inform syntax</text:span></text:p>
      <text:p text:style-name="P41"><text:span text:style-name="T15">LESS?<text:tab/><text:tab/><text:tab/><text:tab/>Jl</text:span></text:p>
      <text:p text:style-name="P43"/>
      <text:p text:style-name="P41"><text:span text:style-name="T15">All versions</text:span></text:p>
      <text:p text:style-name="P43"/>
      <text:p text:style-name="P15"><text:span text:style-name="T3">Predicate. Returns true if </text:span><text:span text:style-name="T7">value1</text:span><text:span text:style-name="T3"> is less than </text:span><text:span text:style-name="T7">value2</text:span><text:span text:style-name="T3">, otherwise false.</text:span></text:p>
      <text:p text:style-name="P15"><text:span text:style-name="T3">Examples:</text:span></text:p>
      <text:p text:style-name="P45"><text:soft-page-break/><text:span text:style-name="T7">&lt;L? 5 4&gt;<text:tab/>--&gt;<text:tab/>&lt;&gt;<text:line-break/>&lt;L? 4 5&gt;<text:tab/>--&gt;<text:tab/>T</text:span></text:p>
      <text:list xml:id="list61317891223914" text:continue-numbering="true" text:style-name="WWNum4">
        <text:list-item>
          <text:list>
            <text:list-item>
              <text:list>
                <text:list-item>
                  <text:p text:style-name="P95"><text:bookmark text:name="_4fbwdob"/>L=?</text:p>
                </text:list-item>
              </text:list>
            </text:list-item>
          </text:list>
        </text:list-item>
      </text:list>
      <text:p text:style-name="P41"><text:span text:style-name="T15">&lt;L=? value1 value2&gt;</text:span></text:p>
      <text:p text:style-name="P23"/>
      <text:p text:style-name="P15"><text:span text:style-name="T3">Predicate. Returns true if </text:span><text:span text:style-name="T7">value1</text:span><text:span text:style-name="T3"> is less or equal to </text:span><text:span text:style-name="T7">value2</text:span><text:span text:style-name="T3">, otherwise false.</text:span></text:p>
      <text:p text:style-name="P15"><text:span text:style-name="T3">Examples:</text:span></text:p>
      <text:p text:style-name="P45"><text:span text:style-name="T7">&lt;L=? 5 4&gt;<text:tab/>--&gt;<text:tab/>&lt;&gt;<text:line-break/>&lt;L=? 5 5&gt;<text:tab/>--&gt;<text:tab/>T</text:span></text:p>
      <text:list xml:id="list61318469637220" text:continue-numbering="true" text:style-name="WWNum4">
        <text:list-item>
          <text:list>
            <text:list-item>
              <text:list>
                <text:list-item>
                  <text:p text:style-name="P95"><text:bookmark text:name="_2uh6nw4"/>LEX</text:p>
                </text:list-item>
              </text:list>
            </text:list-item>
          </text:list>
        </text:list-item>
      </text:list>
      <text:p text:style-name="P41"><text:span text:style-name="T15">&lt;LEX text parse [dictionary] [flag]&gt;</text:span></text:p>
      <text:p text:style-name="P43"/>
      <text:p text:style-name="P41"><text:span text:style-name="T18">Zapf syntax<text:tab/><text:tab/>Inform syntax</text:span></text:p>
      <text:p text:style-name="P41"><text:span text:style-name="T15">LEX<text:tab/><text:tab/><text:tab/><text:tab/>tokenise</text:span></text:p>
      <text:p text:style-name="P43"/>
      <text:p text:style-name="P41"><text:span text:style-name="T15">Versions: 4-</text:span></text:p>
      <text:p text:style-name="P23"/>
      <text:p text:style-name="P15"><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5"><text:span text:style-name="T3">Example:</text:span></text:p>
      <text:p text:style-name="P15"><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61317976582686" text:continue-numbering="true" text:style-name="WWNum4">
        <text:list-item>
          <text:list>
            <text:list-item>
              <text:list>
                <text:list-item>
                  <text:p text:style-name="P95"><text:bookmark text:name="_19mgy3x"/>LOC</text:p>
                </text:list-item>
              </text:list>
            </text:list-item>
          </text:list>
        </text:list-item>
      </text:list>
      <text:p text:style-name="P41"><text:span text:style-name="T15">&lt;LOC object&gt;</text:span></text:p>
      <text:p text:style-name="P43"/>
      <text:p text:style-name="P41"><text:span text:style-name="T18">Zapf syntax<text:tab/><text:tab/>Inform syntax</text:span></text:p>
      <text:p text:style-name="P41"><text:span text:style-name="T15">LOC<text:tab/><text:tab/><text:tab/><text:tab/>get_parent</text:span></text:p>
      <text:p text:style-name="P43"/>
      <text:p text:style-name="P41"><text:span text:style-name="T15">All versions</text:span></text:p>
      <text:p text:style-name="P43"/>
      <text:p text:style-name="P15"><text:span text:style-name="T3">Returns parent to </text:span><text:span text:style-name="T7">object</text:span><text:span text:style-name="T3">.</text:span></text:p>
      <text:p text:style-name="P15"><text:span text:style-name="T3">Examples:</text:span></text:p>
      <text:p text:style-name="P46"><text:span text:style-name="T7">&lt;OBJECT ANIMAL&gt;<text:line-break/>&lt;OBJECT CAT (LOC ANIMAL)&gt;<text:line-break/><text:line-break/>&lt;=? &lt;LOC ,CAT&gt; ,ANIMAL&gt;<text:tab/>--&gt;<text:tab/>T<text:line-break/>&lt;LOC ,ANIMAL&gt;<text:tab/><text:tab/>--&gt;<text:tab/>0</text:span></text:p>
      <text:list xml:id="list61318447018503" text:continue-numbering="true" text:style-name="WWNum4">
        <text:list-item>
          <text:list>
            <text:list-item>
              <text:list>
                <text:list-item>
                  <text:p text:style-name="P95"><text:bookmark text:name="_3tm4grq"/>LOWCORE-TABLE</text:p>
                </text:list-item>
              </text:list>
            </text:list-item>
          </text:list>
        </text:list-item>
      </text:list>
      <text:p text:style-name="P41"><text:span text:style-name="T15">&lt;LOWCORE-TABLE field-spec length routine&gt;</text:span></text:p>
      <text:p text:style-name="P43"/>
      <text:p text:style-name="P15"><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5"><text:span text:style-name="T3">Example:</text:span></text:p>
      <text:p text:style-name="P15"><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61318194910841" text:continue-numbering="true" text:style-name="WWNum4">
        <text:list-item>
          <text:list>
            <text:list-item>
              <text:list>
                <text:list-item>
                  <text:p text:style-name="P95"><text:bookmark text:name="_28reqzj"/>LOWCORE</text:p>
                </text:list-item>
              </text:list>
            </text:list-item>
          </text:list>
        </text:list-item>
      </text:list>
      <text:p text:style-name="P41"><text:soft-page-break/><text:span text:style-name="T15">&lt;LOWCORE field-spec [new-value]&gt;</text:span></text:p>
      <text:p text:style-name="P43"/>
      <text:p text:style-name="P15"><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5"><text:span text:style-name="T3">Examples:</text:span></text:p>
      <text:p text:style-name="P15"><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5"><text:tab/></text:span><text:span text:style-name="T7">--&gt;<text:tab/>Print the 11 lower bytes in releaseid <text:tab/> </text:span></text:p>
      <text:list xml:id="list61318620327427" text:continue-numbering="true" text:style-name="WWNum4">
        <text:list-item>
          <text:list>
            <text:list-item>
              <text:list>
                <text:list-item>
                  <text:p text:style-name="P95"><text:bookmark text:name="_nwp17c"/>LSH, SHIFT</text:p>
                </text:list-item>
              </text:list>
            </text:list-item>
          </text:list>
        </text:list-item>
      </text:list>
      <text:p text:style-name="P41"><text:span text:style-name="T15">&lt;LSH number places&gt;<text:line-break/>&lt;SHIFT number places&gt;<text:tab/><text:tab/></text:span><text:span text:style-name="T16">;Alternative syntax"</text:span></text:p>
      <text:p text:style-name="P43"/>
      <text:p text:style-name="P41"><text:span text:style-name="T18">Zapf syntax<text:tab/><text:tab/>Inform syntax</text:span></text:p>
      <text:p text:style-name="P41"><text:span text:style-name="T15">SHIFT<text:tab/><text:tab/><text:tab/><text:tab/>log_shift</text:span></text:p>
      <text:p text:style-name="P43"/>
      <text:p text:style-name="P41"><text:span text:style-name="T15">Versions: 5-</text:span></text:p>
      <text:p text:style-name="P43"/>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Also see </text:span><text:span text:style-name="T8">A</text:span><text:span text:style-name="T7">SH</text:span><text:span text:style-name="T3">. </text:span></text:p>
      <text:p text:style-name="P15"><text:span text:style-name="T3">Examples:</text:span></text:p>
      <text:p text:style-name="P45"><text:span text:style-name="T7"><text:tab/>&lt;LSH 4 1&gt;<text:tab/><text:tab/>--&gt;<text:tab/>8<text:line-break/><text:tab/>&lt;LSH 4 -2&gt;<text:tab/>--&gt;<text:tab/>1</text:span></text:p>
      <text:list xml:id="list61319043993046" text:continue-numbering="true" text:style-name="WWNum4">
        <text:list-item>
          <text:list>
            <text:list-item>
              <text:list>
                <text:list-item>
                  <text:p text:style-name="P95"><text:bookmark text:name="_37wcjv5"/>LTABLE</text:p>
                </text:list-item>
              </text:list>
            </text:list-item>
          </text:list>
        </text:list-item>
      </text:list>
      <text:p text:style-name="P41"><text:span text:style-name="T16">&lt;LTABLE [(flags ...)] values ...&gt;</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61317680424227" text:continue-numbering="true" text:style-name="WWNum4">
        <text:list-item>
          <text:list>
            <text:list-item>
              <text:list>
                <text:list-item>
                  <text:p text:style-name="P95"><text:bookmark text:name="_1n1mu2y"/>LVAL</text:p>
                </text:list-item>
              </text:list>
            </text:list-item>
          </text:list>
        </text:list-item>
      </text:list>
      <text:p text:style-name="P41"><text:span text:style-name="T15">&lt;LVAL name&gt;</text:span></text:p>
      <text:p text:style-name="P41"><text:span text:style-name="T15">.name<text:tab/><text:tab/><text:tab/><text:tab/></text:span><text:span text:style-name="T16">;Alternative syntax"</text:span></text:p>
      <text:p text:style-name="P43"/>
      <text:p text:style-name="P15"><text:span text:style-name="T3">Get value of local variable </text:span><text:span text:style-name="T7">name</text:span><text:span text:style-name="T3">. More often used in its short form "</text:span><text:span text:style-name="T7">.name</text:span><text:span text:style-name="T3">".</text:span></text:p>
      <text:p text:style-name="P15"><text:span text:style-name="T3">Example:</text:span></text:p>
      <text:p text:style-name="P15"><text:span text:style-name="T7"><text:tab/>&lt;SET X 5&gt;<text:line-break/><text:tab/>&lt;LVAL X&gt;<text:tab/>--&gt;<text:tab/>5<text:line-break/><text:tab/>.X<text:tab/><text:tab/>--&gt;<text:tab/>5</text:span></text:p>
      <text:list xml:id="list61319294502100" text:continue-numbering="true" text:style-name="WWNum4">
        <text:list-item>
          <text:list>
            <text:list-item>
              <text:list>
                <text:list-item>
                  <text:p text:style-name="P95"><text:bookmark text:name="_471acqr"/>MAP-CONTENTS</text:p>
                </text:list-item>
              </text:list>
            </text:list-item>
          </text:list>
        </text:list-item>
      </text:list>
      <text:p text:style-name="P41"><text:span text:style-name="T15">&lt;MAP-CONTENTS (name [next] object) <text:line-break/><text:tab/>[(END expressions ...)] expressions ...&gt;</text:span></text:p>
      <text:p text:style-name="P43"/>
      <text:p text:style-name="P15"><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pan text:style-name="T3">Example:</text:span></text:p>
      <text:p text:style-name="P41"><text:span text:style-name="T15">&lt;OBJECT SURVIVAL-KIT <text:line-break/><text:tab/>(DESC "adventure survival kit") (WEIGHT 10)&gt;</text:span></text:p>
      <text:p text:style-name="P41"><text:soft-page-break/><text:span text:style-name="T15">&lt;OBJECT SWORD <text:line-break/><text:tab/>(IN SURVIVAL-KIT) (DESC "sword") (WEIGHT 10)&gt;</text:span></text:p>
      <text:p text:style-name="P41"><text:span text:style-name="T15">&lt;OBJECT LAMP <text:line-break/><text:tab/>(IN SURVIVAL-KIT) (DESC "brass lamp") (WEIGHT 5)&gt;</text:span></text:p>
      <text:p text:style-name="P41"><text:span text:style-name="T15">&lt;OBJECT SPOON <text:line-break/><text:tab/>(IN SURVIVAL-KIT) (DESC "chrome spoon") (WEIGHT 2)&gt;</text:span></text:p>
      <text:p text:style-name="P41"><text:span text:style-name="T15"><text:line-break/>&lt;ROUTINE TEST-MAP-CONTENTS ()</text:span></text:p>
      <text:p text:style-name="P41"><text:span text:style-name="T15"><text:s text:c="4"/>&lt;TELL "Your " D ,SURVIVAL-KIT " contains:" CR&gt;</text:span></text:p>
      <text:p text:style-name="P41"><text:span text:style-name="T15"><text:s text:c="4"/>&lt;MAP-CONTENTS (F ,SURVIVAL-KIT)</text:span></text:p>
      <text:p text:style-name="P41"><text:span text:style-name="T15"><text:s text:c="8"/>&lt;TELL " <text:s text:c="3"/>a " D .F CR&gt;</text:span></text:p>
      <text:p text:style-name="P41"><text:span text:style-name="T15"><text:s text:c="4"/>&gt;</text:span></text:p>
      <text:p text:style-name="P41"><text:span text:style-name="T15"><text:line-break/> <text:s text:c="3"/>&lt;TELL "Your " D ,SURVIVAL-KIT " contains:" CR&gt;</text:span></text:p>
      <text:p text:style-name="P41"><text:span text:style-name="T15"><text:s text:c="4"/>&lt;MAP-CONTENTS (F N ,SURVIVAL-KIT)</text:span></text:p>
      <text:p text:style-name="P41"><text:span text:style-name="T15"><text:s text:c="8"/>&lt;TELL " <text:s text:c="3"/>a " D .F &gt;</text:span></text:p>
      <text:p text:style-name="P41"><text:span text:style-name="T15"><text:s text:c="8"/>&lt;COND (.N &lt;TELL " (next item is the " D .N ")"&gt;)&gt;</text:span></text:p>
      <text:p text:style-name="P41"><text:span text:style-name="T15"><text:s text:c="8"/>&lt;TELL CR&gt;</text:span></text:p>
      <text:p text:style-name="P41"><text:span text:style-name="T15"><text:s text:c="4"/>&gt;</text:span></text:p>
      <text:p text:style-name="P41"><text:span text:style-name="T15"><text:line-break/> <text:s text:c="3"/>&lt;BIND ((W 0))</text:span></text:p>
      <text:p text:style-name="P41"><text:span text:style-name="T15"><text:s text:c="8"/>&lt;SET W &lt;GETP ,SURVIVAL-KIT ,P?WEIGHT&gt;&gt;</text:span></text:p>
      <text:p text:style-name="P41"><text:span text:style-name="T15"><text:s text:c="8"/>&lt;MAP-CONTENTS (F ,SURVIVAL-KIT)</text:span></text:p>
      <text:p text:style-name="P41"><text:span text:style-name="T15"><text:s text:c="12"/>(END &lt;TELL "Total weight is = " N .W CR&gt;)</text:span></text:p>
      <text:p text:style-name="P41"><text:span text:style-name="T15"><text:s text:c="12"/>&lt;SET W &lt;+ .W &lt;GETP .F ,P?WEIGHT&gt;&gt;&gt;</text:span></text:p>
      <text:p text:style-name="P41"><text:span text:style-name="T15"><text:s text:c="8"/>&gt;</text:span></text:p>
      <text:p text:style-name="P41"><text:span text:style-name="T15"><text:s text:c="4"/>&gt;</text:span></text:p>
      <text:p text:style-name="P41"><text:span text:style-name="T15">&gt;<text:line-break/><text:line-break/>&lt;TEST-MAP-CONTENTS&gt;<text:tab/><text:tab/>--&gt;</text:span></text:p>
      <text:p text:style-name="P41"><text:span text:style-name="T15"><text:tab/>Your adventure survival kit contains:</text:span></text:p>
      <text:p text:style-name="P41"><text:span text:style-name="T15"><text:tab/> <text:s text:c="3"/>a sword</text:span></text:p>
      <text:p text:style-name="P41"><text:span text:style-name="T15"><text:tab/> <text:s text:c="3"/>a chrome spoon</text:span></text:p>
      <text:p text:style-name="P41"><text:span text:style-name="T15"><text:tab/> <text:s text:c="3"/>a brass lamp</text:span></text:p>
      <text:p text:style-name="P41"><text:span text:style-name="T15"><text:tab/>Your adventure survival kit contains:</text:span></text:p>
      <text:p text:style-name="P41"><text:span text:style-name="T15"><text:s text:c="4"/><text:tab/> <text:s text:c="3"/>a sword (next item is the chrome spoon)</text:span></text:p>
      <text:p text:style-name="P41"><text:span text:style-name="T15"><text:s text:c="4"/><text:tab/> <text:s text:c="3"/>a chrome spoon (next item is the brass lamp)</text:span></text:p>
      <text:p text:style-name="P41"><text:span text:style-name="T15"><text:s text:c="4"/><text:tab/> <text:s text:c="3"/>a brass lamp</text:span></text:p>
      <text:p text:style-name="P41"><text:span text:style-name="T15"><text:tab/>Total weight is = 27</text:span></text:p>
      <text:list xml:id="list61319178396875" text:continue-numbering="true" text:style-name="WWNum4">
        <text:list-item>
          <text:list>
            <text:list-item>
              <text:list>
                <text:list-item>
                  <text:p text:style-name="P95"><text:bookmark text:name="_2m6kmyk"/>MAP-DIRECTIONS</text:p>
                </text:list-item>
              </text:list>
            </text:list-item>
          </text:list>
        </text:list-item>
      </text:list>
      <text:p text:style-name="P41"><text:span text:style-name="T15">&lt;MAP-DIRECTIONS (name pt room)<text:line-break/><text:tab/>[(END expressions ...)] expressions ...&gt;</text:span></text:p>
      <text:p text:style-name="P43"/>
      <text:p text:style-name="P15"><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oft-page-break/><text:span text:style-name="T3">Example:</text:span></text:p>
      <text:p text:style-name="P21"><text:span text:style-name="T15"><text:tab/>&lt;DIRECTIONS NORTH SOUTH EAST WEST&gt;</text:span></text:p>
      <text:p text:style-name="P21"><text:span text:style-name="T15"><text:tab/>&lt;OBJECT CENTER (DESC "center room") <text:s/></text:span></text:p>
      <text:p text:style-name="P21"><text:span text:style-name="T15"><text:s text:c="4"/><text:tab/><text:tab/>(NORTH TO N-ROOM) </text:span></text:p>
      <text:p text:style-name="P21"><text:span text:style-name="T15"><text:s text:c="4"/><text:tab/><text:tab/>(WEST TO W-ROOM)&gt;</text:span></text:p>
      <text:p text:style-name="P21"><text:span text:style-name="T15"><text:tab/>&lt;OBJECT N-ROOM (DESC "north room")&gt;</text:span></text:p>
      <text:p text:style-name="P21"><text:span text:style-name="T15"><text:tab/>&lt;OBJECT W-ROOM (DESC "west room")&gt;</text:span></text:p>
      <text:p text:style-name="P23"/>
      <text:p text:style-name="P21"><text:span text:style-name="T15"><text:tab/>&lt;ROUTINE TEST-MAP-DIRECTIONS ()</text:span></text:p>
      <text:p text:style-name="P21"><text:span text:style-name="T15"><text:s text:c="4"/><text:tab/><text:tab/>&lt;TELL "You're in the " D ,CENTER&gt;</text:span></text:p>
      <text:p text:style-name="P21"><text:span text:style-name="T15"><text:tab/><text:tab/>&lt;TELL CR "Obvious exits:" CR&gt;</text:span></text:p>
      <text:p text:style-name="P21"><text:span text:style-name="T15"><text:s text:c="4"/><text:tab/><text:tab/>&lt;MAP-DIRECTIONS (D P ,CENTER)</text:span></text:p>
      <text:p text:style-name="P21"><text:span text:style-name="T15"><text:s text:c="8"/><text:tab/><text:tab/>(END &lt;TELL "Room description done." CR&gt;)</text:span></text:p>
      <text:p text:style-name="P21"><text:span text:style-name="T15"><text:s text:c="8"/><text:tab/><text:tab/>&lt;COND (&lt;EQUAL? .D ,P?NORTH&gt; &lt;TELL " <text:s text:c="3"/>North"&gt;)</text:span></text:p>
      <text:p text:style-name="P21"><text:span text:style-name="T15"><text:s text:c="14"/><text:tab/><text:tab/> (&lt;EQUAL? .D ,P?SOUTH&gt; &lt;TELL " <text:s text:c="3"/>South"&gt;)</text:span></text:p>
      <text:p text:style-name="P21"><text:span text:style-name="T15"><text:s text:c="14"/><text:tab/><text:tab/> (&lt;EQUAL? .D ,P?EAST&gt; &lt;TELL " <text:s text:c="3"/>East"&gt;)</text:span></text:p>
      <text:p text:style-name="P21"><text:span text:style-name="T15"><text:s text:c="14"/><text:tab/><text:tab/> (&lt;EQUAL? .D ,P?WEST&gt; &lt;TELL " <text:s text:c="3"/>West"&gt;)</text:span></text:p>
      <text:p text:style-name="P21"><text:span text:style-name="T15"><text:s text:c="8"/><text:tab/><text:tab/>&gt;</text:span></text:p>
      <text:p text:style-name="P21"><text:span text:style-name="T15"><text:s text:c="8"/><text:tab/><text:tab/>&lt;VERSION?</text:span></text:p>
      <text:p text:style-name="P21"><text:span text:style-name="T15"><text:s text:c="12"/><text:tab/><text:tab/>(ZIP &lt;TELL " to the " D &lt;GETB .P ,REXIT&gt; CR&gt;)</text:span></text:p>
      <text:p text:style-name="P21"><text:span text:style-name="T15"><text:s text:c="12"/><text:tab/><text:tab/>(ELSE &lt;TELL " to the " D &lt;GET .P ,REXIT&gt; CR&gt;)</text:span></text:p>
      <text:p text:style-name="P21"><text:span text:style-name="T15"><text:s text:c="8"/><text:tab/><text:tab/>&gt;</text:span></text:p>
      <text:p text:style-name="P21"><text:span text:style-name="T15"><text:s text:c="4"/><text:tab/><text:tab/>&gt;</text:span></text:p>
      <text:p text:style-name="P21"><text:span text:style-name="T15"><text:tab/>&gt; <text:s text:c="3"/></text:span></text:p>
      <text:list xml:id="list61318284639057" text:continue-numbering="true" text:style-name="WWNum4">
        <text:list-item>
          <text:list>
            <text:list-item>
              <text:list>
                <text:list-item>
                  <text:p text:style-name="P95"><text:bookmark text:name="_11bux6d"/>MARGIN</text:p>
                </text:list-item>
              </text:list>
            </text:list-item>
          </text:list>
        </text:list-item>
      </text:list>
      <text:p text:style-name="P41"><text:span text:style-name="T15">&lt;MARGIN left right [window-number]&gt;</text:span></text:p>
      <text:p text:style-name="P43"/>
      <text:p text:style-name="P41"><text:span text:style-name="T18">Zapf syntax<text:tab/><text:tab/>Inform syntax</text:span></text:p>
      <text:p text:style-name="P41"><text:span text:style-name="T15">MARGIN<text:tab/><text:tab/><text:tab/>set_margins</text:span></text:p>
      <text:p text:style-name="P43"/>
      <text:p text:style-name="P41"><text:span text:style-name="T15">Versions: 6-</text:span></text:p>
      <text:p text:style-name="P43"/>
      <text:p text:style-name="P15"><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5"><text:span text:style-name="T3">Example:</text:span></text:p>
      <text:p text:style-name="P15"><text:span text:style-name="T7"><text:tab/>&lt;MARGIN 1 1&gt;<text:tab/>--&gt; set 1 pixel margin in window 0</text:span></text:p>
      <text:list xml:id="list61319110874907" text:continue-numbering="true" text:style-name="WWNum4">
        <text:list-item>
          <text:list>
            <text:list-item>
              <text:list>
                <text:list-item>
                  <text:p text:style-name="P95"><text:bookmark text:name="_3lbifu6"/>MENU</text:p>
                </text:list-item>
              </text:list>
            </text:list-item>
          </text:list>
        </text:list-item>
      </text:list>
      <text:p text:style-name="P41"><text:soft-page-break/><text:span text:style-name="T15">&lt;MENU number table&gt;</text:span></text:p>
      <text:p text:style-name="P43"/>
      <text:p text:style-name="P41"><text:span text:style-name="T18">Zapf syntax<text:tab/><text:tab/>Inform syntax</text:span></text:p>
      <text:p text:style-name="P41"><text:span text:style-name="T15">MENU<text:tab/><text:tab/><text:tab/><text:tab/>make_menu</text:span></text:p>
      <text:p text:style-name="P43"/>
      <text:p text:style-name="P41"><text:span text:style-name="T15">Versions: 6-</text:span></text:p>
      <text:p text:style-name="P23"/>
      <text:p text:style-name="P15"><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5"><text:span text:style-name="T3">Example (from Journey):</text:span></text:p>
      <text:p text:style-name="P15"><text:span text:style-name="T7"><text:tab/>&lt;GLOBAL MAC-SPECIAL-MENU</text:span></text:p>
      <text:p text:style-name="P15"><text:span text:style-name="T7"><text:tab/><text:tab/>&lt;LTABLE &lt;TABLE (STRING LENGTH) "Journey"&gt;</text:span></text:p>
      <text:p text:style-name="P15"><text:span text:style-name="T7"><text:tab/><text:tab/><text:tab/>&lt;TABLE (STRING LENGTH) "Essences"&gt;</text:span></text:p>
      <text:p text:style-name="P15"><text:span text:style-name="T7"><text:tab/><text:tab/><text:tab/>&lt;TABLE (STRING LENGTH) "No Defaults"&gt;&gt;&gt;</text:span></text:p>
      <text:p text:style-name="P15"><text:span text:style-name="T7"><text:tab/>...<text:line-break/><text:tab/>&lt;MENU 3 ,MAC-SPECIAL-MENU&gt;</text:span></text:p>
      <text:list xml:id="list61319488430572" text:continue-numbering="true" text:style-name="WWNum4">
        <text:list-item>
          <text:list>
            <text:list-item>
              <text:list>
                <text:list-item>
                  <text:p text:style-name="P95"><text:bookmark text:name="_20gsq1z"/>MOD</text:p>
                </text:list-item>
              </text:list>
            </text:list-item>
          </text:list>
        </text:list-item>
      </text:list>
      <text:p text:style-name="P41"><text:span text:style-name="T15">&lt;MOD number1 number2&gt;</text:span></text:p>
      <text:p text:style-name="P43"/>
      <text:p text:style-name="P41"><text:span text:style-name="T18">Zapf syntax<text:tab/><text:tab/>Inform syntax</text:span></text:p>
      <text:p text:style-name="P41"><text:span text:style-name="T15">MOD<text:tab/><text:tab/><text:tab/><text:tab/>mod</text:span></text:p>
      <text:p text:style-name="P43"/>
      <text:p text:style-name="P41"><text:span text:style-name="T15">All versions</text:span></text:p>
      <text:p text:style-name="P43"/>
      <text:p text:style-name="P15"><text:span text:style-name="T3">Returns remainder of 16-bit signed division. </text:span><text:span text:style-name="T7">number2</text:span><text:span text:style-name="T3"> is not allowed to be 0 ("Division by zero").</text:span></text:p>
      <text:p text:style-name="P15"><text:span text:style-name="T3">Examples:</text:span></text:p>
      <text:p text:style-name="P15"><text:span text:style-name="T3"><text:tab/></text:span><text:span text:style-name="T7">&lt;MOD 15 4&gt;<text:tab/>--&gt;<text:tab/>3<text:line-break/><text:tab/>&lt;MOD -15 4&gt;<text:tab/>--&gt;<text:tab/>-3<text:line-break/><text:tab/>&lt;MOD -15 -4&gt;<text:tab/>--&gt;<text:tab/>-3<text:line-break/><text:tab/>&lt;MOD 15 -4&gt;<text:tab/>--&gt;<text:tab/>3</text:span></text:p>
      <text:list xml:id="list61318967496927" text:continue-numbering="true" text:style-name="WWNum4">
        <text:list-item>
          <text:list>
            <text:list-item>
              <text:list>
                <text:list-item>
                  <text:p text:style-name="P95"><text:bookmark text:name="_4kgg8ps"/>MOUSE-INFO</text:p>
                </text:list-item>
              </text:list>
            </text:list-item>
          </text:list>
        </text:list-item>
      </text:list>
      <text:p text:style-name="P41"><text:span text:style-name="T15">&lt;MOUSE-INFO table&gt;</text:span></text:p>
      <text:p text:style-name="P43"/>
      <text:p text:style-name="P41"><text:span text:style-name="T18">Zapf syntax<text:tab/><text:tab/>Inform syntax</text:span></text:p>
      <text:p text:style-name="P41"><text:span text:style-name="T15">MOUSE-INFO<text:tab/><text:tab/><text:tab/>read_mouse</text:span></text:p>
      <text:p text:style-name="P43"/>
      <text:p text:style-name="P41"><text:span text:style-name="T15">Versions: 6-</text:span></text:p>
      <text:p text:style-name="P43"/>
      <text:p text:style-name="P15"><text:span text:style-name="T3">Reads mouse information into </text:span><text:span text:style-name="T7">table</text:span><text:span text:style-name="T3">. The table is 4 WORDS (2 bytes) long.</text:span></text:p>
      <text:p text:style-name="P10"/>
      <table:table table:name="Table18" table:style-name="Table18">
        <table:table-column table:style-name="Table18.A"/>
        <table:table-column table:style-name="Table18.B"/>
        <text:soft-page-break/>
        <table:table-row table:style-name="Table18.1">
          <table:table-cell table:style-name="Table18.A1" office:value-type="string">
            <text:p text:style-name="P26"><text:span text:style-name="T3">0</text:span></text:p>
          </table:table-cell>
          <table:table-cell table:style-name="Table18.B1" office:value-type="string">
            <text:p text:style-name="P28"><text:span text:style-name="T3">Y coordinate</text:span></text:p>
          </table:table-cell>
        </table:table-row>
        <table:table-row table:style-name="Table18.1">
          <table:table-cell table:style-name="Table18.A1" office:value-type="string">
            <text:p text:style-name="P26"><text:span text:style-name="T3">1</text:span></text:p>
          </table:table-cell>
          <table:table-cell table:style-name="Table18.B1" office:value-type="string">
            <text:p text:style-name="P28"><text:span text:style-name="T3">X coordinate</text:span></text:p>
          </table:table-cell>
        </table:table-row>
        <table:table-row table:style-name="Table18.1">
          <table:table-cell table:style-name="Table18.A1" office:value-type="string">
            <text:p text:style-name="P26"><text:span text:style-name="T3">2</text:span></text:p>
          </table:table-cell>
          <table:table-cell table:style-name="Table18.B1" office:value-type="string">
            <text:p text:style-name="P28"><text:span text:style-name="T3">Button bits (host dependent)</text:span></text:p>
          </table:table-cell>
        </table:table-row>
        <table:table-row table:style-name="Table18.1">
          <table:table-cell table:style-name="Table18.A1" office:value-type="string">
            <text:p text:style-name="P26"><text:span text:style-name="T3">3</text:span></text:p>
          </table:table-cell>
          <table:table-cell table:style-name="Table18.B1" office:value-type="string">
            <text:p text:style-name="P28"><text:span text:style-name="T3">Menu (number*256+entry)</text:span></text:p>
          </table:table-cell>
        </table:table-row>
      </table:table>
      <text:p text:style-name="P10"/>
      <text:p text:style-name="P15"><text:span text:style-name="T3">Example (from Journey):</text:span></text:p>
      <text:p text:style-name="P15"><text:span text:style-name="T3"><text:tab/></text:span><text:span text:style-name="T7">&lt;GLOBAL MOUSE-INFO-TBL &lt;TABLE 0 0 0 0&gt;&gt;<text:line-break/><text:tab/>...<text:line-break/><text:tab/>&lt;MOUSE-INFO ,MOUSE-INFO-TBL&gt;</text:span></text:p>
      <text:list xml:id="list61319199050125" text:continue-numbering="true" text:style-name="WWNum4">
        <text:list-item>
          <text:list>
            <text:list-item>
              <text:list>
                <text:list-item>
                  <text:p text:style-name="P95"><text:bookmark text:name="_2zlqixl"/>MOUSE-LIMIT</text:p>
                </text:list-item>
              </text:list>
            </text:list-item>
          </text:list>
        </text:list-item>
      </text:list>
      <text:p text:style-name="P41"><text:span text:style-name="T15">&lt;MOUSE-LIMIT window-number&gt;</text:span></text:p>
      <text:p text:style-name="P43"/>
      <text:p text:style-name="P41"><text:span text:style-name="T18">Zapf syntax<text:tab/><text:tab/>Inform syntax</text:span></text:p>
      <text:p text:style-name="P41"><text:span text:style-name="T15">MOUSE-LIMIT<text:tab/><text:tab/>mouse_window</text:span></text:p>
      <text:p text:style-name="P43"/>
      <text:p text:style-name="P41"><text:span text:style-name="T15">Versions: 6-</text:span></text:p>
      <text:p text:style-name="P43"/>
      <text:p text:style-name="P15"><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5"><text:span text:style-name="T3">Example:</text:span></text:p>
      <text:p text:style-name="P15"><text:span text:style-name="T7"><text:tab/>&lt;MOUSE-LIMIT 1&gt;<text:tab/><text:tab/>--&gt;<text:tab/>Mouse constrained to window 1</text:span></text:p>
      <text:list xml:id="list61318396621071" text:continue-numbering="true" text:style-name="WWNum4">
        <text:list-item>
          <text:list>
            <text:list-item>
              <text:list>
                <text:list-item>
                  <text:p text:style-name="P95"><text:bookmark text:name="_1er0t5e"/>MOVE</text:p>
                </text:list-item>
              </text:list>
            </text:list-item>
          </text:list>
        </text:list-item>
      </text:list>
      <text:p text:style-name="P41"><text:span text:style-name="T15">&lt;MOVE object1 object2&gt;</text:span></text:p>
      <text:p text:style-name="P43"/>
      <text:p text:style-name="P41"><text:span text:style-name="T18">Zapf syntax<text:tab/><text:tab/>Inform syntax</text:span></text:p>
      <text:p text:style-name="P21"><text:span text:style-name="T15"><text:tab/>MOVE<text:tab/><text:tab/><text:tab/><text:tab/>insert_obj</text:span></text:p>
      <text:p text:style-name="P23"/>
      <text:p text:style-name="P21"><text:span text:style-name="T15"><text:tab/>All versions</text:span></text:p>
      <text:p text:style-name="P23"/>
      <text:p text:style-name="P15"><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5"><text:span text:style-name="T3">Example:</text:span></text:p>
      <text:p text:style-name="P15"><text:span text:style-name="T7"><text:tab/>&lt;OBJECT ANIMAL&gt;<text:line-break/><text:tab/>&lt;OBJECT CAT&gt;<text:line-break/><text:line-break/><text:tab/>&lt;MOVE ,CAT ,ANIMAL&gt;<text:line-break/><text:tab/>&lt;IN? ,CAT ,ANIMAL&gt;<text:tab/>--&gt;<text:tab/>T</text:span></text:p>
      <text:list xml:id="list61319267809530" text:continue-numbering="true" text:style-name="WWNum4">
        <text:list-item>
          <text:list>
            <text:list-item>
              <text:list>
                <text:list-item>
                  <text:p text:style-name="P95"><text:bookmark text:name="_3yqobt7"/>N=?, N==?</text:p>
                </text:list-item>
              </text:list>
            </text:list-item>
          </text:list>
        </text:list-item>
      </text:list>
      <text:p text:style-name="P41"><text:span text:style-name="T16">&lt;N=? value1 value2...valueN&gt;</text:span></text:p>
      <text:p text:style-name="P41"><text:span text:style-name="T16">&lt;N==? value1 value2...valueN&gt; <text:tab/>;Alternative syntax"</text:span></text:p>
      <text:p text:style-name="P42"/>
      <text:p text:style-name="P15"><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5"><text:span text:style-name="T3">Examples:</text:span></text:p>
      <text:p text:style-name="P45"><text:span text:style-name="T3"><text:tab/></text:span><text:span text:style-name="T7">&lt;N=? 1 1&gt;<text:tab/><text:tab/>--&gt;<text:tab/>FALSE<text:line-break/><text:tab/>&lt;N=? 1 2&gt;<text:tab/><text:tab/>--&gt;<text:tab/>TRUE<text:line-break/><text:tab/>&lt;N=? 1 2 1&gt;<text:tab/>--&gt;<text:tab/>FALSE</text:span></text:p>
      <text:list xml:id="list61318489646009" text:continue-numbering="true" text:style-name="WWNum4">
        <text:list-item>
          <text:list>
            <text:list-item>
              <text:list>
                <text:list-item>
                  <text:p text:style-name="P95"><text:bookmark text:name="_2dvym10"/>NEXT?</text:p>
                </text:list-item>
              </text:list>
            </text:list-item>
          </text:list>
        </text:list-item>
      </text:list>
      <text:p text:style-name="P41"><text:span text:style-name="T15">&lt;NEXT? object&gt;</text:span></text:p>
      <text:p text:style-name="P43"/>
      <text:p text:style-name="P41"><text:soft-page-break/><text:span text:style-name="T18">Zapf syntax<text:tab/><text:tab/>Inform syntax</text:span></text:p>
      <text:p text:style-name="P41"><text:span text:style-name="T15">NEXT?<text:tab/><text:tab/><text:tab/><text:tab/>get_sibling</text:span></text:p>
      <text:p text:style-name="P43"/>
      <text:p text:style-name="P41"><text:span text:style-name="T15">All versions</text:span></text:p>
      <text:p text:style-name="P43"/>
      <text:p text:style-name="P15"><text:span text:style-name="T3">Returns object after </text:span><text:span text:style-name="T7">object</text:span><text:span text:style-name="T3"> in object-list (sibling). Returns 0 (false) if no object exists.</text:span></text:p>
      <text:p text:style-name="P15"><text:span text:style-name="T3">Example:</text:span></text:p>
      <text:p text:style-name="P15"><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61317704825649" text:continue-numbering="true" text:style-name="WWNum4">
        <text:list-item>
          <text:list>
            <text:list-item>
              <text:list>
                <text:list-item>
                  <text:p text:style-name="P95"><text:bookmark text:name="_t18w8t"/>NEXTP</text:p>
                </text:list-item>
              </text:list>
            </text:list-item>
          </text:list>
        </text:list-item>
      </text:list>
      <text:p text:style-name="P41"><text:span text:style-name="T15">&lt;NEXTP object property&gt;</text:span></text:p>
      <text:p text:style-name="P43"/>
      <text:p text:style-name="P41"><text:span text:style-name="T18">Zapf syntax<text:tab/><text:tab/>Inform syntax</text:span></text:p>
      <text:p text:style-name="P41"><text:span text:style-name="T15">NEXTP<text:tab/><text:tab/><text:tab/><text:tab/>get_next_prop</text:span></text:p>
      <text:p text:style-name="P43"/>
      <text:p text:style-name="P41"><text:span text:style-name="T15">All versions</text:span></text:p>
      <text:p text:style-name="P43"/>
      <text:p text:style-name="P15"><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5"><text:span text:style-name="T3">Example:</text:span></text:p>
      <text:p text:style-name="P15"><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61317430790212" text:continue-numbering="true" text:style-name="WWNum4">
        <text:list-item>
          <text:list>
            <text:list-item>
              <text:list>
                <text:list-item>
                  <text:p text:style-name="P95"><text:bookmark text:name="_3d0wewm"/>NOT</text:p>
                </text:list-item>
              </text:list>
            </text:list-item>
          </text:list>
        </text:list-item>
      </text:list>
      <text:p text:style-name="P41"><text:span text:style-name="T15">&lt;NOT expression&gt;</text:span></text:p>
      <text:p text:style-name="P43"/>
      <text:p text:style-name="P15"><text:span text:style-name="T3">Returns the boolean </text:span><text:span text:style-name="T7">NOT</text:span><text:span text:style-name="T3"> of expression.</text:span></text:p>
      <text:p text:style-name="P15"><text:span text:style-name="T3">Examples:</text:span></text:p>
      <text:p text:style-name="P15"><text:span text:style-name="T3"><text:tab/></text:span><text:span text:style-name="T7">&lt;NOT &lt;=? 1 2&gt;&gt;<text:tab/>--&gt;<text:tab/>True (1)</text:span></text:p>
      <text:list xml:id="list61318635675267" text:continue-numbering="true" text:style-name="WWNum4">
        <text:list-item>
          <text:list>
            <text:list-item>
              <text:list>
                <text:list-item>
                  <text:p text:style-name="P99"><text:bookmark text:name="_1s66p4f"/>OR</text:p>
                </text:list-item>
              </text:list>
            </text:list-item>
          </text:list>
        </text:list-item>
      </text:list>
      <text:p text:style-name="P41"><text:span text:style-name="T15">&lt;OR expressions...&gt;</text:span></text:p>
      <text:p text:style-name="P23"/>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61318092096666" text:continue-numbering="true" text:style-name="WWNum4">
        <text:list-item>
          <text:list>
            <text:list-item>
              <text:list>
                <text:list-item>
                  <text:p text:style-name="P95"><text:bookmark text:name="_4c5u7s8"/>ORIGINAL?</text:p>
                </text:list-item>
              </text:list>
            </text:list-item>
          </text:list>
        </text:list-item>
      </text:list>
      <text:p text:style-name="P41"><text:span text:style-name="T15">&lt;ORIGINAL?&gt;</text:span></text:p>
      <text:p text:style-name="P43"/>
      <text:p text:style-name="P41"><text:span text:style-name="T18">Zapf syntax<text:tab/><text:tab/>Inform syntax</text:span></text:p>
      <text:p text:style-name="P41"><text:soft-page-break/><text:span text:style-name="T15">ORIGINAL?<text:tab/><text:tab/><text:tab/>piracy</text:span></text:p>
      <text:p text:style-name="P43"/>
      <text:p text:style-name="P41"><text:span text:style-name="T15">Versions: 5-</text:span></text:p>
      <text:p text:style-name="P43"/>
      <text:p text:style-name="P15"><text:span text:style-name="T3">Predicate. Tests </text:span>if the game<text:span text:style-name="T3"> disc is an original. Almost all modern interpreters always return true. </text:span></text:p>
      <text:list xml:id="list61317681844957" text:continue-numbering="true" text:style-name="WWNum4">
        <text:list-item>
          <text:list>
            <text:list-item>
              <text:list>
                <text:list-item>
                  <text:p text:style-name="P95"><text:bookmark text:name="_2rb4i01"/>PICINF</text:p>
                </text:list-item>
              </text:list>
            </text:list-item>
          </text:list>
        </text:list-item>
      </text:list>
      <text:p text:style-name="P41"><text:span text:style-name="T15">&lt;PICINF picture-number table&gt;</text:span></text:p>
      <text:p text:style-name="P43"/>
      <text:p text:style-name="P41"><text:span text:style-name="T18">Zapf syntax<text:tab/><text:tab/>Inform syntax</text:span></text:p>
      <text:p text:style-name="P41"><text:span text:style-name="T15">PICINF<text:tab/><text:tab/><text:tab/>picture_data</text:span></text:p>
      <text:p text:style-name="P43"/>
      <text:p text:style-name="P41"><text:span text:style-name="T15">Versions: 6-</text:span></text:p>
      <text:p text:style-name="P43"/>
      <text:p text:style-name="P15"><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5"><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5"><text:span text:style-name="T3">Example:<text:line-break/></text:span><text:span text:style-name="T7"><text:tab/>&lt;GLOBAL MYPIC &lt;ITABLE 2048 0&gt;&gt;<text:line-break/><text:line-break/><text:tab/>&lt;PICINFO 1 ,MYPIC&gt;<text:tab/>--&gt;<text:tab/>Writes picture data into MYPIC</text:span></text:p>
      <text:list xml:id="list61317508118189" text:continue-numbering="true" text:style-name="WWNum4">
        <text:list-item>
          <text:list>
            <text:list-item>
              <text:list>
                <text:list-item>
                  <text:p text:style-name="P95"><text:bookmark text:name="_16ges7u"/>PICSET</text:p>
                </text:list-item>
              </text:list>
            </text:list-item>
          </text:list>
        </text:list-item>
      </text:list>
      <text:p text:style-name="P41"><text:span text:style-name="T15">&lt;PICSET table&gt;</text:span></text:p>
      <text:p text:style-name="P43"/>
      <text:p text:style-name="P41"><text:span text:style-name="T18">Zapf syntax<text:tab/><text:tab/>Inform syntax</text:span></text:p>
      <text:p text:style-name="P41"><text:span text:style-name="T15">PICSET<text:tab/><text:tab/><text:tab/>picture_table</text:span></text:p>
      <text:p text:style-name="P43"/>
      <text:p text:style-name="P41"><text:span text:style-name="T15">Versions: 6-</text:span></text:p>
      <text:p text:style-name="P43"/>
      <text:p text:style-name="P15">Give the interpreter<text:span text:style-name="T3"> a </text:span><text:span text:style-name="T7">table</text:span><text:span text:style-name="T3"> of picture numbers that the interpreter can then unpack from disc and cache in memory.</text:span></text:p>
      <text:list xml:id="list61317729856860" text:continue-numbering="true" text:style-name="WWNum4">
        <text:list-item>
          <text:list>
            <text:list-item>
              <text:list>
                <text:list-item>
                  <text:p text:style-name="P95"><text:bookmark text:name="_3qg2avn"/>PLTABLE</text:p>
                </text:list-item>
              </text:list>
            </text:list-item>
          </text:list>
        </text:list-item>
      </text:list>
      <text:p text:style-name="P41"><text:span text:style-name="T16">&lt;PL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61317824738053" text:continue-numbering="true" text:style-name="WWNum4">
        <text:list-item>
          <text:list>
            <text:list-item>
              <text:list>
                <text:list-item>
                  <text:p text:style-name="P97"><text:bookmark text:name="_25lcl3g"/>POP</text:p>
                </text:list-item>
              </text:list>
            </text:list-item>
          </text:list>
        </text:list-item>
      </text:list>
      <text:p text:style-name="P41"><text:span text:style-name="T15">&lt;POP [stack]&gt;</text:span></text:p>
      <text:p text:style-name="P43"/>
      <text:p text:style-name="P41"><text:span text:style-name="T18">Zapf syntax<text:tab/><text:tab/>Inform syntax</text:span></text:p>
      <text:p text:style-name="P41"><text:span text:style-name="T15">POP<text:tab/><text:tab/><text:tab/><text:tab/>pull</text:span></text:p>
      <text:p text:style-name="P43"/>
      <text:p text:style-name="P41"><text:span text:style-name="T15">Versions: 6-</text:span></text:p>
      <text:p text:style-name="P43"><text:soft-page-break/></text:p>
      <text:p text:style-name="P15"><text:span text:style-name="T3">Pops value of stack. If no stack is </text:span>given, a value<text:span text:style-name="T3"> is popped </text:span>from the game<text:span text:style-name="T3"> stack.</text:span></text:p>
      <text:p text:style-name="P15"><text:span text:style-name="T3">Example:</text:span></text:p>
      <text:p text:style-name="P15"><text:span text:style-name="T7"><text:tab/>&lt;PUSH 123&gt;<text:line-break/><text:tab/>&lt;POP&gt;<text:tab/><text:tab/><text:tab/>--&gt;<text:tab/>123<text:line-break/><text:line-break/><text:tab/>&lt;GLOBAL MY-STACK &lt;TABLE 3 0 0 123&gt;&gt;<text:line-break/><text:tab/>&lt;POP ,MY-STACK&gt;<text:tab/>--&gt;<text:tab/>123</text:span></text:p>
      <text:list xml:id="list61318317852279" text:continue-numbering="true" text:style-name="WWNum4">
        <text:list-item>
          <text:list>
            <text:list-item>
              <text:list>
                <text:list-item>
                  <text:p text:style-name="P95"><text:bookmark text:name="_kqmvb9"/>PRINT</text:p>
                </text:list-item>
              </text:list>
            </text:list-item>
          </text:list>
        </text:list-item>
      </text:list>
      <text:p text:style-name="P41"><text:span text:style-name="T15">&lt;PRINT packed-string&gt;</text:span></text:p>
      <text:p text:style-name="P43"/>
      <text:p text:style-name="P41"><text:span text:style-name="T18">Zapf syntax<text:tab/><text:tab/>Inform syntax</text:span></text:p>
      <text:p text:style-name="P41"><text:span text:style-name="T15">PRINT<text:tab/><text:tab/><text:tab/><text:tab/>print_paddr</text:span></text:p>
      <text:p text:style-name="P43"/>
      <text:p text:style-name="P41"><text:span text:style-name="T15">All versions</text:span></text:p>
      <text:p text:style-name="P43"/>
      <text:p text:style-name="P15"><text:span text:style-name="T3">Print </text:span><text:span text:style-name="T7">packed-string</text:span><text:span text:style-name="T3"> from high memory (packed </text:span>address<text:span text:style-name="T3">).</text:span></text:p>
      <text:p text:style-name="P15"><text:span text:style-name="T3">Example:</text:span></text:p>
      <text:p text:style-name="P15"><text:span text:style-name="T7"><text:tab/>&lt;GLOBAL MSG "Hello, sailor!"&gt;<text:line-break/><text:tab/>&lt;PRINT ,MSG&gt;<text:tab/><text:tab/><text:tab/><text:tab/>--&gt; <text:tab/>"Hello, sailor!"</text:span></text:p>
      <text:list xml:id="list61319071105830" text:continue-numbering="true" text:style-name="WWNum4">
        <text:list-item>
          <text:list>
            <text:list-item>
              <text:list>
                <text:list-item>
                  <text:p text:style-name="P95"><text:bookmark text:name="_34qadz2"/>PRINTB</text:p>
                </text:list-item>
              </text:list>
            </text:list-item>
          </text:list>
        </text:list-item>
      </text:list>
      <text:p text:style-name="P41"><text:span text:style-name="T15">&lt;PRINTB unpacked-string&gt;</text:span></text:p>
      <text:p text:style-name="P43"/>
      <text:p text:style-name="P41"><text:span text:style-name="T18">Zapf syntax<text:tab/><text:tab/>Inform syntax</text:span></text:p>
      <text:p text:style-name="P41"><text:span text:style-name="T15">PRINTB<text:tab/><text:tab/><text:tab/></text:span><text:span text:style-name="T16">print_addr</text:span></text:p>
      <text:p text:style-name="P44"/>
      <text:p text:style-name="P41"><text:span text:style-name="T16">All versions</text:span></text:p>
      <text:p text:style-name="P44"/>
      <text:p text:style-name="P15"><text:span text:style-name="T3">Print un</text:span><text:span text:style-name="T7">packed-string</text:span><text:span text:style-name="T3"> from dynamic or static memory (unpacked </text:span>address<text:span text:style-name="T3">).</text:span></text:p>
      <text:p text:style-name="P15"><text:span text:style-name="T3">Example:</text:span></text:p>
      <text:p text:style-name="P15"><text:span text:style-name="T7"><text:tab/>&lt;OBJECT MYOBJECT (SYNONYM HELLO)&gt;<text:line-break/><text:line-break/><text:tab/>&lt;PRINTB &lt;GETP ,MYOBJECT ,P?SYNONYM&gt;&gt;<text:tab/>--&gt;<text:tab/>"hello"</text:span></text:p>
      <text:list xml:id="list61319266587876" text:continue-numbering="true" text:style-name="WWNum4">
        <text:list-item>
          <text:list>
            <text:list-item>
              <text:list>
                <text:list-item>
                  <text:p text:style-name="P95"><text:bookmark text:name="_1jvko6v"/>PRINTC</text:p>
                </text:list-item>
              </text:list>
            </text:list-item>
          </text:list>
        </text:list-item>
      </text:list>
      <text:p text:style-name="P41"><text:span text:style-name="T15">&lt;PRINTC character&gt;</text:span></text:p>
      <text:p text:style-name="P43"/>
      <text:p text:style-name="P41"><text:span text:style-name="T18">Zapf syntax<text:tab/><text:tab/>Inform syntax</text:span></text:p>
      <text:p text:style-name="P41"><text:span text:style-name="T15">PRINTC<text:tab/><text:tab/><text:tab/></text:span><text:span text:style-name="T16">print_char</text:span></text:p>
      <text:p text:style-name="P44"/>
      <text:p text:style-name="P41"><text:span text:style-name="T16">All versions</text:span></text:p>
      <text:p text:style-name="P44"/>
      <text:p text:style-name="P15"><text:span text:style-name="T3">Print </text:span><text:span text:style-name="T7">character</text:span><text:span text:style-name="T3">.</text:span></text:p>
      <text:p text:style-name="P15"><text:span text:style-name="T3">Example:</text:span></text:p>
      <text:p text:style-name="P15"><text:soft-page-break/><text:span text:style-name="T3"><text:tab/></text:span><text:span text:style-name="T7">&lt;PRINTC 65&gt;<text:tab/>--&gt;<text:tab/>A</text:span></text:p>
      <text:list xml:id="list61319027207889" text:continue-numbering="true" text:style-name="WWNum4">
        <text:list-item>
          <text:list>
            <text:list-item>
              <text:list>
                <text:list-item>
                  <text:p text:style-name="P95"><text:bookmark text:name="_43v86uo"/>PRINTD</text:p>
                </text:list-item>
              </text:list>
            </text:list-item>
          </text:list>
        </text:list-item>
      </text:list>
      <text:p text:style-name="P41"><text:span text:style-name="T15">&lt;PRINTD object&gt;</text:span></text:p>
      <text:p text:style-name="P43"/>
      <text:p text:style-name="P41"><text:span text:style-name="T18">Zapf syntax<text:tab/><text:tab/>Inform syntax</text:span></text:p>
      <text:p text:style-name="P41"><text:span text:style-name="T15">PRINTD<text:tab/><text:tab/><text:tab/></text:span><text:span text:style-name="T16">print_obj</text:span></text:p>
      <text:p text:style-name="P44"/>
      <text:p text:style-name="P41"><text:span text:style-name="T16">All versions</text:span></text:p>
      <text:p text:style-name="P44"/>
      <text:p text:style-name="P15"><text:span text:style-name="T3">Print description of </text:span><text:span text:style-name="T7">object</text:span><text:span text:style-name="T3">.</text:span></text:p>
      <text:p text:style-name="P15"><text:span text:style-name="T3">Example:</text:span></text:p>
      <text:p text:style-name="P15"><text:span text:style-name="T7"><text:tab/>&lt;GLOBAL MYOBJECT (DESC "sword"&gt;<text:line-break/><text:line-break/><text:tab/>&lt;PRINTD ,MYOBJECT&gt;<text:tab/>--&gt;<text:tab/>"sword"</text:span></text:p>
      <text:list xml:id="list61318833118570" text:continue-numbering="true" text:style-name="WWNum4">
        <text:list-item>
          <text:list>
            <text:list-item>
              <text:list>
                <text:list-item>
                  <text:p text:style-name="P95"><text:bookmark text:name="_2j0ih2h"/>PRINTF</text:p>
                </text:list-item>
              </text:list>
            </text:list-item>
          </text:list>
        </text:list-item>
      </text:list>
      <text:p text:style-name="P41"><text:span text:style-name="T15">&lt;PRINTF table&gt;</text:span></text:p>
      <text:p text:style-name="P43"/>
      <text:p text:style-name="P41"><text:span text:style-name="T18">Zapf syntax<text:tab/><text:tab/>Inform syntax</text:span></text:p>
      <text:p text:style-name="P41"><text:span text:style-name="T15">PRINTF<text:tab/><text:tab/><text:tab/></text:span><text:span text:style-name="T16">print_form</text:span></text:p>
      <text:p text:style-name="P44"/>
      <text:p text:style-name="P41"><text:span text:style-name="T16">Versions: 6-</text:span></text:p>
      <text:p text:style-name="P44"/>
      <text:p text:style-name="P15"><text:span text:style-name="T3">Print a formatted </text:span><text:span text:style-name="T7">table</text:span><text:span text:style-name="T3">. Each line starts with a WORD that is the number of </text:span>characters<text:span text:style-name="T3"> that follows. Last byte in each line is 0.</text:span></text:p>
      <text:list xml:id="list61317848454071" text:continue-numbering="true" text:style-name="WWNum4">
        <text:list-item>
          <text:list>
            <text:list-item>
              <text:list>
                <text:list-item>
                  <text:p text:style-name="P95"><text:bookmark text:name="_y5sraa"/>PRINTI</text:p>
                </text:list-item>
              </text:list>
            </text:list-item>
          </text:list>
        </text:list-item>
      </text:list>
      <text:p text:style-name="P41"><text:span text:style-name="T15">&lt;PRINTI string&gt;</text:span></text:p>
      <text:p text:style-name="P43"/>
      <text:p text:style-name="P41"><text:span text:style-name="T18">Zapf syntax<text:tab/><text:tab/>Inform syntax</text:span></text:p>
      <text:p text:style-name="P41"><text:span text:style-name="T15">PRINTI<text:tab/><text:tab/><text:tab/></text:span><text:span text:style-name="T16">print</text:span></text:p>
      <text:p text:style-name="P44"/>
      <text:p text:style-name="P41"><text:span text:style-name="T16">All versions</text:span></text:p>
      <text:p text:style-name="P25"/>
      <text:p text:style-name="P15"><text:span text:style-name="T3">Print </text:span><text:span text:style-name="T7">string</text:span><text:span text:style-name="T3">.</text:span></text:p>
      <text:p text:style-name="P15"><text:span text:style-name="T3">Example:</text:span></text:p>
      <text:p text:style-name="P21"><text:span text:style-name="T16"><text:tab/>&lt;PRINTI "Hello, sailor!"&gt;<text:tab/>--&gt; <text:tab/>"Hello, sailor!"</text:span></text:p>
      <text:list xml:id="list61317615092729" text:continue-numbering="true" text:style-name="WWNum4">
        <text:list-item>
          <text:list>
            <text:list-item>
              <text:list>
                <text:list-item>
                  <text:p text:style-name="P95"><text:bookmark text:name="_3i5g9y3"/>PRINTN</text:p>
                </text:list-item>
              </text:list>
            </text:list-item>
          </text:list>
        </text:list-item>
      </text:list>
      <text:p text:style-name="P41"><text:span text:style-name="T15">&lt;PRINTN number&gt;</text:span></text:p>
      <text:p text:style-name="P43"/>
      <text:p text:style-name="P41"><text:span text:style-name="T18">Zapf syntax<text:tab/><text:tab/>Inform syntax</text:span></text:p>
      <text:p text:style-name="P41"><text:soft-page-break/><text:span text:style-name="T15">PRINTN<text:tab/><text:tab/><text:tab/></text:span><text:span text:style-name="T16">print_num</text:span></text:p>
      <text:p text:style-name="P44"/>
      <text:p text:style-name="P41"><text:span text:style-name="T16">All versions</text:span></text:p>
      <text:p text:style-name="P44"/>
      <text:p text:style-name="P21"><text:span text:style-name="T16">Print number.</text:span></text:p>
      <text:p text:style-name="P21"><text:span text:style-name="T16">Example:</text:span></text:p>
      <text:p text:style-name="P21"><text:span text:style-name="T16"><text:tab/>&lt;PRINTN &lt;+ 1 3&gt;&gt;<text:tab/>--&gt;<text:tab/>4<text:line-break/><text:tab/>&lt;PRINTN -42&gt;<text:tab/><text:tab/>--&gt;<text:tab/>-42</text:span></text:p>
      <text:list xml:id="list61319292281349" text:continue-numbering="true" text:style-name="WWNum4">
        <text:list-item>
          <text:list>
            <text:list-item>
              <text:list>
                <text:list-item>
                  <text:p text:style-name="P95"><text:bookmark text:name="_1xaqk5w"/>PRINTR</text:p>
                </text:list-item>
              </text:list>
            </text:list-item>
          </text:list>
        </text:list-item>
      </text:list>
      <text:p text:style-name="P41"><text:span text:style-name="T15">&lt;PRINTR string&gt;</text:span></text:p>
      <text:p text:style-name="P43"/>
      <text:p text:style-name="P41"><text:span text:style-name="T18">Zapf syntax<text:tab/><text:tab/>Inform syntax</text:span></text:p>
      <text:p text:style-name="P41"><text:span text:style-name="T15">PRINTR<text:tab/><text:tab/><text:tab/>print_ret</text:span></text:p>
      <text:p text:style-name="P43"/>
      <text:p text:style-name="P41"><text:span text:style-name="T15">All versions</text:span></text:p>
      <text:p text:style-name="P43"/>
      <text:p text:style-name="P15"><text:span text:style-name="T3">Print </text:span><text:span text:style-name="T7">string</text:span><text:span text:style-name="T3"> and then </text:span><text:span text:style-name="T7">CRLF</text:span><text:span text:style-name="T3">.</text:span></text:p>
      <text:p text:style-name="P15"><text:span text:style-name="T3">Example:</text:span></text:p>
      <text:p text:style-name="P21"><text:span text:style-name="T15"><text:tab/>&lt;PRINTR "Hello. Sailor!"&gt;<text:tab/>--&gt;<text:tab/>"Hello, sailor!\n"</text:span></text:p>
      <text:list xml:id="list61317981350652" text:continue-numbering="true" text:style-name="WWNum4">
        <text:list-item>
          <text:list>
            <text:list-item>
              <text:list>
                <text:list-item>
                  <text:p text:style-name="P95"><text:bookmark text:name="_4hae2tp"/>PRINTT</text:p>
                </text:list-item>
              </text:list>
            </text:list-item>
          </text:list>
        </text:list-item>
      </text:list>
      <text:p text:style-name="P41"><text:span text:style-name="T15">&lt;PRINTT table width [height] [skip]&gt;</text:span></text:p>
      <text:p text:style-name="P43"/>
      <text:p text:style-name="P41"><text:span text:style-name="T18">Zapf syntax<text:tab/><text:tab/>Inform syntax</text:span></text:p>
      <text:p text:style-name="P41"><text:span text:style-name="T15">PRINTT<text:tab/><text:tab/><text:tab/>print_table</text:span></text:p>
      <text:p text:style-name="P43"/>
      <text:p text:style-name="P41"><text:span text:style-name="T15">Versions: 5-</text:span></text:p>
      <text:p text:style-name="P43"/>
      <text:p text:style-name="P15"><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5"><text:span text:style-name="T3">Examples:</text:span></text:p>
      <text:p text:style-name="P21"><text:span text:style-name="T15"><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61317508848602" text:continue-numbering="true" text:style-name="WWNum4">
        <text:list-item>
          <text:list>
            <text:list-item>
              <text:list>
                <text:list-item>
                  <text:p text:style-name="P95"><text:bookmark text:name="_2wfod1i"/>PRINTU</text:p>
                </text:list-item>
              </text:list>
            </text:list-item>
          </text:list>
        </text:list-item>
      </text:list>
      <text:p text:style-name="P41"><text:span text:style-name="T15">&lt;PRINTU number&gt;</text:span></text:p>
      <text:p text:style-name="P43"/>
      <text:p text:style-name="P41"><text:span text:style-name="T18">Zapf syntax<text:tab/><text:tab/>Inform syntax</text:span></text:p>
      <text:p text:style-name="P41"><text:span text:style-name="T15">PRINTU<text:tab/><text:tab/><text:tab/>print_unicode</text:span></text:p>
      <text:p text:style-name="P43"/>
      <text:p text:style-name="P41"><text:span text:style-name="T15">Versions: 5-</text:span></text:p>
      <text:p text:style-name="P43"><text:soft-page-break/></text:p>
      <text:p text:style-name="P15"><text:span text:style-name="T3">Print unicode-character </text:span><text:span text:style-name="T7">number</text:span><text:span text:style-name="T3">.</text:span></text:p>
      <text:p text:style-name="P15"><text:span text:style-name="T3">Examples:</text:span></text:p>
      <text:p text:style-name="P15"><text:span text:style-name="T3"><text:tab/></text:span><text:span text:style-name="T8">&lt;PRINTU 65&gt;<text:tab/><text:tab/>--&gt;<text:tab/>A<text:line-break/><text:tab/>&lt;PRINTU 196&gt;<text:tab/><text:tab/>--&gt;<text:tab/>Ä</text:span></text:p>
      <text:list xml:id="list61318142964355" text:continue-numbering="true" text:style-name="WWNum4">
        <text:list-item>
          <text:list>
            <text:list-item>
              <text:list>
                <text:list-item>
                  <text:p text:style-name="P95"><text:bookmark text:name="_1bkyn9b"/>PROG</text:p>
                </text:list-item>
              </text:list>
            </text:list-item>
          </text:list>
        </text:list-item>
      </text:list>
      <text:p text:style-name="P41"><text:span text:style-name="T15">&lt;PROG [activation] (bindings...) expressions...&gt;</text:span></text:p>
      <text:p text:style-name="P43"/>
      <text:p text:style-name="P15"><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45"><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5"><text:tab/></text:span><text:span text:style-name="T7">;"X is not reinitialized between</text:span><text:span text:style-name="T15"><text:line-break/><text:tab/><text:tab/><text:tab/><text:tab/><text:tab/></text:span><text:span text:style-name="T7">iterations</text:span><text:span text:style-name="T15">.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61318307209698" text:continue-numbering="true" text:style-name="WWNum4">
        <text:list-item>
          <text:list>
            <text:list-item>
              <text:list>
                <text:list-item>
                  <text:p text:style-name="P95"><text:bookmark text:name="_3vkm5x4"/>PTABLE</text:p>
                </text:list-item>
              </text:list>
            </text:list-item>
          </text:list>
        </text:list-item>
      </text:list>
      <text:p text:style-name="P41"><text:span text:style-name="T16">&lt;P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61317486374260" text:continue-numbering="true" text:style-name="WWNum4">
        <text:list-item>
          <text:list>
            <text:list-item>
              <text:list>
                <text:list-item>
                  <text:p text:style-name="P95"><text:bookmark text:name="_2apwg4x"/>PTSIZE</text:p>
                </text:list-item>
              </text:list>
            </text:list-item>
          </text:list>
        </text:list-item>
      </text:list>
      <text:p text:style-name="P41"><text:span text:style-name="T15">&lt;PTSIZE property-address&gt;</text:span></text:p>
      <text:p text:style-name="P43"/>
      <text:p text:style-name="P41"><text:span text:style-name="T18">Zapf syntax<text:tab/><text:tab/>Inform syntax</text:span></text:p>
      <text:p text:style-name="P41"><text:span text:style-name="T15">PTSIZE<text:tab/><text:tab/><text:tab/>get_prop_len</text:span></text:p>
      <text:p text:style-name="P43"/>
      <text:p text:style-name="P41"><text:span text:style-name="T15">All versions</text:span></text:p>
      <text:p text:style-name="P43"/>
      <text:p text:style-name="P15"><text:span text:style-name="T3">Get size in bytes of property at </text:span><text:span text:style-name="T7">property-address</text:span><text:span text:style-name="T3">.</text:span></text:p>
      <text:p text:style-name="P15"><text:span text:style-name="T3">Example:</text:span></text:p>
      <text:p text:style-name="P41"><text:span text:style-name="T15">&lt;OBJECT MYOBJECT (FOO 1 2 3)&gt;</text:span></text:p>
      <text:p text:style-name="P41"><text:span text:style-name="T15"><text:line-break/>&lt;PTSIZE &lt;GETPT ,MYOBJECT ,P?FOO&gt;&gt;<text:tab/><text:tab/>--&gt;<text:tab/>6</text:span></text:p>
      <text:list xml:id="list61318491549236" text:continue-numbering="true" text:style-name="WWNum4">
        <text:list-item>
          <text:list>
            <text:list-item>
              <text:list>
                <text:list-item>
                  <text:p text:style-name="P95"><text:bookmark text:name="_pv6qcq"/>PUSH</text:p>
                </text:list-item>
              </text:list>
            </text:list-item>
          </text:list>
        </text:list-item>
      </text:list>
      <text:p text:style-name="P41"><text:span text:style-name="T15">&lt;PUSH value&gt;</text:span></text:p>
      <text:p text:style-name="P43"/>
      <text:p text:style-name="P41"><text:span text:style-name="T18">Zapf syntax<text:tab/><text:tab/>Inform syntax</text:span></text:p>
      <text:p text:style-name="P41"><text:span text:style-name="T15">PUSH<text:tab/><text:tab/><text:tab/><text:tab/>push</text:span></text:p>
      <text:p text:style-name="P43"/>
      <text:p text:style-name="P41"><text:span text:style-name="T15">All versions</text:span></text:p>
      <text:p text:style-name="P43"><text:soft-page-break/></text:p>
      <text:p text:style-name="P15"><text:span text:style-name="T3">Push </text:span><text:span text:style-name="T7">value</text:span><text:span text:style-name="T3"> on game stack.</text:span></text:p>
      <text:p text:style-name="P15"><text:span text:style-name="T3">Example:</text:span></text:p>
      <text:p text:style-name="P15"><text:span text:style-name="T7"><text:tab/>&lt;PUSH 123&gt;</text:span></text:p>
      <text:list xml:id="list61319561994097" text:continue-numbering="true" text:style-name="WWNum4">
        <text:list-item>
          <text:list>
            <text:list-item>
              <text:list>
                <text:list-item>
                  <text:p text:style-name="P95"><text:bookmark text:name="_39uu90j"/>PUT</text:p>
                </text:list-item>
              </text:list>
            </text:list-item>
          </text:list>
        </text:list-item>
      </text:list>
      <text:p text:style-name="P41"><text:span text:style-name="T15">&lt;PUT table offset value&gt;</text:span></text:p>
      <text:p text:style-name="P43"/>
      <text:p text:style-name="P41"><text:span text:style-name="T18">Zapf syntax<text:tab/><text:tab/>Inform syntax</text:span></text:p>
      <text:p text:style-name="P21"><text:span text:style-name="T15"><text:tab/>PUT<text:tab/><text:tab/><text:tab/><text:tab/>storew</text:span></text:p>
      <text:p text:style-name="P23"/>
      <text:p text:style-name="P21"><text:span text:style-name="T15"><text:tab/>All versions</text:span></text:p>
      <text:p text:style-name="P23"/>
      <text:p text:style-name="P15"><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5"><text:span text:style-name="T3">Examples:</text:span></text:p>
      <text:p text:style-name="P15"><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61317759733995" text:continue-numbering="true" text:style-name="WWNum4">
        <text:list-item>
          <text:list>
            <text:list-item>
              <text:list>
                <text:list-item>
                  <text:p text:style-name="P95"><text:bookmark text:name="_1p04j8c"/>PUTB</text:p>
                </text:list-item>
              </text:list>
            </text:list-item>
          </text:list>
        </text:list-item>
      </text:list>
      <text:p text:style-name="P41"><text:span text:style-name="T15">&lt;PUTB table offset value&gt;</text:span></text:p>
      <text:p text:style-name="P43"/>
      <text:p text:style-name="P41"><text:span text:style-name="T18">Zapf syntax<text:tab/><text:tab/>Inform syntax</text:span></text:p>
      <text:p text:style-name="P21"><text:span text:style-name="T15"><text:tab/>PUTB<text:tab/><text:tab/><text:tab/><text:tab/>storeb</text:span></text:p>
      <text:p text:style-name="P23"/>
      <text:p text:style-name="P21"><text:span text:style-name="T15"><text:tab/>All versions</text:span></text:p>
      <text:p text:style-name="P23"/>
      <text:p text:style-name="P15"><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5"><text:span text:style-name="T3">Example:</text:span></text:p>
      <text:p text:style-name="P15"><text:span text:style-name="T3"><text:tab/></text:span><text:span text:style-name="T7">&lt;PUTB ,MYTABLE 1 !\A&gt;<text:tab/><text:tab/>--&gt;<text:tab/>Stores character A at<text:line-break/><text:tab/><text:tab/><text:tab/><text:tab/><text:tab/><text:tab/><text:tab/><text:tab/>position 1 in MYTABLE</text:span></text:p>
      <text:list xml:id="list61319092899678" text:continue-numbering="true" text:style-name="WWNum4">
        <text:list-item>
          <text:list>
            <text:list-item>
              <text:list>
                <text:list-item>
                  <text:p text:style-name="P95"><text:bookmark text:name="_48zs1w5"/>PUTP</text:p>
                </text:list-item>
              </text:list>
            </text:list-item>
          </text:list>
        </text:list-item>
      </text:list>
      <text:p text:style-name="P41"><text:span text:style-name="T15">&lt;PUTP object property value&gt;</text:span></text:p>
      <text:p text:style-name="P43"/>
      <text:p text:style-name="P41"><text:span text:style-name="T18">Zapf syntax<text:tab/><text:tab/>Inform syntax</text:span></text:p>
      <text:p text:style-name="P21"><text:span text:style-name="T15"><text:tab/>PUTP<text:tab/><text:tab/><text:tab/><text:tab/>put_prop</text:span></text:p>
      <text:p text:style-name="P23"/>
      <text:p text:style-name="P21"><text:soft-page-break/><text:span text:style-name="T15"><text:tab/>All versions</text:span></text:p>
      <text:p text:style-name="P43"/>
      <text:p text:style-name="P15"><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5"><text:span text:style-name="T3">Example:</text:span></text:p>
      <text:p text:style-name="P21"><text:span text:style-name="T15"><text:tab/>&lt;OBJECT MYOBJ (MYPROP 123)&gt;<text:line-break/><text:line-break/><text:tab/>&lt;PUTP ,MYOBJ ,P?MYPROP 456&gt;<text:tab/>--&gt;<text:tab/>Stores 456 in property<text:line-break/><text:tab/><text:tab/><text:tab/><text:tab/><text:tab/><text:tab/><text:tab/><text:tab/>MYPROP on MYOBJ</text:span></text:p>
      <text:list xml:id="list61319273995302" text:continue-numbering="true" text:style-name="WWNum4">
        <text:list-item>
          <text:list>
            <text:list-item>
              <text:list>
                <text:list-item>
                  <text:p text:style-name="P95"><text:bookmark text:name="_2o52c3y"/>QUIT</text:p>
                </text:list-item>
              </text:list>
            </text:list-item>
          </text:list>
        </text:list-item>
      </text:list>
      <text:p text:style-name="P41"><text:span text:style-name="T15">&lt;QUIT&gt;</text:span></text:p>
      <text:p text:style-name="P43"/>
      <text:p text:style-name="P41"><text:span text:style-name="T18">Zapf syntax<text:tab/><text:tab/>Inform syntax</text:span></text:p>
      <text:p text:style-name="P41"><text:span text:style-name="T15">QUIT<text:tab/><text:tab/><text:tab/><text:tab/>quit</text:span></text:p>
      <text:p text:style-name="P43"/>
      <text:p text:style-name="P41"><text:span text:style-name="T15">All versions</text:span></text:p>
      <text:p text:style-name="P43"/>
      <text:p text:style-name="P15"><text:span text:style-name="T3">Halts game execution. No questions asked.</text:span></text:p>
      <text:list xml:id="list61319440403076" text:continue-numbering="true" text:style-name="WWNum4">
        <text:list-item>
          <text:list>
            <text:list-item>
              <text:list>
                <text:list-item>
                  <text:p text:style-name="P95"><text:bookmark text:name="_13acmbr"/>RANDOM</text:p>
                </text:list-item>
              </text:list>
            </text:list-item>
          </text:list>
        </text:list-item>
      </text:list>
      <text:p text:style-name="P41"><text:span text:style-name="T15">&lt;RANDOM range&gt;</text:span></text:p>
      <text:p text:style-name="P43"/>
      <text:p text:style-name="P41"><text:span text:style-name="T18">Zapf syntax<text:tab/><text:tab/>Inform syntax</text:span></text:p>
      <text:p text:style-name="P41"><text:span text:style-name="T15">RANDOM<text:tab/><text:tab/><text:tab/>random</text:span></text:p>
      <text:p text:style-name="P43"/>
      <text:p text:style-name="P41"><text:span text:style-name="T15">All versions</text:span></text:p>
      <text:p text:style-name="P43"/>
      <text:p text:style-name="P15">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5"><text:span text:style-name="T3">Example:</text:span></text:p>
      <text:p text:style-name="P15"><text:span text:style-name="T7"><text:tab/>&lt;- &lt;RANDOM 101&gt; 1&gt;<text:tab/>--&gt;<text:tab/>Generates random number <text:line-break/><text:tab/><text:tab/><text:tab/><text:tab/><text:tab/><text:tab/>between 0-100</text:span></text:p>
      <text:list xml:id="list61318988550686" text:continue-numbering="true" text:style-name="WWNum4">
        <text:list-item>
          <text:list>
            <text:list-item>
              <text:list>
                <text:list-item>
                  <text:p text:style-name="P95"><text:bookmark text:name="_3na04zk"/>READ</text:p>
                </text:list-item>
              </text:list>
            </text:list-item>
          </text:list>
        </text:list-item>
      </text:list>
      <text:p text:style-name="P41"><text:span text:style-name="T15">&lt;READ text parse&gt;<text:tab/><text:tab/><text:tab/><text:tab/><text:tab/>;"Versions 1-3"</text:span></text:p>
      <text:p text:style-name="P41"><text:span text:style-name="T15">&lt;READ text parse [time] [routine]&gt;<text:tab/><text:tab/>;"Version 4"<text:line-break/>&lt;READ text [parse] [time] [routine]&gt;<text:tab/>;"Versions 5-"</text:span></text:p>
      <text:p text:style-name="P43"/>
      <text:p text:style-name="P41"><text:span text:style-name="T18">Zapf syntax<text:tab/><text:tab/>Inform syntax</text:span></text:p>
      <text:p text:style-name="P41"><text:span text:style-name="T15">READ<text:tab/><text:tab/><text:tab/><text:tab/>aread / sread</text:span></text:p>
      <text:p text:style-name="P43"/>
      <text:p text:style-name="P41"><text:span text:style-name="T15">All versions</text:span></text:p>
      <text:p text:style-name="P43"/>
      <text:p text:style-name="P15">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5"><text:span text:style-name="T3">After </text:span><text:span text:style-name="T7">READ</text:span><text:span text:style-name="T3">, </text:span><text:span text:style-name="T7">text</text:span><text:span text:style-name="T3"> contains:</text:span></text:p>
      <text:p text:style-name="P15"><text:soft-page-break/><text:span text:style-name="T3"><text:tab/>Byte<text:tab/>0<text:tab/>Max number of chars read into the buffer<text:line-break/><text:tab/><text:tab/>1<text:tab/>Actual number of chars read into the buffer<text:line-break/><text:tab/><text:tab/>2-<text:tab/>The typed chars all converted to lowercase</text:span></text:p>
      <text:p text:style-name="P15"><text:span text:style-name="T7">parse</text:span><text:span text:style-name="T3"> contains:</text:span></text:p>
      <text:p text:style-name="P15"><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5"><text:span text:style-name="T3">Example:</text:span></text:p>
      <text:p text:style-name="P45"><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5"><text:span text:style-name="T3">See </text:span><text:span text:style-name="T2">The Inform Designer’s Manual</text:span><text:span text:style-name="T3"> (ch. §2.5, p. 44-46) for more details about </text:span><text:span text:style-name="T7">READ</text:span><text:span text:style-name="T3">.</text:span></text:p>
      <text:list xml:id="list61318916350765" text:continue-numbering="true" text:style-name="WWNum4">
        <text:list-item>
          <text:list>
            <text:list-item>
              <text:list>
                <text:list-item>
                  <text:p text:style-name="P95"><text:bookmark text:name="_22faf7d"/>REMOVE</text:p>
                </text:list-item>
              </text:list>
            </text:list-item>
          </text:list>
        </text:list-item>
      </text:list>
      <text:p text:style-name="P41"><text:span text:style-name="T15">&lt;REMOVE object&gt;</text:span></text:p>
      <text:p text:style-name="P43"/>
      <text:p text:style-name="P41"><text:span text:style-name="T18">Zapf syntax<text:tab/><text:tab/>Inform syntax</text:span></text:p>
      <text:p text:style-name="P41"><text:span text:style-name="T15">REMOVE<text:tab/><text:tab/><text:tab/>remove_obj<text:line-break/><text:line-break/>All versions</text:span></text:p>
      <text:p text:style-name="P43"/>
      <text:p text:style-name="P15"><text:span text:style-name="T3">Remove </text:span><text:span text:style-name="T7">object</text:span><text:span text:style-name="T3"> from parent. See </text:span><text:span text:style-name="T7">MOVE</text:span><text:span text:style-name="T3"> how to reattach <text:s/>it to another object.</text:span></text:p>
      <text:p text:style-name="P15"><text:span text:style-name="T3">Example:</text:span></text:p>
      <text:p text:style-name="P15"><text:span text:style-name="T7"><text:tab/>&lt;OBJECT ANIMAL&gt;<text:line-break/><text:tab/>&lt;OBJECT CAT (LOC ANIMAL)&gt;<text:line-break/><text:line-break/><text:tab/>&lt;REMOVE ,CAT&gt;<text:tab/><text:tab/>--&gt;<text:tab/>Detach CAT from ANIMAL</text:span></text:p>
      <text:list xml:id="list61318011555392" text:continue-numbering="true" text:style-name="WWNum4">
        <text:list-item>
          <text:list>
            <text:list-item>
              <text:list>
                <text:list-item>
                  <text:p text:style-name="P95"><text:bookmark text:name="_hkkpf6"/>REPEAT</text:p>
                </text:list-item>
              </text:list>
            </text:list-item>
          </text:list>
        </text:list-item>
      </text:list>
      <text:p text:style-name="P41"><text:span text:style-name="T15">&lt;REPEAT [activation] (bindings...) expressions...&gt;</text:span></text:p>
      <text:p text:style-name="P43"/>
      <text:p text:style-name="P15"><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61317757082052" text:continue-numbering="true" text:style-name="WWNum4">
        <text:list-item>
          <text:list>
            <text:list-item>
              <text:list>
                <text:list-item>
                  <text:p text:style-name="P95"><text:bookmark text:name="_31k882z"/>REST</text:p>
                </text:list-item>
              </text:list>
            </text:list-item>
          </text:list>
        </text:list-item>
      </text:list>
      <text:p text:style-name="P41"><text:span text:style-name="T15">&lt;REST table [bytes]&gt;</text:span></text:p>
      <text:p text:style-name="P43"/>
      <text:p text:style-name="P15"><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5"><text:span text:style-name="T3">Example:</text:span></text:p>
      <text:p text:style-name="P45"><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61318508446107" text:continue-numbering="true" text:style-name="WWNum4">
        <text:list-item>
          <text:list>
            <text:list-item>
              <text:list>
                <text:list-item>
                  <text:p text:style-name="P95"><text:bookmark text:name="_1gpiias"/>RESTART</text:p>
                </text:list-item>
              </text:list>
            </text:list-item>
          </text:list>
        </text:list-item>
      </text:list>
      <text:p text:style-name="P41"><text:span text:style-name="T15">&lt;RESTART&gt;</text:span></text:p>
      <text:p text:style-name="P43"/>
      <text:p text:style-name="P41"><text:span text:style-name="T18">Zapf syntax<text:tab/><text:tab/>Inform syntax</text:span></text:p>
      <text:p text:style-name="P41"><text:span text:style-name="T15">RESTART<text:tab/><text:tab/><text:tab/>restart</text:span></text:p>
      <text:p text:style-name="P43"/>
      <text:p text:style-name="P41"><text:soft-page-break/><text:span text:style-name="T15">All versions</text:span></text:p>
      <text:p text:style-name="P43"/>
      <text:p text:style-name="P15">Restarts the game<text:span text:style-name="T3">. No questions asked. The only things that </text:span>survive<text:span text:style-name="T3"> a restart are bit 0 and bit 1 of Flags 2 in the header (setting for transcribing and monospace).</text:span></text:p>
      <text:list xml:id="list61318254993380" text:continue-numbering="true" text:style-name="WWNum4">
        <text:list-item>
          <text:list>
            <text:list-item>
              <text:list>
                <text:list-item>
                  <text:p text:style-name="P95"><text:bookmark text:name="_40p60yl"/>RESTORE</text:p>
                </text:list-item>
              </text:list>
            </text:list-item>
          </text:list>
        </text:list-item>
      </text:list>
      <text:p text:style-name="P41"><text:span text:style-name="T15">&lt;RESTORE&gt;<text:tab/><text:tab/><text:tab/><text:tab/><text:tab/><text:tab/><text:tab/>;"Versions 1-4"<text:line-break/>&lt;RESTORE [table] [bytes] [filename]&gt;<text:tab/>;"Versions 5-"</text:span></text:p>
      <text:p text:style-name="P43"/>
      <text:p text:style-name="P41"><text:span text:style-name="T18">Zapf syntax<text:tab/><text:tab/>Inform syntax</text:span></text:p>
      <text:p text:style-name="P41"><text:span text:style-name="T15">RESTORE<text:tab/><text:tab/><text:tab/>restore</text:span></text:p>
      <text:p text:style-name="P43"/>
      <text:p text:style-name="P41"><text:span text:style-name="T15">All versions</text:span></text:p>
      <text:p text:style-name="P43"/>
      <text:p text:style-name="P15"><text:span text:style-name="T7">RESTORE</text:span><text:span text:style-name="T3"> a game to a previously saved state. All questions about filename and path are asked by the interpreter. </text:span></text:p>
      <text:p text:style-name="P15"><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5"><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5"><text:span text:style-name="T3">Example:</text:span></text:p>
      <text:p text:style-name="P15"><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61318041503961" text:continue-numbering="true" text:style-name="WWNum4">
        <text:list-item>
          <text:list>
            <text:list-item>
              <text:list>
                <text:list-item>
                  <text:p text:style-name="P95"><text:bookmark text:name="_2fugb6e"/>RETURN</text:p>
                </text:list-item>
              </text:list>
            </text:list-item>
          </text:list>
        </text:list-item>
      </text:list>
      <text:p text:style-name="P41"><text:span text:style-name="T15">&lt;RETURN [value] [activation]&gt;</text:span></text:p>
      <text:p text:style-name="P43"/>
      <text:p text:style-name="P41"><text:span text:style-name="T18">Zapf syntax<text:tab/><text:tab/>Inform syntax</text:span></text:p>
      <text:p text:style-name="P41"><text:span text:style-name="T15">RETURN<text:tab/><text:tab/><text:tab/>ret</text:span></text:p>
      <text:p text:style-name="P43"/>
      <text:p text:style-name="P41"><text:span text:style-name="T15">All versions<text:line-break/></text:span></text:p>
      <text:p text:style-name="P15"><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5"><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5"><text:span text:style-name="T3">Examples:</text:span></text:p>
      <text:p text:style-name="P15"><text:span text:style-name="T7"><text:tab/>&lt;RETURN&gt;<text:tab/><text:tab/><text:tab/>--&gt; Returns 1<text:line-break/><text:tab/>&lt;RETURN 42&gt;<text:tab/><text:tab/>--&gt; Returns 42</text:span></text:p>
      <text:list xml:id="list61317808220930" text:continue-numbering="true" text:style-name="WWNum4">
        <text:list-item>
          <text:list>
            <text:list-item>
              <text:list>
                <text:list-item>
                  <text:p text:style-name="P95"><text:bookmark text:name="_uzqle7"/>RFALSE</text:p>
                </text:list-item>
              </text:list>
            </text:list-item>
          </text:list>
        </text:list-item>
      </text:list>
      <text:p text:style-name="P41"><text:span text:style-name="T15">&lt;RFALSE&gt;</text:span></text:p>
      <text:p text:style-name="P43"/>
      <text:p text:style-name="P41"><text:span text:style-name="T18">Zapf syntax<text:tab/><text:tab/>Inform syntax</text:span></text:p>
      <text:p text:style-name="P41"><text:span text:style-name="T15">RFALSE<text:tab/><text:tab/><text:tab/>rfalse</text:span></text:p>
      <text:p text:style-name="P43"/>
      <text:p text:style-name="P41"><text:span text:style-name="T15">All versions</text:span></text:p>
      <text:p text:style-name="P43"/>
      <text:p text:style-name="P15"><text:soft-page-break/><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61318489609703" text:continue-numbering="true" text:style-name="WWNum4">
        <text:list-item>
          <text:list>
            <text:list-item>
              <text:list>
                <text:list-item>
                  <text:p text:style-name="P95"><text:bookmark text:name="_3eze420"/>RFATAL</text:p>
                </text:list-item>
              </text:list>
            </text:list-item>
          </text:list>
        </text:list-item>
      </text:list>
      <text:p text:style-name="P41"><text:span text:style-name="T15">&lt;RFATAL&gt;</text:span></text:p>
      <text:p text:style-name="P43"/>
      <text:p text:style-name="P15"><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61319544381250" text:continue-numbering="true" text:style-name="WWNum4">
        <text:list-item>
          <text:list>
            <text:list-item>
              <text:list>
                <text:list-item>
                  <text:p text:style-name="P95"><text:bookmark text:name="_1u4oe9t"/>RSTACK</text:p>
                </text:list-item>
              </text:list>
            </text:list-item>
          </text:list>
        </text:list-item>
      </text:list>
      <text:p text:style-name="P41"><text:span text:style-name="T15">&lt;RSTACK&gt;</text:span></text:p>
      <text:p text:style-name="P43"/>
      <text:p text:style-name="P41"><text:span text:style-name="T18">Zapf syntax<text:tab/><text:tab/>Inform syntax</text:span></text:p>
      <text:p text:style-name="P41"><text:span text:style-name="T15">RSTACK<text:tab/><text:tab/><text:tab/>ret_popped</text:span></text:p>
      <text:p text:style-name="P43"/>
      <text:p text:style-name="P41"><text:span text:style-name="T15">All versions</text:span></text:p>
      <text:p text:style-name="P43"/>
      <text:p text:style-name="P15"><text:span text:style-name="T3">Pops value from game stack and returns that value.</text:span></text:p>
      <text:p text:style-name="P15"><text:span text:style-name="T3">Example:</text:span></text:p>
      <text:p text:style-name="P15"><text:span text:style-name="T3"><text:tab/></text:span><text:span text:style-name="T7">&lt;PUSH 42&gt;<text:line-break/><text:tab/>&lt;RSTACK&gt;<text:tab/><text:tab/>--&gt; <text:tab/>Returns 42</text:span></text:p>
      <text:list xml:id="list61318664658630" text:continue-numbering="true" text:style-name="WWNum4">
        <text:list-item>
          <text:list>
            <text:list-item>
              <text:list>
                <text:list-item>
                  <text:p text:style-name="P99"><text:bookmark text:name="_4e4bwxm"/>RTRUE</text:p>
                </text:list-item>
              </text:list>
            </text:list-item>
          </text:list>
        </text:list-item>
      </text:list>
      <text:p text:style-name="P41"><text:span text:style-name="T15">&lt;RTRUE&gt;</text:span></text:p>
      <text:p text:style-name="P43"/>
      <text:p text:style-name="P41"><text:span text:style-name="T18">Zapf syntax<text:tab/><text:tab/>Inform syntax</text:span></text:p>
      <text:p text:style-name="P41"><text:span text:style-name="T15">RTRUE<text:tab/><text:tab/><text:tab/><text:tab/>rtrue</text:span></text:p>
      <text:p text:style-name="P43"/>
      <text:p text:style-name="P41"><text:span text:style-name="T15">All versions</text:span></text:p>
      <text:p text:style-name="P43"/>
      <text:p text:style-name="P15"><text:span text:style-name="T7">RTRUE</text:span><text:span text:style-name="T3"> always exits routine and returns true (1). Note that this differs from </text:span><text:span text:style-name="T7">RETURN</text:span><text:span text:style-name="T3"> that can both exit program blocks and routines.</text:span></text:p>
      <text:list xml:id="list61317759252989" text:continue-numbering="true" text:style-name="WWNum4">
        <text:list-item>
          <text:list>
            <text:list-item>
              <text:list>
                <text:list-item>
                  <text:p text:style-name="P95"><text:bookmark text:name="_2t9m75f"/>SAVE</text:p>
                </text:list-item>
              </text:list>
            </text:list-item>
          </text:list>
        </text:list-item>
      </text:list>
      <text:p text:style-name="P41"><text:span text:style-name="T15">&lt;SAVE&gt;<text:tab/><text:tab/><text:tab/><text:tab/><text:tab/><text:tab/><text:tab/>;"Versions 1-4"<text:line-break/>&lt;SAVE [table] [bytes] [filename]&gt;<text:tab/><text:tab/>;"Versions 5-"</text:span></text:p>
      <text:p text:style-name="P43"/>
      <text:p text:style-name="P41"><text:span text:style-name="T18">Zapf syntax<text:tab/><text:tab/>Inform syntax</text:span></text:p>
      <text:p text:style-name="P41"><text:span text:style-name="T15">SAVE<text:tab/><text:tab/><text:tab/><text:tab/>save</text:span></text:p>
      <text:p text:style-name="P43"/>
      <text:p text:style-name="P41"><text:span text:style-name="T15">All versions</text:span></text:p>
      <text:p text:style-name="P43"/>
      <text:p text:style-name="P15"><text:span text:style-name="T7">SAVE</text:span><text:span text:style-name="T3"> a game state that later can be restored. All questions about filename and path are asked by the interpreter. </text:span></text:p>
      <text:p text:style-name="P15"><text:span text:style-name="T7">SAVE</text:span><text:span text:style-name="T3"> returns 0 if </text:span><text:span text:style-name="T7">SAVE</text:span><text:span text:style-name="T3"> fails and 1 if it is successful.</text:span></text:p>
      <text:p text:style-name="P15"><text:span text:style-name="T7">SAVE</text:span><text:span text:style-name="T3"> also can return 2. That means this is a continuation from a successful </text:span><text:span text:style-name="T7">RESTORE</text:span><text:span text:style-name="T3">.</text:span></text:p>
      <text:p text:style-name="P15"><text:soft-page-break/><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61319205120078" text:continue-numbering="true" text:style-name="WWNum4">
        <text:list-item>
          <text:list>
            <text:list-item>
              <text:list>
                <text:list-item>
                  <text:p text:style-name="P95"><text:bookmark text:name="_18ewhd8"/>SCREEN</text:p>
                </text:list-item>
              </text:list>
            </text:list-item>
          </text:list>
        </text:list-item>
      </text:list>
      <text:p text:style-name="P41"><text:span text:style-name="T15">&lt;SCREEN window-number&gt;</text:span></text:p>
      <text:p text:style-name="P43"/>
      <text:p text:style-name="P41"><text:span text:style-name="T18">Zapf syntax<text:tab/><text:tab/>Inform syntax</text:span></text:p>
      <text:p text:style-name="P41"><text:span text:style-name="T15">SCREEN<text:tab/><text:tab/><text:tab/>set_window</text:span></text:p>
      <text:p text:style-name="P43"/>
      <text:p text:style-name="P41"><text:span text:style-name="T15">Versions: 3-</text:span></text:p>
      <text:p text:style-name="P43"/>
      <text:p text:style-name="P15"><text:span text:style-name="T3">Select </text:span><text:span text:style-name="T7">window-number</text:span><text:span text:style-name="T3"> for text output.</text:span></text:p>
      <text:p text:style-name="P15"><text:span text:style-name="T3">Note that in versions 3-5 only the lower screen (</text:span><text:span text:style-name="T7">window-number</text:span><text:span text:style-name="T3"> = 0) has text-buffering and word-wrap.</text:span></text:p>
      <text:p text:style-name="P15"><text:span text:style-name="T3">Example:</text:span></text:p>
      <text:p text:style-name="P15"><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61319139835082" text:continue-numbering="true" text:style-name="WWNum4">
        <text:list-item>
          <text:list>
            <text:list-item>
              <text:list>
                <text:list-item>
                  <text:p text:style-name="P95"><text:bookmark text:name="_3sek011"/>SCROLL</text:p>
                </text:list-item>
              </text:list>
            </text:list-item>
          </text:list>
        </text:list-item>
      </text:list>
      <text:p text:style-name="P41"><text:span text:style-name="T15">&lt;SCROLL window-number pixels&gt;</text:span></text:p>
      <text:p text:style-name="P43"/>
      <text:p text:style-name="P41"><text:span text:style-name="T18">Zapf syntax<text:tab/><text:tab/>Inform syntax</text:span></text:p>
      <text:p text:style-name="P41"><text:span text:style-name="T15">SCROLL<text:tab/><text:tab/><text:tab/>scroll_window</text:span></text:p>
      <text:p text:style-name="P43"/>
      <text:p text:style-name="P41"><text:span text:style-name="T15">Versions: 6-</text:span></text:p>
      <text:p text:style-name="P43"/>
      <text:p text:style-name="P21">Scrolls <text:span text:style-name="T15">window-number</text:span> up (<text:span text:style-name="T15">pixels</text:span> is positive) or down (<text:span text:style-name="T15">pixels</text:span> is negative) the number of <text:span text:style-name="T15">pixels</text:span> supplied. The new lines are empty (background color).</text:p>
      <text:list xml:id="list61319404842888" text:continue-numbering="true" text:style-name="WWNum4">
        <text:list-item>
          <text:list>
            <text:list-item>
              <text:list>
                <text:list-item>
                  <text:p text:style-name="P95"><text:bookmark text:name="_27jua8u"/>SET</text:p>
                </text:list-item>
              </text:list>
            </text:list-item>
          </text:list>
        </text:list-item>
      </text:list>
      <text:p text:style-name="P41"><text:span text:style-name="T15">&lt;SET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local variable </text:span><text:span text:style-name="T7">name</text:span><text:span text:style-name="T3">.</text:span></text:p>
      <text:p text:style-name="P15"><text:span text:style-name="T3">Example:</text:span></text:p>
      <text:p text:style-name="P15"><text:span text:style-name="T3"><text:tab/></text:span><text:span text:style-name="T7">&lt;SET MYVAR 42&gt;<text:tab/><text:tab/>--&gt;<text:tab/>Store 42 in local variable MYVAR </text:span></text:p>
      <text:list xml:id="list61319165665370" text:continue-numbering="true" text:style-name="WWNum4">
        <text:list-item>
          <text:list>
            <text:list-item>
              <text:list>
                <text:list-item>
                  <text:p text:style-name="P95"><text:bookmark text:name="_mp4kgn"/>SETG</text:p>
                </text:list-item>
              </text:list>
            </text:list-item>
          </text:list>
        </text:list-item>
      </text:list>
      <text:p text:style-name="P41"><text:span text:style-name="T15">&lt;SETG name value&gt;</text:span></text:p>
      <text:p text:style-name="P43"><text:soft-page-break/></text:p>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5"><text:span text:style-name="T3">Example:</text:span></text:p>
      <text:p text:style-name="P45"><text:span text:style-name="T7">&lt;SETG MYVAR 42&gt;<text:tab/>--&gt;<text:tab/>Store 42 in global variable MYVAR </text:span></text:p>
      <text:list xml:id="list61317980889130" text:continue-numbering="true" text:style-name="WWNum4">
        <text:list-item>
          <text:list>
            <text:list-item>
              <text:list>
                <text:list-item>
                  <text:p text:style-name="P95"><text:bookmark text:name="_36os34g"/>SOUND</text:p>
                </text:list-item>
              </text:list>
            </text:list-item>
          </text:list>
        </text:list-item>
      </text:list>
      <text:p text:style-name="P41"><text:span text:style-name="T15">&lt;SOUND number [effect] [volrep]&gt;<text:tab/><text:tab/><text:tab/>;"Versions 3-4"<text:line-break/>&lt;SOUND number [effect] [volrep] [routine]&gt;<text:tab/>;"Versions 5-"</text:span></text:p>
      <text:p text:style-name="P43"/>
      <text:p text:style-name="P41"><text:span text:style-name="T18">Zapf syntax<text:tab/><text:tab/>Inform syntax</text:span></text:p>
      <text:p text:style-name="P41"><text:span text:style-name="T15">SOUND<text:tab/><text:tab/><text:tab/><text:tab/>sound_effect</text:span></text:p>
      <text:p text:style-name="P43"/>
      <text:p text:style-name="P41"><text:span text:style-name="T15">Versions: 3-</text:span></text:p>
      <text:p text:style-name="P43"/>
      <text:p text:style-name="P15"><text:span text:style-name="T3">Plays sound </text:span><text:span text:style-name="T7">number</text:span><text:span text:style-name="T3"> (1 = high-pitch beep, 2 = low-pitch beep and 3- is user defined). </text:span></text:p>
      <text:p text:style-name="P15"><text:span text:style-name="T3">Valid entries for </text:span><text:span text:style-name="T7">effect</text:span><text:span text:style-name="T3"> are 1 = prepare, 2 = start, 3 = stop and 4 = finished with.</text:span></text:p>
      <text:p text:style-name="P15"><text:span text:style-name="T3">The </text:span><text:span text:style-name="T7">volrep</text:span><text:span text:style-name="T3"> is calculated as 256 * repetitions + volume. Repetitions can be 0-255 (255 = infinite) and volume 1-8, 255 (1 = <text:s/>quiet, 8 = loud, 255 = loudest possible.</text:span></text:p>
      <text:p text:style-name="P15"><text:span text:style-name="T3">If </text:span><text:span text:style-name="T7">routine</text:span><text:span text:style-name="T3"> is supplied it is called after sound is finished.</text:span></text:p>
      <text:p text:style-name="P15"><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61318594138306" text:continue-numbering="true" text:style-name="WWNum4">
        <text:list-item>
          <text:list>
            <text:list-item>
              <text:list>
                <text:list-item>
                  <text:p text:style-name="P95"><text:bookmark text:name="_1lu2dc9"/>SPLIT</text:p>
                </text:list-item>
              </text:list>
            </text:list-item>
          </text:list>
        </text:list-item>
      </text:list>
      <text:p text:style-name="P41"><text:span text:style-name="T15">&lt;SPLIT number&gt;</text:span></text:p>
      <text:p text:style-name="P43"/>
      <text:p text:style-name="P41"><text:span text:style-name="T18">Zapf syntax<text:tab/><text:tab/>Inform syntax</text:span></text:p>
      <text:p text:style-name="P41"><text:span text:style-name="T15">SPLIT<text:tab/><text:tab/><text:tab/><text:tab/>split_window</text:span></text:p>
      <text:p text:style-name="P43"/>
      <text:p text:style-name="P41"><text:span text:style-name="T15">Versions: 3-</text:span></text:p>
      <text:p text:style-name="P43"/>
      <text:p text:style-name="P15"><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5"><text:span text:style-name="T3">See </text:span><text:span text:style-name="T7">SCREEN</text:span><text:span text:style-name="T3"> for example on how to use </text:span><text:span text:style-name="T7">SPLIT</text:span><text:span text:style-name="T3">.</text:span></text:p>
      <text:list xml:id="list61318659979551" text:continue-numbering="true" text:style-name="WWNum4">
        <text:list-item>
          <text:list>
            <text:list-item>
              <text:list>
                <text:list-item>
                  <text:p text:style-name="P95"><text:bookmark text:name="_45tpw02"/>T?</text:p>
                </text:list-item>
              </text:list>
            </text:list-item>
          </text:list>
        </text:list-item>
      </text:list>
      <text:p text:style-name="P41"><text:span text:style-name="T15">&lt;T? expression&gt;</text:span></text:p>
      <text:p text:style-name="P43"/>
      <text:p text:style-name="P15"><text:span text:style-name="T3">Predicate. Test if </text:span><text:span text:style-name="T7">expression</text:span><text:span text:style-name="T3"> evaluates to true ( not 0).</text:span></text:p>
      <text:p text:style-name="P15"><text:soft-page-break/><text:span text:style-name="T3">Example:</text:span></text:p>
      <text:p text:style-name="P15"><text:span text:style-name="T7"><text:tab/>&lt;T? &lt;=? 1 1&gt;&gt;<text:tab/><text:tab/>--&gt;<text:tab/>True<text:line-break/><text:tab/>&lt;T? &lt;=? 1 2&gt;&gt;<text:tab/><text:tab/>--&gt;<text:tab/>False</text:span></text:p>
      <text:list xml:id="list61317750541110" text:continue-numbering="true" text:style-name="WWNum4">
        <text:list-item>
          <text:list>
            <text:list-item>
              <text:list>
                <text:list-item>
                  <text:p text:style-name="P95"><text:bookmark text:name="_2kz067v"/>TABLE</text:p>
                </text:list-item>
              </text:list>
            </text:list-item>
          </text:list>
        </text:list-item>
      </text:list>
      <text:p text:style-name="P41"><text:span text:style-name="T16">&lt;TABLE [(flags ...)] values ...&gt;</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2923491266" text:style-name="WWNum14">
        <text:list-item>
          <text:p text:style-name="P75"><text:span text:style-name="T7">WORD</text:span><text:span text:style-name="T3"> causes the elements to be 2-byte words. This is the default.</text:span></text:p>
        </text:list-item>
        <text:list-item>
          <text:p text:style-name="P75"><text:span text:style-name="T7">BYTE</text:span><text:span text:style-name="T3"> causes the elements to be single bytes.</text:span></text:p>
        </text:list-item>
        <text:list-item>
          <text:p text:style-name="P75"><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80"><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3244231168" text:style-name="WWNum3">
        <text:list-item>
          <text:p text:style-name="P76"><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1"><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19" table:style-name="Table19">
        <table:table-column table:style-name="Table19.A"/>
        <table:table-column table:style-name="Table19.B"/>
        <table:table-column table:style-name="Table19.C"/>
        <table:table-column table:style-name="Table19.B"/>
        <table:table-row table:style-name="Table19.1">
          <table:table-cell table:style-name="Table19.A1" office:value-type="string">
            <text:p text:style-name="P26"><text:span text:style-name="T7">Element 0<text:line-break/>WORD</text:span></text:p>
          </table:table-cell>
          <table:table-cell table:style-name="Table19.A1" office:value-type="string">
            <text:p text:style-name="P26"><text:span text:style-name="T7">Element 1<text:line-break/>WORD</text:span></text:p>
          </table:table-cell>
          <table:table-cell table:style-name="Table19.A1" office:value-type="string">
            <text:p text:style-name="P26"><text:span text:style-name="T7">Element 2<text:line-break/>WORD</text:span></text:p>
          </table:table-cell>
          <table:table-cell table:style-name="Table19.D1" office:value-type="string">
            <text:p text:style-name="P26"><text:span text:style-name="T7">Element 3<text:line-break/>WORD</text:span></text:p>
          </table:table-cell>
        </table:table-row>
        <table:table-row table:style-name="Table19.1">
          <table:table-cell table:style-name="Table19.A1" office:value-type="string">
            <text:p text:style-name="P26"><text:span text:style-name="T7">1</text:span></text:p>
          </table:table-cell>
          <table:table-cell table:style-name="Table19.A1" office:value-type="string">
            <text:p text:style-name="P26"><text:span text:style-name="T7">2</text:span></text:p>
          </table:table-cell>
          <table:table-cell table:style-name="Table19.A1" office:value-type="string">
            <text:p text:style-name="P26"><text:span text:style-name="T7">3</text:span></text:p>
          </table:table-cell>
          <table:table-cell table:style-name="Table19.D1" office:value-type="string">
            <text:p text:style-name="P26"><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20" table:style-name="Table20">
        <table:table-column table:style-name="Table20.A" table:number-columns-repeated="2"/>
        <table:table-column table:style-name="Table20.C"/>
        <table:table-column table:style-name="Table20.D"/>
        <table:table-column table:style-name="Table20.E"/>
        <table:table-row table:style-name="Table20.1">
          <table:table-cell table:style-name="Table20.A1" office:value-type="string">
            <text:p text:style-name="P26"><text:span text:style-name="T7">Element 0<text:line-break/>BYTE</text:span></text:p>
          </table:table-cell>
          <table:table-cell table:style-name="Table20.A1" office:value-type="string">
            <text:p text:style-name="P26"><text:span text:style-name="T7">Element 1<text:line-break/>BYTE</text:span></text:p>
          </table:table-cell>
          <table:table-cell table:style-name="Table20.A1" office:value-type="string">
            <text:p text:style-name="P26"><text:span text:style-name="T7">Element 2<text:line-break/>BYTE</text:span></text:p>
          </table:table-cell>
          <table:table-cell table:style-name="Table20.A1" office:value-type="string">
            <text:p text:style-name="P26"><text:span text:style-name="T7">Element 3<text:line-break/>BYTE</text:span></text:p>
          </table:table-cell>
          <table:table-cell table:style-name="Table20.E1" office:value-type="string">
            <text:p text:style-name="P26"><text:span text:style-name="T7">Element 4<text:line-break/>BYTE</text:span></text:p>
          </table:table-cell>
        </table:table-row>
        <table:table-row table:style-name="Table20.1">
          <table:table-cell table:style-name="Table20.A1" office:value-type="string">
            <text:p text:style-name="P26"><text:span text:style-name="T7">4</text:span></text:p>
          </table:table-cell>
          <table:table-cell table:style-name="Table20.A1" office:value-type="string">
            <text:p text:style-name="P26"><text:span text:style-name="T7">1</text:span></text:p>
          </table:table-cell>
          <table:table-cell table:style-name="Table20.A1" office:value-type="string">
            <text:p text:style-name="P26"><text:span text:style-name="T7">2</text:span></text:p>
          </table:table-cell>
          <table:table-cell table:style-name="Table20.A1" office:value-type="string">
            <text:p text:style-name="P26"><text:span text:style-name="T7">3</text:span></text:p>
          </table:table-cell>
          <table:table-cell table:style-name="Table20.E1" office:value-type="string">
            <text:p text:style-name="P26"><text:span text:style-name="T7">4</text:span></text:p>
          </table:table-cell>
        </table:table-row>
      </table:table>
      <text:list xml:id="list61319722492453" text:continue-list="list61317750541110" text:style-name="WWNum4">
        <text:list-item>
          <text:list>
            <text:list-item>
              <text:list>
                <text:list-item>
                  <text:p text:style-name="P95"><text:bookmark text:name="_104agfo"/>TELL</text:p>
                </text:list-item>
              </text:list>
            </text:list-item>
          </text:list>
        </text:list-item>
      </text:list>
      <text:p text:style-name="P41"><text:span text:style-name="T15">&lt;TELL token-commands ...&gt;</text:span></text:p>
      <text:p text:style-name="P43"/>
      <text:p text:style-name="P15"><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5"><text:span text:style-name="T3">The built-in tokens are:</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6"><text:span text:style-name="T4">Pattern</text:span></text:p>
          </table:table-cell>
          <table:table-cell table:style-name="Table21.A1" office:value-type="string">
            <text:p text:style-name="P28"><text:span text:style-name="T4">Form</text:span></text:p>
          </table:table-cell>
          <table:table-cell table:style-name="Table21.C1" office:value-type="string">
            <text:p text:style-name="P28"><text:span text:style-name="T4">Description</text:span></text:p>
          </table:table-cell>
        </table:table-row>
        <table:table-row table:style-name="Table21.1">
          <table:table-cell table:style-name="Table21.A1" office:value-type="string">
            <text:p text:style-name="P26"><text:span text:style-name="T7">(CR CRLF)</text:span></text:p>
          </table:table-cell>
          <table:table-cell table:style-name="Table21.A1" office:value-type="string">
            <text:p text:style-name="P28"><text:span text:style-name="T7">&lt;CRLF&gt;</text:span></text:p>
          </table:table-cell>
          <table:table-cell table:style-name="Table21.C1" office:value-type="string">
            <text:p text:style-name="P28"><text:span text:style-name="T7">Print CR</text:span></text:p>
          </table:table-cell>
        </table:table-row>
        <table:table-row table:style-name="Table21.1">
          <table:table-cell table:style-name="Table21.A1" office:value-type="string">
            <text:p text:style-name="P26"><text:span text:style-name="T7">D *</text:span></text:p>
          </table:table-cell>
          <table:table-cell table:style-name="Table21.A1" office:value-type="string">
            <text:p text:style-name="P28"><text:span text:style-name="T7">&lt;PRINTD .X&gt;</text:span></text:p>
          </table:table-cell>
          <table:table-cell table:style-name="Table21.C1" office:value-type="string">
            <text:p text:style-name="P28"><text:span text:style-name="T7">Print object-description</text:span></text:p>
          </table:table-cell>
        </table:table-row>
        <table:table-row table:style-name="Table21.1">
          <table:table-cell table:style-name="Table21.A1" office:value-type="string">
            <text:p text:style-name="P26"><text:span text:style-name="T7">N *</text:span></text:p>
          </table:table-cell>
          <table:table-cell table:style-name="Table21.A1" office:value-type="string">
            <text:p text:style-name="P28"><text:span text:style-name="T7">&lt;PRINTN .X&gt;</text:span></text:p>
          </table:table-cell>
          <table:table-cell table:style-name="Table21.C1" office:value-type="string">
            <text:p text:style-name="P28"><text:span text:style-name="T7">Print number</text:span></text:p>
          </table:table-cell>
        </table:table-row>
        <table:table-row table:style-name="Table21.1">
          <table:table-cell table:style-name="Table21.A1" office:value-type="string">
            <text:p text:style-name="P26"><text:span text:style-name="T7">C *</text:span></text:p>
          </table:table-cell>
          <table:table-cell table:style-name="Table21.A1" office:value-type="string">
            <text:p text:style-name="P28"><text:span text:style-name="T7">&lt;PRINTC .X&gt;</text:span></text:p>
          </table:table-cell>
          <table:table-cell table:style-name="Table21.C1" office:value-type="string">
            <text:p text:style-name="P28"><text:span text:style-name="T7">Print character</text:span></text:p>
          </table:table-cell>
        </table:table-row>
        <table:table-row table:style-name="Table21.1">
          <table:table-cell table:style-name="Table21.A1" office:value-type="string">
            <text:p text:style-name="P26"><text:span text:style-name="T7">B *</text:span></text:p>
          </table:table-cell>
          <table:table-cell table:style-name="Table21.A1" office:value-type="string">
            <text:p text:style-name="P28"><text:span text:style-name="T7">&lt;PRINTB .X&gt;</text:span></text:p>
          </table:table-cell>
          <table:table-cell table:style-name="Table21.C1" office:value-type="string">
            <text:p text:style-name="P28"><text:span text:style-name="T7">Print unpacked-string</text:span></text:p>
          </table:table-cell>
        </table:table-row>
      </table:table>
      <text:p text:style-name="P10"/>
      <text:p text:style-name="P15"><text:span text:style-name="T3">Example:</text:span></text:p>
      <text:p text:style-name="P15"><text:soft-page-break/><text:span text:style-name="T3"><text:tab/></text:span><text:span text:style-name="T7">&lt;TELL "You have " N ,SCORE " points." CR&gt;<text:line-break/><text:tab/><text:tab/>--&gt;<text:tab/>"You have 42 points.\n"</text:span></text:p>
      <text:list xml:id="list61318480258055" text:continue-numbering="true" text:style-name="WWNum4">
        <text:list-item>
          <text:list>
            <text:list-item>
              <text:list>
                <text:list-item>
                  <text:p text:style-name="P95"><text:bookmark text:name="_3k3xz3h"/>THROW</text:p>
                </text:list-item>
              </text:list>
            </text:list-item>
          </text:list>
        </text:list-item>
      </text:list>
      <text:p text:style-name="P41"><text:span text:style-name="T15">&lt;THROW value stack-frame&gt;</text:span></text:p>
      <text:p text:style-name="P43"/>
      <text:p text:style-name="P41"><text:span text:style-name="T18">Zapf syntax<text:tab/><text:tab/>Inform syntax</text:span></text:p>
      <text:p text:style-name="P41"><text:span text:style-name="T15">THROW<text:tab/><text:tab/><text:tab/><text:tab/>throw</text:span></text:p>
      <text:p text:style-name="P23"/>
      <text:p text:style-name="P21"><text:span text:style-name="T15"><text:tab/>Versions: 5-</text:span></text:p>
      <text:p text:style-name="P43"/>
      <text:p text:style-name="P15"><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text:span>was<text:span text:style-name="T3"> "caught" with </text:span><text:span text:style-name="T7">value</text:span><text:span text:style-name="T3"> as the routines return value. Also see </text:span><text:span text:style-name="T7">CATCH</text:span><text:span text:style-name="T3">.</text:span></text:p>
      <text:p text:style-name="P15"><text:span text:style-name="T3">Example:</text:span></text:p>
      <text:p text:style-name="P21"><text:span text:style-name="T15"><text:tab/>&lt;ROUTINE TEST-CATCH ("AUX" X)</text:span></text:p>
      <text:p text:style-name="P21"><text:span text:style-name="T15"><text:tab/><text:tab/>&lt;SET X &lt;CATCH&gt;&gt;</text:span></text:p>
      <text:p text:style-name="P21"><text:span text:style-name="T15"><text:tab/><text:tab/>&lt;THROWER .X&gt;</text:span></text:p>
      <text:p text:style-name="P21"><text:span text:style-name="T15"><text:tab/><text:tab/>123</text:span></text:p>
      <text:p text:style-name="P21"><text:span text:style-name="T15"><text:tab/>&gt;</text:span></text:p>
      <text:p text:style-name="P23"/>
      <text:p text:style-name="P21"><text:span text:style-name="T15"><text:tab/>&lt;ROUTINE THROWER (F)</text:span></text:p>
      <text:p text:style-name="P21"><text:span text:style-name="T15"><text:tab/><text:tab/>&lt;THROW 456 .F&gt;</text:span></text:p>
      <text:p text:style-name="P21"><text:span text:style-name="T15"><text:tab/>&gt;</text:span></text:p>
      <text:p text:style-name="P23"/>
      <text:p text:style-name="P21"><text:span text:style-name="T15"><text:tab/>&lt;TEST-CATCH&gt;<text:tab/>--&gt;<text:tab/>456 </text:span></text:p>
      <text:list xml:id="list61319447332397" text:continue-numbering="true" text:style-name="WWNum4">
        <text:list-item>
          <text:list>
            <text:list-item>
              <text:list>
                <text:list-item>
                  <text:p text:style-name="P95"><text:bookmark text:name="_1z989ba"/>USL</text:p>
                </text:list-item>
              </text:list>
            </text:list-item>
          </text:list>
        </text:list-item>
      </text:list>
      <text:p text:style-name="P41"><text:span text:style-name="T15">&lt;USL&gt;</text:span></text:p>
      <text:p text:style-name="P43"/>
      <text:p text:style-name="P41"><text:span text:style-name="T18">Zapf syntax<text:tab/><text:tab/>Inform syntax</text:span></text:p>
      <text:p text:style-name="P41"><text:span text:style-name="T15">USL<text:tab/><text:tab/><text:tab/><text:tab/>show_status</text:span></text:p>
      <text:p text:style-name="P43"/>
      <text:p text:style-name="P41"><text:span text:style-name="T15">Versions: 3</text:span></text:p>
      <text:p text:style-name="P43"/>
      <text:p text:style-name="P15"><text:span text:style-name="T3">Update status line. In other versions than 3 this command is ignored.</text:span></text:p>
      <text:list xml:id="list61317948498708" text:continue-numbering="true" text:style-name="WWNum4">
        <text:list-item>
          <text:list>
            <text:list-item>
              <text:list>
                <text:list-item>
                  <text:p text:style-name="P95"><text:bookmark text:name="_4j8vrz3"/>VALUE</text:p>
                </text:list-item>
              </text:list>
            </text:list-item>
          </text:list>
        </text:list-item>
      </text:list>
      <text:p text:style-name="P41"><text:span text:style-name="T15">&lt;VALUE name/number&gt;</text:span></text:p>
      <text:p text:style-name="P43"/>
      <text:p text:style-name="P41"><text:span text:style-name="T18">Zapf syntax<text:tab/><text:tab/>Inform syntax</text:span></text:p>
      <text:p text:style-name="P41"><text:span text:style-name="T15">VALUE<text:tab/><text:tab/><text:tab/><text:tab/>load</text:span></text:p>
      <text:p text:style-name="P43"><text:soft-page-break/></text:p>
      <text:p text:style-name="P21"><text:span text:style-name="T15"><text:tab/>All versions</text:span></text:p>
      <text:p text:style-name="P23"/>
      <text:p text:style-name="P15"><text:span text:style-name="T3">Load </text:span><text:span text:style-name="T7">name/number</text:span><text:span text:style-name="T3">. Command is mostly redundant and rarely used.</text:span></text:p>
      <text:p text:style-name="P15"><text:span text:style-name="T3">Examples:</text:span></text:p>
      <text:p text:style-name="P21"><text:span text:style-name="T15"><text:tab/>&lt;VALUE X&gt;<text:tab/>--&gt;<text:tab/>Loads local or global variable X. Recommended<text:line-break/><text:tab/><text:tab/><text:tab/><text:tab/>to use LVAL or GVAL instead (.X or ,X)</text:span></text:p>
      <text:list xml:id="list61317706149492" text:continue-numbering="true" text:style-name="WWNum4">
        <text:list-item>
          <text:list>
            <text:list-item>
              <text:list>
                <text:list-item>
                  <text:p text:style-name="P95"><text:bookmark text:name="_2ye626w"/>VERIFY</text:p>
                </text:list-item>
              </text:list>
            </text:list-item>
          </text:list>
        </text:list-item>
      </text:list>
      <text:p text:style-name="P41"><text:span text:style-name="T15">&lt;VERIFY&gt;</text:span></text:p>
      <text:p text:style-name="P43"/>
      <text:p text:style-name="P41"><text:span text:style-name="T18">Zapf syntax<text:tab/><text:tab/>Inform syntax</text:span></text:p>
      <text:p text:style-name="P41"><text:span text:style-name="T15">VERIFY<text:tab/><text:tab/><text:tab/>verify</text:span></text:p>
      <text:p text:style-name="P43"/>
      <text:p text:style-name="P41"><text:span text:style-name="T15">All versions</text:span></text:p>
      <text:p text:style-name="P43"/>
      <text:p text:style-name="P15"><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61318469442241" text:continue-numbering="true" text:style-name="WWNum4">
        <text:list-item>
          <text:list>
            <text:list-item>
              <text:list>
                <text:list-item>
                  <text:p text:style-name="P95"><text:bookmark text:name="_1djgcep"/>VERSION?</text:p>
                </text:list-item>
              </text:list>
            </text:list-item>
          </text:list>
        </text:list-item>
      </text:list>
      <text:p text:style-name="P41"><text:span text:style-name="T15">&lt;VERSION? (name/number expressions...)...&gt;</text:span></text:p>
      <text:p text:style-name="P43"/>
      <text:p text:style-name="P15"><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5"><text:line-break/></text:span><text:span text:style-name="T3"><text:line-break/>Example:</text:span></text:p>
      <text:p text:style-name="P15"><text:span text:style-name="T7"><text:tab/>&lt;VERSION?<text:line-break/><text:tab/><text:tab/>(ZIP &lt;SET X 1&gt; &lt;SET Y 1&gt;)<text:line-break/><text:tab/><text:tab/>(XZIP &lt;SET X 2&gt; &lt;SET Y 2&gt;)<text:line-break/><text:tab/><text:tab/>(ELSE &lt;SET X 3&gt; &lt;SET Y 2&gt;)<text:line-break/><text:tab/>&gt; <text:s/></text:span></text:p>
      <text:list xml:id="list61318140711552" text:continue-numbering="true" text:style-name="WWNum4">
        <text:list-item>
          <text:list>
            <text:list-item>
              <text:list>
                <text:list-item>
                  <text:p text:style-name="P95"><text:bookmark text:name="_3xj3v2i"/>WINATTR</text:p>
                </text:list-item>
              </text:list>
            </text:list-item>
          </text:list>
        </text:list-item>
      </text:list>
      <text:p text:style-name="P41"><text:span text:style-name="T15">&lt;WINATTR window-number flags operation&gt;</text:span></text:p>
      <text:p text:style-name="P43"/>
      <text:p text:style-name="P41"><text:span text:style-name="T18">Zapf syntax<text:tab/><text:tab/>Inform syntax</text:span></text:p>
      <text:p text:style-name="P41"><text:span text:style-name="T15">WINATTR<text:tab/><text:tab/><text:tab/>window_style</text:span></text:p>
      <text:p text:style-name="P43"/>
      <text:p text:style-name="P41"><text:span text:style-name="T15">Versions: 6-</text:span></text:p>
      <text:p text:style-name="P43"/>
      <text:p text:style-name="P15"><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5"><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61317888290089" text:continue-numbering="true" text:style-name="WWNum4">
        <text:list-item>
          <text:list>
            <text:list-item>
              <text:list>
                <text:list-item>
                  <text:p text:style-name="P95"><text:bookmark text:name="_2coe5ab"/>WINGET</text:p>
                </text:list-item>
              </text:list>
            </text:list-item>
          </text:list>
        </text:list-item>
      </text:list>
      <text:p text:style-name="P41"><text:span text:style-name="T15">&lt;WINGET window-number property&gt;</text:span></text:p>
      <text:p text:style-name="P43"/>
      <text:p text:style-name="P41"><text:span text:style-name="T18">Zapf syntax<text:tab/><text:tab/>Inform syntax</text:span></text:p>
      <text:p text:style-name="P41"><text:span text:style-name="T15">WINGET<text:tab/><text:tab/><text:tab/>get_wind_prop</text:span></text:p>
      <text:p text:style-name="P43"/>
      <text:p text:style-name="P41"><text:soft-page-break/><text:span text:style-name="T15">Versions: 6-</text:span></text:p>
      <text:p text:style-name="P23"/>
      <text:p text:style-name="P15"><text:span text:style-name="T7">Reads property</text:span><text:span text:style-name="T3"> on </text:span><text:span text:style-name="T7">window-number.</text:span></text:p>
      <text:list xml:id="list61317983367526" text:continue-numbering="true" text:style-name="WWNum4">
        <text:list-item>
          <text:list>
            <text:list-item>
              <text:list>
                <text:list-item>
                  <text:p text:style-name="P95"><text:bookmark text:name="_rtofi4"/>WINPOS</text:p>
                </text:list-item>
              </text:list>
            </text:list-item>
          </text:list>
        </text:list-item>
      </text:list>
      <text:p text:style-name="P41"><text:span text:style-name="T15">&lt;WINPOS window-number row column&gt;</text:span></text:p>
      <text:p text:style-name="P43"/>
      <text:p text:style-name="P41"><text:span text:style-name="T18">Zapf syntax<text:tab/><text:tab/>Inform syntax</text:span></text:p>
      <text:p text:style-name="P41"><text:span text:style-name="T15">WINPOS<text:tab/><text:tab/><text:tab/>move_window</text:span></text:p>
      <text:p text:style-name="P43"/>
      <text:p text:style-name="P41"><text:span text:style-name="T15">Versions: 6-</text:span></text:p>
      <text:p text:style-name="P43"/>
      <text:p text:style-name="P15"><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61318665461036" text:continue-numbering="true" text:style-name="WWNum4">
        <text:list-item>
          <text:list>
            <text:list-item>
              <text:list>
                <text:list-item>
                  <text:p text:style-name="P95"><text:bookmark text:name="_3btby5x"/>WINPUT</text:p>
                </text:list-item>
              </text:list>
            </text:list-item>
          </text:list>
        </text:list-item>
      </text:list>
      <text:p text:style-name="P41"><text:span text:style-name="T15">&lt;WINPUT window-number property value&gt;</text:span></text:p>
      <text:p text:style-name="P43"/>
      <text:p text:style-name="P41"><text:span text:style-name="T18">Zapf syntax<text:tab/><text:tab/>Inform syntax</text:span></text:p>
      <text:p text:style-name="P41"><text:span text:style-name="T15">WINPUT<text:tab/><text:tab/><text:tab/>put_wind_prop</text:span></text:p>
      <text:p text:style-name="P43"/>
      <text:p text:style-name="P41"><text:span text:style-name="T15">Versions: 6-</text:span></text:p>
      <text:p text:style-name="P43"/>
      <text:p text:style-name="P15"><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61319310832967" text:continue-numbering="true" text:style-name="WWNum4">
        <text:list-item>
          <text:list>
            <text:list-item>
              <text:list>
                <text:list-item>
                  <text:p text:style-name="P95"><text:bookmark text:name="_1qym8dq"/>WINSIZE</text:p>
                </text:list-item>
              </text:list>
            </text:list-item>
          </text:list>
        </text:list-item>
      </text:list>
      <text:p text:style-name="P41"><text:span text:style-name="T15">&lt;WINSIZE window-number height width&gt;</text:span></text:p>
      <text:p text:style-name="P43"/>
      <text:p text:style-name="P41"><text:span text:style-name="T18">Zapf syntax<text:tab/><text:tab/>Inform syntax</text:span></text:p>
      <text:p text:style-name="P41"><text:span text:style-name="T15">WINSIZE<text:tab/><text:tab/><text:tab/>window_size</text:span></text:p>
      <text:p text:style-name="P43"/>
      <text:p text:style-name="P41"><text:span text:style-name="T15">Varsions: 6-</text:span></text:p>
      <text:p text:style-name="P43"/>
      <text:p text:style-name="P15"><text:span text:style-name="T3">Changes size on </text:span><text:span text:style-name="T7">window-number</text:span><text:span text:style-name="T3">.</text:span></text:p>
      <text:list xml:id="list61317929011452" text:continue-numbering="true" text:style-name="WWNum4">
        <text:list-item>
          <text:list>
            <text:list-item>
              <text:list>
                <text:list-item>
                  <text:p text:style-name="P95"><text:bookmark text:name="_4ay9r1j"/>XPUSH</text:p>
                </text:list-item>
              </text:list>
            </text:list-item>
          </text:list>
        </text:list-item>
      </text:list>
      <text:p text:style-name="P41"><text:span text:style-name="T15">&lt;XPUSH value stack&gt;</text:span></text:p>
      <text:p text:style-name="P43"/>
      <text:p text:style-name="P41"><text:span text:style-name="T18">Zapf syntax<text:tab/><text:tab/>Inform syntax</text:span></text:p>
      <text:p text:style-name="P41"><text:span text:style-name="T15">XPUSH<text:tab/><text:tab/><text:tab/><text:tab/>push_stack</text:span></text:p>
      <text:p text:style-name="P43"/>
      <text:p text:style-name="P41"><text:soft-page-break/><text:span text:style-name="T15">Versions: 6-</text:span></text:p>
      <text:p text:style-name="P43"/>
      <text:p text:style-name="P15"><text:span text:style-name="T3">Push </text:span><text:span text:style-name="T7">value</text:span><text:span text:style-name="T3"> on </text:span><text:span text:style-name="T7">stack</text:span><text:span text:style-name="T3">.</text:span></text:p>
      <text:p text:style-name="P15"><text:span text:style-name="T3">Example:</text:span></text:p>
      <text:p text:style-name="P15"><text:span text:style-name="T7"><text:tab/>&lt;GLOBAL MY-STACK &lt;TABLE 1 0 0 0&gt;&gt;<text:line-break/><text:tab/>&lt;XPUSH 123 ,MY-STACK&gt;<text:tab/>--&gt;<text:tab/>MY-STACK &lt;TABLE 2 0 123 0&gt;</text:span></text:p>
      <text:list xml:id="list61318340850934" text:continue-numbering="true" text:style-name="WWNum4">
        <text:list-item>
          <text:list>
            <text:list-item>
              <text:list>
                <text:list-item>
                  <text:p text:style-name="P95"><text:bookmark text:name="_2q3k19c"/>ZWSTR</text:p>
                </text:list-item>
              </text:list>
            </text:list-item>
          </text:list>
        </text:list-item>
      </text:list>
      <text:p text:style-name="P41"><text:span text:style-name="T15">&lt;ZWSTR src-table length offset dest-table&gt;</text:span></text:p>
      <text:p text:style-name="P43"/>
      <text:p text:style-name="P41"><text:span text:style-name="T18">Zapf syntax<text:tab/><text:tab/>Inform syntax</text:span></text:p>
      <text:p text:style-name="P41"><text:span text:style-name="T15">ZWSTR<text:tab/><text:tab/><text:tab/><text:tab/>encode_text</text:span></text:p>
      <text:p text:style-name="P43"/>
      <text:p text:style-name="P41"><text:span text:style-name="T15">Varsions: 5-</text:span></text:p>
      <text:p text:style-name="P43"/>
      <text:p text:style-name="P15"><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5"><text:span text:style-name="T3">Example:</text:span></text:p>
      <text:p text:style-name="P15"><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61317972433488" text:continue-numbering="true" text:style-name="WWNum4">
        <text:list-item>
          <text:list>
            <text:list-item>
              <text:p text:style-name="P87"><text:bookmark text:name="_158ubh5"/></text:p>
            </text:list-item>
            <text:list-item>
              <text:p text:style-name="P88"><text:bookmark text:name="_hg55qag1kvng"/>Appendix A: Other Z-machine OP-codes</text:p>
            </text:list-item>
          </text:list>
        </text:list-item>
      </text:list>
      <text:p text:style-name="P15"><text:span text:style-name="T3">These OP-codes don't have direct ZIL-equivalent (they are used to call routines and control the program counter).</text:span></text:p>
      <text:p text:style-name="P15"><text:span text:style-name="T3">Sources:</text:span></text:p>
      <text:p text:style-name="P15"><text:span text:style-name="T2"><text:tab/>The Z-Machine Standards Document, Graham Nelson</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text:span text:style-name="T18">ZAPF syntax</text:span></text:p>
          </table:table-cell>
          <table:table-cell table:style-name="Table22.A1" office:value-type="string">
            <text:p text:style-name="P21"><text:span text:style-name="T18">Inform Syntax</text:span></text:p>
          </table:table-cell>
          <table:table-cell table:style-name="Table22.C1" office:value-type="string">
            <text:p text:style-name="P21"><text:span text:style-name="T18">Description (Z specifikations 1.0)</text:span></text:p>
          </table:table-cell>
        </table:table-row>
        <table:table-row table:style-name="Table22.1">
          <table:table-cell table:style-name="Table22.A1" office:value-type="string">
            <text:p text:style-name="P21"><text:span text:style-name="T19">CALL1</text:span></text:p>
          </table:table-cell>
          <table:table-cell table:style-name="Table22.A1" office:value-type="string">
            <text:p text:style-name="P21"><text:span text:style-name="T19">call_1s</text:span></text:p>
          </table:table-cell>
          <table:table-cell table:style-name="Table22.C1" office:value-type="string">
            <text:p text:style-name="P21"><text:span text:style-name="T24">Executes routine() and stores resulting return value. </text:span></text:p>
          </table:table-cell>
        </table:table-row>
        <table:table-row table:style-name="Table22.1">
          <table:table-cell table:style-name="Table22.A1" office:value-type="string">
            <text:p text:style-name="P21"><text:span text:style-name="T19">CALL2</text:span></text:p>
          </table:table-cell>
          <table:table-cell table:style-name="Table22.A1" office:value-type="string">
            <text:p text:style-name="P21"><text:span text:style-name="T19">call_2s</text:span></text:p>
          </table:table-cell>
          <table:table-cell table:style-name="Table22.C1" office:value-type="string">
            <text:p text:style-name="P21"><text:span text:style-name="T24">Executes routine(arg1) and stores resulting return value. </text:span></text:p>
          </table:table-cell>
        </table:table-row>
        <table:table-row table:style-name="Table22.1">
          <table:table-cell table:style-name="Table22.A1" office:value-type="string">
            <text:p text:style-name="P21"><text:span text:style-name="T19">CALL</text:span></text:p>
          </table:table-cell>
          <table:table-cell table:style-name="Table22.A1" office:value-type="string">
            <text:p text:style-name="P21"><text:span text:style-name="T19">call_vs</text:span></text:p>
          </table:table-cell>
          <table:table-cell table:style-name="Table22.C1" office:value-type="string">
            <text:p text:style-name="P21"><text:span text:style-name="T24">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2.1">
          <table:table-cell table:style-name="Table22.A1" office:value-type="string">
            <text:p text:style-name="P21"><text:span text:style-name="T19">ICALL1</text:span></text:p>
          </table:table-cell>
          <table:table-cell table:style-name="Table22.A1" office:value-type="string">
            <text:p text:style-name="P21"><text:span text:style-name="T19">call_1n</text:span></text:p>
          </table:table-cell>
          <table:table-cell table:style-name="Table22.C1" office:value-type="string">
            <text:p text:style-name="P21"><text:span text:style-name="T24">Executes routine() and throws away the <text:s/>result. </text:span></text:p>
          </table:table-cell>
        </table:table-row>
        <table:table-row table:style-name="Table22.1">
          <table:table-cell table:style-name="Table22.A1" office:value-type="string">
            <text:p text:style-name="P21"><text:span text:style-name="T19">ICALL2</text:span></text:p>
          </table:table-cell>
          <table:table-cell table:style-name="Table22.A1" office:value-type="string">
            <text:p text:style-name="P21"><text:span text:style-name="T19">call_2n</text:span></text:p>
          </table:table-cell>
          <table:table-cell table:style-name="Table22.C1" office:value-type="string">
            <text:p text:style-name="P21"><text:span text:style-name="T24">Executes routine(arg1) and throws away the result. </text:span></text:p>
          </table:table-cell>
        </table:table-row>
        <table:table-row table:style-name="Table22.1">
          <table:table-cell table:style-name="Table22.A1" office:value-type="string">
            <text:p text:style-name="P21"><text:span text:style-name="T19">ICALL</text:span></text:p>
          </table:table-cell>
          <table:table-cell table:style-name="Table22.A1" office:value-type="string">
            <text:p text:style-name="P21"><text:span text:style-name="T19">call_vn</text:span></text:p>
          </table:table-cell>
          <table:table-cell table:style-name="Table22.C1" office:value-type="string">
            <text:p text:style-name="P21"><text:span text:style-name="T24">Like </text:span><text:span text:style-name="T19">CALL</text:span><text:span text:style-name="T24">, but throws away the result. </text:span></text:p>
          </table:table-cell>
        </table:table-row>
        <table:table-row table:style-name="Table22.1">
          <table:table-cell table:style-name="Table22.A1" office:value-type="string">
            <text:p text:style-name="P21"><text:span text:style-name="T19">IXCALL</text:span></text:p>
          </table:table-cell>
          <table:table-cell table:style-name="Table22.A1" office:value-type="string">
            <text:p text:style-name="P21"><text:span text:style-name="T19">call_vn2</text:span></text:p>
          </table:table-cell>
          <table:table-cell table:style-name="Table22.C1" office:value-type="string">
            <text:p text:style-name="P21"><text:span text:style-name="T19">CALL</text:span><text:span text:style-name="T24">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2.1">
          <table:table-cell table:style-name="Table22.A1" office:value-type="string">
            <text:p text:style-name="P21"><text:span text:style-name="T19">JUMP</text:span></text:p>
          </table:table-cell>
          <table:table-cell table:style-name="Table22.A1" office:value-type="string">
            <text:p text:style-name="P21"><text:span text:style-name="T19">jump</text:span></text:p>
          </table:table-cell>
          <table:table-cell table:style-name="Table22.C1" office:value-type="string">
            <text:p text:style-name="P21"><text:span text:style-name="T24">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9"> </text:span></text:p>
          </table:table-cell>
        </table:table-row>
        <table:table-row table:style-name="Table22.1">
          <table:table-cell table:style-name="Table22.A1" office:value-type="string">
            <text:p text:style-name="P21"><text:span text:style-name="T19">NOOP</text:span></text:p>
          </table:table-cell>
          <table:table-cell table:style-name="Table22.A1" office:value-type="string">
            <text:p text:style-name="P21"><text:span text:style-name="T19">nop</text:span></text:p>
          </table:table-cell>
          <table:table-cell table:style-name="Table22.C1" office:value-type="string">
            <text:p text:style-name="P21"><text:span text:style-name="T24">Probably the official "no operation" instruction, which, appropriately, was never operated (in any of the Infocom datafiles): it may once have been a breakpoint.</text:span><text:span text:style-name="T19"> </text:span></text:p>
          </table:table-cell>
        </table:table-row>
        <table:table-row table:style-name="Table22.1">
          <table:table-cell table:style-name="Table22.A1" office:value-type="string">
            <text:p text:style-name="P21"><text:span text:style-name="T19">XCALL</text:span></text:p>
          </table:table-cell>
          <table:table-cell table:style-name="Table22.A1" office:value-type="string">
            <text:p text:style-name="P21"><text:span text:style-name="T19">call_vs2</text:span></text:p>
          </table:table-cell>
          <table:table-cell table:style-name="Table22.C1" office:value-type="string">
            <text:p text:style-name="P21"><text:span text:style-name="T24">Like </text:span><text:span text:style-name="T19">IXCALL</text:span><text:span text:style-name="T24">, but </text:span>stores the resulting<text:span text:style-name="T24"> value. </text:span></text:p>
          </table:table-cell>
        </table:table-row>
      </table:table>
      <text:p text:style-name="P24"/>
      <text:list xml:id="list61319029060256" text:continue-numbering="true" text:style-name="WWNum4">
        <text:list-item>
          <text:list>
            <text:list-item>
              <text:p text:style-name="P87"><text:bookmark text:name="_3p8hu4y"/>Appendix B – Field-spec for header</text:p>
            </text:list-item>
          </text:list>
        </text:list-item>
      </text:list>
      <text:p text:style-name="P15"><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61319186996226" text:continue-numbering="true" text:style-name="WWNum4">
        <text:list-item>
          <text:list>
            <text:list-item>
              <text:list>
                <text:list-item>
                  <text:p text:style-name="P95"><text:bookmark text:name="_24ds4cr"/>Ordinary header</text:p>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28"><text:span text:style-name="T4">Field-spec</text:span></text:p>
          </table:table-cell>
          <table:table-cell table:style-name="Table23.A1" office:value-type="string">
            <text:p text:style-name="P26"><text:span text:style-name="T4">Byte</text:span></text:p>
          </table:table-cell>
          <table:table-cell table:style-name="Table23.A1" office:value-type="string">
            <text:p text:style-name="P26"><text:span text:style-name="T4">Ver</text:span></text:p>
          </table:table-cell>
          <table:table-cell table:style-name="Table23.A1" office:value-type="string">
            <text:p text:style-name="P26"><text:span text:style-name="T4">R/W</text:span></text:p>
          </table:table-cell>
          <table:table-cell table:style-name="Table23.E1" office:value-type="string">
            <text:p text:style-name="P28"><text:span text:style-name="T4">Description</text:span></text:p>
          </table:table-cell>
        </table:table-row>
        <table:table-row table:style-name="Table23.1">
          <table:table-cell table:style-name="Table23.A1" office:value-type="string">
            <text:p text:style-name="P28"><text:span text:style-name="T7">ZVERSION</text:span></text:p>
          </table:table-cell>
          <table:table-cell table:style-name="Table23.A1" office:value-type="string">
            <text:p text:style-name="P26"><text:span text:style-name="T7">0-1</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yte 0 Version number</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1-3</text:span></text:p>
          </table:table-cell>
          <table:table-cell table:style-name="Table23.A1" office:value-type="string">
            <text:p text:style-name="P26"><text:span text:style-name="T7">-</text:span></text:p>
          </table:table-cell>
          <table:table-cell table:style-name="Table23.E1" office:value-type="string">
            <text:p text:style-name="P28"><text:span text:style-name="T3">Byte 1 Flag 1</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1: Status line type: 0=score/turns, 1=hh:mm</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2: Story file split over two disc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3: Tandy-bit</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4: Status line not available</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5: Screen-splitting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6: Is a proportional font the default</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4-</text:span></text:p>
          </table:table-cell>
          <table:table-cell table:style-name="Table23.A1" office:value-type="string">
            <text:p text:style-name="P26"><text:span text:style-name="T7">-</text:span></text:p>
          </table:table-cell>
          <table:table-cell table:style-name="Table23.E1" office:value-type="string">
            <text:p text:style-name="P28"><text:span text:style-name="T3">*01 Flag 1</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0: Colors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1: Picture displaying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2: Bold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3: Italic available</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4: Monospace (fixed) font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5: Sound effects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7: Timed keyboard input available</text:span></text:p>
          </table:table-cell>
        </table:table-row>
        <table:table-row table:style-name="Table23.1">
          <table:table-cell table:style-name="Table23.A1" office:value-type="string">
            <text:p text:style-name="P28"><text:span text:style-name="T7">ZORKID/RELEASEID</text:span></text:p>
          </table:table-cell>
          <table:table-cell table:style-name="Table23.A1" office:value-type="string">
            <text:p text:style-name="P26"><text:span text:style-name="T7">2-3</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Release number (word).</text:span></text:p>
            <text:p text:style-name="P28"><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3.1">
          <table:table-cell table:style-name="Table23.A1" office:value-type="string">
            <text:p text:style-name="P28"><text:span text:style-name="T7">ENDLOD</text:span></text:p>
          </table:table-cell>
          <table:table-cell table:style-name="Table23.A1" office:value-type="string">
            <text:p text:style-name="P26"><text:span text:style-name="T7">4-5</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ase of high memory (byte address)</text:span></text:p>
          </table:table-cell>
        </table:table-row>
        <table:table-row table:style-name="Table23.1">
          <table:table-cell table:style-name="Table23.A1" office:value-type="string">
            <text:p text:style-name="P28"><text:span text:style-name="T7">START</text:span></text:p>
          </table:table-cell>
          <table:table-cell table:style-name="Table23.A1" office:value-type="string">
            <text:p text:style-name="P26"><text:span text:style-name="T7">6-7</text:span></text:p>
          </table:table-cell>
          <table:table-cell table:style-name="Table23.A1" office:value-type="string">
            <text:p text:style-name="P26"><text:span text:style-name="T7">1-5</text:span></text:p>
          </table:table-cell>
          <table:table-cell table:style-name="Table23.A1" office:value-type="string">
            <text:p text:style-name="P26"><text:span text:style-name="T7">R</text:span></text:p>
          </table:table-cell>
          <table:table-cell table:style-name="Table23.E1" office:value-type="string">
            <text:p text:style-name="P28"><text:span text:style-name="T3">Initial value of program counter (byte addres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Packed address of initial "main" routine</text:span></text:p>
          </table:table-cell>
        </table:table-row>
        <text:soft-page-break/>
        <table:table-row table:style-name="Table23.1">
          <table:table-cell table:style-name="Table23.A1" office:value-type="string">
            <text:p text:style-name="P28"><text:span text:style-name="T7">VOCAB</text:span></text:p>
          </table:table-cell>
          <table:table-cell table:style-name="Table23.A1" office:value-type="string">
            <text:p text:style-name="P26"><text:span text:style-name="T7">8-9</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dictionary (byte address)</text:span></text:p>
          </table:table-cell>
        </table:table-row>
        <table:table-row table:style-name="Table23.1">
          <table:table-cell table:style-name="Table23.A1" office:value-type="string">
            <text:p text:style-name="P28"><text:span text:style-name="T7">OBJECT</text:span></text:p>
          </table:table-cell>
          <table:table-cell table:style-name="Table23.A1" office:value-type="string">
            <text:p text:style-name="P26"><text:span text:style-name="T7">*10-11</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object table (byte address)</text:span></text:p>
          </table:table-cell>
        </table:table-row>
        <table:table-row table:style-name="Table23.1">
          <table:table-cell table:style-name="Table23.A1" office:value-type="string">
            <text:p text:style-name="P28"><text:span text:style-name="T7">GLOBALS</text:span></text:p>
          </table:table-cell>
          <table:table-cell table:style-name="Table23.A1" office:value-type="string">
            <text:p text:style-name="P26"><text:span text:style-name="T7">*12-13</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global variables table(byte address)</text:span></text:p>
          </table:table-cell>
        </table:table-row>
        <table:table-row table:style-name="Table23.1">
          <table:table-cell table:style-name="Table23.A1" office:value-type="string">
            <text:p text:style-name="P28"><text:span text:style-name="T7">PURBOT</text:span></text:p>
          </table:table-cell>
          <table:table-cell table:style-name="Table23.A1" office:value-type="string">
            <text:p text:style-name="P26"><text:span text:style-name="T7">*14-15</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ase of static memory (byte address)</text:span></text:p>
          </table:table-cell>
        </table:table-row>
        <table:table-row table:style-name="Table23.1">
          <table:table-cell table:style-name="Table23.A1" office:value-type="string">
            <text:p text:style-name="P28"><text:span text:style-name="T7">FLAGS</text:span></text:p>
          </table:table-cell>
          <table:table-cell table:style-name="Table23.A1" office:value-type="string">
            <text:p text:style-name="P26"><text:span text:style-name="T7">*16-17</text:span></text:p>
          </table:table-cell>
          <table:table-cell table:style-name="Table23.A1" office:value-type="string">
            <text:p text:style-name="P26"><text:span text:style-name="T7">-</text:span></text:p>
          </table:table-cell>
          <table:table-cell table:style-name="Table23.A1" office:value-type="string">
            <text:p text:style-name="P26"><text:span text:style-name="T7">-</text:span></text:p>
          </table:table-cell>
          <table:table-cell table:style-name="Table23.E1" office:value-type="string">
            <text:p text:style-name="P28"><text:span text:style-name="T3">Flags 2:</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1-</text:span></text:p>
          </table:table-cell>
          <table:table-cell table:style-name="Table23.A1" office:value-type="string">
            <text:p text:style-name="P26"><text:span text:style-name="T7">R/W</text:span></text:p>
          </table:table-cell>
          <table:table-cell table:style-name="Table23.E1" office:value-type="string">
            <text:p text:style-name="P28"><text:span text:style-name="T3">Bit 0: Set when transcripting is on</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3-</text:span></text:p>
          </table:table-cell>
          <table:table-cell table:style-name="Table23.A1" office:value-type="string">
            <text:p text:style-name="P26"><text:span text:style-name="T7">R/W</text:span></text:p>
          </table:table-cell>
          <table:table-cell table:style-name="Table23.E1" office:value-type="string">
            <text:p text:style-name="P28"><text:span text:style-name="T3">Bit 1: Set to force printing in monospace font</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W</text:span></text:p>
          </table:table-cell>
          <table:table-cell table:style-name="Table23.E1" office:value-type="string">
            <text:p text:style-name="P28"><text:span text:style-name="T3">Bit 2: Int sets to request screen redraw, game clears when it complies with thi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3: If set, game wants to use picture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Bit 4: Amigs ver of "The Lurking Horror" sets this probably sound.</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4: If set, game wants to use UNDO</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5: If set, game wants to use mous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6:If set, game wants to use color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7: If set, </text:span>game<text:span text:style-name="T3"> wants to use sound</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Bit 8: If set, </text:span>game<text:span text:style-name="T3"> wants to use menu</text:span></text:p>
          </table:table-cell>
        </table:table-row>
        <table:table-row table:style-name="Table23.1">
          <table:table-cell table:style-name="Table23.A1" office:value-type="string">
            <text:p text:style-name="P28"><text:span text:style-name="T7">SERIAL</text:span></text:p>
          </table:table-cell>
          <table:table-cell table:style-name="Table23.A1" office:value-type="string">
            <text:p text:style-name="P26"><text:span text:style-name="T7">18-19</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YY-part</text:span></text:p>
          </table:table-cell>
        </table:table-row>
        <table:table-row table:style-name="Table23.1">
          <table:table-cell table:style-name="Table23.A1" office:value-type="string">
            <text:p text:style-name="P28"><text:span text:style-name="T7">SERI1</text:span></text:p>
          </table:table-cell>
          <table:table-cell table:style-name="Table23.A1" office:value-type="string">
            <text:p text:style-name="P26"><text:span text:style-name="T7">20-21</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MM-part</text:span></text:p>
          </table:table-cell>
        </table:table-row>
        <table:table-row table:style-name="Table23.1">
          <table:table-cell table:style-name="Table23.A1" office:value-type="string">
            <text:p text:style-name="P28"><text:span text:style-name="T7">SERI2</text:span></text:p>
          </table:table-cell>
          <table:table-cell table:style-name="Table23.A1" office:value-type="string">
            <text:p text:style-name="P26"><text:span text:style-name="T7">22-23</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DD-part</text:span></text:p>
          </table:table-cell>
        </table:table-row>
        <table:table-row table:style-name="Table23.1">
          <table:table-cell table:style-name="Table23.A1" office:value-type="string">
            <text:p text:style-name="P28"><text:span text:style-name="T7">FWORDS</text:span></text:p>
          </table:table-cell>
          <table:table-cell table:style-name="Table23.A1" office:value-type="string">
            <text:p text:style-name="P26"><text:span text:style-name="T7">24-25</text:span></text:p>
          </table:table-cell>
          <table:table-cell table:style-name="Table23.A1" office:value-type="string">
            <text:p text:style-name="P26"><text:span text:style-name="T7">2-</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abbreviations table (byte </text:span>address<text:span text:style-name="T3">)</text:span></text:p>
          </table:table-cell>
        </table:table-row>
        <table:table-row table:style-name="Table23.1">
          <table:table-cell table:style-name="Table23.A1" office:value-type="string">
            <text:p text:style-name="P28"><text:span text:style-name="T7">PLENTH</text:span></text:p>
          </table:table-cell>
          <table:table-cell table:style-name="Table23.A1" office:value-type="string">
            <text:p text:style-name="P26"><text:span text:style-name="T7">26-27</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Length of file</text:span></text:p>
          </table:table-cell>
        </table:table-row>
        <table:table-row table:style-name="Table23.1">
          <table:table-cell table:style-name="Table23.A1" office:value-type="string">
            <text:p text:style-name="P28"><text:span text:style-name="T7">PCHKSUM</text:span></text:p>
          </table:table-cell>
          <table:table-cell table:style-name="Table23.A1" office:value-type="string">
            <text:p text:style-name="P26"><text:span text:style-name="T7">28-29</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File checksum</text:span></text:p>
          </table:table-cell>
        </table:table-row>
        <text:soft-page-break/>
        <table:table-row table:style-name="Table23.1">
          <table:table-cell table:style-name="Table23.A1" office:value-type="string">
            <text:p text:style-name="P28"><text:span text:style-name="T7">INTWRD</text:span></text:p>
          </table:table-cell>
          <table:table-cell table:style-name="Table23.A1" office:value-type="string">
            <text:p text:style-name="P26"><text:span text:style-name="T7">30-31</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text:span>number and<text:span text:style-name="T3"> version</text:span></text:p>
          </table:table-cell>
        </table:table-row>
        <table:table-row table:style-name="Table23.1">
          <table:table-cell table:style-name="Table23.A1" office:value-type="string">
            <text:p text:style-name="P28"><text:span text:style-name="T7">INTID</text:span></text:p>
          </table:table-cell>
          <table:table-cell table:style-name="Table23.A1" office:value-type="string">
            <text:p text:style-name="P26"><text:span text:style-name="T7">30</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number</text:span></text:p>
          </table:table-cell>
        </table:table-row>
        <table:table-row table:style-name="Table23.1">
          <table:table-cell table:style-name="Table23.A1" office:value-type="string">
            <text:p text:style-name="P28"><text:span text:style-name="T7">INTVER</text:span></text:p>
          </table:table-cell>
          <table:table-cell table:style-name="Table23.A1" office:value-type="string">
            <text:p text:style-name="P26"><text:span text:style-name="T7">31</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version</text:span></text:p>
          </table:table-cell>
        </table:table-row>
        <table:table-row table:style-name="Table23.1">
          <table:table-cell table:style-name="Table23.A1" office:value-type="string">
            <text:p text:style-name="P28"><text:span text:style-name="T7">SCRWRD</text:span></text:p>
          </table:table-cell>
          <table:table-cell table:style-name="Table23.A1" office:value-type="string">
            <text:p text:style-name="P26"><text:span text:style-name="T7">32-33</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and </text:span>height</text:p>
          </table:table-cell>
        </table:table-row>
        <table:table-row table:style-name="Table23.1">
          <table:table-cell table:style-name="Table23.A1" office:value-type="string">
            <text:p text:style-name="P28"><text:span text:style-name="T7">SCRV</text:span></text:p>
          </table:table-cell>
          <table:table-cell table:style-name="Table23.A1" office:value-type="string">
            <text:p text:style-name="P26"><text:span text:style-name="T7">32</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height(lines), 255 = infinite</text:span></text:p>
          </table:table-cell>
        </table:table-row>
        <table:table-row table:style-name="Table23.1">
          <table:table-cell table:style-name="Table23.A1" office:value-type="string">
            <text:p text:style-name="P28"><text:span text:style-name="T7">SCRH</text:span></text:p>
          </table:table-cell>
          <table:table-cell table:style-name="Table23.A1" office:value-type="string">
            <text:p text:style-name="P26"><text:span text:style-name="T7">33</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characters)</text:span></text:p>
          </table:table-cell>
        </table:table-row>
        <table:table-row table:style-name="Table23.1">
          <table:table-cell table:style-name="Table23.A1" office:value-type="string">
            <text:p text:style-name="P28"><text:span text:style-name="T7">HWRD</text:span></text:p>
          </table:table-cell>
          <table:table-cell table:style-name="Table23.A1" office:value-type="string">
            <text:p text:style-name="P26"><text:span text:style-name="T7">34-3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in units</text:span></text:p>
          </table:table-cell>
        </table:table-row>
        <text:soft-page-break/>
        <table:table-row table:style-name="Table23.1">
          <table:table-cell table:style-name="Table23.A1" office:value-type="string">
            <text:p text:style-name="P28"><text:span text:style-name="T7">VWRD</text:span></text:p>
          </table:table-cell>
          <table:table-cell table:style-name="Table23.A1" office:value-type="string">
            <text:p text:style-name="P26"><text:span text:style-name="T7">36-37</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height in units</text:span></text:p>
          </table:table-cell>
        </table:table-row>
        <table:table-row table:style-name="Table23.1">
          <table:table-cell table:style-name="Table23.A1" office:value-type="string">
            <text:p text:style-name="P28"><text:span text:style-name="T7">FWRD</text:span></text:p>
          </table:table-cell>
          <table:table-cell table:style-name="Table23.A1" office:value-type="string">
            <text:p text:style-name="P26"><text:span text:style-name="T7">38-39</text:span></text:p>
          </table:table-cell>
          <table:table-cell table:style-name="Table23.A1" office:value-type="string">
            <text:p text:style-name="P26"><text:span text:style-name="T7">-</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and height</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38</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in units (width of '0')</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Font height in units</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39</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Font height in unit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in units (width of '0')</text:span></text:p>
          </table:table-cell>
        </table:table-row>
        <table:table-row table:style-name="Table23.1">
          <table:table-cell table:style-name="Table23.A1" office:value-type="string">
            <text:p text:style-name="P28"><text:span text:style-name="T7">LMRG / FOFF</text:span></text:p>
          </table:table-cell>
          <table:table-cell table:style-name="Table23.A1" office:value-type="string">
            <text:p text:style-name="P26"><text:span text:style-name="T7">40-41</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Routines offset (divided by 8)</text:span></text:p>
          </table:table-cell>
        </table:table-row>
        <text:soft-page-break/>
        <table:table-row table:style-name="Table23.1">
          <table:table-cell table:style-name="Table23.A1" office:value-type="string">
            <text:p text:style-name="P28"><text:span text:style-name="T7">RMRG / SOFF</text:span></text:p>
          </table:table-cell>
          <table:table-cell table:style-name="Table23.A1" office:value-type="string">
            <text:p text:style-name="P26"><text:span text:style-name="T7">42-43</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tatic strings offset(divided by 8)</text:span></text:p>
          </table:table-cell>
        </table:table-row>
        <table:table-row table:style-name="Table23.1">
          <table:table-cell table:style-name="Table23.A1" office:value-type="string">
            <text:p text:style-name="P28"><text:span text:style-name="T7">CLRWRD</text:span></text:p>
          </table:table-cell>
          <table:table-cell table:style-name="Table23.A1" office:value-type="string">
            <text:p text:style-name="P26"><text:span text:style-name="T7">44-4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background and foreground color</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44</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background color</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4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foreground color</text:span></text:p>
          </table:table-cell>
        </table:table-row>
        <table:table-row table:style-name="Table23.1">
          <table:table-cell table:style-name="Table23.A1" office:value-type="string">
            <text:p text:style-name="P28"><text:span text:style-name="T7">TCHARS</text:span></text:p>
          </table:table-cell>
          <table:table-cell table:style-name="Table23.A1" office:value-type="string">
            <text:p text:style-name="P26"><text:span text:style-name="T7">46-47</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Address of terminating characters table (bytes)</text:span></text:p>
          </table:table-cell>
        </table:table-row>
        <table:table-row table:style-name="Table23.1">
          <table:table-cell table:style-name="Table23.A1" office:value-type="string">
            <text:p text:style-name="P28"><text:span text:style-name="T7">CRCNT</text:span></text:p>
          </table:table-cell>
          <table:table-cell table:style-name="Table23.A1" office:value-type="string">
            <text:p text:style-name="P26"><text:span text:style-name="T7">48-49</text:span></text:p>
          </table:table-cell>
          <table:table-cell table:style-name="Table23.A1" office:value-type="string">
            <text:p text:style-name="P26"><text:span text:style-name="T7">5</text:span></text:p>
          </table:table-cell>
          <table:table-cell table:style-name="Table23.A1" office:value-type="string">
            <text:p text:style-name="P26"><text:span text:style-name="T7">R/W</text:span></text:p>
          </table:table-cell>
          <table:table-cell table:style-name="Table23.E1" office:value-type="string">
            <text:p text:style-name="P28"><text:span text:style-name="T3">???</text:span></text:p>
          </table:table-cell>
        </table:table-row>
        <table:table-row table:style-name="Table23.1">
          <table:table-cell table:style-name="Table23.A1" office:value-type="string">
            <text:p text:style-name="P28"><text:span text:style-name="T7">TWID</text:span></text:p>
          </table:table-cell>
          <table:table-cell table:style-name="Table23.A1" office:value-type="string">
            <text:p text:style-name="P26"><text:span text:style-name="T7">48-49</text:span></text:p>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Total width in pixels of text sent to output stream 3</text:span></text:p>
          </table:table-cell>
        </table:table-row>
        <text:soft-page-break/>
        <table:table-row table:style-name="Table23.1">
          <table:table-cell table:style-name="Table23.A1" office:value-type="string">
            <text:p text:style-name="P28"><text:span text:style-name="T7">CRFUNC /STDREV</text:span></text:p>
          </table:table-cell>
          <table:table-cell table:style-name="Table23.A1" office:value-type="string">
            <text:p text:style-name="P26"><text:span text:style-name="T7">50-51</text:span></text:p>
          </table:table-cell>
          <table:table-cell table:style-name="Table23.A1" office:value-type="string">
            <text:p text:style-name="P26"><text:span text:style-name="T7">1-</text:span></text:p>
          </table:table-cell>
          <table:table-cell table:style-name="Table23.A1" office:value-type="string">
            <text:p text:style-name="P26"><text:span text:style-name="T7">R/W</text:span></text:p>
          </table:table-cell>
          <table:table-cell table:style-name="Table23.E1" office:value-type="string">
            <text:p text:style-name="P28"><text:span text:style-name="T3">Standard revision number</text:span></text:p>
          </table:table-cell>
        </table:table-row>
        <table:table-row table:style-name="Table23.1">
          <table:table-cell table:style-name="Table23.A1" office:value-type="string">
            <text:p text:style-name="P28"><text:span text:style-name="T7">CHRSET</text:span></text:p>
          </table:table-cell>
          <table:table-cell table:style-name="Table23.A1" office:value-type="string">
            <text:p text:style-name="P26"><text:span text:style-name="T7">52-53</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Alphabet table address (bytes), or 0 for default</text:span></text:p>
          </table:table-cell>
        </table:table-row>
        <table:table-row table:style-name="Table23.1">
          <table:table-cell table:style-name="Table23.A1" office:value-type="string">
            <text:p text:style-name="P28"><text:span text:style-name="T7">EXTAB</text:span></text:p>
          </table:table-cell>
          <table:table-cell table:style-name="Table23.A1" office:value-type="string">
            <text:p text:style-name="P26"><text:span text:style-name="T7">54-5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Header </text:span>extension table<text:span text:style-name="T3"> address (bytes)</text:span></text:p>
          </table:table-cell>
        </table:table-row>
      </table:table>
      <text:p text:style-name="Standard"/>
      <text:list xml:id="list61318860964714" text:continue-numbering="true" text:style-name="WWNum4">
        <text:list-item>
          <text:list>
            <text:list-item>
              <text:list>
                <text:list-item>
                  <text:p text:style-name="P95"><text:bookmark text:name="_jj2ekk"/>Extended header</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28"><text:span text:style-name="T4">Field-spec</text:span></text:p>
          </table:table-cell>
          <table:table-cell table:style-name="Table24.A1" office:value-type="string">
            <text:p text:style-name="P26"><text:span text:style-name="T4">Byte</text:span></text:p>
          </table:table-cell>
          <table:table-cell table:style-name="Table24.A1" office:value-type="string">
            <text:p text:style-name="P26"><text:span text:style-name="T4">Ver</text:span></text:p>
          </table:table-cell>
          <table:table-cell table:style-name="Table24.A1" office:value-type="string">
            <text:p text:style-name="P26"><text:span text:style-name="T4">R/W</text:span></text:p>
          </table:table-cell>
          <table:table-cell table:style-name="Table24.E1" office:value-type="string">
            <text:p text:style-name="P28"><text:span text:style-name="T4">Description</text:span></text:p>
          </table:table-cell>
        </table:table-row>
        <table:table-row table:style-name="Table24.1">
          <table:table-cell table:style-name="Table24.A1" office:value-type="string">
            <text:p text:style-name="P29"/>
          </table:table-cell>
          <table:table-cell table:style-name="Table24.A1" office:value-type="string">
            <text:p text:style-name="P26"><text:span text:style-name="T7">0-1</text:span></text:p>
          </table:table-cell>
          <table:table-cell table:style-name="Table24.A1" office:value-type="string">
            <text:p text:style-name="P26"><text:span text:style-name="T7">-</text:span></text:p>
          </table:table-cell>
          <table:table-cell table:style-name="Table24.A1" office:value-type="string">
            <text:p text:style-name="P26"><text:span text:style-name="T7">R</text:span></text:p>
          </table:table-cell>
          <table:table-cell table:style-name="Table24.E1" office:value-type="string">
            <text:p text:style-name="P28"><text:span text:style-name="T3">Number of further words in table</text:span></text:p>
          </table:table-cell>
        </table:table-row>
        <table:table-row table:style-name="Table24.1">
          <table:table-cell table:style-name="Table24.A1" office:value-type="string">
            <text:p text:style-name="P28"><text:span text:style-name="T7">MSLOCX</text:span></text:p>
          </table:table-cell>
          <table:table-cell table:style-name="Table24.A1" office:value-type="string">
            <text:p text:style-name="P26"><text:span text:style-name="T7">2-3</text:span></text:p>
          </table:table-cell>
          <table:table-cell table:style-name="Table24.A1" office:value-type="string">
            <text:p text:style-name="P26"><text:span text:style-name="T7">5-</text:span></text:p>
          </table:table-cell>
          <table:table-cell table:style-name="Table24.A1" office:value-type="string">
            <text:p text:style-name="P26"><text:span text:style-name="T7">R</text:span></text:p>
          </table:table-cell>
          <table:table-cell table:style-name="Table24.E1" office:value-type="string">
            <text:p text:style-name="P28"><text:span text:style-name="T3">X-coordinate of mouse after a click</text:span></text:p>
          </table:table-cell>
        </table:table-row>
        <table:table-row table:style-name="Table24.1">
          <table:table-cell table:style-name="Table24.A1" office:value-type="string">
            <text:p text:style-name="P28"><text:span text:style-name="T7">MSLOCY</text:span></text:p>
          </table:table-cell>
          <table:table-cell table:style-name="Table24.A1" office:value-type="string">
            <text:p text:style-name="P26"><text:span text:style-name="T7">4-5</text:span></text:p>
          </table:table-cell>
          <table:table-cell table:style-name="Table24.A1" office:value-type="string">
            <text:p text:style-name="P26"><text:span text:style-name="T7">5-</text:span></text:p>
          </table:table-cell>
          <table:table-cell table:style-name="Table24.A1" office:value-type="string">
            <text:p text:style-name="P26"><text:span text:style-name="T7">R</text:span></text:p>
          </table:table-cell>
          <table:table-cell table:style-name="Table24.E1" office:value-type="string">
            <text:p text:style-name="P28"><text:span text:style-name="T3">Y-coordinate of mouse after a click</text:span></text:p>
          </table:table-cell>
        </table:table-row>
        <table:table-row table:style-name="Table24.1">
          <table:table-cell table:style-name="Table24.A1" office:value-type="string">
            <text:p text:style-name="P28"><text:span text:style-name="T7">MSETBL / UNITBL</text:span></text:p>
          </table:table-cell>
          <table:table-cell table:style-name="Table24.A1" office:value-type="string">
            <text:p text:style-name="P26"><text:span text:style-name="T7">6-7</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Unicode translation table (optional)</text:span></text:p>
          </table:table-cell>
        </table:table-row>
        <table:table-row table:style-name="Table24.1">
          <table:table-cell table:style-name="Table24.A1" office:value-type="string">
            <text:p text:style-name="P28"><text:span text:style-name="T7">MSEDIR / FLAGS3</text:span></text:p>
          </table:table-cell>
          <table:table-cell table:style-name="Table24.A1" office:value-type="string">
            <text:p text:style-name="P26"><text:span text:style-name="T7">8-9</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Flags 3: Bit 0: If set, game wants to use transparency</text:span></text:p>
          </table:table-cell>
        </table:table-row>
        <table:table-row table:style-name="Table24.1">
          <table:table-cell table:style-name="Table24.A1" office:value-type="string">
            <text:p text:style-name="P28"><text:span text:style-name="T7">MSEINV / TRUFGC</text:span></text:p>
          </table:table-cell>
          <table:table-cell table:style-name="Table24.A1" office:value-type="string">
            <text:p text:style-name="P26"><text:span text:style-name="T7">10-11</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True default foreground colour</text:span></text:p>
          </table:table-cell>
        </table:table-row>
        <table:table-row table:style-name="Table24.1">
          <table:table-cell table:style-name="Table24.A1" office:value-type="string">
            <text:p text:style-name="P28"><text:span text:style-name="T7">MSEVRB / TRUBGC</text:span></text:p>
          </table:table-cell>
          <table:table-cell table:style-name="Table24.A1" office:value-type="string">
            <text:p text:style-name="P26"><text:span text:style-name="T7">12-13</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True default background colour</text:span></text:p>
          </table:table-cell>
        </table:table-row>
        <table:table-row table:style-name="Table24.1">
          <table:table-cell table:style-name="Table24.A1" office:value-type="string">
            <text:p text:style-name="P28"><text:span text:style-name="T7">MSEWRD</text:span></text:p>
          </table:table-cell>
          <table:table-cell table:style-name="Table24.A1" office:value-type="string">
            <text:p text:style-name="P26"><text:span text:style-name="T7">14-15</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BUTTON</text:span></text:p>
          </table:table-cell>
          <table:table-cell table:style-name="Table24.A1" office:value-type="string">
            <text:p text:style-name="P26"><text:span text:style-name="T7">16-17</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JOYSTICK</text:span></text:p>
          </table:table-cell>
          <table:table-cell table:style-name="Table24.A1" office:value-type="string">
            <text:p text:style-name="P26"><text:span text:style-name="T7">18-19</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BSTAT</text:span></text:p>
          </table:table-cell>
          <table:table-cell table:style-name="Table24.A1" office:value-type="string">
            <text:p text:style-name="P26"><text:span text:style-name="T7">20-21</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JSTAT</text:span></text:p>
          </table:table-cell>
          <table:table-cell table:style-name="Table24.A1" office:value-type="string">
            <text:p text:style-name="P26"><text:span text:style-name="T7">22-23</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
      <text:p text:style-name="Standard"/>
      <text:list xml:id="list61318726839502" text:continue-numbering="true" text:style-name="WWNum4">
        <text:list-item>
          <text:list>
            <text:list-item>
              <text:p text:style-name="P87"><text:bookmark text:name="_33ipx8d"/></text:p>
            </text:list-item>
            <text:list-item>
              <text:p text:style-name="P88"><text:bookmark text:name="_lzl71kiszlvw"/>Appendix C - Reserved constants, globals &amp; locals</text:p>
            </text:list-item>
          </text:list>
        </text:list-item>
      </text:list>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8"><text:span text:style-name="T9">Name</text:span></text:p>
          </table:table-cell>
          <table:table-cell table:style-name="Table25.A1" office:value-type="string">
            <text:p text:style-name="P28"><text:span text:style-name="T9">Type</text:span></text:p>
          </table:table-cell>
          <table:table-cell table:style-name="Table25.A1" office:value-type="string">
            <text:p text:style-name="P28"><text:span text:style-name="T9">Value</text:span></text:p>
          </table:table-cell>
          <table:table-cell table:style-name="Table25.D1" office:value-type="string">
            <text:p text:style-name="P28"><text:span text:style-name="T9">Description</text:span></text:p>
          </table:table-cell>
        </table:table-row>
        <table:table-row table:style-name="Table25.1">
          <table:table-cell table:style-name="Table25.A1" office:value-type="string">
            <text:p text:style-name="P28"><text:span text:style-name="T7">DO-FUNNY-RETURNS?</text:span></text:p>
          </table:table-cell>
          <table:table-cell table:style-name="Table25.A1" office:value-type="string">
            <text:p text:style-name="P28"><text:span text:style-name="T7">GLOBAL</text:span></text:p>
          </table:table-cell>
          <table:table-cell table:style-name="Table25.A1" office:value-type="string">
            <text:p text:style-name="P28"><text:span text:style-name="T7">&lt;&gt; Versions 3-4<text:line-break/>T <text:s/>Versions 5-</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7">FALSE-VALUE</text:span></text:p>
          </table:table-cell>
          <table:table-cell table:style-name="Table25.A1" office:value-type="string">
            <text:p text:style-name="P28"><text:span text:style-name="T7">CONSTANT</text:span></text:p>
          </table:table-cell>
          <table:table-cell table:style-name="Table25.A1" office:value-type="string">
            <text:p text:style-name="P28"><text:span text:style-name="T7">0</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7">FATAL-VALUE</text:span></text:p>
          </table:table-cell>
          <table:table-cell table:style-name="Table25.A1" office:value-type="string">
            <text:p text:style-name="P28"><text:span text:style-name="T7">CONSTANT</text:span></text:p>
          </table:table-cell>
          <table:table-cell table:style-name="Table25.A1" office:value-type="string">
            <text:p text:style-name="P28"><text:span text:style-name="T7">2</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15">IN-ZILCH</text:span></text:p>
          </table:table-cell>
          <table:table-cell table:style-name="Table25.A1" office:value-type="string">
            <text:p text:style-name="P28"><text:span text:style-name="T15">COMPILATION-FLAG</text:span></text:p>
          </table:table-cell>
          <table:table-cell table:style-name="Table25.A1" office:value-type="string">
            <text:p text:style-name="P28"><text:span text:style-name="T15">&lt;&gt;</text:span></text:p>
          </table:table-cell>
          <table:table-cell table:style-name="Table25.D1" office:value-type="string">
            <text:p text:style-name="P29"/>
          </table:table-cell>
        </table:table-row>
        <table:table-row table:style-name="Table25.1">
          <table:table-cell table:style-name="Table25.A1" office:value-type="string">
            <text:p text:style-name="Standard"><text:span text:style-name="T15">NEW-PARSER?</text:span></text:p>
          </table:table-cell>
          <table:table-cell table:style-name="Table25.A1" office:value-type="string">
            <text:p text:style-name="Standard"><text:span text:style-name="T15">GLOBAL</text:span></text:p>
          </table:table-cell>
          <table:table-cell table:style-name="Table25.A1" office:value-type="string">
            <text:p text:style-name="Standard"><text:span text:style-name="T15">Not defined</text:span></text:p>
          </table:table-cell>
          <table:table-cell table:style-name="Table25.D1" office:value-type="string">
            <text:p text:style-name="P28"><text:span text:style-name="T15">&lt;SETG NEW-PARSER T&gt; to use new parser</text:span></text:p>
          </table:table-cell>
        </table:table-row>
        <table:table-row table:style-name="Table25.1">
          <table:table-cell table:style-name="Table25.A1" office:value-type="string">
            <text:p text:style-name="Standard"><text:span text:style-name="T15">NEW-SFLAGS</text:span></text:p>
          </table:table-cell>
          <table:table-cell table:style-name="Table25.A1" office:value-type="string">
            <text:p text:style-name="Standard"><text:span text:style-name="T15">GLOBAL</text:span></text:p>
          </table:table-cell>
          <table:table-cell table:style-name="Table25.A1" office:value-type="string">
            <text:p text:style-name="P3"/>
          </table:table-cell>
          <table:table-cell table:style-name="Table25.D1" office:value-type="string">
            <text:p text:style-name="P29"/>
          </table:table-cell>
        </table:table-row>
        <table:table-row table:style-name="Table25.1">
          <table:table-cell table:style-name="Table25.A1" office:value-type="string">
            <text:p text:style-name="Standard"><text:span text:style-name="T15">REDEFINE</text:span></text:p>
          </table:table-cell>
          <table:table-cell table:style-name="Table25.A1" office:value-type="string">
            <text:p text:style-name="Standard"><text:span text:style-name="T15">LOCAL</text:span></text:p>
          </table:table-cell>
          <table:table-cell table:style-name="Table25.A1" office:value-type="string">
            <text:p text:style-name="Standard"><text:span text:style-name="T15">&lt;&gt;</text:span></text:p>
          </table:table-cell>
          <table:table-cell table:style-name="Table25.D1" office:value-type="string">
            <text:p text:style-name="P29"/>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28</text:page-number><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0" meta:object-count="0" meta:page-count="128" meta:paragraph-count="3817" meta:word-count="30035" meta:character-count="178256" meta:non-whitespace-character-count="145703"/>
    <meta:generator>LibreOfficeDev/6.0.5.2$Linux_X86_64 LibreOffice_project/</meta:generator>
  </office:meta>
</office:document-meta>
</file>